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E38FF1A0FC2F67B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oania" svg:font-family="Aroania"/>
    <style:font-face style:name="EEMusic2" svg:font-family="EEMusic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urier New" svg:font-family="'Courier New'" style:font-family-generic="swiss"/>
    <style:font-face style:name="EEMusic" svg:font-family="EEMusic" style:font-family-generic="swiss"/>
    <style:font-face style:name="Symbola" svg:font-family="Symbola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Gothic" svg:font-family="'MS Gothic'" style:font-pitch="variable"/>
    <style:font-face style:name="Musical Symbols" svg:font-family="'Musical Symbols'" style:font-pitch="variable"/>
    <style:font-face style:name="Tahoma" svg:font-family="Tahoma" style:font-pitch="variable"/>
    <style:font-face style:name="EEMusic:aalt=31" svg:font-family="EEMusic:aalt=3" style:font-family-generic="roman" style:font-pitch="variable"/>
    <style:font-face style:name="Calibri1" svg:font-family="Calibri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EEMusic1" svg:font-family="EEMusic" style:font-family-generic="swiss" style:font-pitch="variable"/>
    <style:font-face style:name="EEMusic:aalt" svg:font-family="EEMusic:aalt" style:font-family-generic="swiss" style:font-pitch="variable"/>
    <style:font-face style:name="EEMusic:aalt=10" svg:font-family="EEMusic:aalt=10" style:font-family-generic="swiss" style:font-pitch="variable"/>
    <style:font-face style:name="EEMusic:aalt=11" svg:font-family="EEMusic:aalt=11" style:font-family-generic="swiss" style:font-pitch="variable"/>
    <style:font-face style:name="EEMusic:aalt=12" svg:font-family="EEMusic:aalt=12" style:font-family-generic="swiss" style:font-pitch="variable"/>
    <style:font-face style:name="EEMusic:aalt=13" svg:font-family="EEMusic:aalt=13" style:font-family-generic="swiss" style:font-pitch="variable"/>
    <style:font-face style:name="EEMusic:aalt=14" svg:font-family="EEMusic:aalt=14" style:font-family-generic="swiss" style:font-pitch="variable"/>
    <style:font-face style:name="EEMusic:aalt=2" svg:font-family="EEMusic:aalt=2" style:font-family-generic="swiss" style:font-pitch="variable"/>
    <style:font-face style:name="EEMusic:aalt=3" svg:font-family="EEMusic:aalt=3" style:font-family-generic="swiss" style:font-pitch="variable"/>
    <style:font-face style:name="EEMusic:aalt=4" svg:font-family="EEMusic:aalt=4" style:font-family-generic="swiss" style:font-pitch="variable"/>
    <style:font-face style:name="EEMusic:aalt=5" svg:font-family="EEMusic:aalt=5" style:font-family-generic="swiss" style:font-pitch="variable"/>
    <style:font-face style:name="EEMusic:aalt=6" svg:font-family="EEMusic:aalt=6" style:font-family-generic="swiss" style:font-pitch="variable"/>
    <style:font-face style:name="EEMusic:aalt=7" svg:font-family="EEMusic:aalt=7" style:font-family-generic="swiss" style:font-pitch="variable"/>
    <style:font-face style:name="EEMusic:aalt=8" svg:font-family="EEMusic:aalt=8" style:font-family-generic="swiss" style:font-pitch="variable"/>
    <style:font-face style:name="EEMusic:aalt=9" svg:font-family="EEMusic:aalt=9" style:font-family-generic="swiss" style:font-pitch="variable"/>
    <style:font-face style:name="EEMusic:liga=0" svg:font-family="EEMusic:liga=0" style:font-family-generic="swiss" style:font-pitch="variable"/>
    <style:font-face style:name="EEMusic:swsh" svg:font-family="EEMusic:swsh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libri Light3" svg:font-family="'Calibri Light'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sical Symbols1" svg:font-family="'Musical Symbols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Πίνακας19" style:family="table">
      <style:table-properties style:width="16.208cm" fo:margin-left="-0.009cm" fo:margin-top="0cm" fo:margin-bottom="0cm" table:align="left" style:writing-mode="lr-tb"/>
    </style:style>
    <style:style style:name="Πίνακας19.A" style:family="table-column">
      <style:table-column-properties style:column-width="1.099cm"/>
    </style:style>
    <style:style style:name="Πίνακας19.B" style:family="table-column">
      <style:table-column-properties style:column-width="1.101cm"/>
    </style:style>
    <style:style style:name="Πίνακας19.N" style:family="table-column">
      <style:table-column-properties style:column-width="1.901cm"/>
    </style:style>
    <style:style style:name="Πίνακας19.1" style:family="table-row">
      <style:table-row-properties fo:keep-together="auto"/>
    </style:style>
    <style:style style:name="Πίνακας19.A1" style:family="table-cell">
      <style:table-cell-properties style:vertical-align="middle"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19.M1" style:family="table-cell">
      <style:table-cell-properties style:vertical-align="middle" fo:padding-left="0cm" fo:padding-right="0cm" fo:padding-top="0.049cm" fo:padding-bottom="0.049cm" fo:border="0.25pt solid #00000a"/>
    </style:style>
    <style:style style:name="Πίνακας19.N1" style:family="table-cell">
      <style:table-cell-properties style:vertical-align="middle" fo:padding-left="0cm" fo:padding-right="0cm" fo:padding-top="0.049cm" fo:padding-bottom="0.049cm" fo:border="none"/>
    </style:style>
    <style:style style:name="Πίνακας19.A2" style:family="table-cell">
      <style:table-cell-properties style:vertical-align="middle" fo:padding-left="0cm" fo:padding-right="0cm" fo:padding-top="0.049cm" fo:padding-bottom="0.049cm" fo:border-left="0.25pt solid #00000a" fo:border-right="none" fo:border-top="none" fo:border-bottom="0.25pt solid #00000a"/>
    </style:style>
    <style:style style:name="Πίνακας19.M2" style:family="table-cell">
      <style:table-cell-properties style:vertical-align="middle" fo:padding-left="0cm" fo:padding-right="0cm" fo:padding-top="0.049cm" fo:padding-bottom="0.049cm" fo:border-left="0.25pt solid #00000a" fo:border-right="0.25pt solid #00000a" fo:border-top="none" fo:border-bottom="0.25pt solid #00000a"/>
    </style:style>
    <style:style style:name="Πίνακας19.A4" style:family="table-cell">
      <style:table-cell-properties style:vertical-align="middle" fo:padding-left="0cm" fo:padding-right="0cm" fo:padding-top="0.049cm" fo:padding-bottom="0.049cm" fo:border-left="none" fo:border-right="none" fo:border-top="0.5pt solid #00000a" fo:border-bottom="none"/>
    </style:style>
    <style:style style:name="Πίνακας24" style:family="table">
      <style:table-properties style:width="16.607cm" fo:margin-left="0cm" fo:margin-top="0cm" fo:margin-bottom="0cm" table:align="left" style:writing-mode="lr-tb"/>
    </style:style>
    <style:style style:name="Πίνακας24.A" style:family="table-column">
      <style:table-column-properties style:column-width="1.498cm"/>
    </style:style>
    <style:style style:name="Πίνακας24.B" style:family="table-column">
      <style:table-column-properties style:column-width="1.101cm"/>
    </style:style>
    <style:style style:name="Πίνακας24.E" style:family="table-column">
      <style:table-column-properties style:column-width="1.102cm"/>
    </style:style>
    <style:style style:name="Πίνακας24.N" style:family="table-column">
      <style:table-column-properties style:column-width="1.898cm"/>
    </style:style>
    <style:style style:name="Πίνακας24.1" style:family="table-row">
      <style:table-row-properties fo:keep-together="auto"/>
    </style:style>
    <style:style style:name="Πίνακας24.A1" style:family="table-cell">
      <style:table-cell-properties style:vertical-align="middle" fo:padding-left="0cm" fo:padding-right="0cm" fo:padding-top="0.049cm" fo:padding-bottom="0.049cm" fo:border-left="none" fo:border-right="0.5pt solid #00000a" fo:border-top="none" fo:border-bottom="none"/>
    </style:style>
    <style:style style:name="Πίνακας24.B1" style:family="table-cell">
      <style:table-cell-properties style:vertical-align="middle"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E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F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G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H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I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K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4.M1" style:family="table-cell">
      <style:table-cell-properties style:vertical-align="middle" fo:padding-left="0cm" fo:padding-right="0cm" fo:padding-top="0.049cm" fo:padding-bottom="0.049cm" fo:border="0.25pt solid #00000a"/>
    </style:style>
    <style:style style:name="Πίνακας24.N1" style:family="table-cell">
      <style:table-cell-properties style:vertical-align="middle" fo:padding-left="0cm" fo:padding-right="0cm" fo:padding-top="0.049cm" fo:padding-bottom="0.049cm" fo:border="none"/>
    </style:style>
    <style:style style:name="Πίνακας24.B2" style:family="table-cell">
      <style:table-cell-properties style:vertical-align="middle" fo:padding-left="0cm" fo:padding-right="0cm" fo:padding-top="0.049cm" fo:padding-bottom="0.049cm" fo:border-left="0.25pt solid #00000a" fo:border-right="none" fo:border-top="none" fo:border-bottom="0.25pt solid #00000a"/>
    </style:style>
    <style:style style:name="Πίνακας24.M2" style:family="table-cell">
      <style:table-cell-properties style:vertical-align="middle" fo:padding-left="0cm" fo:padding-right="0cm" fo:padding-top="0.049cm" fo:padding-bottom="0.049cm" fo:border-left="0.25pt solid #00000a" fo:border-right="0.25pt solid #00000a" fo:border-top="none" fo:border-bottom="0.25pt solid #00000a"/>
    </style:style>
    <style:style style:name="Πίνακας24.B4" style:family="table-cell">
      <style:table-cell-properties style:vertical-align="middle" fo:padding-left="0cm" fo:padding-right="0cm" fo:padding-top="0.049cm" fo:padding-bottom="0.049cm" fo:border-left="none" fo:border-right="none" fo:border-top="0.5pt solid #00000a" fo:border-bottom="none"/>
    </style:style>
    <style:style style:name="Πίνακας29" style:family="table">
      <style:table-properties style:width="15.111cm" fo:margin-left="0cm" fo:margin-top="0cm" fo:margin-bottom="0cm" table:align="left" style:writing-mode="lr-tb"/>
    </style:style>
    <style:style style:name="Πίνακας29.A" style:family="table-column">
      <style:table-column-properties style:column-width="1.898cm"/>
    </style:style>
    <style:style style:name="Πίνακας29.B" style:family="table-column">
      <style:table-column-properties style:column-width="1.102cm"/>
    </style:style>
    <style:style style:name="Πίνακας29.C" style:family="table-column">
      <style:table-column-properties style:column-width="1.101cm"/>
    </style:style>
    <style:style style:name="Πίνακας29.M" style:family="table-column">
      <style:table-column-properties style:column-width="1.095cm"/>
    </style:style>
    <style:style style:name="Πίνακας29.1" style:family="table-row">
      <style:table-row-properties fo:keep-together="auto"/>
    </style:style>
    <style:style style:name="Πίνακας29.A1" style:family="table-cell">
      <style:table-cell-properties style:vertical-align="middle" fo:padding-left="0cm" fo:padding-right="0cm" fo:padding-top="0.049cm" fo:padding-bottom="0.049cm" fo:border-left="none" fo:border-right="0.5pt solid #00000a" fo:border-top="none" fo:border-bottom="none"/>
    </style:style>
    <style:style style:name="Πίνακας29.B1" style:family="table-cell">
      <style:table-cell-properties style:vertical-align="middle"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29.M1" style:family="table-cell">
      <style:table-cell-properties style:vertical-align="middle" fo:padding-left="0cm" fo:padding-right="0cm" fo:padding-top="0.049cm" fo:padding-bottom="0.049cm" fo:border="0.25pt solid #00000a"/>
    </style:style>
    <style:style style:name="Πίνακας29.B2" style:family="table-cell">
      <style:table-cell-properties style:vertical-align="middle" fo:padding-left="0cm" fo:padding-right="0cm" fo:padding-top="0.049cm" fo:padding-bottom="0.049cm" fo:border-left="0.25pt solid #00000a" fo:border-right="none" fo:border-top="none" fo:border-bottom="0.25pt solid #00000a"/>
    </style:style>
    <style:style style:name="Πίνακας29.M2" style:family="table-cell">
      <style:table-cell-properties style:vertical-align="middle" fo:padding-left="0cm" fo:padding-right="0cm" fo:padding-top="0.049cm" fo:padding-bottom="0.049cm" fo:border-left="0.25pt solid #00000a" fo:border-right="0.25pt solid #00000a" fo:border-top="none" fo:border-bottom="0.25pt solid #00000a"/>
    </style:style>
    <style:style style:name="Πίνακας29.A4" style:family="table-cell">
      <style:table-cell-properties style:vertical-align="middle" fo:padding-left="0cm" fo:padding-right="0cm" fo:padding-top="0.049cm" fo:padding-bottom="0.049cm" fo:border="none"/>
    </style:style>
    <style:style style:name="Πίνακας29.B4" style:family="table-cell">
      <style:table-cell-properties style:vertical-align="middle" fo:padding-left="0cm" fo:padding-right="0cm" fo:padding-top="0.049cm" fo:padding-bottom="0.049cm" fo:border-left="none" fo:border-right="none" fo:border-top="0.5pt solid #00000a" fo:border-bottom="none"/>
    </style:style>
    <style:style style:name="Πίνακας30" style:family="table">
      <style:table-properties style:width="15.413cm" fo:margin-left="0cm" fo:margin-top="0cm" fo:margin-bottom="0cm" table:align="left" style:writing-mode="lr-tb"/>
    </style:style>
    <style:style style:name="Πίνακας30.A" style:family="table-column">
      <style:table-column-properties style:column-width="1.401cm"/>
    </style:style>
    <style:style style:name="Πίνακας30.B" style:family="table-column">
      <style:table-column-properties style:column-width="1.101cm"/>
    </style:style>
    <style:style style:name="Πίνακας30.D" style:family="table-column">
      <style:table-column-properties style:column-width="1.099cm"/>
    </style:style>
    <style:style style:name="Πίνακας30.M" style:family="table-column">
      <style:table-column-properties style:column-width="1.907cm"/>
    </style:style>
    <style:style style:name="Πίνακας30.1" style:family="table-row">
      <style:table-row-properties fo:keep-together="auto"/>
    </style:style>
    <style:style style:name="Πίνακας30.A1" style:family="table-cell">
      <style:table-cell-properties style:vertical-align="middle" fo:padding-left="0cm" fo:padding-right="0cm" fo:padding-top="0.049cm" fo:padding-bottom="0.049cm" fo:border-left="none" fo:border-right="0.5pt solid #00000a" fo:border-top="none" fo:border-bottom="none"/>
    </style:style>
    <style:style style:name="Πίνακας30.B1" style:family="table-cell">
      <style:table-cell-properties style:vertical-align="middle"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30.C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30.D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30.E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30.F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30.G1" style:family="table-cell">
      <style:table-cell-properties fo:padding-left="0cm" fo:padding-right="0cm" fo:padding-top="0.049cm" fo:padding-bottom="0.049cm" fo:border-left="0.25pt solid #00000a" fo:border-right="none" fo:border-top="0.25pt solid #00000a" fo:border-bottom="0.25pt solid #00000a"/>
    </style:style>
    <style:style style:name="Πίνακας30.L1" style:family="table-cell">
      <style:table-cell-properties style:vertical-align="middle" fo:padding-left="0cm" fo:padding-right="0cm" fo:padding-top="0.049cm" fo:padding-bottom="0.049cm" fo:border="0.25pt solid #00000a"/>
    </style:style>
    <style:style style:name="Πίνακας30.M1" style:family="table-cell">
      <style:table-cell-properties style:vertical-align="middle" fo:padding-left="0cm" fo:padding-right="0cm" fo:padding-top="0.049cm" fo:padding-bottom="0.049cm" fo:border="none"/>
    </style:style>
    <style:style style:name="Πίνακας30.B2" style:family="table-cell">
      <style:table-cell-properties style:vertical-align="middle" fo:padding-left="0cm" fo:padding-right="0cm" fo:padding-top="0.049cm" fo:padding-bottom="0.049cm" fo:border-left="0.25pt solid #00000a" fo:border-right="none" fo:border-top="none" fo:border-bottom="0.25pt solid #00000a"/>
    </style:style>
    <style:style style:name="Πίνακας30.L2" style:family="table-cell">
      <style:table-cell-properties style:vertical-align="middle" fo:padding-left="0cm" fo:padding-right="0cm" fo:padding-top="0.049cm" fo:padding-bottom="0.049cm" fo:border-left="0.25pt solid #00000a" fo:border-right="0.25pt solid #00000a" fo:border-top="none" fo:border-bottom="0.25pt solid #00000a"/>
    </style:style>
    <style:style style:name="Πίνακας30.B4" style:family="table-cell">
      <style:table-cell-properties style:vertical-align="middle" fo:padding-left="0cm" fo:padding-right="0cm" fo:padding-top="0.049cm" fo:padding-bottom="0.049cm" fo:border-left="none" fo:border-right="none" fo:border-top="0.25pt solid #00000a" fo:border-bottom="none"/>
    </style:style>
    <style:style style:name="Πίνακας31" style:family="table">
      <style:table-properties style:width="10.502cm" fo:margin-left="0cm" fo:margin-top="0cm" fo:margin-bottom="0cm" table:align="left" style:writing-mode="lr-tb"/>
    </style:style>
    <style:style style:name="Πίνακας31.A" style:family="table-column">
      <style:table-column-properties style:column-width="4.5cm"/>
    </style:style>
    <style:style style:name="Πίνακας31.B" style:family="table-column">
      <style:table-column-properties style:column-width="6.003cm"/>
    </style:style>
    <style:style style:name="Πίνακας31.1" style:family="table-row">
      <style:table-row-properties fo:keep-together="auto"/>
    </style:style>
    <style:style style:name="Πίνακας31.A1" style:family="table-cell">
      <style:table-cell-properties style:vertical-align="middle" fo:padding-left="0cm" fo:padding-right="0cm" fo:padding-top="0.049cm" fo:padding-bottom="0.049cm" fo:border-left="none" fo:border-right="0.5pt solid #00000a" fo:border-top="none" fo:border-bottom="none"/>
    </style:style>
    <style:style style:name="Πίνακας31.B1" style:family="table-cell">
      <style:table-cell-properties style:vertical-align="middle" fo:padding-left="0cm" fo:padding-right="0cm" fo:padding-top="0.049cm" fo:padding-bottom="0.049cm" fo:border="0.5pt solid #00000a"/>
    </style:style>
    <style:style style:name="Πίνακας3" style:family="table">
      <style:table-properties style:width="13.1cm" table:align="left" style:writing-mode="lr-tb"/>
    </style:style>
    <style:style style:name="Πίνακας3.A" style:family="table-column">
      <style:table-column-properties style:column-width="0.672cm"/>
    </style:style>
    <style:style style:name="Πίνακας3.B" style:family="table-column">
      <style:table-column-properties style:column-width="0.933cm"/>
    </style:style>
    <style:style style:name="Πίνακας3.C" style:family="table-column">
      <style:table-column-properties style:column-width="0.43cm"/>
    </style:style>
    <style:style style:name="Πίνακας3.D" style:family="table-column">
      <style:table-column-properties style:column-width="0.148cm"/>
    </style:style>
    <style:style style:name="Πίνακας3.F" style:family="table-column">
      <style:table-column-properties style:column-width="0.455cm"/>
    </style:style>
    <style:style style:name="Πίνακας3.J" style:family="table-column">
      <style:table-column-properties style:column-width="0.781cm"/>
    </style:style>
    <style:style style:name="Πίνακας3.K" style:family="table-column">
      <style:table-column-properties style:column-width="0.824cm"/>
    </style:style>
    <style:style style:name="Πίνακας3.M" style:family="table-column">
      <style:table-column-properties style:column-width="1.162cm"/>
    </style:style>
    <style:style style:name="Πίνακας3.P" style:family="table-column">
      <style:table-column-properties style:column-width="0.503cm"/>
    </style:style>
    <style:style style:name="Πίνακας3.Q" style:family="table-column">
      <style:table-column-properties style:column-width="0.146cm"/>
    </style:style>
    <style:style style:name="Πίνακας3.S" style:family="table-column">
      <style:table-column-properties style:column-width="0.411cm"/>
    </style:style>
    <style:style style:name="Πίνακας3.A1" style:family="table-cell">
      <style:table-cell-properties style:vertical-align="bottom" fo:padding="0cm" fo:border="none"/>
    </style:style>
    <style:style style:name="Πίνακας3.B1" style:family="table-cell">
      <style:table-cell-properties fo:padding="0cm" fo:border="none"/>
    </style:style>
    <style:style style:name="Πίνακας3.C1" style:family="table-cell">
      <style:table-cell-properties fo:padding="0cm" fo:border="none"/>
    </style:style>
    <style:style style:name="Πίνακας3.D1" style:family="table-cell">
      <style:table-cell-properties fo:padding="0cm" fo:border="none"/>
    </style:style>
    <style:style style:name="Πίνακας3.E1" style:family="table-cell">
      <style:table-cell-properties fo:padding="0cm" fo:border="none"/>
    </style:style>
    <style:style style:name="Πίνακας3.F1" style:family="table-cell">
      <style:table-cell-properties fo:padding="0cm" fo:border="none"/>
    </style:style>
    <style:style style:name="Πίνακας3.G1" style:family="table-cell">
      <style:table-cell-properties fo:padding="0cm" fo:border="none"/>
    </style:style>
    <style:style style:name="Πίνακας3.H1" style:family="table-cell">
      <style:table-cell-properties fo:padding="0cm" fo:border="none"/>
    </style:style>
    <style:style style:name="Πίνακας3.I1" style:family="table-cell">
      <style:table-cell-properties fo:padding="0cm" fo:border="none"/>
    </style:style>
    <style:style style:name="Πίνακας3.J1" style:family="table-cell">
      <style:table-cell-properties fo:padding="0cm" fo:border="none"/>
    </style:style>
    <style:style style:name="Πίνακας3.K1" style:family="table-cell">
      <style:table-cell-properties fo:padding="0cm" fo:border="none"/>
    </style:style>
    <style:style style:name="Πίνακας3.L1" style:family="table-cell">
      <style:table-cell-properties fo:padding="0cm" fo:border="none"/>
    </style:style>
    <style:style style:name="Πίνακας3.M1" style:family="table-cell">
      <style:table-cell-properties fo:padding="0cm" fo:border="none"/>
    </style:style>
    <style:style style:name="Πίνακας3.N1" style:family="table-cell">
      <style:table-cell-properties fo:padding="0cm" fo:border="none"/>
    </style:style>
    <style:style style:name="Πίνακας3.O1" style:family="table-cell">
      <style:table-cell-properties fo:padding="0cm" fo:border="none"/>
    </style:style>
    <style:style style:name="Πίνακας3.P1" style:family="table-cell">
      <style:table-cell-properties fo:padding="0cm" fo:border="none"/>
    </style:style>
    <style:style style:name="Πίνακας3.Q1" style:family="table-cell">
      <style:table-cell-properties fo:padding="0cm" fo:border="none"/>
    </style:style>
    <style:style style:name="Πίνακας3.R1" style:family="table-cell">
      <style:table-cell-properties fo:padding="0cm" fo:border="none"/>
    </style:style>
    <style:style style:name="Πίνακας3.T1" style:family="table-cell">
      <style:table-cell-properties fo:padding="0cm" fo:border="none"/>
    </style:style>
    <style:style style:name="Πίνακας3.U1" style:family="table-cell">
      <style:table-cell-properties fo:padding="0cm" fo:border="none"/>
    </style:style>
    <style:style style:name="Πίνακας3.B2" style:family="table-cell">
      <style:table-cell-properties fo:padding="0cm" fo:border="none"/>
    </style:style>
    <style:style style:name="Πίνακας3.C2" style:family="table-cell">
      <style:table-cell-properties fo:padding="0cm" fo:border="none"/>
    </style:style>
    <style:style style:name="Πίνακας3.D2" style:family="table-cell">
      <style:table-cell-properties fo:padding="0cm" fo:border="none"/>
    </style:style>
    <style:style style:name="Πίνακας3.E2" style:family="table-cell">
      <style:table-cell-properties fo:padding="0cm" fo:border="none"/>
    </style:style>
    <style:style style:name="Πίνακας3.F2" style:family="table-cell">
      <style:table-cell-properties fo:padding="0cm" fo:border="none"/>
    </style:style>
    <style:style style:name="Πίνακας3.G2" style:family="table-cell">
      <style:table-cell-properties fo:padding="0cm" fo:border="none"/>
    </style:style>
    <style:style style:name="Πίνακας3.H2" style:family="table-cell">
      <style:table-cell-properties fo:padding="0cm" fo:border="none"/>
    </style:style>
    <style:style style:name="Πίνακας3.I2" style:family="table-cell">
      <style:table-cell-properties fo:padding="0cm" fo:border="none"/>
    </style:style>
    <style:style style:name="Πίνακας3.J2" style:family="table-cell">
      <style:table-cell-properties fo:padding="0cm" fo:border="none"/>
    </style:style>
    <style:style style:name="Πίνακας3.K2" style:family="table-cell">
      <style:table-cell-properties fo:padding="0cm" fo:border="none"/>
    </style:style>
    <style:style style:name="Πίνακας3.L2" style:family="table-cell">
      <style:table-cell-properties fo:padding="0cm" fo:border="none"/>
    </style:style>
    <style:style style:name="Πίνακας3.M2" style:family="table-cell">
      <style:table-cell-properties fo:padding="0cm" fo:border="none"/>
    </style:style>
    <style:style style:name="Πίνακας3.N2" style:family="table-cell">
      <style:table-cell-properties fo:padding="0cm" fo:border="none"/>
    </style:style>
    <style:style style:name="Πίνακας3.O2" style:family="table-cell">
      <style:table-cell-properties fo:padding="0cm" fo:border="none"/>
    </style:style>
    <style:style style:name="Πίνακας3.P2" style:family="table-cell">
      <style:table-cell-properties fo:padding="0cm" fo:border="none"/>
    </style:style>
    <style:style style:name="Πίνακας3.Q2" style:family="table-cell">
      <style:table-cell-properties fo:padding="0cm" fo:border="none"/>
    </style:style>
    <style:style style:name="Πίνακας3.R2" style:family="table-cell">
      <style:table-cell-properties fo:padding="0cm" fo:border="none"/>
    </style:style>
    <style:style style:name="Πίνακας3.T2" style:family="table-cell">
      <style:table-cell-properties fo:padding="0cm" fo:border="none"/>
    </style:style>
    <style:style style:name="Πίνακας3.U2" style:family="table-cell">
      <style:table-cell-properties fo:padding="0cm" fo:border="none"/>
    </style:style>
    <style:style style:name="Πίνακας4" style:family="table">
      <style:table-properties style:width="13.1cm" table:align="left" style:writing-mode="lr-tb"/>
    </style:style>
    <style:style style:name="Πίνακας4.A" style:family="table-column">
      <style:table-column-properties style:column-width="0.968cm"/>
    </style:style>
    <style:style style:name="Πίνακας4.B" style:family="table-column">
      <style:table-column-properties style:column-width="0.473cm"/>
    </style:style>
    <style:style style:name="Πίνακας4.D" style:family="table-column">
      <style:table-column-properties style:column-width="0.661cm"/>
    </style:style>
    <style:style style:name="Πίνακας4.F" style:family="table-column">
      <style:table-column-properties style:column-width="0.97cm"/>
    </style:style>
    <style:style style:name="Πίνακας4.G" style:family="table-column">
      <style:table-column-properties style:column-width="0.519cm"/>
    </style:style>
    <style:style style:name="Πίνακας4.H" style:family="table-column">
      <style:table-column-properties style:column-width="0.153cm"/>
    </style:style>
    <style:style style:name="Πίνακας4.J" style:family="table-column">
      <style:table-column-properties style:column-width="0.425cm"/>
    </style:style>
    <style:style style:name="Πίνακας4.N" style:family="table-column">
      <style:table-column-properties style:column-width="0.811cm"/>
    </style:style>
    <style:style style:name="Πίνακας4.R" style:family="table-column">
      <style:table-column-properties style:column-width="1.337cm"/>
    </style:style>
    <style:style style:name="Πίνακας4.A1" style:family="table-cell">
      <style:table-cell-properties fo:padding="0cm" fo:border="none"/>
    </style:style>
    <style:style style:name="Πίνακας4.J1" style:family="table-cell">
      <style:table-cell-properties style:vertical-align="bottom" fo:padding="0cm" fo:border="none"/>
    </style:style>
    <style:style style:name="Πίνακας5" style:family="table">
      <style:table-properties style:width="13.1cm" table:align="left" style:writing-mode="lr-tb"/>
    </style:style>
    <style:style style:name="Πίνακας5.A" style:family="table-column">
      <style:table-column-properties style:column-width="0.473cm"/>
    </style:style>
    <style:style style:name="Πίνακας5.B" style:family="table-column">
      <style:table-column-properties style:column-width="1.229cm"/>
    </style:style>
    <style:style style:name="Πίνακας5.C" style:family="table-column">
      <style:table-column-properties style:column-width="0.97cm"/>
    </style:style>
    <style:style style:name="Πίνακας5.E" style:family="table-column">
      <style:table-column-properties style:column-width="0.972cm"/>
    </style:style>
    <style:style style:name="Πίνακας5.F" style:family="table-column">
      <style:table-column-properties style:column-width="0.593cm"/>
    </style:style>
    <style:style style:name="Πίνακας5.K" style:family="table-column">
      <style:table-column-properties style:column-width="0.813cm"/>
    </style:style>
    <style:style style:name="Πίνακας5.L" style:family="table-column">
      <style:table-column-properties style:column-width="0.788cm"/>
    </style:style>
    <style:style style:name="Πίνακας5.M" style:family="table-column">
      <style:table-column-properties style:column-width="0.356cm"/>
    </style:style>
    <style:style style:name="Πίνακας5.P" style:family="table-column">
      <style:table-column-properties style:column-width="0.482cm"/>
    </style:style>
    <style:style style:name="Πίνακας5.Q" style:family="table-column">
      <style:table-column-properties style:column-width="0.152cm"/>
    </style:style>
    <style:style style:name="Πίνακας5.A1" style:family="table-cell">
      <style:table-cell-properties fo:padding="0cm" fo:border="none"/>
    </style:style>
    <style:style style:name="Πίνακας5.F1" style:family="table-cell">
      <style:table-cell-properties style:vertical-align="bottom" fo:padding="0cm" fo:border="none"/>
    </style:style>
    <style:style style:name="Πίνακας6" style:family="table">
      <style:table-properties style:width="13.1cm" table:align="left" style:writing-mode="lr-tb"/>
    </style:style>
    <style:style style:name="Πίνακας6.A" style:family="table-column">
      <style:table-column-properties style:column-width="0.464cm"/>
    </style:style>
    <style:style style:name="Πίνακας6.B" style:family="table-column">
      <style:table-column-properties style:column-width="0.46cm"/>
    </style:style>
    <style:style style:name="Πίνακας6.C" style:family="table-column">
      <style:table-column-properties style:column-width="0.15cm"/>
    </style:style>
    <style:style style:name="Πίνακας6.D" style:family="table-column">
      <style:table-column-properties style:column-width="0.944cm"/>
    </style:style>
    <style:style style:name="Πίνακας6.E" style:family="table-column">
      <style:table-column-properties style:column-width="0.462cm"/>
    </style:style>
    <style:style style:name="Πίνακας6.J" style:family="table-column">
      <style:table-column-properties style:column-width="0.506cm"/>
    </style:style>
    <style:style style:name="Πίνακας6.L" style:family="table-column">
      <style:table-column-properties style:column-width="0.945cm"/>
    </style:style>
    <style:style style:name="Πίνακας6.M" style:family="table-column">
      <style:table-column-properties style:column-width="1.023cm"/>
    </style:style>
    <style:style style:name="Πίνακας6.N" style:family="table-column">
      <style:table-column-properties style:column-width="0.559cm"/>
    </style:style>
    <style:style style:name="Πίνακας6.T" style:family="table-column">
      <style:table-column-properties style:column-width="0.561cm"/>
    </style:style>
    <style:style style:name="Πίνακας6.A1" style:family="table-cell">
      <style:table-cell-properties fo:padding="0cm" fo:border="none"/>
    </style:style>
    <style:style style:name="Πίνακας8" style:family="table">
      <style:table-properties style:width="13.1cm" table:align="left" style:writing-mode="lr-tb"/>
    </style:style>
    <style:style style:name="Πίνακας8.A" style:family="table-column">
      <style:table-column-properties style:column-width="0.833cm"/>
    </style:style>
    <style:style style:name="Πίνακας8.C" style:family="table-column">
      <style:table-column-properties style:column-width="0.834cm"/>
    </style:style>
    <style:style style:name="Πίνακας8.D" style:family="table-column">
      <style:table-column-properties style:column-width="0.406cm"/>
    </style:style>
    <style:style style:name="Πίνακας8.F" style:family="table-column">
      <style:table-column-properties style:column-width="0.73cm"/>
    </style:style>
    <style:style style:name="Πίνακας8.G" style:family="table-column">
      <style:table-column-properties style:column-width="0.358cm"/>
    </style:style>
    <style:style style:name="Πίνακας8.I" style:family="table-column">
      <style:table-column-properties style:column-width="0.545cm"/>
    </style:style>
    <style:style style:name="Πίνακας8.K" style:family="table-column">
      <style:table-column-properties style:column-width="0.51cm"/>
    </style:style>
    <style:style style:name="Πίνακας8.P" style:family="table-column">
      <style:table-column-properties style:column-width="0.699cm"/>
    </style:style>
    <style:style style:name="Πίνακας8.Q" style:family="table-column">
      <style:table-column-properties style:column-width="0.603cm"/>
    </style:style>
    <style:style style:name="Πίνακας8.R" style:family="table-column">
      <style:table-column-properties style:column-width="0.416cm"/>
    </style:style>
    <style:style style:name="Πίνακας8.S" style:family="table-column">
      <style:table-column-properties style:column-width="0.497cm"/>
    </style:style>
    <style:style style:name="Πίνακας8.A1" style:family="table-cell">
      <style:table-cell-properties fo:padding="0cm" fo:border="none"/>
    </style:style>
    <style:style style:name="Πίνακας8.K1" style:family="table-cell">
      <style:table-cell-properties style:vertical-align="bottom" fo:padding="0cm" fo:border="none"/>
    </style:style>
    <style:style style:name="Πίνακας9" style:family="table">
      <style:table-properties style:width="13.1cm" table:align="left" style:writing-mode="lr-tb"/>
    </style:style>
    <style:style style:name="Πίνακας9.A" style:family="table-column">
      <style:table-column-properties style:column-width="0.861cm"/>
    </style:style>
    <style:style style:name="Πίνακας9.B" style:family="table-column">
      <style:table-column-properties style:column-width="0.462cm"/>
    </style:style>
    <style:style style:name="Πίνακας9.C" style:family="table-column">
      <style:table-column-properties style:column-width="0.136cm"/>
    </style:style>
    <style:style style:name="Πίνακας9.D" style:family="table-column">
      <style:table-column-properties style:column-width="0.863cm"/>
    </style:style>
    <style:style style:name="Πίνακας9.E" style:family="table-column">
      <style:table-column-properties style:column-width="0.423cm"/>
    </style:style>
    <style:style style:name="Πίνακας9.F" style:family="table-column">
      <style:table-column-properties style:column-width="0.527cm"/>
    </style:style>
    <style:style style:name="Πίνακας9.G" style:family="table-column">
      <style:table-column-properties style:column-width="0.42cm"/>
    </style:style>
    <style:style style:name="Πίνακας9.J" style:family="table-column">
      <style:table-column-properties style:column-width="0.492cm"/>
    </style:style>
    <style:style style:name="Πίνακας9.K" style:family="table-column">
      <style:table-column-properties style:column-width="0.513cm"/>
    </style:style>
    <style:style style:name="Πίνακας9.L" style:family="table-column">
      <style:table-column-properties style:column-width="0.46cm"/>
    </style:style>
    <style:style style:name="Πίνακας9.M" style:family="table-column">
      <style:table-column-properties style:column-width="0.519cm"/>
    </style:style>
    <style:style style:name="Πίνακας9.N" style:family="table-column">
      <style:table-column-properties style:column-width="1.072cm"/>
    </style:style>
    <style:style style:name="Πίνακας9.O" style:family="table-column">
      <style:table-column-properties style:column-width="0.594cm"/>
    </style:style>
    <style:style style:name="Πίνακας9.R" style:family="table-column">
      <style:table-column-properties style:column-width="0.757cm"/>
    </style:style>
    <style:style style:name="Πίνακας9.A1" style:family="table-cell">
      <style:table-cell-properties fo:padding="0cm" fo:border="none"/>
    </style:style>
    <style:style style:name="Πίνακας9.F1" style:family="table-cell">
      <style:table-cell-properties style:vertical-align="bottom" fo:padding="0cm" fo:border="none"/>
    </style:style>
    <style:style style:name="Πίνακας11" style:family="table">
      <style:table-properties style:width="13.1cm" table:align="left" style:writing-mode="lr-tb"/>
    </style:style>
    <style:style style:name="Πίνακας11.A" style:family="table-column">
      <style:table-column-properties style:column-width="0.646cm"/>
    </style:style>
    <style:style style:name="Πίνακας11.B" style:family="table-column">
      <style:table-column-properties style:column-width="0.863cm"/>
    </style:style>
    <style:style style:name="Πίνακας11.C" style:family="table-column">
      <style:table-column-properties style:column-width="0.136cm"/>
    </style:style>
    <style:style style:name="Πίνακας11.D" style:family="table-column">
      <style:table-column-properties style:column-width="0.861cm"/>
    </style:style>
    <style:style style:name="Πίνακας11.G" style:family="table-column">
      <style:table-column-properties style:column-width="0.757cm"/>
    </style:style>
    <style:style style:name="Πίνακας11.H" style:family="table-column">
      <style:table-column-properties style:column-width="0.42cm"/>
    </style:style>
    <style:style style:name="Πίνακας11.O" style:family="table-column">
      <style:table-column-properties style:column-width="0.46cm"/>
    </style:style>
    <style:style style:name="Πίνακας11.S" style:family="table-column">
      <style:table-column-properties style:column-width="0.379cm"/>
    </style:style>
    <style:style style:name="Πίνακας11.A1" style:family="table-cell">
      <style:table-cell-properties fo:padding="0cm" fo:border="none"/>
    </style:style>
    <style:style style:name="Πίνακας11.S1" style:family="table-cell">
      <style:table-cell-properties style:vertical-align="bottom" fo:padding="0cm" fo:border="none"/>
    </style:style>
    <style:style style:name="Πίνακας12" style:family="table">
      <style:table-properties style:width="13.1cm" table:align="left" style:writing-mode="lr-tb"/>
    </style:style>
    <style:style style:name="Πίνακας12.A" style:family="table-column">
      <style:table-column-properties style:column-width="0.891cm"/>
    </style:style>
    <style:style style:name="Πίνακας12.C" style:family="table-column">
      <style:table-column-properties style:column-width="0.434cm"/>
    </style:style>
    <style:style style:name="Πίνακας12.D" style:family="table-column">
      <style:table-column-properties style:column-width="0.436cm"/>
    </style:style>
    <style:style style:name="Πίνακας12.F" style:family="table-column">
      <style:table-column-properties style:column-width="0.584cm"/>
    </style:style>
    <style:style style:name="Πίνακας12.I" style:family="table-column">
      <style:table-column-properties style:column-width="0.746cm"/>
    </style:style>
    <style:style style:name="Πίνακας12.L" style:family="table-column">
      <style:table-column-properties style:column-width="1.228cm"/>
    </style:style>
    <style:style style:name="Πίνακας12.M" style:family="table-column">
      <style:table-column-properties style:column-width="0.781cm"/>
    </style:style>
    <style:style style:name="Πίνακας12.N" style:family="table-column">
      <style:table-column-properties style:column-width="0.328cm"/>
    </style:style>
    <style:style style:name="Πίνακας12.P" style:family="table-column">
      <style:table-column-properties style:column-width="0.478cm"/>
    </style:style>
    <style:style style:name="Πίνακας12.R" style:family="table-column">
      <style:table-column-properties style:column-width="0.545cm"/>
    </style:style>
    <style:style style:name="Πίνακας12.S" style:family="table-column">
      <style:table-column-properties style:column-width="0.893cm"/>
    </style:style>
    <style:style style:name="Πίνακας12.A1" style:family="table-cell">
      <style:table-cell-properties fo:padding="0cm" fo:border="none"/>
    </style:style>
    <style:style style:name="Πίνακας12.R1" style:family="table-cell">
      <style:table-cell-properties style:vertical-align="bottom" fo:padding="0cm" fo:border="none"/>
    </style:style>
    <style:style style:name="Πίνακας10" style:family="table">
      <style:table-properties style:width="13.1cm" table:align="left" style:writing-mode="lr-tb"/>
    </style:style>
    <style:style style:name="Πίνακας10.A" style:family="table-column">
      <style:table-column-properties style:column-width="0.404cm"/>
    </style:style>
    <style:style style:name="Πίνακας10.B" style:family="table-column">
      <style:table-column-properties style:column-width="0.757cm"/>
    </style:style>
    <style:style style:name="Πίνακας10.C" style:family="table-column">
      <style:table-column-properties style:column-width="0.831cm"/>
    </style:style>
    <style:style style:name="Πίνακας10.D" style:family="table-column">
      <style:table-column-properties style:column-width="0.572cm"/>
    </style:style>
    <style:style style:name="Πίνακας10.F" style:family="table-column">
      <style:table-column-properties style:column-width="0.829cm"/>
    </style:style>
    <style:style style:name="Πίνακας10.H" style:family="table-column">
      <style:table-column-properties style:column-width="0.406cm"/>
    </style:style>
    <style:style style:name="Πίνακας10.I" style:family="table-column">
      <style:table-column-properties style:column-width="0.543cm"/>
    </style:style>
    <style:style style:name="Πίνακας10.J" style:family="table-column">
      <style:table-column-properties style:column-width="0.732cm"/>
    </style:style>
    <style:style style:name="Πίνακας10.M" style:family="table-column">
      <style:table-column-properties style:column-width="0.695cm"/>
    </style:style>
    <style:style style:name="Πίνακας10.N" style:family="table-column">
      <style:table-column-properties style:column-width="0.409cm"/>
    </style:style>
    <style:style style:name="Πίνακας10.R" style:family="table-column">
      <style:table-column-properties style:column-width="0.73cm"/>
    </style:style>
    <style:style style:name="Πίνακας10.A1" style:family="table-cell">
      <style:table-cell-properties fo:padding="0cm" fo:border="none"/>
    </style:style>
    <style:style style:name="Πίνακας13" style:family="table">
      <style:table-properties style:width="13.1cm" table:align="left" style:writing-mode="lr-tb"/>
    </style:style>
    <style:style style:name="Πίνακας13.A" style:family="table-column">
      <style:table-column-properties style:column-width="0.788cm"/>
    </style:style>
    <style:style style:name="Πίνακας13.B" style:family="table-column">
      <style:table-column-properties style:column-width="0.385cm"/>
    </style:style>
    <style:style style:name="Πίνακας13.C" style:family="table-column">
      <style:table-column-properties style:column-width="0.79cm"/>
    </style:style>
    <style:style style:name="Πίνακας13.D" style:family="table-column">
      <style:table-column-properties style:column-width="0.365cm"/>
    </style:style>
    <style:style style:name="Πίνακας13.F" style:family="table-column">
      <style:table-column-properties style:column-width="0.347cm"/>
    </style:style>
    <style:style style:name="Πίνακας13.I" style:family="table-column">
      <style:table-column-properties style:column-width="0.452cm"/>
    </style:style>
    <style:style style:name="Πίνακας13.J" style:family="table-column">
      <style:table-column-properties style:column-width="0.469cm"/>
    </style:style>
    <style:style style:name="Πίνακας13.K" style:family="table-column">
      <style:table-column-properties style:column-width="0.423cm"/>
    </style:style>
    <style:style style:name="Πίνακας13.L" style:family="table-column">
      <style:table-column-properties style:column-width="0.686cm"/>
    </style:style>
    <style:style style:name="Πίνακας13.N" style:family="table-column">
      <style:table-column-properties style:column-width="0.545cm"/>
    </style:style>
    <style:style style:name="Πίνακας13.P" style:family="table-column">
      <style:table-column-properties style:column-width="1.092cm"/>
    </style:style>
    <style:style style:name="Πίνακας13.Q" style:family="table-column">
      <style:table-column-properties style:column-width="0.64cm"/>
    </style:style>
    <style:style style:name="Πίνακας13.S" style:family="table-column">
      <style:table-column-properties style:column-width="0.386cm"/>
    </style:style>
    <style:style style:name="Πίνακας13.T" style:family="table-column">
      <style:table-column-properties style:column-width="0.205cm"/>
    </style:style>
    <style:style style:name="Πίνακας13.A1" style:family="table-cell">
      <style:table-cell-properties fo:padding="0cm" fo:border="none"/>
    </style:style>
    <style:style style:name="Πίνακας13.F1" style:family="table-cell">
      <style:table-cell-properties style:vertical-align="bottom" fo:padding="0cm" fo:border="none"/>
    </style:style>
    <style:style style:name="Πίνακας14" style:family="table">
      <style:table-properties style:width="13.1cm" table:align="left" style:writing-mode="lr-tb"/>
    </style:style>
    <style:style style:name="Πίνακας14.A" style:family="table-column">
      <style:table-column-properties style:column-width="0.624cm"/>
    </style:style>
    <style:style style:name="Πίνακας14.B" style:family="table-column">
      <style:table-column-properties style:column-width="1.02cm"/>
    </style:style>
    <style:style style:name="Πίνακας14.C" style:family="table-column">
      <style:table-column-properties style:column-width="1.406cm"/>
    </style:style>
    <style:style style:name="Πίνακας14.D" style:family="table-column">
      <style:table-column-properties style:column-width="0.497cm"/>
    </style:style>
    <style:style style:name="Πίνακας14.G" style:family="table-column">
      <style:table-column-properties style:column-width="1.021cm"/>
    </style:style>
    <style:style style:name="Πίνακας14.J" style:family="table-column">
      <style:table-column-properties style:column-width="0.866cm"/>
    </style:style>
    <style:style style:name="Πίνακας14.K" style:family="table-column">
      <style:table-column-properties style:column-width="0.669cm"/>
    </style:style>
    <style:style style:name="Πίνακας14.N" style:family="table-column">
      <style:table-column-properties style:column-width="0.773cm"/>
    </style:style>
    <style:style style:name="Πίνακας14.A1" style:family="table-cell">
      <style:table-cell-properties fo:padding="0cm" fo:border="none"/>
    </style:style>
    <style:style style:name="Πίνακας56" style:family="table">
      <style:table-properties style:width="13.1cm" table:align="left" style:writing-mode="lr-tb"/>
    </style:style>
    <style:style style:name="Πίνακας56.A" style:family="table-column">
      <style:table-column-properties style:column-width="1.39cm"/>
    </style:style>
    <style:style style:name="Πίνακας56.B" style:family="table-column">
      <style:table-column-properties style:column-width="0.677cm"/>
    </style:style>
    <style:style style:name="Πίνακας56.C" style:family="table-column">
      <style:table-column-properties style:column-width="1.143cm"/>
    </style:style>
    <style:style style:name="Πίνακας56.D" style:family="table-column">
      <style:table-column-properties style:column-width="0.827cm"/>
    </style:style>
    <style:style style:name="Πίνακας56.J" style:family="table-column">
      <style:table-column-properties style:column-width="0.824cm"/>
    </style:style>
    <style:style style:name="Πίνακας56.L" style:family="table-column">
      <style:table-column-properties style:column-width="0.831cm"/>
    </style:style>
    <style:style style:name="Πίνακας56.M" style:family="table-column">
      <style:table-column-properties style:column-width="0.219cm"/>
    </style:style>
    <style:style style:name="Πίνακας56.N" style:family="table-column">
      <style:table-column-properties style:column-width="0.838cm"/>
    </style:style>
    <style:style style:name="Πίνακας56.A1" style:family="table-cell">
      <style:table-cell-properties fo:padding="0cm" fo:border="none"/>
    </style:style>
    <style:style style:name="Πίνακας15" style:family="table">
      <style:table-properties style:width="13.1cm" table:align="left" style:may-break-between-rows="false" style:writing-mode="lr-tb"/>
    </style:style>
    <style:style style:name="Πίνακας15.A" style:family="table-column">
      <style:table-column-properties style:column-width="0.723cm"/>
    </style:style>
    <style:style style:name="Πίνακας15.B" style:family="table-column">
      <style:table-column-properties style:column-width="0.826cm"/>
    </style:style>
    <style:style style:name="Πίνακας15.D" style:family="table-column">
      <style:table-column-properties style:column-width="0.624cm"/>
    </style:style>
    <style:style style:name="Πίνακας15.E" style:family="table-column">
      <style:table-column-properties style:column-width="1.046cm"/>
    </style:style>
    <style:style style:name="Πίνακας15.M" style:family="table-column">
      <style:table-column-properties style:column-width="0.889cm"/>
    </style:style>
    <style:style style:name="Πίνακας15.N" style:family="table-column">
      <style:table-column-properties style:column-width="0.517cm"/>
    </style:style>
    <style:style style:name="Πίνακας15.1" style:family="table-row">
      <style:table-row-properties fo:keep-together="always"/>
    </style:style>
    <style:style style:name="Πίνακας15.A1" style:family="table-cell">
      <style:table-cell-properties fo:padding="0cm" fo:border="none"/>
    </style:style>
    <style:style style:name="Πίνακας58" style:family="table">
      <style:table-properties style:width="13.1cm" table:align="left" style:writing-mode="lr-tb"/>
    </style:style>
    <style:style style:name="Πίνακας58.A" style:family="table-column">
      <style:table-column-properties style:column-width="0.473cm"/>
    </style:style>
    <style:style style:name="Πίνακας58.B" style:family="table-column">
      <style:table-column-properties style:column-width="0.549cm"/>
    </style:style>
    <style:style style:name="Πίνακας58.C" style:family="table-column">
      <style:table-column-properties style:column-width="0.796cm"/>
    </style:style>
    <style:style style:name="Πίνακας58.D" style:family="table-column">
      <style:table-column-properties style:column-width="0.97cm"/>
    </style:style>
    <style:style style:name="Πίνακας58.E" style:family="table-column">
      <style:table-column-properties style:column-width="0.972cm"/>
    </style:style>
    <style:style style:name="Πίνακας58.G" style:family="table-column">
      <style:table-column-properties style:column-width="0.501cm"/>
    </style:style>
    <style:style style:name="Πίνακας58.H" style:family="table-column">
      <style:table-column-properties style:column-width="1.011cm"/>
    </style:style>
    <style:style style:name="Πίνακας58.J" style:family="table-column">
      <style:table-column-properties style:column-width="0.813cm"/>
    </style:style>
    <style:style style:name="Πίνακας58.K" style:family="table-column">
      <style:table-column-properties style:column-width="0.924cm"/>
    </style:style>
    <style:style style:name="Πίνακας58.L" style:family="table-column">
      <style:table-column-properties style:column-width="0.49cm"/>
    </style:style>
    <style:style style:name="Πίνακας58.N" style:family="table-column">
      <style:table-column-properties style:column-width="0.885cm"/>
    </style:style>
    <style:style style:name="Πίνακας58.Q" style:family="table-column">
      <style:table-column-properties style:column-width="0.152cm"/>
    </style:style>
    <style:style style:name="Πίνακας58.R" style:family="table-column">
      <style:table-column-properties style:column-width="0.706cm"/>
    </style:style>
    <style:style style:name="Πίνακας58.A1" style:family="table-cell">
      <style:table-cell-properties fo:padding="0cm" fo:border="none"/>
    </style:style>
    <style:style style:name="Πίνακας16" style:family="table">
      <style:table-properties style:width="13.1cm" table:align="left" style:writing-mode="lr-tb"/>
    </style:style>
    <style:style style:name="Πίνακας16.A" style:family="table-column">
      <style:table-column-properties style:column-width="0.642cm"/>
    </style:style>
    <style:style style:name="Πίνακας16.B" style:family="table-column">
      <style:table-column-properties style:column-width="1.115cm"/>
    </style:style>
    <style:style style:name="Πίνακας16.C" style:family="table-column">
      <style:table-column-properties style:column-width="0.917cm"/>
    </style:style>
    <style:style style:name="Πίνακας16.D" style:family="table-column">
      <style:table-column-properties style:column-width="0.915cm"/>
    </style:style>
    <style:style style:name="Πίνακας16.E" style:family="table-column">
      <style:table-column-properties style:column-width="0.926cm"/>
    </style:style>
    <style:style style:name="Πίνακας16.F" style:family="table-column">
      <style:table-column-properties style:column-width="0.492cm"/>
    </style:style>
    <style:style style:name="Πίνακας16.I" style:family="table-column">
      <style:table-column-properties style:column-width="0.767cm"/>
    </style:style>
    <style:style style:name="Πίνακας16.J" style:family="table-column">
      <style:table-column-properties style:column-width="0.845cm"/>
    </style:style>
    <style:style style:name="Πίνακας16.L" style:family="table-column">
      <style:table-column-properties style:column-width="0.446cm"/>
    </style:style>
    <style:style style:name="Πίνακας16.M" style:family="table-column">
      <style:table-column-properties style:column-width="0.49cm"/>
    </style:style>
    <style:style style:name="Πίνακας16.P" style:family="table-column">
      <style:table-column-properties style:column-width="0.517cm"/>
    </style:style>
    <style:style style:name="Πίνακας16.A1" style:family="table-cell">
      <style:table-cell-properties fo:padding="0cm" fo:border="none"/>
    </style:style>
    <style:style style:name="Πίνακας17" style:family="table">
      <style:table-properties style:width="13.1cm" table:align="left" style:writing-mode="lr-tb"/>
    </style:style>
    <style:style style:name="Πίνακας17.A" style:family="table-column">
      <style:table-column-properties style:column-width="1.062cm"/>
    </style:style>
    <style:style style:name="Πίνακας17.B" style:family="table-column">
      <style:table-column-properties style:column-width="0.275cm"/>
    </style:style>
    <style:style style:name="Πίνακας17.C" style:family="table-column">
      <style:table-column-properties style:column-width="1.064cm"/>
    </style:style>
    <style:style style:name="Πίνακας17.D" style:family="table-column">
      <style:table-column-properties style:column-width="0.804cm"/>
    </style:style>
    <style:style style:name="Πίνακας17.E" style:family="table-column">
      <style:table-column-properties style:column-width="0.556cm"/>
    </style:style>
    <style:style style:name="Πίνακας17.H" style:family="table-column">
      <style:table-column-properties style:column-width="0.517cm"/>
    </style:style>
    <style:style style:name="Πίνακας17.I" style:family="table-column">
      <style:table-column-properties style:column-width="0.702cm"/>
    </style:style>
    <style:style style:name="Πίνακας17.J" style:family="table-column">
      <style:table-column-properties style:column-width="0.584cm"/>
    </style:style>
    <style:style style:name="Πίνακας17.L" style:family="table-column">
      <style:table-column-properties style:column-width="0.889cm"/>
    </style:style>
    <style:style style:name="Πίνακας17.M" style:family="table-column">
      <style:table-column-properties style:column-width="0.519cm"/>
    </style:style>
    <style:style style:name="Πίνακας17.N" style:family="table-column">
      <style:table-column-properties style:column-width="0.808cm"/>
    </style:style>
    <style:style style:name="Πίνακας17.O" style:family="table-column">
      <style:table-column-properties style:column-width="1.168cm"/>
    </style:style>
    <style:style style:name="Πίνακας17.Q" style:family="table-column">
      <style:table-column-properties style:column-width="0.277cm"/>
    </style:style>
    <style:style style:name="Πίνακας17.R" style:family="table-column">
      <style:table-column-properties style:column-width="0.891cm"/>
    </style:style>
    <style:style style:name="Πίνακας17.A1" style:family="table-cell">
      <style:table-cell-properties fo:padding="0cm" fo:border="none"/>
    </style:style>
    <style:style style:name="Πίνακας18" style:family="table">
      <style:table-properties style:width="13.1cm" table:align="left" style:writing-mode="lr-tb"/>
    </style:style>
    <style:style style:name="Πίνακας18.A" style:family="table-column">
      <style:table-column-properties style:column-width="0.921cm"/>
    </style:style>
    <style:style style:name="Πίνακας18.B" style:family="table-column">
      <style:table-column-properties style:column-width="0.864cm"/>
    </style:style>
    <style:style style:name="Πίνακας18.C" style:family="table-column">
      <style:table-column-properties style:column-width="0.136cm"/>
    </style:style>
    <style:style style:name="Πίνακας18.E" style:family="table-column">
      <style:table-column-properties style:column-width="0.626cm"/>
    </style:style>
    <style:style style:name="Πίνακας18.I" style:family="table-column">
      <style:table-column-properties style:column-width="0.679cm"/>
    </style:style>
    <style:style style:name="Πίνακας18.J" style:family="table-column">
      <style:table-column-properties style:column-width="0.464cm"/>
    </style:style>
    <style:style style:name="Πίνακας18.M" style:family="table-column">
      <style:table-column-properties style:column-width="0.863cm"/>
    </style:style>
    <style:style style:name="Πίνακας18.P" style:family="table-column">
      <style:table-column-properties style:column-width="1.095cm"/>
    </style:style>
    <style:style style:name="Πίνακας18.R" style:family="table-column">
      <style:table-column-properties style:column-width="0.589cm"/>
    </style:style>
    <style:style style:name="Πίνακας18.A1" style:family="table-cell">
      <style:table-cell-properties fo:padding="0cm" fo:border="none"/>
    </style:style>
    <style:style style:name="Πίνακας20" style:family="table">
      <style:table-properties style:width="13.1cm" table:align="left" style:writing-mode="lr-tb"/>
    </style:style>
    <style:style style:name="Πίνακας20.A" style:family="table-column">
      <style:table-column-properties style:column-width="0.506cm"/>
    </style:style>
    <style:style style:name="Πίνακας20.B" style:family="table-column">
      <style:table-column-properties style:column-width="0.714cm"/>
    </style:style>
    <style:style style:name="Πίνακας20.C" style:family="table-column">
      <style:table-column-properties style:column-width="0.646cm"/>
    </style:style>
    <style:style style:name="Πίνακας20.D" style:family="table-column">
      <style:table-column-properties style:column-width="0.455cm"/>
    </style:style>
    <style:style style:name="Πίνακας20.E" style:family="table-column">
      <style:table-column-properties style:column-width="0.459cm"/>
    </style:style>
    <style:style style:name="Πίνακας20.F" style:family="table-column">
      <style:table-column-properties style:column-width="0.415cm"/>
    </style:style>
    <style:style style:name="Πίνακας20.G" style:family="table-column">
      <style:table-column-properties style:column-width="0.852cm"/>
    </style:style>
    <style:style style:name="Πίνακας20.H" style:family="table-column">
      <style:table-column-properties style:column-width="0.854cm"/>
    </style:style>
    <style:style style:name="Πίνακας20.J" style:family="table-column">
      <style:table-column-properties style:column-width="0.134cm"/>
    </style:style>
    <style:style style:name="Πίνακας20.M" style:family="table-column">
      <style:table-column-properties style:column-width="0.559cm"/>
    </style:style>
    <style:style style:name="Πίνακας20.P" style:family="table-column">
      <style:table-column-properties style:column-width="0.58cm"/>
    </style:style>
    <style:style style:name="Πίνακας20.Q" style:family="table-column">
      <style:table-column-properties style:column-width="0.7cm"/>
    </style:style>
    <style:style style:name="Πίνακας20.R" style:family="table-column">
      <style:table-column-properties style:column-width="0.48cm"/>
    </style:style>
    <style:style style:name="Πίνακας20.U" style:family="table-column">
      <style:table-column-properties style:column-width="0.482cm"/>
    </style:style>
    <style:style style:name="Πίνακας20.W" style:family="table-column">
      <style:table-column-properties style:column-width="0.753cm"/>
    </style:style>
    <style:style style:name="Πίνακας20.A1" style:family="table-cell">
      <style:table-cell-properties fo:padding="0cm" fo:border="none"/>
    </style:style>
    <style:style style:name="Πίνακας21" style:family="table">
      <style:table-properties style:width="13.1cm" table:align="left" style:writing-mode="lr-tb"/>
    </style:style>
    <style:style style:name="Πίνακας21.A" style:family="table-column">
      <style:table-column-properties style:column-width="0.72cm"/>
    </style:style>
    <style:style style:name="Πίνακας21.B" style:family="table-column">
      <style:table-column-properties style:column-width="0.961cm"/>
    </style:style>
    <style:style style:name="Πίνακας21.C" style:family="table-column">
      <style:table-column-properties style:column-width="0.788cm"/>
    </style:style>
    <style:style style:name="Πίνακας21.D" style:family="table-column">
      <style:table-column-properties style:column-width="0.79cm"/>
    </style:style>
    <style:style style:name="Πίνακας21.G" style:family="table-column">
      <style:table-column-properties style:column-width="0.385cm"/>
    </style:style>
    <style:style style:name="Πίνακας21.K" style:family="table-column">
      <style:table-column-properties style:column-width="0.476cm"/>
    </style:style>
    <style:style style:name="Πίνακας21.L" style:family="table-column">
      <style:table-column-properties style:column-width="0.399cm"/>
    </style:style>
    <style:style style:name="Πίνακας21.M" style:family="table-column">
      <style:table-column-properties style:column-width="0.773cm"/>
    </style:style>
    <style:style style:name="Πίνακας21.N" style:family="table-column">
      <style:table-column-properties style:column-width="0.423cm"/>
    </style:style>
    <style:style style:name="Πίνακας21.P" style:family="table-column">
      <style:table-column-properties style:column-width="0.205cm"/>
    </style:style>
    <style:style style:name="Πίνακας21.R" style:family="table-column">
      <style:table-column-properties style:column-width="0.661cm"/>
    </style:style>
    <style:style style:name="Πίνακας21.T" style:family="table-column">
      <style:table-column-properties style:column-width="0.206cm"/>
    </style:style>
    <style:style style:name="Πίνακας21.A1" style:family="table-cell">
      <style:table-cell-properties fo:padding="0cm" fo:border="none"/>
    </style:style>
    <style:style style:name="Πίνακας22" style:family="table">
      <style:table-properties style:width="13.1cm" table:align="left" style:writing-mode="lr-tb"/>
    </style:style>
    <style:style style:name="Πίνακας22.A" style:family="table-column">
      <style:table-column-properties style:column-width="0.852cm"/>
    </style:style>
    <style:style style:name="Πίνακας22.D" style:family="table-column">
      <style:table-column-properties style:column-width="0.854cm"/>
    </style:style>
    <style:style style:name="Πίνακας22.F" style:family="table-column">
      <style:table-column-properties style:column-width="0.727cm"/>
    </style:style>
    <style:style style:name="Πίνακας22.G" style:family="table-column">
      <style:table-column-properties style:column-width="1.081cm"/>
    </style:style>
    <style:style style:name="Πίνακας22.I" style:family="table-column">
      <style:table-column-properties style:column-width="0.506cm"/>
    </style:style>
    <style:style style:name="Πίνακας22.J" style:family="table-column">
      <style:table-column-properties style:column-width="0.482cm"/>
    </style:style>
    <style:style style:name="Πίνακας22.L" style:family="table-column">
      <style:table-column-properties style:column-width="0.917cm"/>
    </style:style>
    <style:style style:name="Πίνακας22.M" style:family="table-column">
      <style:table-column-properties style:column-width="0.416cm"/>
    </style:style>
    <style:style style:name="Πίνακας22.N" style:family="table-column">
      <style:table-column-properties style:column-width="0.646cm"/>
    </style:style>
    <style:style style:name="Πίνακας22.P" style:family="table-column">
      <style:table-column-properties style:column-width="0.508cm"/>
    </style:style>
    <style:style style:name="Πίνακας22.Q" style:family="table-column">
      <style:table-column-properties style:column-width="0.222cm"/>
    </style:style>
    <style:style style:name="Πίνακας22.R" style:family="table-column">
      <style:table-column-properties style:column-width="0.776cm"/>
    </style:style>
    <style:style style:name="Πίνακας22.A1" style:family="table-cell">
      <style:table-cell-properties fo:padding="0cm" fo:border="none"/>
    </style:style>
    <style:style style:name="Πίνακας23" style:family="table">
      <style:table-properties style:width="13.1cm" table:align="left" style:writing-mode="lr-tb"/>
    </style:style>
    <style:style style:name="Πίνακας23.A" style:family="table-column">
      <style:table-column-properties style:column-width="0.728cm"/>
    </style:style>
    <style:style style:name="Πίνακας23.B" style:family="table-column">
      <style:table-column-properties style:column-width="0.935cm"/>
    </style:style>
    <style:style style:name="Πίνακας23.C" style:family="table-column">
      <style:table-column-properties style:column-width="0.146cm"/>
    </style:style>
    <style:style style:name="Πίνακας23.D" style:family="table-column">
      <style:table-column-properties style:column-width="0.783cm"/>
    </style:style>
    <style:style style:name="Πίνακας23.E" style:family="table-column">
      <style:table-column-properties style:column-width="0.769cm"/>
    </style:style>
    <style:style style:name="Πίνακας23.F" style:family="table-column">
      <style:table-column-properties style:column-width="0.933cm"/>
    </style:style>
    <style:style style:name="Πίνακας23.H" style:family="table-column">
      <style:table-column-properties style:column-width="0.559cm"/>
    </style:style>
    <style:style style:name="Πίνακας23.O" style:family="table-column">
      <style:table-column-properties style:column-width="0.455cm"/>
    </style:style>
    <style:style style:name="Πίνακας23.P" style:family="table-column">
      <style:table-column-properties style:column-width="1.185cm"/>
    </style:style>
    <style:style style:name="Πίνακας23.S" style:family="table-column">
      <style:table-column-properties style:column-width="0.557cm"/>
    </style:style>
    <style:style style:name="Πίνακας23.A1" style:family="table-cell">
      <style:table-cell-properties fo:padding="0cm" fo:border="none"/>
    </style:style>
    <style:style style:name="Πίνακας25" style:family="table">
      <style:table-properties style:width="13.1cm" table:align="left" style:writing-mode="lr-tb"/>
    </style:style>
    <style:style style:name="Πίνακας25.A" style:family="table-column">
      <style:table-column-properties style:column-width="0.73cm"/>
    </style:style>
    <style:style style:name="Πίνακας25.B" style:family="table-column">
      <style:table-column-properties style:column-width="0.418cm"/>
    </style:style>
    <style:style style:name="Πίνακας25.C" style:family="table-column">
      <style:table-column-properties style:column-width="0.857cm"/>
    </style:style>
    <style:style style:name="Πίνακας25.H" style:family="table-column">
      <style:table-column-properties style:column-width="0.513cm"/>
    </style:style>
    <style:style style:name="Πίνακας25.I" style:family="table-column">
      <style:table-column-properties style:column-width="0.536cm"/>
    </style:style>
    <style:style style:name="Πίνακας25.K" style:family="table-column">
      <style:table-column-properties style:column-width="0.452cm"/>
    </style:style>
    <style:style style:name="Πίνακας25.L" style:family="table-column">
      <style:table-column-properties style:column-width="0.704cm"/>
    </style:style>
    <style:style style:name="Πίνακας25.M" style:family="table-column">
      <style:table-column-properties style:column-width="0.222cm"/>
    </style:style>
    <style:style style:name="Πίνακας25.R" style:family="table-column">
      <style:table-column-properties style:column-width="0.977cm"/>
    </style:style>
    <style:style style:name="Πίνακας25.S" style:family="table-column">
      <style:table-column-properties style:column-width="0.859cm"/>
    </style:style>
    <style:style style:name="Πίνακας25.T" style:family="table-column">
      <style:table-column-properties style:column-width="0.757cm"/>
    </style:style>
    <style:style style:name="Πίνακας25.A1" style:family="table-cell">
      <style:table-cell-properties fo:padding="0cm" fo:border="none"/>
    </style:style>
    <style:style style:name="Πίνακας26" style:family="table">
      <style:table-properties style:width="7.301cm" table:align="left" style:writing-mode="lr-tb"/>
    </style:style>
    <style:style style:name="Πίνακας26.A" style:family="table-column">
      <style:table-column-properties style:column-width="0.496cm"/>
    </style:style>
    <style:style style:name="Πίνακας26.B" style:family="table-column">
      <style:table-column-properties style:column-width="0.838cm"/>
    </style:style>
    <style:style style:name="Πίνακας26.D" style:family="table-column">
      <style:table-column-properties style:column-width="0.499cm"/>
    </style:style>
    <style:style style:name="Πίνακας26.E" style:family="table-column">
      <style:table-column-properties style:column-width="0.764cm"/>
    </style:style>
    <style:style style:name="Πίνακας26.F" style:family="table-column">
      <style:table-column-properties style:column-width="0.549cm"/>
    </style:style>
    <style:style style:name="Πίνακας26.G" style:family="table-column">
      <style:table-column-properties style:column-width="0.501cm"/>
    </style:style>
    <style:style style:name="Πίνακας26.H" style:family="table-column">
      <style:table-column-properties style:column-width="0.661cm"/>
    </style:style>
    <style:style style:name="Πίνακας26.J" style:family="table-column">
      <style:table-column-properties style:column-width="0.409cm"/>
    </style:style>
    <style:style style:name="Πίνακας26.K" style:family="table-column">
      <style:table-column-properties style:column-width="0.219cm"/>
    </style:style>
    <style:style style:name="Πίνακας26.L" style:family="table-column">
      <style:table-column-properties style:column-width="0.69cm"/>
    </style:style>
    <style:style style:name="Πίνακας26.A1" style:family="table-cell">
      <style:table-cell-properties fo:padding="0cm" fo:border="none"/>
    </style:style>
    <style:style style:name="Πίνακας27" style:family="table">
      <style:table-properties style:width="13.1cm" table:align="left" style:writing-mode="lr-tb"/>
    </style:style>
    <style:style style:name="Πίνακας27.A" style:family="table-column">
      <style:table-column-properties style:column-width="0.713cm"/>
    </style:style>
    <style:style style:name="Πίνακας27.B" style:family="table-column">
      <style:table-column-properties style:column-width="0.757cm"/>
    </style:style>
    <style:style style:name="Πίνακας27.C" style:family="table-column">
      <style:table-column-properties style:column-width="0.441cm"/>
    </style:style>
    <style:style style:name="Πίνακας27.D" style:family="table-column">
      <style:table-column-properties style:column-width="1.004cm"/>
    </style:style>
    <style:style style:name="Πίνακας27.E" style:family="table-column">
      <style:table-column-properties style:column-width="0.235cm"/>
    </style:style>
    <style:style style:name="Πίνακας27.F" style:family="table-column">
      <style:table-column-properties style:column-width="0.905cm"/>
    </style:style>
    <style:style style:name="Πίνακας27.G" style:family="table-column">
      <style:table-column-properties style:column-width="1.244cm"/>
    </style:style>
    <style:style style:name="Πίνακας27.J" style:family="table-column">
      <style:table-column-properties style:column-width="0.903cm"/>
    </style:style>
    <style:style style:name="Πίνακας27.O" style:family="table-column">
      <style:table-column-properties style:column-width="1.057cm"/>
    </style:style>
    <style:style style:name="Πίνακας27.A1" style:family="table-cell">
      <style:table-cell-properties fo:padding="0cm" fo:border="none"/>
    </style:style>
    <style:style style:name="Πίνακας28" style:family="table">
      <style:table-properties style:width="13.1cm" table:align="left" style:writing-mode="lr-tb"/>
    </style:style>
    <style:style style:name="Πίνακας28.A" style:family="table-column">
      <style:table-column-properties style:column-width="0.6cm"/>
    </style:style>
    <style:style style:name="Πίνακας28.B" style:family="table-column">
      <style:table-column-properties style:column-width="0.995cm"/>
    </style:style>
    <style:style style:name="Πίνακας28.D" style:family="table-column">
      <style:table-column-properties style:column-width="0.834cm"/>
    </style:style>
    <style:style style:name="Πίνακας28.E" style:family="table-column">
      <style:table-column-properties style:column-width="0.594cm"/>
    </style:style>
    <style:style style:name="Πίνακας28.F" style:family="table-column">
      <style:table-column-properties style:column-width="0.526cm"/>
    </style:style>
    <style:style style:name="Πίνακας28.G" style:family="table-column">
      <style:table-column-properties style:column-width="0.623cm"/>
    </style:style>
    <style:style style:name="Πίνακας28.H" style:family="table-column">
      <style:table-column-properties style:column-width="0.833cm"/>
    </style:style>
    <style:style style:name="Πίνακας28.I" style:family="table-column">
      <style:table-column-properties style:column-width="0.563cm"/>
    </style:style>
    <style:style style:name="Πίνακας28.J" style:family="table-column">
      <style:table-column-properties style:column-width="0.589cm"/>
    </style:style>
    <style:style style:name="Πίνακας28.K" style:family="table-column">
      <style:table-column-properties style:column-width="0.997cm"/>
    </style:style>
    <style:style style:name="Πίνακας28.L" style:family="table-column">
      <style:table-column-properties style:column-width="0.818cm"/>
    </style:style>
    <style:style style:name="Πίνακας28.M" style:family="table-column">
      <style:table-column-properties style:column-width="0.817cm"/>
    </style:style>
    <style:style style:name="Πίνακας28.N" style:family="table-column">
      <style:table-column-properties style:column-width="0.621cm"/>
    </style:style>
    <style:style style:name="Πίνακας28.Q" style:family="table-column">
      <style:table-column-properties style:column-width="0.258cm"/>
    </style:style>
    <style:style style:name="Πίνακας28.R" style:family="table-column">
      <style:table-column-properties style:column-width="0.88cm"/>
    </style:style>
    <style:style style:name="Πίνακας28.A1" style:family="table-cell">
      <style:table-cell-properties fo:padding="0cm" fo:border="none"/>
    </style:style>
    <style:style style:name="Πίνακας32" style:family="table">
      <style:table-properties style:width="13.1cm" table:align="left" style:writing-mode="lr-tb"/>
    </style:style>
    <style:style style:name="Πίνακας32.A" style:family="table-column">
      <style:table-column-properties style:column-width="0.658cm"/>
    </style:style>
    <style:style style:name="Πίνακας32.B" style:family="table-column">
      <style:table-column-properties style:column-width="0.758cm"/>
    </style:style>
    <style:style style:name="Πίνακας32.C" style:family="table-column">
      <style:table-column-properties style:column-width="0.54cm"/>
    </style:style>
    <style:style style:name="Πίνακας32.D" style:family="table-column">
      <style:table-column-properties style:column-width="0.907cm"/>
    </style:style>
    <style:style style:name="Πίνακας32.E" style:family="table-column">
      <style:table-column-properties style:column-width="0.483cm"/>
    </style:style>
    <style:style style:name="Πίνακας32.G" style:family="table-column">
      <style:table-column-properties style:column-width="0.905cm"/>
    </style:style>
    <style:style style:name="Πίνακας32.H" style:family="table-column">
      <style:table-column-properties style:column-width="0.566cm"/>
    </style:style>
    <style:style style:name="Πίνακας32.J" style:family="table-column">
      <style:table-column-properties style:column-width="0.143cm"/>
    </style:style>
    <style:style style:name="Πίνακας32.L" style:family="table-column">
      <style:table-column-properties style:column-width="0.72cm"/>
    </style:style>
    <style:style style:name="Πίνακας32.O" style:family="table-column">
      <style:table-column-properties style:column-width="0.538cm"/>
    </style:style>
    <style:style style:name="Πίνακας32.Q" style:family="table-column">
      <style:table-column-properties style:column-width="0.141cm"/>
    </style:style>
    <style:style style:name="Πίνακας32.S" style:family="table-column">
      <style:table-column-properties style:column-width="0.771cm"/>
    </style:style>
    <style:style style:name="Πίνακας32.A1" style:family="table-cell">
      <style:table-cell-properties fo:padding="0cm" fo:border="none"/>
    </style:style>
    <style:style style:name="Πίνακας33" style:family="table">
      <style:table-properties style:width="13.1cm" table:align="left" style:writing-mode="lr-tb"/>
    </style:style>
    <style:style style:name="Πίνακας33.A" style:family="table-column">
      <style:table-column-properties style:column-width="0.7cm"/>
    </style:style>
    <style:style style:name="Πίνακας33.B" style:family="table-column">
      <style:table-column-properties style:column-width="0.836cm"/>
    </style:style>
    <style:style style:name="Πίνακας33.C" style:family="table-column">
      <style:table-column-properties style:column-width="0.407cm"/>
    </style:style>
    <style:style style:name="Πίνακας33.D" style:family="table-column">
      <style:table-column-properties style:column-width="0.838cm"/>
    </style:style>
    <style:style style:name="Πίνακας33.E" style:family="table-column">
      <style:table-column-properties style:column-width="0.951cm"/>
    </style:style>
    <style:style style:name="Πίνακας33.H" style:family="table-column">
      <style:table-column-properties style:column-width="0.762cm"/>
    </style:style>
    <style:style style:name="Πίνακας33.J" style:family="table-column">
      <style:table-column-properties style:column-width="0.522cm"/>
    </style:style>
    <style:style style:name="Πίνακας33.M" style:family="table-column">
      <style:table-column-properties style:column-width="0.739cm"/>
    </style:style>
    <style:style style:name="Πίνακας33.N" style:family="table-column">
      <style:table-column-properties style:column-width="0.686cm"/>
    </style:style>
    <style:style style:name="Πίνακας33.P" style:family="table-column">
      <style:table-column-properties style:column-width="0.448cm"/>
    </style:style>
    <style:style style:name="Πίνακας33.R" style:family="table-column">
      <style:table-column-properties style:column-width="0.217cm"/>
    </style:style>
    <style:style style:name="Πίνακας33.S" style:family="table-column">
      <style:table-column-properties style:column-width="0.702cm"/>
    </style:style>
    <style:style style:name="Πίνακας33.A1" style:family="table-cell">
      <style:table-cell-properties fo:padding="0cm" fo:border="none"/>
    </style:style>
    <style:style style:name="Πίνακας7" style:family="table">
      <style:table-properties style:width="17cm" table:align="left" style:writing-mode="lr-tb"/>
    </style:style>
    <style:style style:name="Πίνακας7.A" style:family="table-column">
      <style:table-column-properties style:column-width="1.132cm"/>
    </style:style>
    <style:style style:name="Πίνακας7.B" style:family="table-column">
      <style:table-column-properties style:column-width="1.134cm"/>
    </style:style>
    <style:style style:name="Πίνακας7.A1" style:family="table-cell">
      <style:table-cell-properties fo:padding-left="0cm" fo:padding-right="0cm" fo:padding-top="0.049cm" fo:padding-bottom="0.049cm" fo:border-left="none" fo:border-right="none" fo:border-top="none" fo:border-bottom="0.05pt solid #000000"/>
    </style:style>
    <style:style style:name="Πίνακας7.B1" style:family="table-cell">
      <style:table-cell-properties fo:padding-left="0cm" fo:padding-right="0cm" fo:padding-top="0.049cm" fo:padding-bottom="0.049cm" fo:border-left="0.05pt solid #000000" fo:border-right="none" fo:border-top="none" fo:border-bottom="0.05pt solid #000000"/>
    </style:style>
    <style:style style:name="Πίνακας7.A3" style:family="table-cell">
      <style:table-cell-properties fo:padding-left="0cm" fo:padding-right="0cm" fo:padding-top="0.049cm" fo:padding-bottom="0.049cm" fo:border="none"/>
    </style:style>
    <style:style style:name="Πίνακας7.B3" style:family="table-cell">
      <style:table-cell-properties fo:padding-left="0cm" fo:padding-right="0cm" fo:padding-top="0.049cm" fo:padding-bottom="0.049cm" fo:border-left="0.05pt solid #000000" fo:border-right="none" fo:border-top="none" fo:border-bottom="none"/>
    </style:style>
    <style:style style:name="Πίνακας2" style:family="table">
      <style:table-properties style:width="17cm" table:align="left" style:writing-mode="lr-tb"/>
    </style:style>
    <style:style style:name="Πίνακας2.A" style:family="table-column">
      <style:table-column-properties style:column-width="1.519cm"/>
    </style:style>
    <style:style style:name="Πίνακας2.B" style:family="table-column">
      <style:table-column-properties style:column-width="1.981cm"/>
    </style:style>
    <style:style style:name="Πίνακας2.C" style:family="table-column">
      <style:table-column-properties style:column-width="1.483cm"/>
    </style:style>
    <style:style style:name="Πίνακας2.D" style:family="table-column">
      <style:table-column-properties style:column-width="1.914cm"/>
    </style:style>
    <style:style style:name="Πίνακας2.E" style:family="table-column">
      <style:table-column-properties style:column-width="1.863cm"/>
    </style:style>
    <style:style style:name="Πίνακας2.F" style:family="table-column">
      <style:table-column-properties style:column-width="2.175cm"/>
    </style:style>
    <style:style style:name="Πίνακας2.G" style:family="table-column">
      <style:table-column-properties style:column-width="2.177cm"/>
    </style:style>
    <style:style style:name="Πίνακας2.H" style:family="table-column">
      <style:table-column-properties style:column-width="1.803cm"/>
    </style:style>
    <style:style style:name="Πίνακας2.I" style:family="table-column">
      <style:table-column-properties style:column-width="2.087cm"/>
    </style:style>
    <style:style style:name="Πίνακας2.A1" style:family="table-cell">
      <style:table-cell-properties fo:padding-left="0cm" fo:padding-right="0cm" fo:padding-top="0.101cm" fo:padding-bottom="0.101cm" fo:border="none"/>
    </style:style>
    <style:style style:name="Πίνακας2.B2" style:family="table-cell">
      <style:table-cell-properties fo:padding-left="0cm" fo:padding-right="0cm" fo:padding-top="0.101cm" fo:padding-bottom="0.101cm" fo:border-left="none" fo:border-right="none" fo:border-top="none" fo:border-bottom="0.05pt solid #000000"/>
    </style:style>
    <style:style style:name="Πίνακας2.C2" style:family="table-cell">
      <style:table-cell-properties fo:padding-left="0cm" fo:padding-right="0cm" fo:padding-top="0.101cm" fo:padding-bottom="0.101cm" fo:border-left="0.05pt solid #000000" fo:border-right="none" fo:border-top="none" fo:border-bottom="0.05pt solid #000000"/>
    </style:style>
    <style:style style:name="Πίνακας2.C16" style:family="table-cell">
      <style:table-cell-properties fo:padding-left="0cm" fo:padding-right="0cm" fo:padding-top="0.101cm" fo:padding-bottom="0.101cm" fo:border-left="0.05pt solid #000000" fo:border-right="none" fo:border-top="none" fo:border-bottom="none"/>
    </style:style>
    <style:style style:name="Πίνακας57" style:family="table">
      <style:table-properties style:width="17cm" table:align="left" style:writing-mode="lr-tb"/>
    </style:style>
    <style:style style:name="Πίνακας57.A" style:family="table-column">
      <style:table-column-properties style:column-width="1.101cm"/>
    </style:style>
    <style:style style:name="Πίνακας57.E" style:family="table-column">
      <style:table-column-properties style:column-width="1.102cm"/>
    </style:style>
    <style:style style:name="Πίνακας57.F" style:family="table-column">
      <style:table-column-properties style:column-width="1.337cm"/>
    </style:style>
    <style:style style:name="Πίνακας57.G" style:family="table-column">
      <style:table-column-properties style:column-width="1.041cm"/>
    </style:style>
    <style:style style:name="Πίνακας57.H" style:family="table-column">
      <style:table-column-properties style:column-width="1.014cm"/>
    </style:style>
    <style:style style:name="Πίνακας57.I" style:family="table-column">
      <style:table-column-properties style:column-width="1.097cm"/>
    </style:style>
    <style:style style:name="Πίνακας57.J" style:family="table-column">
      <style:table-column-properties style:column-width="1.012cm"/>
    </style:style>
    <style:style style:name="Πίνακας57.M" style:family="table-column">
      <style:table-column-properties style:column-width="0.995cm"/>
    </style:style>
    <style:style style:name="Πίνακας57.O" style:family="table-column">
      <style:table-column-properties style:column-width="0.986cm"/>
    </style:style>
    <style:style style:name="Πίνακας57.P" style:family="table-column">
      <style:table-column-properties style:column-width="0.99cm"/>
    </style:style>
    <style:style style:name="Πίνακας57.A1" style:family="table-cell">
      <style:table-cell-properties fo:padding-left="0cm" fo:padding-right="0cm" fo:padding-top="0.199cm" fo:padding-bottom="0.199cm" fo:border-left="none" fo:border-right="none" fo:border-top="none" fo:border-bottom="0.05pt solid #000000"/>
    </style:style>
    <style:style style:name="Πίνακας57.B1" style:family="table-cell">
      <style:table-cell-properties fo:padding-left="0cm" fo:padding-right="0cm" fo:padding-top="0.199cm" fo:padding-bottom="0.199cm" fo:border-left="0.05pt solid #000000" fo:border-right="none" fo:border-top="none" fo:border-bottom="0.05pt solid #000000"/>
    </style:style>
    <style:style style:name="Πίνακας57.A22" style:family="table-cell">
      <style:table-cell-properties fo:padding-left="0cm" fo:padding-right="0cm" fo:padding-top="0.199cm" fo:padding-bottom="0.199cm" fo:border="none"/>
    </style:style>
    <style:style style:name="Πίνακας57.B22" style:family="table-cell">
      <style:table-cell-properties fo:padding-left="0cm" fo:padding-right="0cm" fo:padding-top="0.199cm" fo:padding-bottom="0.199cm" fo:border-left="0.05pt solid #000000" fo:border-right="none" fo:border-top="none" fo:border-bottom="none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EEMusic1" fo:font-size="12pt" officeooo:paragraph-rsid="014f18ca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2pt" fo:language="en" fo:country="US" officeooo:rsid="00af2d36" officeooo:paragraph-rsid="016b7dce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2pt" fo:language="en" fo:country="US" officeooo:rsid="00af2d36" officeooo:paragraph-rsid="016bbf5d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2pt" fo:language="el" fo:country="GR" officeooo:rsid="00af2d36" officeooo:paragraph-rsid="016b7dce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2pt" fo:language="el" fo:country="GR" officeooo:rsid="00af2d36" officeooo:paragraph-rsid="016bbf5d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EEMusic1" fo:font-size="12pt" fo:language="el" fo:country="GR" officeooo:rsid="00af2d36" officeooo:paragraph-rsid="018c06d5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d17a20" officeooo:paragraph-rsid="016b7dce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d2c908" officeooo:paragraph-rsid="016b7dce" style:font-size-asian="16pt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da4153" officeooo:paragraph-rsid="016b7dce" style:font-size-asian="16pt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ea7dda" officeooo:paragraph-rsid="016b7dce" style:font-size-asian="16pt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ecf88d" officeooo:paragraph-rsid="016b7dce" style:font-size-asian="16pt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ee1ef8" officeooo:paragraph-rsid="016b7dce" style:font-size-asian="16pt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ef3588" officeooo:paragraph-rsid="016b7dce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efd415" officeooo:paragraph-rsid="016b7dce" style:font-size-asian="16pt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0fbc3" officeooo:paragraph-rsid="016b7dce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2a6a4" officeooo:paragraph-rsid="016b7dce" style:font-size-asian="16pt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6ca8c" officeooo:paragraph-rsid="016b7dce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89ddf" officeooo:paragraph-rsid="016b7dce" style:font-size-asian="16pt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97236" officeooo:paragraph-rsid="016b7dce" style:font-size-asian="16pt" style:font-size-complex="16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b5a67" officeooo:paragraph-rsid="016b7dce" style:font-size-asian="16pt" style:font-size-complex="16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e07d5" officeooo:paragraph-rsid="016b7dce" style:font-size-asian="16pt" style:font-size-complex="16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0ffed5d" officeooo:paragraph-rsid="016b7dce" style:font-size-asian="16pt" style:font-size-complex="16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04e2c7" officeooo:paragraph-rsid="016b7dce" style:font-size-asian="16pt" style:font-size-complex="16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07970c" officeooo:paragraph-rsid="016b7dce" style:font-size-asian="16pt" style:font-size-complex="16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088066" officeooo:paragraph-rsid="016b7dce" style:font-size-asian="16pt" style:font-size-complex="16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0f3777" officeooo:paragraph-rsid="016b7dce" style:font-size-asian="16pt" style:font-size-complex="16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0a1ed" officeooo:paragraph-rsid="016b7dce" style:font-size-asian="16pt" style:font-size-complex="16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297fc" officeooo:paragraph-rsid="016b7dce" style:font-size-asian="16pt" style:font-size-complex="16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462c1" officeooo:paragraph-rsid="016b7dce" style:font-size-asian="16pt" style:font-size-complex="16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4ad4d" officeooo:paragraph-rsid="016b7dce" style:font-size-asian="16pt" style:font-size-complex="16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600b0" officeooo:paragraph-rsid="016b7dce" style:font-size-asian="16pt" style:font-size-complex="16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77882" officeooo:paragraph-rsid="016b7dce" style:font-size-asian="16pt" style:font-size-complex="16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965e0" officeooo:paragraph-rsid="016b7dce" style:font-size-asian="16pt" style:font-size-complex="16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965e0" officeooo:paragraph-rsid="016bbf5d" style:font-size-asian="16pt" style:font-size-complex="16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9add0" officeooo:paragraph-rsid="016bbf5d" style:font-size-asian="16pt" style:font-size-complex="16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a16ae" officeooo:paragraph-rsid="016bbf5d" style:font-size-asian="16pt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b7c22" officeooo:paragraph-rsid="016bbf5d" style:font-size-asian="16pt" style:font-size-complex="16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6pt" fo:language="el" fo:country="GR" officeooo:rsid="011cff6e" officeooo:paragraph-rsid="016bbf5d" style:font-size-asian="16pt" style:font-size-complex="16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EEMusic1" fo:font-size="16pt" officeooo:paragraph-rsid="01448f57" style:font-size-asian="16pt" style:font-size-complex="16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EEMusic1" fo:font-size="8pt" fo:language="el" fo:country="GR" officeooo:rsid="00af2d36" officeooo:paragraph-rsid="016b7dce" style:font-size-asian="7pt" style:font-size-complex="8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EEMusic1" fo:font-size="8pt" fo:language="el" fo:country="GR" officeooo:rsid="00af2d36" officeooo:paragraph-rsid="016bbf5d" style:font-size-asian="7pt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1pt" fo:language="el" fo:country="GR" officeooo:rsid="00af2d36" officeooo:paragraph-rsid="016b7dce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>
        <style:tab-stops>
          <style:tab-stop style:position="13.099cm" style:type="right"/>
        </style:tab-stops>
      </style:paragraph-properties>
      <style:text-properties style:font-name="EEMusic1" fo:font-size="11pt" fo:language="el" fo:country="GR" officeooo:rsid="00af2d36" officeooo:paragraph-rsid="016b7dce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EEMusic1" fo:font-size="11pt" officeooo:paragraph-rsid="00e389f5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EEMusic1" fo:font-size="18pt" fo:language="el" fo:country="GR" officeooo:rsid="00af2d36" officeooo:paragraph-rsid="016b7dce" style:font-size-asian="15.75pt" style:font-size-complex="18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5pt" officeooo:paragraph-rsid="00e389f5" style:font-name-asian="Times New Roman" style:font-size-asian="15pt" style:language-asian="el" style:country-asian="GR" style:font-name-complex="Times New Roman" style:font-size-complex="15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5pt" officeooo:paragraph-rsid="016d2a9b" style:font-name-asian="Times New Roman" style:font-size-asian="15pt" style:language-asian="el" style:country-asian="GR" style:font-name-complex="Times New Roman" style:font-size-complex="15pt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style:font-name="EEMusic1" fo:font-size="15pt" officeooo:paragraph-rsid="0111394a" style:font-size-asian="15pt" style:font-size-complex="15pt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style:font-name="EEMusic1" fo:font-size="15pt" officeooo:paragraph-rsid="016d2a9b" style:font-size-asian="15pt" style:font-size-complex="15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1" fo:font-size="15pt" fo:language="el" fo:country="GR" officeooo:rsid="001d97f5" officeooo:paragraph-rsid="0113cc89" style:font-size-asian="15pt" style:font-size-complex="15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EEMusic" fo:font-size="16pt" fo:language="en" fo:country="US" officeooo:rsid="0011d81b" officeooo:paragraph-rsid="01448f57" style:font-name-asian="Times New Roman" style:font-size-asian="16pt" style:language-asian="el" style:country-asian="GR" style:font-name-complex="Times New Roman" style:font-size-complex="16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EEMusic" fo:font-size="16pt" fo:language="en" fo:country="US" officeooo:rsid="0011d81b" officeooo:paragraph-rsid="016b7dce" style:font-name-asian="Times New Roman" style:font-size-asian="16pt" style:language-asian="el" style:country-asian="GR" style:font-name-complex="Times New Roman" style:font-size-complex="16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EEMusic" fo:font-size="8pt" fo:language="en" fo:country="US" officeooo:rsid="0011d81b" officeooo:paragraph-rsid="016b7dce" style:font-name-asian="Times New Roman" style:font-size-asian="7pt" style:language-asian="el" style:country-asian="GR" style:font-name-complex="Times New Roman" style:font-size-complex="8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EEMusic" fo:font-size="15pt" officeooo:paragraph-rsid="00e389f5" style:font-name-asian="Times New Roman" style:font-size-asian="15pt" style:language-asian="el" style:country-asian="GR" style:font-name-complex="Times New Roman" style:font-size-complex="15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EEMusic2" fo:font-size="15pt" officeooo:rsid="001a0980" officeooo:paragraph-rsid="0115c62f" style:font-name-asian="EEMusic2" style:font-size-asian="15pt" style:language-asian="el" style:country-asian="GR" style:font-name-complex="EEMusic2" style:font-size-complex="15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" fo:font-size="16pt" fo:language="el" fo:country="GR" officeooo:rsid="00ea7dda" officeooo:paragraph-rsid="016b7dce" style:font-size-asian="16pt" style:font-size-complex="16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" fo:font-size="16pt" fo:language="el" fo:country="GR" officeooo:rsid="001d97f5" officeooo:paragraph-rsid="016b7dce" style:font-size-asian="16pt" style:font-size-complex="16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" fo:font-size="16pt" fo:language="el" fo:country="GR" officeooo:rsid="011297fc" officeooo:paragraph-rsid="016b7dce" style:font-size-asian="16pt" style:font-size-complex="16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" fo:font-size="16pt" fo:language="el" fo:country="GR" officeooo:rsid="011965e0" officeooo:paragraph-rsid="016b7dce" style:font-size-asian="16pt" style:font-size-complex="16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" fo:font-size="16pt" fo:language="el" fo:country="GR" officeooo:rsid="011b7c22" officeooo:paragraph-rsid="016bbf5d" style:font-size-asian="16pt" style:font-size-complex="16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EEMusic:aalt" fo:font-size="8pt" fo:language="en" fo:country="US" officeooo:rsid="0011d81b" officeooo:paragraph-rsid="016b7dce" style:font-size-asian="7pt" style:font-size-complex="8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EEMusic:swsh" fo:font-size="28pt" fo:language="en" fo:country="US" officeooo:rsid="00af2d36" officeooo:paragraph-rsid="016b7dce" style:font-size-asian="28pt" style:font-size-complex="28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EEMusic:swsh" fo:font-size="28pt" fo:language="en" fo:country="US" officeooo:rsid="00af2d36" officeooo:paragraph-rsid="016bbf5d" style:font-size-asian="28pt" style:font-size-complex="28pt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EEMusic:swsh" fo:font-size="28pt" fo:language="en" fo:country="US" officeooo:rsid="012aa067" officeooo:paragraph-rsid="016b7dce" style:font-size-asian="28pt" style:font-size-complex="28pt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EEMusic:swsh" fo:font-size="28pt" fo:language="el" fo:country="GR" officeooo:rsid="00d17a20" officeooo:paragraph-rsid="016b7dce" style:font-size-asian="28pt" style:font-size-complex="28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EEMusic:swsh" fo:font-size="28pt" fo:language="el" fo:country="GR" officeooo:rsid="00af2d36" officeooo:paragraph-rsid="016b7dce" style:font-size-asian="28pt" style:font-size-complex="28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EEMusic:swsh" fo:font-size="28pt" fo:language="el" fo:country="GR" officeooo:rsid="00af2d36" officeooo:paragraph-rsid="016bbf5d" style:font-size-asian="28pt" style:font-size-complex="28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=2" fo:font-size="16pt" fo:language="el" fo:country="GR" officeooo:rsid="00f0fbc3" officeooo:paragraph-rsid="016b7dce" style:font-size-asian="16pt" style:font-size-complex="16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:aalt=2" fo:font-size="16pt" fo:language="el" fo:country="GR" officeooo:rsid="0107970c" officeooo:paragraph-rsid="016b7dce" style:font-size-asian="16pt" style:font-size-complex="16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ff" style:font-name="EEMusic:aalt" fo:font-size="16pt" fo:language="en" fo:country="US" officeooo:rsid="0011d81b" officeooo:paragraph-rsid="01448f57" style:font-name-asian="Times New Roman" style:font-size-asian="16pt" style:language-asian="el" style:country-asian="GR" style:font-name-complex="Times New Roman" style:font-size-complex="16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ff" style:font-name="EEMusic:aalt" fo:font-size="15pt" officeooo:paragraph-rsid="00e389f5" style:font-name-asian="Times New Roman" style:font-size-asian="15pt" style:language-asian="el" style:country-asian="GR" style:font-name-complex="Times New Roman" style:font-size-complex="15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ff" style:font-name="EEMusic:aalt" fo:font-size="15pt" fo:language="el" fo:country="GR" officeooo:rsid="001d97f5" officeooo:paragraph-rsid="0113cc89" style:font-size-asian="15pt" style:font-size-complex="15pt"/>
    </style:style>
    <style:style style:name="P73" style:family="paragraph" style:parent-style-name="Standard">
      <style:paragraph-properties fo:margin-top="0cm" fo:margin-bottom="0cm" loext:contextual-spacing="false" fo:text-align="center" style:justify-single-word="false"/>
      <style:text-properties fo:color="#0000ff" style:font-name="EEMusic:aalt" fo:font-size="15pt" officeooo:paragraph-rsid="016d2a9b" style:font-size-asian="15pt" style:font-size-complex="15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2" fo:font-size="16pt" fo:language="el" fo:country="GR" officeooo:rsid="010bd57d" officeooo:paragraph-rsid="016b7dce" style:font-name-asian="EEMusic2" style:font-size-asian="16pt" style:font-name-complex="EEMusic2" style:font-size-complex="16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2" fo:font-size="16pt" fo:language="el" fo:country="GR" officeooo:rsid="0113cc89" officeooo:paragraph-rsid="016b7dce" style:font-name-asian="EEMusic2" style:font-size-asian="16pt" style:font-name-complex="EEMusic2" style:font-size-complex="16pt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2" fo:font-size="16pt" fo:language="el" fo:country="GR" officeooo:rsid="01479844" officeooo:paragraph-rsid="016b7dce" style:font-name-asian="EEMusic2" style:font-size-asian="16pt" style:font-name-complex="EEMusic2" style:font-size-complex="16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2" fo:font-size="12pt" fo:language="el" fo:country="GR" officeooo:rsid="011965e0" officeooo:paragraph-rsid="016b7dce" style:font-size-asian="12pt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2" fo:font-size="15pt" officeooo:rsid="01174969" officeooo:paragraph-rsid="01174969" style:font-name-asian="EEMusic2" style:font-size-asian="15pt" style:language-asian="el" style:country-asian="GR" style:font-name-complex="EEMusic2" style:font-size-complex="15pt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6pt" fo:language="el" fo:country="GR" officeooo:rsid="00af2d36" officeooo:paragraph-rsid="016b7dce" style:font-name-asian="Times New Roman" style:font-size-asian="16pt" style:language-asian="el" style:country-asian="GR" style:font-name-complex="Times New Roman" style:font-size-complex="16pt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6pt" fo:language="el" fo:country="GR" officeooo:rsid="00efd415" officeooo:paragraph-rsid="016b7dce" style:font-name-asian="Times New Roman" style:font-size-asian="16pt" style:language-asian="el" style:country-asian="GR" style:font-name-complex="Times New Roman" style:font-size-complex="16pt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6pt" fo:language="el" fo:country="GR" officeooo:rsid="0119add0" officeooo:paragraph-rsid="016bbf5d" style:font-name-asian="Times New Roman" style:font-size-asian="16pt" style:language-asian="el" style:country-asian="GR" style:font-name-complex="Times New Roman" style:font-size-complex="16pt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6pt" officeooo:paragraph-rsid="00e389f5" style:font-name-asian="Times New Roman" style:font-size-asian="16pt" style:language-asian="el" style:country-asian="GR" style:font-name-complex="Times New Roman" style:font-size-complex="16pt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style:font-name="EEMusic" fo:font-size="8pt" fo:language="en" fo:country="US" officeooo:paragraph-rsid="018a61ff" style:font-size-asian="8pt" style:font-size-complex="8pt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style:font-name="EEMusic" fo:font-size="8pt" fo:language="en" fo:country="US" officeooo:paragraph-rsid="018a61ff" style:font-size-asian="8pt" style:font-name-complex="Courier New2" style:font-size-complex="8pt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officeooo:paragraph-rsid="018a61ff" style:font-size-asian="14pt" style:font-size-complex="14pt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style:font-name="EEMusic" fo:font-size="14pt" officeooo:paragraph-rsid="018a61ff" style:font-size-asian="14pt" style:font-size-complex="14pt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officeooo:paragraph-rsid="018a61ff" style:font-size-asian="14pt" style:font-name-complex="Calibri2" style:font-size-complex="14pt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fo:language="en" fo:country="US" officeooo:paragraph-rsid="018a61ff" style:font-size-asian="14pt" style:font-size-complex="14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style:font-name="EEMusic" fo:font-size="14pt" fo:language="en" fo:country="US" officeooo:paragraph-rsid="018a61ff" style:font-size-asian="14pt" style:font-size-complex="14pt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fo:language="en" fo:country="US" officeooo:paragraph-rsid="018a61ff" style:font-size-asian="14pt" style:font-name-complex="Courier New2" style:font-size-complex="14pt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fo:language="en" fo:country="US" officeooo:paragraph-rsid="018a61ff" style:font-name-asian="MS Mincho" style:font-size-asian="14pt" style:font-name-complex="MS Mincho" style:font-size-complex="14pt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style:font-name="EEMusic" fo:font-size="14pt" fo:language="en" fo:country="US" officeooo:paragraph-rsid="018a61ff" style:font-name-asian="MS Mincho" style:font-size-asian="14pt" style:font-name-complex="MS Mincho" style:font-size-complex="14pt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fo:language="en" fo:country="US" officeooo:paragraph-rsid="018a61ff" style:font-name-asian="Times New Roman" style:font-size-asian="14pt" style:language-asian="el" style:country-asian="GR" style:font-name-complex="Calibri Light3" style:font-size-complex="14pt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style:font-name="EEMusic" fo:font-size="14pt" fo:language="en" fo:country="US" officeooo:paragraph-rsid="018a61ff" style:font-name-asian="Times New Roman" style:font-size-asian="14pt" style:language-asian="el" style:country-asian="GR" style:font-name-complex="Calibri Light3" style:font-size-complex="14pt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4pt" officeooo:paragraph-rsid="018a61ff" style:font-name-asian="MS Mincho" style:font-size-asian="14pt" style:font-name-complex="MS Mincho" style:font-size-complex="14pt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5pt" officeooo:paragraph-rsid="00e389f5" style:font-name-asian="Times New Roman" style:font-size-asian="15pt" style:language-asian="el" style:country-asian="GR" style:font-name-complex="Times New Roman" style:font-size-complex="15pt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5pt" officeooo:rsid="0013dbe1" officeooo:paragraph-rsid="011b4f25" style:font-name-asian="Times New Roman" style:font-size-asian="15pt" style:language-asian="el" style:country-asian="GR" style:font-name-complex="Times New Roman" style:font-size-complex="15pt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EEMusic" fo:font-size="12pt" fo:language="en" fo:country="US" officeooo:paragraph-rsid="018a61ff" style:font-name-asian="Symbola1" style:font-size-asian="12pt" style:font-name-complex="Symbola1" style:font-size-complex="12pt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EEMusic:aalt=2" fo:font-size="16pt" fo:language="en" fo:country="US" officeooo:rsid="0011d81b" officeooo:paragraph-rsid="01448f57" style:font-name-asian="Times New Roman" style:font-size-asian="16pt" style:language-asian="el" style:country-asian="GR" style:font-name-complex="Times New Roman" style:font-size-complex="16pt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EEMusic:aalt=2" fo:font-size="15pt" officeooo:paragraph-rsid="00e389f5" style:font-name-asian="Times New Roman" style:font-size-asian="15pt" style:language-asian="el" style:country-asian="GR" style:font-name-complex="Times New Roman" style:font-size-complex="15pt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EEMusic1" fo:font-size="16pt" fo:language="el" fo:country="GR" officeooo:rsid="0114ad4d" officeooo:paragraph-rsid="016b7dce" style:font-size-asian="16pt" style:font-size-complex="16pt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EEMusic1" fo:font-size="16pt" fo:language="el" fo:country="GR" officeooo:rsid="011a16ae" officeooo:paragraph-rsid="016bbf5d" style:font-size-asian="16pt" style:font-size-complex="16pt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dc143c" style:font-name="EEMusic1" fo:font-size="16pt" fo:language="el" fo:country="GR" officeooo:rsid="0114ad4d" officeooo:paragraph-rsid="016b7dce" style:font-size-asian="16pt" style:font-size-complex="16pt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 Light" fo:font-size="8pt" fo:language="en" fo:country="US" officeooo:paragraph-rsid="018a61ff" style:font-size-asian="8pt" style:font-name-complex="Calibri Light3" style:font-size-complex="8pt"/>
    </style:style>
    <style:style style:name="P10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8pt" fo:language="en" fo:country="US" officeooo:paragraph-rsid="018a61ff" style:font-size-asian="8pt" style:font-name-complex="Calibri Light3" style:font-size-complex="8pt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style:font-name="Calibri Light" fo:font-size="8pt" fo:language="en" fo:country="US" officeooo:paragraph-rsid="018a61ff" style:font-size-asian="8pt" style:font-name-complex="Calibri Light3" style:font-size-complex="8pt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fo:font-size="9pt" fo:language="en" fo:country="US" officeooo:paragraph-rsid="018a61ff" style:font-size-asian="9pt" style:font-name-complex="Calibri2" style:font-size-complex="9pt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9pt" fo:language="en" fo:country="US" officeooo:paragraph-rsid="018a61ff" style:font-size-asian="9pt" style:font-name-complex="Calibri2" style:font-size-complex="9pt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9pt" fo:language="en" fo:country="US" officeooo:paragraph-rsid="018a61ff" style:font-name-asian="MS Mincho" style:font-size-asian="9pt" style:font-name-complex="Calibri2" style:font-size-complex="9pt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fo:font-size="9pt" fo:language="en" fo:country="US" officeooo:paragraph-rsid="018a61ff" style:font-name-asian="MS Mincho" style:font-size-asian="9pt" style:font-name-complex="Calibri2" style:font-size-complex="9pt"/>
    </style:style>
    <style:style style:name="P11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27cm"/>
        </style:tab-stops>
      </style:paragraph-properties>
      <style:text-properties fo:font-size="9pt" officeooo:paragraph-rsid="018a61ff" style:font-size-asian="9pt" style:font-name-complex="Calibri2" style:font-size-complex="9pt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 Light1" fo:font-size="6pt" fo:language="el" fo:country="GR" officeooo:rsid="00af2d36" officeooo:paragraph-rsid="014f18ca" style:font-size-asian="5.25pt" style:font-size-complex="6pt"/>
    </style:style>
    <style:style style:name="P1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 Light1" fo:font-size="6pt" officeooo:paragraph-rsid="014f18ca" style:font-name-asian="MS Mincho" style:font-size-asian="5.25pt" style:font-name-complex="MS Mincho" style:font-size-complex="6pt"/>
    </style:style>
    <style:style style:name="P1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 Light1" fo:font-size="6pt" officeooo:paragraph-rsid="010a4a21" fo:background-color="transparent" style:font-size-asian="5.25pt" style:font-size-complex="6pt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style:font-name="Calibri Light1" fo:font-size="8pt" fo:language="el" fo:country="GR" officeooo:rsid="0071b509" officeooo:paragraph-rsid="018a61ff" fo:background-color="#fffff0" style:font-size-asian="7pt" style:font-name-complex="Musical Symbols1" style:font-size-complex="8pt"/>
    </style:style>
    <style:style style:name="P11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18d286a"/>
    </style:style>
    <style:style style:name="P1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ymbola" fo:font-size="12pt" fo:language="en" fo:country="US" officeooo:paragraph-rsid="018a61ff" style:font-name-asian="Symbola1" style:font-size-asian="12pt" style:font-name-complex="Symbola1" style:font-size-complex="12pt"/>
    </style:style>
    <style:style style:name="P118" style:family="paragraph" style:parent-style-name="Preformatted_20_Text">
      <style:paragraph-properties fo:margin-top="0cm" fo:margin-bottom="0cm" loext:contextual-spacing="false" fo:line-height="115%" fo:text-align="center" style:justify-single-word="false"/>
      <style:text-properties style:use-window-font-color="true" style:font-name="EEMusic:aalt" fo:font-size="16pt" fo:language="el" fo:country="GR" officeooo:rsid="00d2c908" officeooo:paragraph-rsid="016b7dce" style:font-name-asian="EEMusic2" style:font-size-asian="16pt" style:font-name-complex="EEMusic2" style:font-size-complex="16pt"/>
    </style:style>
    <style:style style:name="P119" style:family="paragraph" style:parent-style-name="Preformatted_20_Text">
      <style:paragraph-properties fo:margin-top="0cm" fo:margin-bottom="0cm" loext:contextual-spacing="false" fo:line-height="115%" fo:text-align="center" style:justify-single-word="false"/>
      <style:text-properties style:font-name="EEMusic1" fo:font-size="16pt" fo:language="el" fo:country="GR" officeooo:rsid="00d17a20" officeooo:paragraph-rsid="016b7dce" style:font-size-asian="16pt" style:font-size-complex="16pt"/>
    </style:style>
    <style:style style:name="P120" style:family="paragraph" style:parent-style-name="Preformatted_20_Text">
      <style:paragraph-properties fo:margin-top="0cm" fo:margin-bottom="0cm" loext:contextual-spacing="false" fo:line-height="115%" fo:text-align="center" style:justify-single-word="false"/>
      <style:text-properties style:font-name="EEMusic1" fo:font-size="16pt" fo:language="el" fo:country="GR" officeooo:rsid="00d2c908" officeooo:paragraph-rsid="016b7dce" style:font-size-asian="16pt" style:font-size-complex="16pt"/>
    </style:style>
    <style:style style:name="P121" style:family="paragraph" style:parent-style-name="Preformatted_20_Text">
      <style:paragraph-properties fo:margin-top="0cm" fo:margin-bottom="0cm" loext:contextual-spacing="false" fo:line-height="115%" fo:text-align="center" style:justify-single-word="false"/>
      <style:text-properties style:font-name="EEMusic1" fo:font-size="16pt" fo:language="el" fo:country="GR" officeooo:rsid="00af2d36" officeooo:paragraph-rsid="016b7dce" style:font-size-asian="16pt" style:font-size-complex="16pt"/>
    </style:style>
    <style:style style:name="P122" style:family="paragraph" style:parent-style-name="Preformatted_20_Text">
      <style:paragraph-properties fo:margin-top="0cm" fo:margin-bottom="0cm" loext:contextual-spacing="false" fo:line-height="115%" fo:text-align="center" style:justify-single-word="false"/>
      <style:text-properties style:font-name="EEMusic1" fo:font-size="16pt" fo:language="el" fo:country="GR" officeooo:rsid="00da4153" officeooo:paragraph-rsid="016b7dce" style:font-size-asian="16pt" style:font-size-complex="16pt"/>
    </style:style>
    <style:style style:name="P123" style:family="paragraph" style:parent-style-name="Preformatted_20_Text">
      <style:paragraph-properties fo:margin-top="0cm" fo:margin-bottom="0cm" loext:contextual-spacing="false" fo:line-height="115%" fo:text-align="center" style:justify-single-word="false"/>
      <style:text-properties style:font-name="EEMusic2" fo:font-size="16pt" fo:language="el" fo:country="GR" officeooo:rsid="00d2c908" officeooo:paragraph-rsid="016b7dce" style:font-name-asian="EEMusic2" style:font-size-asian="16pt" style:font-name-complex="EEMusic2" style:font-size-complex="16pt"/>
    </style:style>
    <style:style style:name="P124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style:font-name="EEMusic1" fo:font-size="8pt" fo:language="el" fo:country="GR" officeooo:rsid="00af2d36" officeooo:paragraph-rsid="016b7dce" style:font-size-asian="7pt" style:font-size-complex="8pt"/>
    </style:style>
    <style:style style:name="P125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13.1cm" style:type="right"/>
        </style:tab-stops>
      </style:paragraph-properties>
      <style:text-properties style:font-name="EEMusic1" fo:font-size="16pt" fo:language="el" fo:country="GR" officeooo:rsid="0105d171" officeooo:paragraph-rsid="016b7dce" style:font-size-asian="16pt" style:font-size-complex="16pt"/>
    </style:style>
    <style:style style:name="P126" style:family="paragraph" style:parent-style-name="Preformatted_20_Text">
      <style:paragraph-properties fo:margin-top="0cm" fo:margin-bottom="0cm" loext:contextual-spacing="false" fo:line-height="115%" fo:text-align="start" style:justify-single-word="false" style:writing-mode="lr-tb">
        <style:tab-stops>
          <style:tab-stop style:position="13.1cm" style:type="right"/>
        </style:tab-stops>
      </style:paragraph-properties>
      <style:text-properties style:font-name="EEMusic1" fo:font-size="16pt" fo:language="el" fo:country="GR" officeooo:rsid="00af2d36" officeooo:paragraph-rsid="016b7dce" style:font-size-asian="16pt" style:font-size-complex="16pt"/>
    </style:style>
    <style:style style:name="P127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44pt" fo:language="en" fo:country="US" officeooo:rsid="017a7d26" officeooo:paragraph-rsid="017a7d26" style:font-size-asian="44pt" style:font-size-complex="44pt"/>
    </style:style>
    <style:style style:name="P128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17e21ba"/>
    </style:style>
    <style:style style:name="P129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font-name="Calibri Light2" fo:font-size="12pt" fo:language="en" fo:country="US" officeooo:rsid="00abd4f4" officeooo:paragraph-rsid="017a7d26" style:font-size-asian="12pt" style:font-size-complex="12pt"/>
    </style:style>
    <style:style style:name="P130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1" fo:font-size="12pt" fo:language="en" fo:country="US" officeooo:paragraph-rsid="017a7d26" style:font-size-asian="12pt" style:font-size-complex="12pt"/>
    </style:style>
    <style:style style:name="P131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1" fo:font-size="13pt" fo:language="en" fo:country="US" officeooo:rsid="00351fda" officeooo:paragraph-rsid="017a7d26" style:font-size-asian="13pt" style:font-size-complex="13pt"/>
    </style:style>
    <style:style style:name="P132" style:family="paragraph" style:parent-style-name="HTML_20_Preformatted">
      <style:paragraph-properties fo:margin-top="0cm" fo:margin-bottom="0cm" loext:contextual-spacing="false" fo:line-height="100%" fo:text-align="center" style:justify-single-word="false"/>
      <style:text-properties style:font-name="Calibri" fo:font-size="9pt" fo:language="en" fo:country="US" officeooo:paragraph-rsid="018a61ff" style:font-size-asian="9pt" style:language-asian="en" style:country-asian="US" style:font-name-complex="Calibri2" style:font-size-complex="9pt"/>
    </style:style>
    <style:style style:name="P133" style:family="paragraph" style:parent-style-name="HTML_20_Preformatted">
      <style:paragraph-properties fo:margin-top="0cm" fo:margin-bottom="0cm" loext:contextual-spacing="false" fo:line-height="100%" fo:text-align="center" style:justify-single-word="false"/>
      <style:text-properties style:font-name="EEMusic" fo:font-size="14pt" fo:language="en" fo:country="US" officeooo:paragraph-rsid="018a61ff" style:font-size-asian="14pt" style:font-size-complex="14pt"/>
    </style:style>
    <style:style style:name="P134" style:family="paragraph" style:parent-style-name="HTML_20_Preformatted">
      <style:paragraph-properties fo:margin-top="0cm" fo:margin-bottom="0cm" loext:contextual-spacing="false" fo:line-height="100%" fo:text-align="center" style:justify-single-word="false"/>
      <style:text-properties style:font-name="EEMusic" fo:font-size="14pt" fo:language="en" fo:country="US" officeooo:paragraph-rsid="018a61ff" style:font-size-asian="14pt" style:language-asian="en" style:country-asian="US" style:font-size-complex="14pt"/>
    </style:style>
    <style:style style:name="P135" style:family="paragraph" style:parent-style-name="HTML_20_Preformatted">
      <style:paragraph-properties fo:margin-top="0cm" fo:margin-bottom="0cm" loext:contextual-spacing="false" fo:line-height="100%" fo:text-align="end" style:justify-single-word="false"/>
      <style:text-properties style:font-name="Calibri Light" fo:font-size="8pt" fo:language="en" fo:country="US" officeooo:paragraph-rsid="018a61ff" style:font-size-asian="8pt" style:language-asian="en" style:country-asian="US" style:font-name-complex="Calibri Light3" style:font-size-complex="8pt"/>
    </style:style>
    <style:style style:name="P136" style:family="paragraph" style:parent-style-name="HTML_20_Preformatted">
      <style:paragraph-properties fo:margin-top="0cm" fo:margin-bottom="0cm" loext:contextual-spacing="false" fo:line-height="100%"/>
      <style:text-properties style:font-name="Calibri Light" fo:font-size="8pt" fo:language="en" fo:country="US" officeooo:paragraph-rsid="018a61ff" style:font-size-asian="8pt" style:language-asian="en" style:country-asian="US" style:font-name-complex="Calibri Light3" style:font-size-complex="8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1" fo:font-size="10pt" fo:language="el" fo:country="GR" officeooo:rsid="00e08190" officeooo:paragraph-rsid="010a4a21" style:font-size-asian="10pt" style:font-name-complex="Musical Symbols1" style:font-size-complex="10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" fo:font-size="16pt" fo:language="el" fo:country="GR" officeooo:rsid="00e08190" officeooo:paragraph-rsid="010a4a21" style:font-size-asian="16pt" style:font-name-complex="Musical Symbols1" style:font-size-complex="16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2" fo:font-size="16pt" fo:language="el" fo:country="GR" officeooo:rsid="00e08190" officeooo:paragraph-rsid="010a4a21" style:font-size-asian="16pt" style:font-name-complex="Musical Symbols1" style:font-size-complex="16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3" fo:font-size="16pt" fo:language="el" fo:country="GR" officeooo:rsid="00e08190" officeooo:paragraph-rsid="010a4a21" style:font-size-asian="16pt" style:font-name-complex="Musical Symbols1" style:font-size-complex="16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4" fo:font-size="16pt" fo:language="el" fo:country="GR" officeooo:rsid="00e08190" officeooo:paragraph-rsid="010a4a21" style:font-size-asian="16pt" style:font-name-complex="Musical Symbols1" style:font-size-complex="16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5" fo:font-size="16pt" fo:language="el" fo:country="GR" officeooo:rsid="00e08190" officeooo:paragraph-rsid="010a4a21" style:font-size-asian="16pt" style:font-name-complex="Musical Symbols1" style:font-size-complex="16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6" fo:font-size="16pt" fo:language="el" fo:country="GR" officeooo:rsid="00e08190" officeooo:paragraph-rsid="010a4a21" style:font-size-asian="16pt" style:font-name-complex="Musical Symbols1" style:font-size-complex="16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7" fo:font-size="16pt" fo:language="el" fo:country="GR" officeooo:rsid="00e08190" officeooo:paragraph-rsid="010a4a21" style:font-size-asian="16pt" style:font-name-complex="Musical Symbols1" style:font-size-complex="16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8" fo:font-size="16pt" fo:language="el" fo:country="GR" officeooo:rsid="00e08190" officeooo:paragraph-rsid="010a4a21" style:font-size-asian="16pt" style:font-name-complex="Musical Symbols1" style:font-size-complex="16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9" fo:font-size="16pt" fo:language="el" fo:country="GR" officeooo:rsid="00e08190" officeooo:paragraph-rsid="010a4a21" style:font-size-asian="16pt" style:font-name-complex="Musical Symbols1" style:font-size-complex="16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10" fo:font-size="16pt" fo:language="el" fo:country="GR" officeooo:rsid="00e08190" officeooo:paragraph-rsid="010a4a21" style:font-size-asian="16pt" style:font-name-complex="Musical Symbols1" style:font-size-complex="16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11" fo:font-size="16pt" fo:language="el" fo:country="GR" officeooo:rsid="00e08190" officeooo:paragraph-rsid="010a4a21" style:font-size-asian="16pt" style:font-name-complex="Musical Symbols1" style:font-size-complex="16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12" fo:font-size="16pt" fo:language="el" fo:country="GR" officeooo:rsid="00e08190" officeooo:paragraph-rsid="010a4a21" style:font-size-asian="16pt" style:font-name-complex="Musical Symbols1" style:font-size-complex="16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13" fo:font-size="16pt" fo:language="el" fo:country="GR" officeooo:rsid="00e08190" officeooo:paragraph-rsid="010a4a21" style:font-size-asian="16pt" style:font-name-complex="Musical Symbols1" style:font-size-complex="16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EEMusic:aalt=14" fo:font-size="16pt" fo:language="el" fo:country="GR" officeooo:rsid="00e08190" officeooo:paragraph-rsid="010a4a21" style:font-size-asian="16pt" style:font-name-complex="Musical Symbols1" style:font-size-complex="16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3.1cm" style:type="right"/>
        </style:tab-stops>
      </style:paragraph-properties>
      <style:text-properties style:font-name="EEMusic1" fo:font-size="16pt" fo:language="el" fo:country="GR" officeooo:rsid="00af2d36" officeooo:paragraph-rsid="016b7dce" style:font-size-asian="16pt" style:font-size-complex="16pt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3.1cm" style:type="right"/>
        </style:tab-stops>
      </style:paragraph-properties>
      <style:text-properties style:font-name="EEMusic1" fo:font-size="16pt" fo:language="el" fo:country="GR" officeooo:rsid="00af2d36" officeooo:paragraph-rsid="016bbf5d" style:font-size-asian="16pt" style:font-size-complex="16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3.3cm" style:type="right"/>
        </style:tab-stops>
      </style:paragraph-properties>
      <style:text-properties style:font-name="EEMusic1" fo:font-size="11pt" fo:language="el" fo:country="GR" officeooo:rsid="00af2d36" officeooo:paragraph-rsid="016b7dce" style:font-size-asian="11pt" style:font-size-complex="11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3.1cm" style:type="right"/>
        </style:tab-stops>
      </style:paragraph-properties>
      <style:text-properties fo:color="#e9967a" style:font-name="Calibri Light1" fo:font-size="16pt" fo:language="el" fo:country="GR" officeooo:rsid="00af2d36" officeooo:paragraph-rsid="016bbf5d" style:font-size-asian="16pt" style:font-size-complex="16pt"/>
    </style:style>
    <style:style style:name="P156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Calibri1" fo:font-size="12pt" fo:language="el" fo:country="GR" officeooo:rsid="0013086a" officeooo:paragraph-rsid="017a7d26" style:font-size-asian="10.5pt" style:font-size-complex="12pt"/>
    </style:style>
    <style:style style:name="P157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EEMusic1" fo:font-size="11pt" fo:language="en" fo:country="US" officeooo:paragraph-rsid="01295a50" style:font-size-asian="11pt" style:font-size-complex="11pt" fo:hyphenate="false" fo:hyphenation-remain-char-count="2" fo:hyphenation-push-char-count="2"/>
    </style:style>
    <style:style style:name="P158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EEMusic1" fo:font-size="11pt" fo:language="en" fo:country="US" officeooo:paragraph-rsid="01421d38" style:font-size-asian="11pt" style:font-size-complex="11pt" fo:hyphenate="false" fo:hyphenation-remain-char-count="2" fo:hyphenation-push-char-count="2"/>
    </style:style>
    <style:style style:name="P159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EEMusic1" fo:font-size="11pt" officeooo:paragraph-rsid="01448f57" style:font-size-asian="11pt" style:font-size-complex="11pt" fo:hyphenate="false" fo:hyphenation-remain-char-count="2" fo:hyphenation-push-char-count="2"/>
    </style:style>
    <style:style style:name="P160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EEMusic1" fo:font-size="11pt" officeooo:paragraph-rsid="01295a50" style:font-size-asian="11pt" style:font-size-complex="11pt" fo:hyphenate="false" fo:hyphenation-remain-char-count="2" fo:hyphenation-push-char-count="2"/>
    </style:style>
    <style:style style:name="P161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999cm"/>
        </style:tab-stops>
      </style:paragraph-properties>
      <style:text-properties style:font-name="EEMusic1" fo:font-size="11pt" officeooo:paragraph-rsid="01295a50" style:font-size-asian="11pt" style:font-size-complex="11pt" fo:hyphenate="false" fo:hyphenation-remain-char-count="2" fo:hyphenation-push-char-count="2"/>
    </style:style>
    <style:style style:name="P16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1" fo:font-size="10pt" fo:language="el" fo:country="GR" officeooo:rsid="00e08190" officeooo:paragraph-rsid="010a4a21" style:font-size-asian="10pt" style:font-name-complex="Musical Symbols1" style:font-size-complex="10pt"/>
    </style:style>
    <style:style style:name="P16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" fo:font-size="16pt" fo:language="el" fo:country="GR" officeooo:rsid="00e08190" officeooo:paragraph-rsid="010a4a21" style:font-size-asian="16pt" style:font-name-complex="Musical Symbols1" style:font-size-complex="16pt"/>
    </style:style>
    <style:style style:name="P16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2" fo:font-size="16pt" fo:language="el" fo:country="GR" officeooo:rsid="00e08190" officeooo:paragraph-rsid="010a4a21" style:font-size-asian="16pt" style:font-name-complex="Musical Symbols1" style:font-size-complex="16pt"/>
    </style:style>
    <style:style style:name="P16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3" fo:font-size="16pt" fo:language="el" fo:country="GR" officeooo:rsid="00e08190" officeooo:paragraph-rsid="010a4a21" style:font-size-asian="16pt" style:font-name-complex="Musical Symbols1" style:font-size-complex="16pt"/>
    </style:style>
    <style:style style:name="P16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4" fo:font-size="16pt" fo:language="el" fo:country="GR" officeooo:rsid="00e08190" officeooo:paragraph-rsid="010a4a21" style:font-size-asian="16pt" style:font-name-complex="Musical Symbols1" style:font-size-complex="16pt"/>
    </style:style>
    <style:style style:name="P1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5" fo:font-size="16pt" fo:language="el" fo:country="GR" officeooo:rsid="00e08190" officeooo:paragraph-rsid="010a4a21" style:font-size-asian="16pt" style:font-name-complex="Musical Symbols1" style:font-size-complex="16pt"/>
    </style:style>
    <style:style style:name="P16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6" fo:font-size="16pt" fo:language="el" fo:country="GR" officeooo:rsid="00e08190" officeooo:paragraph-rsid="010a4a21" style:font-size-asian="16pt" style:font-name-complex="Musical Symbols1" style:font-size-complex="16pt"/>
    </style:style>
    <style:style style:name="P16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7" fo:font-size="16pt" fo:language="el" fo:country="GR" officeooo:rsid="00e08190" officeooo:paragraph-rsid="010a4a21" style:font-size-asian="16pt" style:font-name-complex="Musical Symbols1" style:font-size-complex="16pt"/>
    </style:style>
    <style:style style:name="P17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9" fo:font-size="16pt" fo:language="el" fo:country="GR" officeooo:rsid="00e08190" officeooo:paragraph-rsid="010a4a21" style:font-size-asian="16pt" style:font-name-complex="Musical Symbols1" style:font-size-complex="16pt"/>
    </style:style>
    <style:style style:name="P17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10" fo:font-size="16pt" fo:language="el" fo:country="GR" officeooo:rsid="00e08190" officeooo:paragraph-rsid="010a4a21" style:font-size-asian="16pt" style:font-name-complex="Musical Symbols1" style:font-size-complex="16pt"/>
    </style:style>
    <style:style style:name="P17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11" fo:font-size="16pt" fo:language="el" fo:country="GR" officeooo:rsid="00e08190" officeooo:paragraph-rsid="010a4a21" style:font-size-asian="16pt" style:font-name-complex="Musical Symbols1" style:font-size-complex="16pt"/>
    </style:style>
    <style:style style:name="P17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12" fo:font-size="16pt" fo:language="el" fo:country="GR" officeooo:rsid="00e08190" officeooo:paragraph-rsid="010a4a21" style:font-size-asian="16pt" style:font-name-complex="Musical Symbols1" style:font-size-complex="16pt"/>
    </style:style>
    <style:style style:name="P17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13" fo:font-size="16pt" fo:language="el" fo:country="GR" officeooo:rsid="00e08190" officeooo:paragraph-rsid="010a4a21" style:font-size-asian="16pt" style:font-name-complex="Musical Symbols1" style:font-size-complex="16pt"/>
    </style:style>
    <style:style style:name="P17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EEMusic:aalt=14" fo:font-size="16pt" fo:language="el" fo:country="GR" officeooo:rsid="00e08190" officeooo:paragraph-rsid="010a4a21" style:font-size-asian="16pt" style:font-name-complex="Musical Symbols1" style:font-size-complex="16pt"/>
    </style:style>
    <style:style style:name="P17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Calibri Light1" fo:font-size="10pt" fo:language="el" fo:country="GR" officeooo:rsid="00e08190" officeooo:paragraph-rsid="010a4a21" style:font-size-asian="10pt" style:font-name-complex="Musical Symbols1" style:font-size-complex="10pt"/>
    </style:style>
    <style:style style:name="P17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Calibri Light1" fo:font-size="10pt" fo:language="en" fo:country="US" officeooo:rsid="01676576" officeooo:paragraph-rsid="01676576" style:font-size-asian="10pt" style:font-name-complex="Musical Symbols1" style:font-size-complex="10pt"/>
    </style:style>
    <style:style style:name="P17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3.1cm" style:type="right"/>
        </style:tab-stops>
      </style:paragraph-properties>
      <style:text-properties style:font-name="EEMusic1" fo:font-size="16pt" fo:language="el" fo:country="GR" officeooo:rsid="00af2d36" officeooo:paragraph-rsid="016bbf5d" style:font-size-asian="16pt" style:font-size-complex="16pt"/>
    </style:style>
    <style:style style:name="P17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fo:font-size="12pt" fo:language="en" fo:country="US" officeooo:paragraph-rsid="017bfa6d" style:font-size-asian="12pt" style:font-size-complex="12pt" fo:hyphenate="false" fo:hyphenation-remain-char-count="2" fo:hyphenation-push-char-count="2"/>
    </style:style>
    <style:style style:name="P18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 Light1" fo:font-size="8pt" fo:language="el" fo:country="GR" officeooo:rsid="0071b509" officeooo:paragraph-rsid="016fd41f" fo:background-color="#fffff0" style:font-size-asian="7pt" style:font-name-complex="Musical Symbols1" style:font-size-complex="8pt"/>
    </style:style>
    <style:style style:name="P181" style:family="paragraph" style:parent-style-name="Βασικό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reak-before="page" fo:background-color="transparent" style:writing-mode="lr-tb">
        <style:tab-stops/>
      </style:paragraph-properties>
      <style:text-properties style:font-name="EEMusic1" fo:font-size="11pt" officeooo:paragraph-rsid="010a4a21" style:font-size-asian="11pt" style:font-size-complex="11pt" fo:hyphenate="false" fo:hyphenation-remain-char-count="2" fo:hyphenation-push-char-count="2"/>
    </style:style>
    <style:style style:name="P182" style:family="paragraph" style:parent-style-name="Preformatted_20_Text">
      <style:paragraph-properties fo:line-height="100%" fo:text-align="start" style:justify-single-word="false"/>
      <style:text-properties style:font-name="Calibri Light1" fo:font-size="6pt" fo:language="en" fo:country="US" officeooo:rsid="0011d81b" officeooo:paragraph-rsid="01448f57" fo:background-color="transparent" style:font-size-asian="5.25pt" style:font-size-complex="6pt"/>
    </style:style>
    <style:style style:name="P183" style:family="paragraph" style:parent-style-name="Preformatted_20_Text">
      <style:paragraph-properties fo:line-height="100%" fo:text-align="start" style:justify-single-word="false"/>
      <style:text-properties style:font-name="Calibri Light1" fo:font-size="6pt" officeooo:paragraph-rsid="01448f57" fo:background-color="transparent" style:font-size-asian="5.25pt" style:font-size-complex="6pt"/>
    </style:style>
    <style:style style:name="P184" style:family="paragraph" style:parent-style-name="Preformatted_20_Text">
      <style:paragraph-properties fo:line-height="100%"/>
      <style:text-properties style:font-name="EEMusic1" fo:font-size="12pt" officeooo:paragraph-rsid="01448f57" style:font-size-asian="12pt" style:font-size-complex="12pt"/>
    </style:style>
    <style:style style:name="P185" style:family="paragraph" style:parent-style-name="Standard" style:master-page-name="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3.099cm" style:type="right"/>
        </style:tab-stops>
      </style:paragraph-properties>
      <style:text-properties style:font-name="EEMusic1" fo:font-size="12pt" officeooo:paragraph-rsid="016b7dce" style:font-size-asian="12pt" style:font-size-complex="12pt"/>
    </style:style>
    <style:style style:name="P186" style:family="paragraph" style:parent-style-name="Standard" style:master-page-name="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3.1cm" style:type="right"/>
        </style:tab-stops>
      </style:paragraph-properties>
      <style:text-properties style:font-name="EEMusic1" fo:font-size="11pt" fo:language="el" fo:country="GR" officeooo:rsid="00af2d36" officeooo:paragraph-rsid="016b7dce" style:font-size-asian="11pt" style:font-size-complex="11pt"/>
    </style:style>
    <style:style style:name="P187" style:family="paragraph" style:parent-style-name="Standard">
      <loext:graphic-properties draw:fill="none"/>
      <style:paragraph-properties fo:margin-left="2cm" fo:margin-right="0cm" fo:margin-top="0cm" fo:margin-bottom="0cm" loext:contextual-spacing="false" fo:line-height="100%" fo:text-align="start" style:justify-single-word="false" fo:orphans="2" fo:widows="2" fo:text-indent="-1cm" style:auto-text-indent="false" fo:background-color="transparent" style:writing-mode="lr-tb"/>
      <style:text-properties style:font-name="EEMusic1" fo:font-size="12pt" fo:language="el" fo:country="GR" officeooo:rsid="00af2d36" officeooo:paragraph-rsid="014f18ca" style:font-size-asian="12pt" style:font-size-complex="12pt"/>
    </style:style>
    <style:style style:name="P188" style:family="paragraph" style:parent-style-name="Standard">
      <loext:graphic-properties draw:fill="none"/>
      <style:paragraph-properties fo:margin-left="2cm" fo:margin-right="0cm" fo:margin-top="0cm" fo:margin-bottom="0cm" loext:contextual-spacing="false" fo:line-height="100%" fo:text-align="start" style:justify-single-word="false" fo:orphans="2" fo:widows="2" fo:text-indent="-1cm" style:auto-text-indent="false" fo:background-color="transparent" style:writing-mode="lr-tb"/>
      <style:text-properties style:font-name="EEMusic1" fo:font-size="12pt" fo:language="el" fo:country="GR" officeooo:rsid="013fd363" officeooo:paragraph-rsid="014f18ca" style:font-size-asian="12pt" style:font-size-complex="12pt"/>
    </style:style>
    <style:style style:name="P189" style:family="paragraph" style:parent-style-name="Standard" style:master-page-name="">
      <loext:graphic-properties draw:fill="none"/>
      <style:paragraph-properties fo:margin-left="2cm" fo:margin-right="0cm" fo:margin-top="0cm" fo:margin-bottom="0cm" loext:contextual-spacing="false" fo:line-height="100%" fo:text-align="start" style:justify-single-word="false" fo:orphans="2" fo:widows="2" fo:text-indent="-1cm" style:auto-text-indent="false" style:page-number="auto" fo:background-color="transparent" style:writing-mode="lr-tb"/>
      <style:text-properties style:font-name="EEMusic1" fo:font-size="12pt" fo:language="el" fo:country="GR" officeooo:rsid="00af2d36" officeooo:paragraph-rsid="014f18ca" style:font-size-asian="12pt" style:font-size-complex="12pt"/>
    </style:style>
    <style:style style:name="P190" style:family="paragraph" style:parent-style-name="Standard" style:master-page-name="">
      <loext:graphic-properties draw:fill="none"/>
      <style:paragraph-properties fo:margin-left="2cm" fo:margin-right="0cm" fo:margin-top="0cm" fo:margin-bottom="0cm" loext:contextual-spacing="false" fo:line-height="100%" fo:text-align="start" style:justify-single-word="false" fo:orphans="2" fo:widows="2" fo:text-indent="-1cm" style:auto-text-indent="false" style:page-number="auto" fo:background-color="transparent" style:writing-mode="lr-tb">
        <style:tab-stops>
          <style:tab-stop style:position="5.505cm"/>
          <style:tab-stop style:position="6.705cm"/>
        </style:tab-stops>
      </style:paragraph-properties>
      <style:text-properties style:font-name="EEMusic1" fo:font-size="12pt" fo:language="el" fo:country="GR" officeooo:rsid="00af2d36" officeooo:paragraph-rsid="016202b1" style:font-size-asian="12pt" style:font-size-complex="12pt"/>
    </style:style>
    <style:style style:name="P191" style:family="paragraph" style:parent-style-name="Βασικό">
      <loext:graphic-properties draw:fill="none"/>
      <style:paragraph-properties fo:margin-left="1.199cm" fo:margin-right="0cm" fo:line-height="100%" fo:hyphenation-ladder-count="no-limit" fo:text-indent="-0.7cm" style:auto-text-indent="false" fo:background-color="transparent">
        <style:tab-stops/>
      </style:paragraph-properties>
      <style:text-properties officeooo:paragraph-rsid="014f18ca" fo:hyphenate="false" fo:hyphenation-remain-char-count="2" fo:hyphenation-push-char-count="2"/>
    </style:style>
    <style:style style:name="P192" style:family="paragraph" style:parent-style-name="Βασικό">
      <loext:graphic-properties draw:fill="none"/>
      <style:paragraph-properties fo:margin-left="1.199cm" fo:margin-right="0cm" fo:line-height="100%" fo:hyphenation-ladder-count="no-limit" fo:text-indent="-0.7cm" style:auto-text-indent="false" fo:background-color="transparent">
        <style:tab-stops/>
      </style:paragraph-properties>
      <style:text-properties officeooo:paragraph-rsid="015116eb" fo:hyphenate="false" fo:hyphenation-remain-char-count="2" fo:hyphenation-push-char-count="2"/>
    </style:style>
    <style:style style:name="P193" style:family="paragraph" style:parent-style-name="Βασικό" style:master-page-name="">
      <loext:graphic-properties draw:fill="none"/>
      <style:paragraph-properties fo:margin-left="1.199cm" fo:margin-right="0cm" fo:line-height="100%" fo:hyphenation-ladder-count="no-limit" fo:text-indent="-0.7cm" style:auto-text-indent="false" style:page-number="auto" fo:background-color="transparent">
        <style:tab-stops/>
      </style:paragraph-properties>
      <style:text-properties officeooo:paragraph-rsid="014f18ca" fo:hyphenate="false" fo:hyphenation-remain-char-count="2" fo:hyphenation-push-char-count="2"/>
    </style:style>
    <style:style style:name="P194" style:family="paragraph" style:parent-style-name="Standard">
      <style:paragraph-properties fo:margin-top="0.101cm" fo:margin-bottom="0.101cm" loext:contextual-spacing="false" fo:line-height="100%"/>
      <style:text-properties style:use-window-font-color="true" style:font-name="Calibri Light1" fo:font-size="11pt" fo:language="zxx" fo:country="none" officeooo:rsid="00c94ecf" officeooo:paragraph-rsid="00e389f5" fo:background-color="transparent" style:font-name-asian="SimSun" style:font-size-asian="11pt" style:language-asian="zxx" style:country-asian="none" style:font-name-complex="Musical Symbols1" style:font-size-complex="11pt" style:language-complex="zxx" style:country-complex="none"/>
    </style:style>
    <style:style style:name="P195" style:family="paragraph" style:parent-style-name="Standard">
      <loext:graphic-properties draw:fill="none"/>
      <style:paragraph-properties fo:margin-left="3cm" fo:margin-right="0cm" fo:margin-top="0.101cm" fo:margin-bottom="0.353cm" loext:contextual-spacing="false" fo:line-height="100%" fo:text-align="start" style:justify-single-word="false" fo:orphans="2" fo:widows="2" fo:text-indent="-3cm" style:auto-text-indent="false" fo:background-color="transparent" style:writing-mode="lr-tb">
        <style:tab-stops>
          <style:tab-stop style:position="1.607cm"/>
          <style:tab-stop style:position="2.999cm"/>
        </style:tab-stops>
      </style:paragraph-properties>
      <style:text-properties style:font-name="Calibri Light1" fo:font-size="11pt" fo:language="en" fo:country="US" officeooo:rsid="0011d81b" officeooo:paragraph-rsid="010a4a21" style:font-size-asian="11pt" style:font-size-complex="11pt"/>
    </style:style>
    <style:style style:name="P196" style:family="paragraph" style:parent-style-name="Βασικό">
      <loext:graphic-properties draw:fill="none"/>
      <style:paragraph-properties fo:margin-left="2.6cm" fo:margin-right="0cm" fo:margin-top="0cm" fo:margin-bottom="0cm" loext:contextual-spacing="false" fo:line-height="100%" fo:text-align="end" style:justify-single-word="false" fo:hyphenation-ladder-count="no-limit" fo:text-indent="-2.6cm" style:auto-text-indent="false" fo:background-color="transparent">
        <style:tab-stops>
          <style:tab-stop style:position="-0.499cm"/>
        </style:tab-stops>
      </style:paragraph-properties>
      <style:text-properties style:font-name="EEMusic1" fo:font-size="11pt" officeooo:paragraph-rsid="006255e1" style:font-size-asian="11pt" style:font-size-complex="11pt" fo:hyphenate="false" fo:hyphenation-remain-char-count="2" fo:hyphenation-push-char-count="2"/>
    </style:style>
    <style:style style:name="P197" style:family="paragraph" style:parent-style-name="Standard">
      <style:paragraph-properties fo:margin-top="0cm" fo:margin-bottom="0.152cm" loext:contextual-spacing="false" fo:line-height="100%" fo:text-align="start" style:justify-single-word="false"/>
      <style:text-properties style:font-name="EEMusic1" fo:font-size="12pt" officeooo:paragraph-rsid="01919b74" style:font-size-asian="12pt" style:font-size-complex="12pt"/>
    </style:style>
    <style:style style:name="P198" style:family="paragraph" style:parent-style-name="Standard">
      <style:paragraph-properties fo:margin-top="0cm" fo:margin-bottom="0.152cm" loext:contextual-spacing="false" fo:line-height="100%" fo:text-align="start" style:justify-single-word="false"/>
      <style:text-properties style:font-name="Calibri Light1" fo:font-size="11pt" fo:language="el" fo:country="GR" officeooo:rsid="0071b509" officeooo:paragraph-rsid="01919b74" fo:background-color="transparent" style:font-size-asian="11pt" style:font-name-complex="Musical Symbols1" style:font-size-complex="11p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b22222" style:font-name="EEMusic1" fo:font-size="16pt" fo:language="el" fo:country="GR" officeooo:rsid="00e08190" officeooo:paragraph-rsid="010a4a21" style:font-size-asian="16pt" style:font-name-complex="Musical Symbols1" style:font-size-complex="16pt"/>
    </style:style>
    <style:style style:name="P20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b22222" style:font-name="EEMusic1" fo:font-size="16pt" fo:language="el" fo:country="GR" officeooo:rsid="00e08190" officeooo:paragraph-rsid="010a4a21" style:font-size-asian="16pt" style:font-name-complex="Musical Symbols1" style:font-size-complex="16pt"/>
    </style:style>
    <style:style style:name="P201" style:family="paragraph" style:parent-style-name="Βασικό" style:master-page-name="Standard">
      <style:paragraph-properties fo:margin-top="0cm" fo:margin-bottom="0cm" loext:contextual-spacing="false" fo:line-height="100%" fo:text-align="start" style:justify-single-word="false" style:page-number="auto" fo:break-before="page"/>
      <style:text-properties style:font-name="Calibri Light2" fo:font-size="12pt" fo:language="en" fo:country="US" officeooo:rsid="00abd4f4" officeooo:paragraph-rsid="017a7d26" style:font-size-asian="12pt" style:font-size-complex="12pt"/>
    </style:style>
    <style:style style:name="P202" style:family="paragraph">
      <style:paragraph-properties fo:margin-left="0cm" fo:margin-right="0cm" fo:margin-top="0cm" fo:margin-bottom="0cm" fo:line-height="100%" fo:text-align="center" fo:text-indent="0cm"/>
    </style:style>
    <style:style style:name="P203" style:family="paragraph">
      <loext:graphic-properties draw:fill="gradient" draw:fill-color="#191970" draw:fill-gradient-name="Radial_20_red_2f_yellow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808080" style:text-outline="false" style:text-line-through-style="none" style:text-line-through-type="none" style:text-position="0% 100%" style:font-name="EEMusic:aalt=31" fo:font-size="12pt" fo:font-style="normal" fo:text-shadow="none" style:text-underline-style="none" fo:font-weight="normal" style:letter-kerning="true" style:font-name-asian="Musical Symbols" style:font-size-asian="72pt" style:font-style-asian="normal" style:font-weight-asian="normal" style:font-name-complex="EEMusic:aalt=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EEMusic2" fo:language="el" fo:country="GR" officeooo:rsid="009a78a3" style:font-name-asian="EEMusic2" style:font-name-complex="EEMusic2"/>
    </style:style>
    <style:style style:name="T2" style:family="text">
      <style:text-properties style:font-name="EEMusic2" officeooo:rsid="00cf49e3"/>
    </style:style>
    <style:style style:name="T3" style:family="text">
      <style:text-properties style:font-name="EEMusic2" officeooo:rsid="00d72772"/>
    </style:style>
    <style:style style:name="T4" style:family="text">
      <style:text-properties style:font-name="EEMusic2" fo:font-size="16pt" officeooo:rsid="00ffed5d" style:font-name-asian="EEMusic2" style:font-size-asian="16pt" style:font-name-complex="EEMusic2" style:font-size-complex="16pt"/>
    </style:style>
    <style:style style:name="T5" style:family="text">
      <style:text-properties style:font-name="EEMusic2" officeooo:rsid="011462c1"/>
    </style:style>
    <style:style style:name="T6" style:family="text">
      <style:text-properties style:font-name="EEMusic2" officeooo:rsid="011a16ae"/>
    </style:style>
    <style:style style:name="T7" style:family="text">
      <style:text-properties style:font-name="EEMusic:aalt" fo:font-size="16pt" officeooo:rsid="01001027" style:font-name-asian="EEMusic2" style:font-size-asian="16pt" style:font-name-complex="EEMusic2" style:font-size-complex="16pt"/>
    </style:style>
    <style:style style:name="T8" style:family="text">
      <style:text-properties fo:color="#000000" style:font-name-asian="Times New Roman" style:language-asian="el" style:country-asian="GR" style:font-name-complex="Times New Roman"/>
    </style:style>
    <style:style style:name="T9" style:family="text">
      <style:text-properties fo:color="#000000" officeooo:rsid="00047eb6" style:font-name-asian="Times New Roman" style:language-asian="el" style:country-asian="GR" style:font-name-complex="Times New Roman"/>
    </style:style>
    <style:style style:name="T10" style:family="text">
      <style:text-properties fo:color="#000000" style:font-name="EEMusic" fo:font-size="16pt" fo:language="en" fo:country="US" officeooo:rsid="0011d81b" style:font-name-asian="Times New Roman" style:font-size-asian="16pt" style:language-asian="el" style:country-asian="GR" style:font-name-complex="Times New Roman" style:font-size-complex="16pt"/>
    </style:style>
    <style:style style:name="T11" style:family="text">
      <style:text-properties fo:color="#000000" style:font-name="EEMusic" fo:language="en" fo:country="US" style:text-underline-style="none" officeooo:rsid="0011d81b" style:font-name-asian="Times New Roman" style:language-asian="el" style:country-asian="GR" style:font-name-complex="Times New Roman"/>
    </style:style>
    <style:style style:name="T12" style:family="text">
      <style:text-properties fo:color="#000000" style:font-name="EEMusic" fo:language="en" fo:country="US" officeooo:rsid="0011d81b" style:font-name-asian="Times New Roman" style:language-asian="el" style:country-asian="GR" style:font-name-complex="Times New Roman"/>
    </style:style>
    <style:style style:name="T13" style:family="text">
      <style:text-properties fo:color="#000000" style:font-name="EEMusic" style:text-underline-style="none" officeooo:rsid="01414132" style:font-name-asian="Times New Roman" style:language-asian="el" style:country-asian="GR" style:font-name-complex="Times New Roman"/>
    </style:style>
    <style:style style:name="T14" style:family="text">
      <style:text-properties fo:color="#000000" style:font-name="EEMusic:liga=0" fo:language="en" fo:country="US" style:text-underline-style="none" officeooo:rsid="0011d81b" style:font-name-asian="Times New Roman" style:language-asian="el" style:country-asian="GR" style:font-name-complex="Times New Roman"/>
    </style:style>
    <style:style style:name="T15" style:family="text">
      <style:text-properties fo:color="#000000" style:font-name="EEMusic:liga=0" style:text-underline-style="none" officeooo:rsid="01414132" style:font-name-asian="Times New Roman" style:language-asian="el" style:country-asian="GR" style:font-name-complex="Times New Roman"/>
    </style:style>
    <style:style style:name="T16" style:family="text">
      <style:text-properties fo:color="#000000" style:font-name="EEMusic:aalt=2" fo:language="en" fo:country="US" style:text-underline-style="none" officeooo:rsid="0011d81b" style:font-name-asian="Times New Roman" style:language-asian="el" style:country-asian="GR" style:font-name-complex="Times New Roman"/>
    </style:style>
    <style:style style:name="T17" style:family="text">
      <style:text-properties fo:color="#000000" style:font-name="EEMusic:aalt" fo:language="en" fo:country="US" style:text-underline-style="none" officeooo:rsid="0011d81b" style:font-name-asian="Times New Roman" style:language-asian="el" style:country-asian="GR" style:font-name-complex="Times New Roman"/>
    </style:style>
    <style:style style:name="T18" style:family="text">
      <style:text-properties fo:color="#000000" style:font-name="Calibri Light1" fo:font-size="9pt" fo:language="en" fo:country="US" style:text-underline-style="none" officeooo:rsid="002d1c90" style:font-name-asian="Aroania" style:font-size-asian="9pt" style:language-asian="el" style:country-asian="GR" style:font-name-complex="Aroania" style:font-size-complex="9pt"/>
    </style:style>
    <style:style style:name="T19" style:family="text">
      <style:text-properties fo:color="#000000" style:font-name="Calibri Light1" fo:font-size="9pt" fo:language="en" fo:country="US" style:text-underline-style="none" officeooo:rsid="0042f518" style:font-name-asian="Aroania" style:font-size-asian="9pt" style:language-asian="el" style:country-asian="GR" style:font-name-complex="Aroania" style:font-size-complex="9pt"/>
    </style:style>
    <style:style style:name="T20" style:family="text">
      <style:text-properties fo:color="#000000" style:font-name="Calibri Light1" fo:font-size="9pt" fo:language="en" fo:country="US" style:text-underline-style="none" officeooo:rsid="003a0b44" style:font-name-asian="Aroania" style:font-size-asian="9pt" style:language-asian="el" style:country-asian="GR" style:font-name-complex="Aroania" style:font-size-complex="9pt"/>
    </style:style>
    <style:style style:name="T21" style:family="text">
      <style:text-properties fo:color="#000000" style:font-name="Calibri Light1" fo:font-size="9pt" fo:language="en" fo:country="US" style:text-underline-style="none" officeooo:rsid="008a75d4" style:font-name-asian="Aroania" style:font-size-asian="9pt" style:language-asian="el" style:country-asian="GR" style:font-name-complex="Aroania" style:font-size-complex="9pt"/>
    </style:style>
    <style:style style:name="T22" style:family="text">
      <style:text-properties fo:color="#000000" style:font-name="Calibri Light1" fo:font-size="10pt" style:text-underline-style="none" officeooo:rsid="01414132" style:font-name-asian="Times New Roman" style:font-size-asian="10pt" style:language-asian="el" style:country-asian="GR" style:font-name-complex="Times New Roman" style:font-size-complex="10pt"/>
    </style:style>
    <style:style style:name="T23" style:family="text">
      <style:text-properties fo:color="#000000" style:font-name="Calibri Light1" fo:font-size="10pt" style:text-underline-style="none" officeooo:rsid="0145a7a8" style:font-name-asian="Times New Roman" style:font-size-asian="10pt" style:language-asian="el" style:country-asian="GR" style:font-name-complex="Times New Roman" style:font-size-complex="10pt"/>
    </style:style>
    <style:style style:name="T24" style:family="text">
      <style:text-properties fo:color="#000000" style:font-name="Calibri Light1" fo:font-size="10pt" style:text-underline-style="none" officeooo:rsid="01421d38" style:font-name-asian="Times New Roman" style:font-size-asian="10pt" style:language-asian="el" style:country-asian="GR" style:font-name-complex="Times New Roman" style:font-size-complex="10pt"/>
    </style:style>
    <style:style style:name="T25" style:family="text">
      <style:text-properties fo:color="#000000" fo:language="en" fo:country="US" officeooo:rsid="0011d81b" style:font-name-asian="Times New Roman" style:language-asian="el" style:country-asian="GR" style:font-name-complex="Times New Roman"/>
    </style:style>
    <style:style style:name="T26" style:family="text">
      <style:text-properties fo:color="#0f089a" style:font-name="Calibri Light2" fo:font-size="10pt" fo:language="en" fo:country="US" style:text-underline-style="none" officeooo:rsid="014c7222" style:font-name-asian="Aroania" style:font-size-asian="10pt" style:language-asian="el" style:country-asian="GR" style:font-name-complex="Aroania" style:font-size-complex="10pt"/>
    </style:style>
    <style:style style:name="T27" style:family="text">
      <style:text-properties fo:color="#0f089a" style:font-name="Calibri Light1" fo:font-size="8pt" fo:language="en" fo:country="US" style:text-underline-style="none" officeooo:rsid="00d96a64" style:font-name-asian="Aroania" style:font-size-asian="7pt" style:language-asian="el" style:country-asian="GR" style:font-name-complex="Aroania" style:font-size-complex="8pt"/>
    </style:style>
    <style:style style:name="T28" style:family="text">
      <style:text-properties fo:color="#0f089a" style:font-name="Calibri Light1" fo:font-size="9pt" fo:language="en" fo:country="US" style:text-underline-style="none" officeooo:rsid="002d1c90" style:font-name-asian="Aroania" style:font-size-asian="9pt" style:language-asian="el" style:country-asian="GR" style:font-name-complex="Aroania" style:font-size-complex="9pt"/>
    </style:style>
    <style:style style:name="T29" style:family="text">
      <style:text-properties fo:color="#0f089a" style:font-name="Calibri Light1" fo:font-size="9pt" fo:language="en" fo:country="US" style:text-underline-style="none" officeooo:rsid="00d96a64" style:font-name-asian="Aroania" style:font-size-asian="9pt" style:language-asian="el" style:country-asian="GR" style:font-name-complex="Aroania" style:font-size-complex="9pt"/>
    </style:style>
    <style:style style:name="T30" style:family="text">
      <style:text-properties fo:font-size="12pt" fo:language="en" fo:country="US" officeooo:rsid="010260fc" style:font-size-asian="12pt" style:font-size-complex="12pt"/>
    </style:style>
    <style:style style:name="T31" style:family="text">
      <style:text-properties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17a7d26" style:letter-kerning="true" style:font-size-asian="12pt" style:font-weight-asian="normal" style:font-size-complex="12pt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language="en" fo:country="US" officeooo:rsid="0011d81b"/>
    </style:style>
    <style:style style:name="T35" style:family="text">
      <style:text-properties fo:language="en" fo:country="US" officeooo:rsid="00f6ca8c"/>
    </style:style>
    <style:style style:name="T36" style:family="text">
      <style:text-properties fo:language="en" fo:country="US" officeooo:rsid="010260fc"/>
    </style:style>
    <style:style style:name="T37" style:family="text">
      <style:text-properties fo:language="en" fo:country="US" officeooo:rsid="01965c04"/>
    </style:style>
    <style:style style:name="T38" style:family="text">
      <style:text-properties fo:color="#0000ff" style:font-name="EEMusic2" style:text-underline-style="none" officeooo:rsid="013dd48f" style:font-name-asian="EEMusic2" style:language-asian="el" style:country-asian="GR" style:font-name-complex="EEMusic2"/>
    </style:style>
    <style:style style:name="T39" style:family="text">
      <style:text-properties fo:color="#0000ff" style:font-name="Calibri Light1" fo:language="en" fo:country="US" style:text-underline-style="none" officeooo:rsid="0071b509" fo:background-color="transparent" loext:char-shading-value="0"/>
    </style:style>
    <style:style style:name="T40" style:family="text">
      <style:text-properties style:use-window-font-color="true" style:font-name="EEMusic2" fo:language="en" fo:country="US" style:text-underline-style="none" style:font-name-asian="Aroania" style:language-asian="el" style:country-asian="GR" style:font-name-complex="Aroania"/>
    </style:style>
    <style:style style:name="T41" style:family="text">
      <style:text-properties style:use-window-font-color="true" style:font-name="EEMusic2" fo:language="en" fo:country="US" style:text-underline-style="none" officeooo:rsid="013fd363" style:font-name-asian="Aroania" style:language-asian="el" style:country-asian="GR" style:font-name-complex="Aroania"/>
    </style:style>
    <style:style style:name="T42" style:family="text">
      <style:text-properties style:use-window-font-color="true" style:font-name="EEMusic2" style:text-underline-style="none" style:font-name-asian="Aroania" style:language-asian="el" style:country-asian="GR" style:font-name-complex="Aroania"/>
    </style:style>
    <style:style style:name="T43" style:family="text">
      <style:text-properties style:use-window-font-color="true" style:font-name="EEMusic2" style:text-underline-style="none" officeooo:rsid="013de8d6" style:font-name-asian="Aroania" style:language-asian="el" style:country-asian="GR" style:font-name-complex="Aroania"/>
    </style:style>
    <style:style style:name="T44" style:family="text">
      <style:text-properties style:use-window-font-color="true" style:font-name="EEMusic2" style:text-underline-style="none" officeooo:rsid="013fd363" style:font-name-asian="Aroania" style:language-asian="el" style:country-asian="GR" style:font-name-complex="Aroania"/>
    </style:style>
    <style:style style:name="T45" style:family="text">
      <style:text-properties style:use-window-font-color="true" style:font-name="EEMusic:aalt" fo:font-size="16pt" fo:language="en" fo:country="US" officeooo:rsid="002b6b8e" style:font-name-asian="EEMusic2" style:font-size-asian="16pt" style:font-name-complex="Musical Symbols1" style:font-size-complex="16pt"/>
    </style:style>
    <style:style style:name="T46" style:family="text">
      <style:text-properties style:use-window-font-color="true" style:font-name="EEMusic:aalt" fo:font-size="16pt" fo:language="en" fo:country="US" officeooo:rsid="0026895b" style:font-name-asian="NSimSun" style:font-size-asian="16pt" style:font-name-complex="Courier New1" style:font-size-complex="16pt"/>
    </style:style>
    <style:style style:name="T47" style:family="text">
      <style:text-properties style:use-window-font-color="true" style:font-name="EEMusic:aalt" style:text-underline-style="none" style:font-name-asian="Aroania" style:language-asian="el" style:country-asian="GR" style:font-name-complex="Aroania"/>
    </style:style>
    <style:style style:name="T48" style:family="text">
      <style:text-properties style:use-window-font-color="true" style:font-name="EEMusic:aalt" fo:language="en" fo:country="US" style:text-underline-style="none" style:font-name-asian="Aroania" style:language-asian="el" style:country-asian="GR" style:font-name-complex="Aroania"/>
    </style:style>
    <style:style style:name="T49" style:family="text">
      <style:text-properties style:use-window-font-color="true" style:font-name="EEMusic:aalt=3" fo:font-size="16pt" fo:language="en" fo:country="US" officeooo:rsid="0026895b" style:font-name-asian="NSimSun" style:font-size-asian="16pt" style:font-name-complex="Courier New1" style:font-size-complex="16pt"/>
    </style:style>
    <style:style style:name="T50" style:family="text">
      <style:text-properties style:use-window-font-color="true" style:font-name="EEMusic:aalt=3" style:text-underline-style="none" style:font-name-asian="Aroania" style:language-asian="el" style:country-asian="GR" style:font-name-complex="Aroania"/>
    </style:style>
    <style:style style:name="T51" style:family="text">
      <style:text-properties style:use-window-font-color="true" style:font-name="EEMusic:liga=0" style:text-underline-style="none" officeooo:rsid="013d73f8" style:font-name-asian="Times New Roman" style:language-asian="el" style:country-asian="GR" style:font-name-complex="Times New Roman"/>
    </style:style>
    <style:style style:name="T52" style:family="text">
      <style:text-properties style:use-window-font-color="true" style:font-name="EEMusic:liga=0" style:text-underline-style="none" officeooo:rsid="013de8d6" style:font-name-asian="Times New Roman" style:language-asian="el" style:country-asian="GR" style:font-name-complex="Times New Roman"/>
    </style:style>
    <style:style style:name="T53" style:family="text">
      <style:text-properties style:use-window-font-color="true" style:font-name="EEMusic:liga=0" style:text-underline-style="none" officeooo:rsid="013fd363" style:font-name-asian="Aroania" style:language-asian="el" style:country-asian="GR" style:font-name-complex="Aroania"/>
    </style:style>
    <style:style style:name="T54" style:family="text">
      <style:text-properties style:use-window-font-color="true" fo:font-size="16pt" style:font-size-asian="16pt" style:font-size-complex="16pt"/>
    </style:style>
    <style:style style:name="T55" style:family="text">
      <style:text-properties style:use-window-font-color="true" fo:font-size="16pt" fo:language="en" fo:country="US" officeooo:rsid="0026895b" style:font-size-asian="16pt" style:font-size-complex="16pt"/>
    </style:style>
    <style:style style:name="T56" style:family="text">
      <style:text-properties style:use-window-font-color="true" fo:font-size="16pt" fo:language="en" fo:country="US" officeooo:rsid="0026895b" style:font-name-asian="NSimSun" style:font-size-asian="16pt" style:font-name-complex="Courier New1" style:font-size-complex="16pt"/>
    </style:style>
    <style:style style:name="T57" style:family="text">
      <style:text-properties style:use-window-font-color="true" style:font-name="EEMusic" style:text-underline-style="none" officeooo:rsid="013dd48f" style:font-name-asian="Times New Roman" style:language-asian="el" style:country-asian="GR" style:font-name-complex="Times New Roman"/>
    </style:style>
    <style:style style:name="T58" style:family="text">
      <style:text-properties style:use-window-font-color="true" style:font-name="EEMusic" style:text-underline-style="none" officeooo:rsid="013d73f8" style:font-name-asian="Times New Roman" style:language-asian="el" style:country-asian="GR" style:font-name-complex="Times New Roman"/>
    </style:style>
    <style:style style:name="T59" style:family="text">
      <style:text-properties style:use-window-font-color="true" style:font-name="EEMusic" style:text-underline-style="none" officeooo:rsid="013de8d6" style:font-name-asian="Times New Roman" style:language-asian="el" style:country-asian="GR" style:font-name-complex="Times New Roman"/>
    </style:style>
    <style:style style:name="T60" style:family="text">
      <style:text-properties style:use-window-font-color="true" style:font-name="EEMusic" style:text-underline-style="none" officeooo:rsid="013fa284" style:font-name-asian="Times New Roman" style:language-asian="el" style:country-asian="GR" style:font-name-complex="Times New Roman"/>
    </style:style>
    <style:style style:name="T61" style:family="text">
      <style:text-properties style:use-window-font-color="true" style:font-name="EEMusic" fo:language="en" fo:country="US" style:text-underline-style="none" officeooo:rsid="019748d3" style:font-name-asian="Times New Roman" style:language-asian="el" style:country-asian="GR" style:font-name-complex="Times New Roman"/>
    </style:style>
    <style:style style:name="T62" style:family="text">
      <style:text-properties style:use-window-font-color="true" style:font-name="EEMusic:swsh" style:text-underline-style="none" officeooo:rsid="013fd363" style:font-name-asian="Aroania" style:language-asian="el" style:country-asian="GR" style:font-name-complex="Aroania"/>
    </style:style>
    <style:style style:name="T63" style:family="text">
      <style:text-properties style:use-window-font-color="true" style:font-name="EEMusic:aalt=2" style:text-underline-style="none" style:font-name-asian="Aroania" style:language-asian="el" style:country-asian="GR" style:font-name-complex="Aroania"/>
    </style:style>
    <style:style style:name="T64" style:family="text">
      <style:text-properties style:use-window-font-color="true" style:font-name="EEMusic:aalt=2" fo:language="en" fo:country="US" style:text-underline-style="none" style:font-name-asian="Aroania" style:language-asian="el" style:country-asian="GR" style:font-name-complex="Aroania"/>
    </style:style>
    <style:style style:name="T65" style:family="text">
      <style:text-properties style:use-window-font-color="true" style:font-name="EEMusic:aalt=2" fo:font-size="16pt" fo:language="en" fo:country="US" officeooo:rsid="0026895b" style:font-name-asian="NSimSun" style:font-size-asian="16pt" style:font-name-complex="Courier New1" style:font-size-complex="16pt"/>
    </style:style>
    <style:style style:name="T66" style:family="text">
      <style:text-properties style:use-window-font-color="true" style:font-name="Calibri:onum" fo:font-size="9pt" fo:language="en" fo:country="US" fo:font-weight="normal" officeooo:rsid="010c69f5" style:letter-kerning="true" style:font-size-asian="9pt" style:font-weight-asian="normal" style:font-size-complex="9pt" style:font-weight-complex="normal"/>
    </style:style>
    <style:style style:name="T67" style:family="text">
      <style:text-properties style:use-window-font-color="true" style:font-name="Calibri:onum" fo:font-size="9pt" fo:language="en" fo:country="US" fo:font-weight="normal" officeooo:rsid="0018d778" style:letter-kerning="true" style:font-size-asian="9pt" style:font-weight-asian="normal" style:font-size-complex="9pt" style:font-weight-complex="normal"/>
    </style:style>
    <style:style style:name="T68" style:family="text">
      <style:text-properties style:use-window-font-color="true" style:font-name="Calibri:onum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69" style:family="text">
      <style:text-properties style:use-window-font-color="true" style:font-name="Calibri:onum" fo:font-size="9pt" fo:language="en" fo:country="US" fo:font-weight="normal" officeooo:rsid="0032469a" style:letter-kerning="true" style:font-size-asian="9pt" style:font-weight-asian="normal" style:font-size-complex="9pt" style:font-weight-complex="normal"/>
    </style:style>
    <style:style style:name="T70" style:family="text">
      <style:text-properties style:use-window-font-color="true" style:font-name="Calibri:onum" fo:font-size="9pt" fo:language="fr" fo:country="FR" style:text-underline-style="none" fo:font-weight="normal" officeooo:rsid="00557358" style:letter-kerning="true" style:font-size-asian="9pt" style:font-weight-asian="normal" style:font-size-complex="9pt" style:font-weight-complex="normal"/>
    </style:style>
    <style:style style:name="T71" style:family="text">
      <style:text-properties style:use-window-font-color="true" style:font-name="Calibri:smcp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72" style:family="text">
      <style:text-properties style:use-window-font-color="true" style:font-name="Calibri:smcp" fo:font-size="8pt" fo:language="fr" fo:country="FR" style:text-underline-style="none" fo:font-weight="normal" officeooo:rsid="00557358" style:letter-kerning="true" style:font-size-asian="8pt" style:font-weight-asian="normal" style:font-size-complex="8pt" style:font-weight-complex="normal"/>
    </style:style>
    <style:style style:name="T73" style:family="text">
      <style:text-properties style:use-window-font-color="true" style:text-line-through-style="none" style:text-line-through-type="none" style:font-name="Calibri Light1" fo:font-size="9pt" fo:language="el" fo:country="GR" style:text-underline-style="none" officeooo:rsid="00ad5977" style:text-blinking="false" style:font-size-asian="9pt" style:font-size-complex="9pt"/>
    </style:style>
    <style:style style:name="T74" style:family="text">
      <style:text-properties style:use-window-font-color="true" style:text-line-through-style="none" style:text-line-through-type="none" style:font-name="Calibri Light1" fo:font-size="9pt" fo:language="el" fo:country="GR" style:text-underline-style="none" officeooo:rsid="007732f5" style:text-blinking="false" style:font-size-asian="9pt" style:font-size-complex="9pt"/>
    </style:style>
    <style:style style:name="T75" style:family="text">
      <style:text-properties style:use-window-font-color="true" style:font-name="Calibri Light2" fo:font-size="10pt" style:text-underline-style="none" officeooo:rsid="013d73f8" style:font-name-asian="Aroania" style:font-size-asian="10pt" style:language-asian="el" style:country-asian="GR" style:font-name-complex="Aroania" style:font-size-complex="10pt"/>
    </style:style>
    <style:style style:name="T76" style:family="text">
      <style:text-properties style:use-window-font-color="true" style:font-name="Calibri Light2" fo:font-size="10pt" style:text-underline-style="none" officeooo:rsid="01414132" style:font-name-asian="Aroania" style:font-size-asian="10pt" style:language-asian="el" style:country-asian="GR" style:font-name-complex="Aroania" style:font-size-complex="10pt"/>
    </style:style>
    <style:style style:name="T77" style:family="text">
      <style:text-properties style:use-window-font-color="true" style:font-name="Calibri Light2" fo:font-size="10pt" style:text-underline-style="none" officeooo:rsid="013de8d6" style:font-name-asian="Aroania" style:font-size-asian="10pt" style:language-asian="el" style:country-asian="GR" style:font-name-complex="Aroania" style:font-size-complex="10pt"/>
    </style:style>
    <style:style style:name="T78" style:family="text">
      <style:text-properties style:use-window-font-color="true" style:font-name="Calibri Light2" fo:font-size="10pt" style:text-underline-style="none" officeooo:rsid="013c120f" style:font-name-asian="Aroania" style:font-size-asian="10pt" style:language-asian="el" style:country-asian="GR" style:font-name-complex="Aroania" style:font-size-complex="10pt"/>
    </style:style>
    <style:style style:name="T79" style:family="text">
      <style:text-properties style:use-window-font-color="true" style:font-name="Calibri Light2" fo:font-size="10pt" style:text-underline-style="none" officeooo:rsid="015116eb" style:font-name-asian="Aroania" style:font-size-asian="10pt" style:language-asian="el" style:country-asian="GR" style:font-name-complex="Aroania" style:font-size-complex="10pt"/>
    </style:style>
    <style:style style:name="T80" style:family="text">
      <style:text-properties style:use-window-font-color="true" style:font-name="Calibri Light2" fo:font-size="10pt" style:text-underline-style="none" officeooo:rsid="014f18ca" style:font-name-asian="Aroania" style:font-size-asian="10pt" style:language-asian="el" style:country-asian="GR" style:font-name-complex="Aroania" style:font-size-complex="10pt"/>
    </style:style>
    <style:style style:name="T81" style:family="text">
      <style:text-properties style:use-window-font-color="true" style:font-name="Calibri Light2" fo:font-size="10pt" style:text-underline-style="none" officeooo:rsid="013a1927" style:font-name-asian="Aroania" style:font-size-asian="10pt" style:language-asian="el" style:country-asian="GR" style:font-name-complex="Aroania" style:font-size-complex="10pt"/>
    </style:style>
    <style:style style:name="T82" style:family="text">
      <style:text-properties style:use-window-font-color="true" style:font-name="Calibri Light2" fo:font-size="10pt" style:text-underline-style="none" officeooo:rsid="0138e352" style:font-name-asian="Aroania" style:font-size-asian="10pt" style:language-asian="el" style:country-asian="GR" style:font-name-complex="Aroania" style:font-size-complex="10pt"/>
    </style:style>
    <style:style style:name="T83" style:family="text">
      <style:text-properties style:use-window-font-color="true" style:font-name="Calibri Light2" fo:font-size="10pt" style:text-underline-style="none" officeooo:rsid="00cbf9bc" style:font-name-asian="Aroania" style:font-size-asian="10pt" style:language-asian="el" style:country-asian="GR" style:font-name-complex="Aroania" style:font-size-complex="10pt"/>
    </style:style>
    <style:style style:name="T84" style:family="text">
      <style:text-properties style:use-window-font-color="true" style:font-name="Calibri Light2" fo:font-size="10pt" style:text-underline-style="none" officeooo:rsid="013c120f" style:font-size-asian="10pt" style:font-size-complex="10pt"/>
    </style:style>
    <style:style style:name="T85" style:family="text">
      <style:text-properties style:use-window-font-color="true" style:font-name="Calibri Light2" fo:font-size="10pt" style:text-underline-style="none" officeooo:rsid="013fa284" style:font-name-asian="Times New Roman" style:font-size-asian="10pt" style:language-asian="el" style:country-asian="GR" style:font-name-complex="Times New Roman" style:font-size-complex="10pt"/>
    </style:style>
    <style:style style:name="T86" style:family="text">
      <style:text-properties style:use-window-font-color="true" style:font-name="Calibri Light2" fo:font-size="10pt" fo:language="en" fo:country="US" style:text-underline-style="none" officeooo:rsid="014f18ca" style:font-name-asian="Aroania" style:font-size-asian="10pt" style:language-asian="el" style:country-asian="GR" style:font-name-complex="Aroania" style:font-size-complex="10pt"/>
    </style:style>
    <style:style style:name="T87" style:family="text">
      <style:text-properties style:use-window-font-color="true" style:font-name="Calibri Light2" fo:font-size="10pt" fo:language="en" fo:country="US" style:text-underline-style="none" officeooo:rsid="013a1927" style:font-name-asian="Aroania" style:font-size-asian="10pt" style:language-asian="el" style:country-asian="GR" style:font-name-complex="Aroania" style:font-size-complex="10pt"/>
    </style:style>
    <style:style style:name="T88" style:family="text">
      <style:text-properties style:use-window-font-color="true" style:font-name="Calibri Light2" fo:font-size="10pt" fo:language="en" fo:country="US" style:text-underline-style="none" officeooo:rsid="005809d8" style:font-name-asian="Aroania" style:font-size-asian="10pt" style:language-asian="el" style:country-asian="GR" style:font-name-complex="Aroania" style:font-size-complex="10pt"/>
    </style:style>
    <style:style style:name="T89" style:family="text">
      <style:text-properties style:use-window-font-color="true" style:font-name="Calibri Light2" fo:font-size="10pt" fo:language="en" fo:country="US" style:text-underline-style="none" officeooo:rsid="013d73f8" style:font-name-asian="Aroania" style:font-size-asian="10pt" style:language-asian="el" style:country-asian="GR" style:font-name-complex="Aroania" style:font-size-complex="10pt"/>
    </style:style>
    <style:style style:name="T90" style:family="text">
      <style:text-properties style:use-window-font-color="true" style:font-name="Calibri Light2" fo:font-size="10pt" fo:language="en" fo:country="US" style:text-underline-style="none" officeooo:rsid="018c06d5" style:font-name-asian="Aroania" style:font-size-asian="10pt" style:language-asian="el" style:country-asian="GR" style:font-name-complex="Aroania" style:font-size-complex="10pt"/>
    </style:style>
    <style:style style:name="T91" style:family="text">
      <style:text-properties style:use-window-font-color="true" style:font-name="Calibri Light2" fo:font-size="10pt" fo:language="en" fo:country="US" style:text-underline-style="none" officeooo:rsid="019748d3" style:font-name-asian="Times New Roman" style:font-size-asian="10pt" style:language-asian="el" style:country-asian="GR" style:font-name-complex="Times New Roman" style:font-size-complex="10pt"/>
    </style:style>
    <style:style style:name="T92" style:family="text">
      <style:text-properties style:use-window-font-color="true" style:font-name="Calibri Light1" fo:font-size="10pt" style:text-underline-style="none" style:font-name-asian="Times New Roman" style:font-size-asian="10pt" style:language-asian="el" style:country-asian="GR" style:font-name-complex="Times New Roman" style:font-size-complex="10pt"/>
    </style:style>
    <style:style style:name="T93" style:family="text">
      <style:text-properties style:use-window-font-color="true" style:font-name="Calibri Light1" fo:font-size="10pt" style:text-underline-style="none" officeooo:rsid="01414132" style:font-name-asian="Times New Roman" style:font-size-asian="10pt" style:language-asian="el" style:country-asian="GR" style:font-name-complex="Times New Roman" style:font-size-complex="10pt"/>
    </style:style>
    <style:style style:name="T94" style:family="text">
      <style:text-properties style:use-window-font-color="true" style:font-name="Calibri Light1" fo:font-size="10pt" style:text-underline-style="none" officeooo:rsid="013de8d6" style:font-name-asian="Times New Roman" style:font-size-asian="10pt" style:language-asian="el" style:country-asian="GR" style:font-name-complex="Times New Roman" style:font-size-complex="10pt"/>
    </style:style>
    <style:style style:name="T95" style:family="text">
      <style:text-properties style:use-window-font-color="true" style:font-name="Calibri Light1" fo:font-size="10pt" style:text-underline-style="none" officeooo:rsid="0149045b" style:font-name-asian="Times New Roman" style:font-size-asian="10pt" style:language-asian="el" style:country-asian="GR" style:font-name-complex="Times New Roman" style:font-size-complex="10pt"/>
    </style:style>
    <style:style style:name="T96" style:family="text">
      <style:text-properties style:use-window-font-color="true" style:font-name="Calibri Light1" fo:font-size="10pt" style:text-underline-style="none" officeooo:rsid="0160334c" style:font-name-asian="Times New Roman" style:font-size-asian="10pt" style:language-asian="el" style:country-asian="GR" style:font-name-complex="Times New Roman" style:font-size-complex="10pt"/>
    </style:style>
    <style:style style:name="T97" style:family="text">
      <style:text-properties style:use-window-font-color="true" style:font-name="Calibri Light1" fo:font-size="10pt" style:text-underline-style="none" officeooo:rsid="016202b1" style:font-name-asian="Times New Roman" style:font-size-asian="10pt" style:language-asian="el" style:country-asian="GR" style:font-name-complex="Times New Roman" style:font-size-complex="10pt"/>
    </style:style>
    <style:style style:name="T98" style:family="text">
      <style:text-properties style:use-window-font-color="true" style:font-name="Calibri Light1" fo:font-size="10pt" style:text-underline-style="none" officeooo:rsid="013fa284" style:font-name-asian="Times New Roman" style:font-size-asian="10pt" style:language-asian="el" style:country-asian="GR" style:font-name-complex="Times New Roman" style:font-size-complex="10pt"/>
    </style:style>
    <style:style style:name="T99" style:family="text">
      <style:text-properties style:use-window-font-color="true" style:font-name="Calibri Light1" fo:font-size="10pt" style:text-underline-style="none" officeooo:rsid="013fd363" style:font-name-asian="Times New Roman" style:font-size-asian="10pt" style:language-asian="el" style:country-asian="GR" style:font-name-complex="Times New Roman" style:font-size-complex="10pt"/>
    </style:style>
    <style:style style:name="T100" style:family="text">
      <style:text-properties style:use-window-font-color="true" style:font-name="Calibri Light1" fo:font-size="10pt" style:text-underline-style="none" style:font-name-asian="Aroania" style:font-size-asian="10pt" style:language-asian="el" style:country-asian="GR" style:font-name-complex="Aroania" style:font-size-complex="10pt"/>
    </style:style>
    <style:style style:name="T101" style:family="text">
      <style:text-properties style:use-window-font-color="true" style:font-name="Calibri Light1" fo:font-size="10pt" style:text-underline-style="none" officeooo:rsid="013de8d6" style:font-name-asian="Aroania" style:font-size-asian="10pt" style:language-asian="el" style:country-asian="GR" style:font-name-complex="Aroania" style:font-size-complex="10pt"/>
    </style:style>
    <style:style style:name="T102" style:family="text">
      <style:text-properties style:use-window-font-color="true" style:font-name="Calibri Light1" fo:font-size="10pt" style:text-underline-style="none" officeooo:rsid="013d73f8" style:font-name-asian="Aroania" style:font-size-asian="10pt" style:language-asian="el" style:country-asian="GR" style:font-name-complex="Aroania" style:font-size-complex="10pt"/>
    </style:style>
    <style:style style:name="T103" style:family="text">
      <style:text-properties style:use-window-font-color="true" style:font-name="Calibri Light1" fo:font-size="10pt" style:text-underline-style="none" officeooo:rsid="00cbf9bc" style:font-name-asian="Aroania" style:font-size-asian="10pt" style:language-asian="el" style:country-asian="GR" style:font-name-complex="Aroania" style:font-size-complex="10pt"/>
    </style:style>
    <style:style style:name="T104" style:family="text">
      <style:text-properties style:use-window-font-color="true" style:font-name="Calibri Light1" fo:font-size="10pt" style:text-underline-style="none" officeooo:rsid="01414132" style:font-name-asian="Aroania" style:font-size-asian="10pt" style:language-asian="el" style:country-asian="GR" style:font-name-complex="Aroania" style:font-size-complex="10pt"/>
    </style:style>
    <style:style style:name="T105" style:family="text">
      <style:text-properties style:use-window-font-color="true" style:font-name="Calibri Light1" fo:font-size="10pt" style:text-underline-style="none" officeooo:rsid="014387d7" style:font-name-asian="Aroania" style:font-size-asian="10pt" style:language-asian="el" style:country-asian="GR" style:font-name-complex="Aroania" style:font-size-complex="10pt"/>
    </style:style>
    <style:style style:name="T106" style:family="text">
      <style:text-properties style:use-window-font-color="true" style:font-name="Calibri Light1" fo:font-size="10pt" fo:language="en" fo:country="US" style:text-underline-style="none" style:font-name-asian="Times New Roman" style:font-size-asian="10pt" style:language-asian="el" style:country-asian="GR" style:font-name-complex="Times New Roman" style:font-size-complex="10pt"/>
    </style:style>
    <style:style style:name="T107" style:family="text">
      <style:text-properties style:use-window-font-color="true" style:font-name="Calibri Light1" fo:font-size="10pt" fo:language="en" fo:country="US" style:text-underline-style="none" officeooo:rsid="013fa284" style:font-name-asian="Times New Roman" style:font-size-asian="10pt" style:language-asian="el" style:country-asian="GR" style:font-name-complex="Times New Roman" style:font-size-complex="10pt"/>
    </style:style>
    <style:style style:name="T108" style:family="text">
      <style:text-properties style:use-window-font-color="true" style:font-name="Calibri Light1" fo:font-size="10pt" fo:language="en" fo:country="US" style:text-underline-style="none" officeooo:rsid="013de8d6" style:font-name-asian="Times New Roman" style:font-size-asian="10pt" style:language-asian="el" style:country-asian="GR" style:font-name-complex="Times New Roman" style:font-size-complex="10pt"/>
    </style:style>
    <style:style style:name="T109" style:family="text">
      <style:text-properties style:use-window-font-color="true" style:font-name="Calibri Light1" fo:font-size="10pt" fo:language="en" fo:country="US" style:text-underline-style="none" officeooo:rsid="0160334c" style:font-name-asian="Times New Roman" style:font-size-asian="10pt" style:language-asian="el" style:country-asian="GR" style:font-name-complex="Times New Roman" style:font-size-complex="10pt"/>
    </style:style>
    <style:style style:name="T110" style:family="text">
      <style:text-properties style:use-window-font-color="true" style:font-name="Calibri Light1" fo:font-size="10pt" fo:language="en" fo:country="US" style:text-underline-style="none" officeooo:rsid="013fd363" style:font-name-asian="Times New Roman" style:font-size-asian="10pt" style:language-asian="el" style:country-asian="GR" style:font-name-complex="Times New Roman" style:font-size-complex="10pt"/>
    </style:style>
    <style:style style:name="T111" style:family="text">
      <style:text-properties style:use-window-font-color="true" style:font-name="Calibri Light1" fo:font-size="10pt" fo:language="en" fo:country="US" style:text-underline-style="none" officeooo:rsid="00597fb8" style:font-name-asian="Times New Roman" style:font-size-asian="10pt" style:language-asian="el" style:country-asian="GR" style:font-name-complex="Times New Roman" style:font-size-complex="10pt"/>
    </style:style>
    <style:style style:name="T112" style:family="text">
      <style:text-properties style:use-window-font-color="true" style:font-name="Calibri Light1" fo:font-size="10pt" fo:language="en" fo:country="US" style:text-underline-style="none" officeooo:rsid="013de8d6" style:font-name-asian="EEMusic2" style:font-size-asian="10pt" style:language-asian="el" style:country-asian="GR" style:font-name-complex="EEMusic2" style:font-size-complex="10pt"/>
    </style:style>
    <style:style style:name="T113" style:family="text">
      <style:text-properties style:use-window-font-color="true" style:font-name="Calibri Light1" fo:font-size="10pt" fo:language="en" fo:country="US" style:text-underline-style="none" officeooo:rsid="0149045b" style:font-name-asian="EEMusic2" style:font-size-asian="10pt" style:language-asian="el" style:country-asian="GR" style:font-name-complex="EEMusic2" style:font-size-complex="10pt"/>
    </style:style>
    <style:style style:name="T114" style:family="text">
      <style:text-properties style:use-window-font-color="true" style:font-name="Calibri Light1" fo:font-size="9pt" fo:language="el" fo:country="GR" style:text-underline-style="none" officeooo:rsid="00600a84" style:font-size-asian="9pt" style:font-size-complex="9pt"/>
    </style:style>
    <style:style style:name="T115" style:family="text">
      <style:text-properties style:use-window-font-color="true" style:font-name="Calibri Light1" fo:font-size="9pt" fo:language="el" fo:country="GR" style:text-underline-style="none" officeooo:rsid="007732f5" style:font-size-asian="9pt" style:font-size-complex="9pt"/>
    </style:style>
    <style:style style:name="T116" style:family="text">
      <style:text-properties style:use-window-font-color="true" style:font-name="Calibri Light1" fo:font-size="9pt" fo:language="el" fo:country="GR" style:text-underline-style="none" officeooo:rsid="00ad5977" style:font-size-asian="9pt" style:font-size-complex="9pt"/>
    </style:style>
    <style:style style:name="T117" style:family="text">
      <style:text-properties style:use-window-font-color="true" style:font-name="Calibri Light1" fo:font-size="9pt" fo:language="el" fo:country="GR" style:text-underline-style="none" officeooo:rsid="00af2d36" style:font-size-asian="9pt" style:font-size-complex="9pt"/>
    </style:style>
    <style:style style:name="T118" style:family="text">
      <style:text-properties style:use-window-font-color="true" style:font-name="Calibri Light1" fo:font-size="9pt" fo:language="el" fo:country="GR" style:text-underline-style="none" officeooo:rsid="0077d184" style:font-size-asian="9pt" style:font-size-complex="9pt"/>
    </style:style>
    <style:style style:name="T119" style:family="text">
      <style:text-properties style:use-window-font-color="true" style:font-name="Calibri Light1" fo:font-size="9pt" fo:language="el" fo:country="GR" style:text-underline-style="none" officeooo:rsid="0077d184" style:font-name-asian="EEMusic2" style:font-size-asian="9pt" style:font-name-complex="EEMusic2" style:font-size-complex="9pt"/>
    </style:style>
    <style:style style:name="T120" style:family="text">
      <style:text-properties style:use-window-font-color="true" style:font-name="Calibri Light1" fo:font-size="9pt" fo:language="en" fo:country="US" style:text-underline-style="none" style:font-size-asian="9pt" style:font-size-complex="9pt"/>
    </style:style>
    <style:style style:name="T121" style:family="text">
      <style:text-properties style:use-window-font-color="true" style:font-name="Calibri Light1" fo:font-size="9pt" fo:language="en" fo:country="US" style:text-underline-style="none" officeooo:rsid="00600a84" style:font-size-asian="9pt" style:font-size-complex="9pt"/>
    </style:style>
    <style:style style:name="T122" style:family="text">
      <style:text-properties style:use-window-font-color="true" style:font-name="Calibri Light1" fo:font-size="9pt" fo:language="en" fo:country="US" style:text-underline-style="none" officeooo:rsid="00ad5977" style:font-size-asian="9pt" style:font-size-complex="9pt"/>
    </style:style>
    <style:style style:name="T123" style:family="text">
      <style:text-properties style:use-window-font-color="true" style:font-name="Calibri Light1" fo:font-size="9pt" fo:language="en" fo:country="US" style:text-underline-style="none" officeooo:rsid="000e6666" style:font-size-asian="9pt" style:font-size-complex="9pt"/>
    </style:style>
    <style:style style:name="T124" style:family="text">
      <style:text-properties style:use-window-font-color="true" style:font-name="Calibri Light1" fo:font-size="9pt" fo:language="en" fo:country="US" style:text-underline-style="none" officeooo:rsid="007a61a1" style:font-size-asian="9pt" style:font-size-complex="9pt"/>
    </style:style>
    <style:style style:name="T125" style:family="text">
      <style:text-properties style:use-window-font-color="true" style:font-name="Calibri Light1" fo:font-size="9pt" fo:language="en" fo:country="US" style:text-underline-style="none" officeooo:rsid="0077d184" style:font-name-asian="EEMusic2" style:font-size-asian="9pt" style:font-name-complex="EEMusic2" style:font-size-complex="9pt"/>
    </style:style>
    <style:style style:name="T126" style:family="text">
      <style:text-properties style:use-window-font-color="true" style:font-name="Calibri Light1" fo:font-size="9pt" fo:language="en" fo:country="US" style:text-underline-style="none" officeooo:rsid="008bbc4d" style:font-name-asian="EEMusic2" style:font-size-asian="9pt" style:font-name-complex="EEMusic2" style:font-size-complex="9pt"/>
    </style:style>
    <style:style style:name="T127" style:family="text">
      <style:text-properties fo:color="#dc143c" style:font-name="EEMusic" fo:language="en" fo:country="US" style:text-underline-style="none" officeooo:rsid="016202b1" fo:background-color="transparent" loext:char-shading-value="0" style:font-name-asian="Times New Roman" style:language-asian="el" style:country-asian="GR" style:font-name-complex="Times New Roman"/>
    </style:style>
    <style:style style:name="T128" style:family="text">
      <style:text-properties fo:color="#dc143c" style:font-name="Calibri Light1" fo:language="en" fo:country="US" style:text-underline-style="none" officeooo:rsid="0071b509" fo:background-color="transparent" loext:char-shading-value="0"/>
    </style:style>
    <style:style style:name="T129" style:family="text">
      <style:text-properties fo:color="#dc143c" style:font-name="Calibri Light1" fo:font-size="10pt" fo:language="en" fo:country="US" style:text-underline-style="none" officeooo:rsid="016202b1" fo:background-color="transparent" loext:char-shading-value="0" style:font-name-asian="Times New Roman" style:font-size-asian="10pt" style:language-asian="el" style:country-asian="GR" style:font-name-complex="Times New Roman" style:font-size-complex="10pt"/>
    </style:style>
    <style:style style:name="T130" style:family="text">
      <style:text-properties officeooo:rsid="001f8538"/>
    </style:style>
    <style:style style:name="T131" style:family="text">
      <style:text-properties style:font-name="EEMusic:swsh"/>
    </style:style>
    <style:style style:name="T132" style:family="text">
      <style:text-properties style:font-name="EEMusic:swsh" officeooo:rsid="001f8538"/>
    </style:style>
    <style:style style:name="T133" style:family="text">
      <style:text-properties fo:color="#191970" style:font-name="EEMusic2" officeooo:rsid="0071b509"/>
    </style:style>
    <style:style style:name="T134" style:family="text">
      <style:text-properties fo:color="#191970" style:font-name="EEMusic2" fo:language="en" fo:country="US" officeooo:rsid="00de6851" style:font-name-asian="EEMusic2" style:font-name-complex="EEMusic2"/>
    </style:style>
    <style:style style:name="T135" style:family="text">
      <style:text-properties fo:color="#191970" officeooo:rsid="00d72772"/>
    </style:style>
    <style:style style:name="T136" style:family="text">
      <style:text-properties fo:color="#191970" officeooo:rsid="001f8554"/>
    </style:style>
    <style:style style:name="T137" style:family="text">
      <style:text-properties fo:color="#191970" fo:language="en" fo:country="US" officeooo:rsid="00cf49e3"/>
    </style:style>
    <style:style style:name="T138" style:family="text">
      <style:text-properties fo:color="#191970" fo:language="en" fo:country="US" officeooo:rsid="00de6851"/>
    </style:style>
    <style:style style:name="T139" style:family="text">
      <style:text-properties fo:color="#191970" fo:language="en" fo:country="US" officeooo:rsid="010cbefd"/>
    </style:style>
    <style:style style:name="T140" style:family="text">
      <style:text-properties officeooo:rsid="00cf49e3"/>
    </style:style>
    <style:style style:name="T141" style:family="text">
      <style:text-properties officeooo:rsid="002b6b8e"/>
    </style:style>
    <style:style style:name="T142" style:family="text">
      <style:text-properties officeooo:rsid="00e120bf"/>
    </style:style>
    <style:style style:name="T143" style:family="text">
      <style:text-properties officeooo:rsid="00f2a6a4"/>
    </style:style>
    <style:style style:name="T144" style:family="text">
      <style:text-properties fo:color="#800000" style:font-name="Calibri Light1" fo:font-size="9pt" fo:language="en" fo:country="US" style:text-underline-style="none" officeooo:rsid="002d1c90" style:font-name-asian="Aroania" style:font-size-asian="9pt" style:language-asian="el" style:country-asian="GR" style:font-name-complex="Aroania" style:font-size-complex="9pt"/>
    </style:style>
    <style:style style:name="T145" style:family="text">
      <style:text-properties fo:color="#b22222" style:font-name="EEMusic2" style:text-underline-style="none" officeooo:rsid="013dd48f" style:font-name-asian="EEMusic2" style:language-asian="el" style:country-asian="GR" style:font-name-complex="EEMusic2"/>
    </style:style>
    <style:style style:name="T146" style:family="text">
      <style:text-properties fo:color="#b22222" style:font-name="EEMusic2" fo:font-size="16pt" officeooo:rsid="0026895b" style:font-name-asian="EEMusic2" style:font-size-asian="16pt" style:font-name-complex="EEMusic2" style:font-size-complex="16pt"/>
    </style:style>
    <style:style style:name="T147" style:family="text">
      <style:text-properties fo:color="#b22222" fo:language="en" fo:country="US" officeooo:rsid="0020a8a5" style:font-name-asian="EEMusic2" style:font-name-complex="EEMusic2"/>
    </style:style>
    <style:style style:name="T148" style:family="text">
      <style:text-properties fo:color="#b22222" fo:language="en" fo:country="US" officeooo:rsid="01965c04" style:font-name-asian="EEMusic2" style:font-name-complex="EEMusic2"/>
    </style:style>
    <style:style style:name="T149" style:family="text">
      <style:text-properties officeooo:rsid="01692a5f"/>
    </style:style>
    <style:style style:name="T150" style:family="text">
      <style:text-properties officeooo:rsid="0128c48f"/>
    </style:style>
    <style:style style:name="T151" style:family="text">
      <style:text-properties officeooo:rsid="0127ed87"/>
    </style:style>
    <style:style style:name="T152" style:family="text">
      <style:text-properties officeooo:rsid="001ce282"/>
    </style:style>
    <style:style style:name="T153" style:family="text">
      <style:text-properties officeooo:rsid="016eb4aa"/>
    </style:style>
    <style:style style:name="T154" style:family="text">
      <style:text-properties fo:color="#000080" style:font-name="Calibri Light1" fo:font-size="12pt" fo:language="en" fo:country="US" style:text-underline-style="none" style:font-size-asian="12pt" style:font-size-complex="12pt"/>
    </style:style>
    <style:style style:name="T155" style:family="text">
      <style:text-properties style:font-name="Calibri1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156" style:family="text">
      <style:text-properties style:font-name="Calibri:onum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157" style:family="text">
      <style:text-properties style:font-name="Calibri:onum" fo:font-size="12pt" fo:language="en" fo:country="US" fo:font-weight="normal" officeooo:rsid="01068d98" style:letter-kerning="true" style:font-size-asian="12pt" style:font-weight-asian="normal" style:font-size-complex="12pt" style:font-weight-complex="normal"/>
    </style:style>
    <style:style style:name="T158" style:family="text">
      <style:text-properties style:font-name="Calibri:onum" fo:font-size="12pt" fo:language="en" fo:country="US" fo:font-weight="normal" officeooo:rsid="002d6133" style:letter-kerning="true" style:font-size-asian="12pt" style:font-weight-asian="normal" style:font-size-complex="12pt" style:font-weight-complex="normal"/>
    </style:style>
    <style:style style:name="T159" style:family="text">
      <style:text-properties style:font-name="Calibri:onum" fo:font-size="12pt" fo:language="en" fo:country="US" fo:font-weight="normal" officeooo:rsid="0073b80a" style:letter-kerning="true" style:font-size-asian="12pt" style:font-weight-asian="normal" style:font-size-complex="12pt" style:font-weight-complex="normal"/>
    </style:style>
    <style:style style:name="T160" style:family="text">
      <style:text-properties style:font-name="Calibri:onum" fo:font-size="12pt" fo:language="en" fo:country="US" fo:font-weight="normal" officeooo:rsid="01875076" style:letter-kerning="true" style:font-size-asian="12pt" style:font-weight-asian="normal" style:font-size-complex="12pt" style:font-weight-complex="normal"/>
    </style:style>
    <style:style style:name="T161" style:family="text">
      <style:text-properties officeooo:rsid="017d696f"/>
    </style:style>
    <style:style style:name="T162" style:family="text">
      <style:text-properties style:font-name="Calibri Light2" fo:font-size="10pt" style:font-size-asian="10pt" style:font-size-complex="10pt"/>
    </style:style>
    <style:style style:name="T163" style:family="text">
      <style:text-properties style:font-name="Calibri Light2" fo:font-size="10pt" officeooo:rsid="013c120f" style:font-size-asian="10pt" style:font-size-complex="10pt"/>
    </style:style>
    <style:style style:name="T164" style:family="text">
      <style:text-properties style:font-name="Calibri Light2" fo:font-size="10pt" officeooo:rsid="016170d7" style:font-size-asian="10pt" style:font-size-complex="10pt"/>
    </style:style>
    <style:style style:name="T165" style:family="text">
      <style:text-properties style:font-name="Calibri Light2" fo:font-size="10pt" fo:language="en" fo:country="US" officeooo:rsid="016170d7" style:font-size-asian="10pt" style:font-size-complex="10pt"/>
    </style:style>
    <style:style style:name="T166" style:family="text">
      <style:text-properties style:font-name="Calibri Light1" fo:font-size="10pt" style:font-size-asian="10pt" style:font-size-complex="10pt"/>
    </style:style>
    <style:style style:name="T167" style:family="text">
      <style:text-properties style:font-name="Calibri Light1" fo:language="el" fo:country="GR" style:text-underline-style="none" officeooo:rsid="00718200" fo:background-color="transparent" loext:char-shading-value="0"/>
    </style:style>
    <style:style style:name="T168" style:family="text">
      <style:text-properties style:font-name="Calibri Light1" fo:language="el" fo:country="GR" style:text-underline-style="none" officeooo:rsid="005ba3b5" fo:background-color="transparent" loext:char-shading-value="0"/>
    </style:style>
    <style:style style:name="T169" style:family="text">
      <style:text-properties style:font-name="Calibri Light1" fo:language="el" fo:country="GR" style:text-underline-style="none" officeooo:rsid="0071b509" fo:background-color="transparent" loext:char-shading-value="0"/>
    </style:style>
    <style:style style:name="T170" style:family="text">
      <style:text-properties style:font-name="Calibri Light1" fo:language="el" fo:country="GR" style:text-underline-style="none" officeooo:rsid="008da5a8" fo:background-color="transparent" loext:char-shading-value="0"/>
    </style:style>
    <style:style style:name="T171" style:family="text">
      <style:text-properties style:font-name="Calibri Light1" fo:language="el" fo:country="GR" style:text-underline-style="none" officeooo:rsid="00a2f6ba" fo:background-color="transparent" loext:char-shading-value="0"/>
    </style:style>
    <style:style style:name="T172" style:family="text">
      <style:text-properties style:font-name="Calibri Light1" fo:font-size="11pt" fo:language="el" fo:country="GR" style:text-underline-style="none" officeooo:rsid="01421d38" fo:background-color="transparent" loext:char-shading-value="0" style:font-size-asian="11pt" style:font-name-complex="Musical Symbols1" style:font-size-complex="11pt"/>
    </style:style>
    <style:style style:name="T173" style:family="text">
      <style:text-properties style:font-name="Calibri Light1" fo:font-size="11pt" fo:language="el" fo:country="GR" style:text-underline-style="none" officeooo:rsid="015116eb" fo:background-color="transparent" loext:char-shading-value="0" style:font-size-asian="11pt" style:font-name-complex="Musical Symbols1" style:font-size-complex="11pt"/>
    </style:style>
    <style:style style:name="T174" style:family="text">
      <style:text-properties style:font-name="Calibri Light1" fo:font-size="11pt" fo:language="el" fo:country="GR" style:text-underline-style="none" officeooo:rsid="00718200" fo:background-color="transparent" loext:char-shading-value="0" style:font-size-asian="11pt" style:font-name-complex="Musical Symbols1" style:font-size-complex="11pt"/>
    </style:style>
    <style:style style:name="T175" style:family="text">
      <style:text-properties style:font-name="Calibri Light1" fo:font-size="11pt" fo:language="el" fo:country="GR" officeooo:rsid="0071b509" fo:background-color="transparent" loext:char-shading-value="0" style:font-size-asian="11pt" style:font-name-complex="Musical Symbols1" style:font-size-complex="11pt"/>
    </style:style>
    <style:style style:name="T176" style:family="text">
      <style:text-properties style:font-name="Calibri Light1" fo:font-size="11pt" fo:language="el" fo:country="GR" officeooo:rsid="0052ca5d" fo:background-color="transparent" loext:char-shading-value="0" style:font-size-asian="11pt" style:font-name-complex="Musical Symbols1" style:font-size-complex="11pt"/>
    </style:style>
    <style:style style:name="T177" style:family="text">
      <style:text-properties style:font-name="Calibri Light1" fo:font-size="11pt" fo:language="en" fo:country="US" style:text-underline-style="none" officeooo:rsid="00718200" fo:background-color="transparent" loext:char-shading-value="0" style:font-size-asian="11pt" style:font-name-complex="Musical Symbols1" style:font-size-complex="11pt"/>
    </style:style>
    <style:style style:name="T178" style:family="text">
      <style:text-properties style:font-name="Calibri Light1" style:text-underline-style="none" officeooo:rsid="008da5a8" fo:background-color="transparent" loext:char-shading-value="0"/>
    </style:style>
    <style:style style:name="T179" style:family="text">
      <style:text-properties style:font-name="Calibri Light1" fo:language="en" fo:country="US" style:text-underline-style="none" officeooo:rsid="0071b509" fo:background-color="transparent" loext:char-shading-value="0"/>
    </style:style>
    <style:style style:name="T180" style:family="text">
      <style:text-properties style:font-name="Calibri Light1" fo:language="en" fo:country="US" style:text-underline-style="none" officeooo:rsid="00a2f6ba" fo:background-color="transparent" loext:char-shading-value="0"/>
    </style:style>
    <style:style style:name="T181" style:family="text">
      <style:text-properties style:font-name="Calibri Light1" fo:language="en" fo:country="US" style:text-underline-style="none" officeooo:rsid="00718200" fo:background-color="transparent" loext:char-shading-value="0"/>
    </style:style>
    <style:style style:name="T182" style:family="text">
      <style:text-properties style:font-name="Calibri Light1" fo:language="en" fo:country="US" style:text-underline-style="none" officeooo:rsid="01919b74" fo:background-color="transparent" loext:char-shading-value="0"/>
    </style:style>
    <style:style style:name="T183" style:family="text">
      <style:text-properties officeooo:rsid="019cb91e"/>
    </style:style>
    <style:style style:name="T184" style:family="text">
      <style:text-properties fo:color="#ff0000" style:font-name="Calibri Light1" fo:language="en" fo:country="US" style:text-underline-style="none" officeooo:rsid="0071b509" fo:background-color="transparent" loext:char-shading-value="0"/>
    </style:style>
    <style:style style:name="T185" style:family="text">
      <style:text-properties fo:color="#000000" style:text-outline="false" style:text-line-through-style="none" style:text-line-through-type="none" style:text-position="0% 100%" style:font-name="EEMusic:aalt=3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5cm" svg:stroke-color="#00008b" draw:marker-start="" draw:marker-start-width="0.298cm" draw:marker-start-center="false" draw:marker-end="" draw:marker-end-width="0.298cm" draw:marker-end-center="false" draw:stroke-linejoin="miter" draw:fill="gradient" draw:fill-color="#191970" draw:fill-gradient-name="Radial_20_red_2f_yellow" draw:textarea-horizontal-align="center" draw:textarea-vertical-align="middle" draw:auto-grow-height="false" draw:fit-to-size="false" fo:min-height="2.798cm" fo:min-width="9.686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1"/>
      <text:p text:style-name="P129"/>
      <text:p text:style-name="P127">EEMusic</text:p>
      <text:p text:style-name="P130"/>
      <text:p text:style-name="P130"/>
      <text:p text:style-name="P130"/>
      <text:p text:style-name="P131">H<text:span text:style-name="T183">e</text:span>llenic Ecclesiastic Music<text:span text:style-name="T161"> in Unicode with Opentype</text:span></text:p>
      <text:p text:style-name="P130"/>
      <text:p text:style-name="P130"/>
      <text:p text:style-name="P130"/>
      <text:p text:style-name="P130"/>
      <text:p text:style-name="P130"/>
      <text:p text:style-name="P179"><draw:custom-shape text:anchor-type="as-char" svg:y="-1.498cm" draw:z-index="0" draw:style-name="gr1" draw:text-style-name="P203" svg:width="10.185cm" svg:height="3.058cm"><text:p text:style-name="P202"><text:span text:style-name="T185">𝂳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28"><text:span text:style-name="Προεπιλεγμένη_20_γραμματοσειρά"><text:span text:style-name="T32">EEMusic</text:span></text:span><text:span text:style-name="Προεπιλεγμένη_20_γραμματοσειρά"><text:span text:style-name="T31">, </text:span></text:span><text:span text:style-name="Προεπιλεγμένη_20_γραμματοσειρά"><text:span text:style-name="T155">version </text:span></text:span><text:span text:style-name="Προεπιλεγμένη_20_γραμματοσειρά"><text:span text:style-name="T160">13</text:span></text:span><text:span text:style-name="Προεπιλεγμένη_20_γραμματοσειρά"><text:span text:style-name="T157">.</text:span></text:span><text:span text:style-name="Προεπιλεγμένη_20_γραμματοσειρά"><text:span text:style-name="T160">0</text:span></text:span><text:span text:style-name="Προεπιλεγμένη_20_γραμματοσειρά"><text:span text:style-name="T157">0</text:span></text:span><text:span text:style-name="Προεπιλεγμένη_20_γραμματοσειρά"><text:span text:style-name="T156">, </text:span></text:span><text:span text:style-name="Προεπιλεγμένη_20_γραμματοσειρά"><text:span text:style-name="T160">March</text:span></text:span><text:span text:style-name="Προεπιλεγμένη_20_γραμματοσειρά"><text:span text:style-name="T159"> </text:span></text:span><text:span text:style-name="Προεπιλεγμένη_20_γραμματοσειρά"><text:span text:style-name="T156">20</text:span></text:span><text:span text:style-name="Προεπιλεγμένη_20_γραμματοσειρά"><text:span text:style-name="T158">20</text:span></text:span><text:span text:style-name="Προεπιλεγμένη_20_γραμματοσειρά"><text:span text:style-name="T31"><text:line-break/></text:span></text:span><text:span text:style-name="Προεπιλεγμένη_20_γραμματοσειρά"><text:span text:style-name="T66">free strictly</text:span></text:span><text:span text:style-name="Προεπιλεγμένη_20_γραμματοσειρά"><text:span text:style-name="T67"> </text:span></text:span><text:span text:style-name="Προεπιλεγμένη_20_γραμματοσειρά"><text:span text:style-name="T66">for </text:span></text:span><text:span text:style-name="Προεπιλεγμένη_20_γραμματοσειρά"><text:span text:style-name="T67">personal, non-commercial use<text:line-break/></text:span></text:span><text:span text:style-name="Προεπιλεγμένη_20_γραμματοσειρά"><text:span text:style-name="T68">available under the</text:span></text:span><text:span text:style-name="Προεπιλεγμένη_20_γραμματοσειρά"><text:span text:style-name="T69"> </text:span></text:span><text:span text:style-name="Προεπιλεγμένη_20_γραμματοσειρά"><text:span text:style-name="T68">general </text:span></text:span><text:span text:style-name="Προεπιλεγμένη_20_γραμματοσειρά"><text:span text:style-name="T71">ufas</text:span></text:span><text:span text:style-name="Προεπιλεγμένη_20_γραμματοσειρά"><text:span text:style-name="T68"> </text:span></text:span><text:span text:style-name="Υπερ-σύνδεση"><text:span text:style-name="T70">licence<text:line-break/></text:span></text:span><text:span text:style-name="Υπερ-σύνδεση"><text:span text:style-name="T72">Unicode Fonts for Ancient Scripts</text:span></text:span><text:span text:style-name="Προεπιλεγμένη_20_γραμματοσειρά"><text:span text:style-name="T72"><text:line-break/></text:span></text:span><text:span text:style-name="Υπερ-σύνδεση"><text:span text:style-name="T72">George Douros</text:span></text:span></text:p>
      <text:p text:style-name="P130"/>
      <text:p text:style-name="P156"><text:span text:style-name="Υπερ-σύνδεση"><text:span text:style-name="T154"/></text:span></text:p>
      <text:p text:style-name="P6"><text:soft-page-break/><text:span text:style-name="T163">Γιὰ σ</text:span><text:span text:style-name="T162">τοιχειοθέτηση </text:span><text:span text:style-name="T163">μουσικοῦ κειμένου, ἀπολύτως συμβατὴ μὲ τὰ πρότυπα </text:span><text:span text:style-name="T165">Unicode </text:span><text:span text:style-name="T164">καὶ </text:span><text:span text:style-name="T165">OpenType</text:span><text:span text:style-name="T163">, ἀπαιτείται ἕνα πρόγραμμα ὄπως</text:span><text:span text:style-name="Προεπιλεγμένη_20_γραμματοσειρά"><text:span text:style-name="T84"> τὸ </text:span></text:span><text:a xlink:type="simple" xlink:href="https://www.libreoffice.org/" office:target-frame-name="_top" xlink:show="replace" text:style-name="Internet_20_link" text:visited-style-name="Visited_20_Internet_20_Link"><text:span text:style-name="Υπερ-σύνδεση"><text:span text:style-name="T26">LibreOffice</text:span></text:span></text:a><text:span text:style-name="Υπερ-σύνδεση"><text:span text:style-name="T86">,</text:span></text:span><text:span text:style-name="Υπερ-σύνδεση"><text:span text:style-name="T78"> </text:span></text:span><text:span text:style-name="Υπερ-σύνδεση"><text:span text:style-name="T79">ὄπου</text:span></text:span><text:span text:style-name="Υπερ-σύνδεση"><text:span text:style-name="T80"> </text:span></text:span><text:span text:style-name="Υπερ-σύνδεση"><text:span text:style-name="T79">καὶ </text:span></text:span><text:span text:style-name="Προεπιλεγμένη_20_γραμματοσειρά"><text:span text:style-name="T81">δημιουργήθηκε τὸ</text:span></text:span><text:span text:style-name="Προεπιλεγμένη_20_γραμματοσειρά"><text:span text:style-name="T80"> παρὸν </text:span></text:span><text:span text:style-name="Προεπιλεγμένη_20_γραμματοσειρά"><text:span text:style-name="T82">ἔγγραφο</text:span></text:span><text:span text:style-name="Προεπιλεγμένη_20_γραμματοσειρά"><text:span text:style-name="T81">, μὲ τὴ γραμματοσειρὰ </text:span></text:span><text:span text:style-name="Προεπιλεγμένη_20_γραμματοσειρά"><text:span text:style-name="T87">EEMusic.</text:span></text:span><text:span text:style-name="Προεπιλεγμένη_20_γραμματοσειρά"><text:span text:style-name="T86"> </text:span></text:span><text:span text:style-name="Υπερ-σύνδεση"><text:span text:style-name="T78">Γιὰ </text:span></text:span><text:span text:style-name="Υπερ-σύνδεση"><text:span text:style-name="T83">τὴν εἰσαγωγὴ βασικῶν σημαδοφώνων</text:span></text:span><text:span text:style-name="Υπερ-σύνδεση"><text:span text:style-name="T75">, ἡ </text:span></text:span><text:span text:style-name="Προεπιλεγμένη_20_γραμματοσειρά"><text:span text:style-name="T88">EEMusic</text:span></text:span><text:span text:style-name="Προεπιλεγμένη_20_γραμματοσειρά"><text:span text:style-name="T75"> συνοδεύεται ἀπὸ ἕνα </text:span></text:span><text:span text:style-name="Προεπιλεγμένη_20_γραμματοσειρά"><text:span text:style-name="T81">π</text:span></text:span><text:span text:style-name="Προεπιλεγμένη_20_γραμματοσειρά"><text:span text:style-name="T83">ληκτρολόγιο γιὰ</text:span></text:span><text:span text:style-name="Προεπιλεγμένη_20_γραμματοσειρά"><text:span text:style-name="T75"> </text:span></text:span><text:span text:style-name="Προεπιλεγμένη_20_γραμματοσειρά"><text:span text:style-name="T89">Windows.</text:span></text:span><text:span text:style-name="Προεπιλεγμένη_20_γραμματοσειρά"><text:span text:style-name="T90"> </text:span></text:span><text:span text:style-name="Προεπιλεγμένη_20_γραμματοσειρά"><text:span text:style-name="T22">Ἡ στοιχειοθέτηση γίνεται σὲ πίνακα ἢ λογιστικὸ φύλλο, γιὰ στ</text:span></text:span><text:span text:style-name="Προεπιλεγμένη_20_γραμματοσειρά"><text:span text:style-name="T23">ο</text:span></text:span><text:span text:style-name="Προεπιλεγμένη_20_γραμματοσειρά"><text:span text:style-name="T22">ίχ</text:span></text:span><text:span text:style-name="Προεπιλεγμένη_20_γραμματοσειρά"><text:span text:style-name="T23">ι</text:span></text:span><text:span text:style-name="Προεπιλεγμένη_20_γραμματοσειρά"><text:span text:style-name="T22">ση</text:span></text:span><text:span text:style-name="Προεπιλεγμένη_20_γραμματοσειρά"><text:span text:style-name="T24"> κειμένου καὶ σημαδοφώνων.</text:span></text:span></text:p>
      <text:p text:style-name="P112"/>
      <text:p text:style-name="P189"><text:span text:style-name="Προεπιλεγμένη_20_γραμματοσειρά"><text:span text:style-name="T75">Οἱ σύμπλοκοι χαρακτῆρες εἰσάγονται, αὐτόματα, μὲ τὴν πληκτρολόγιση τῶν </text:span></text:span><text:span text:style-name="Προεπιλεγμένη_20_γραμματοσειρά"><text:span text:style-name="T76">μερῶν τους</text:span></text:span><text:span text:style-name="Προεπιλεγμένη_20_γραμματοσειρά"><text:span text:style-name="T77">:<text:line-break/></text:span></text:span><text:span text:style-name="Προεπιλεγμένη_20_γραμματοσειρά"><text:span text:style-name="T51">𝁇𝁉𝁜𝂅</text:span></text:span><text:span text:style-name="Προεπιλεγμένη_20_γραμματοσειρά"><text:span text:style-name="T57"> </text:span></text:span><text:span text:style-name="Προεπιλεγμένη_20_γραμματοσειρά"><text:span text:style-name="T145">→</text:span></text:span><text:span text:style-name="Προεπιλεγμένη_20_γραμματοσειρά"><text:span text:style-name="T57"> </text:span></text:span><text:span text:style-name="Προεπιλεγμένη_20_γραμματοσειρά"><text:span text:style-name="T58">𝁇𝁉𝁜𝂅</text:span></text:span></text:p>
      <text:p text:style-name="P190"><text:span text:style-name="Προεπιλεγμένη_20_γραμματοσειρά"><text:span text:style-name="T93">Γιὰ τὴ </text:span></text:span><text:span text:style-name="Προεπιλεγμένη_20_γραμματοσειρά"><text:span text:style-name="T94">διακοπὴ τῆς συμπλοκῆς, εἰσάγεται τὸ μηδενικὸ διάστημα</text:span></text:span><text:span text:style-name="Προεπιλεγμένη_20_γραμματοσειρά"><text:span text:style-name="T107"> </text:span></text:span><text:span text:style-name="Προεπιλεγμένη_20_γραμματοσειρά"><text:span text:style-name="T94">μὲ </text:span></text:span><text:span text:style-name="Προεπιλεγμένη_20_γραμματοσειρά"><text:span text:style-name="T95">S</text:span></text:span><text:span text:style-name="Προεπιλεγμένη_20_γραμματοσειρά"><text:span text:style-name="T108">hift</text:span></text:span><text:span text:style-name="Προεπιλεγμένη_20_γραμματοσειρά"><text:span text:style-name="T112">−</text:span></text:span><text:span text:style-name="Προεπιλεγμένη_20_γραμματοσειρά"><text:span text:style-name="T113">S</text:span></text:span><text:span text:style-name="Προεπιλεγμένη_20_γραμματοσειρά"><text:span text:style-name="T108">pace</text:span></text:span><text:span text:style-name="Προεπιλεγμένη_20_γραμματοσειρά"><text:span text:style-name="T109"> (</text:span></text:span><text:span text:style-name="Προεπιλεγμένη_20_γραμματοσειρά"><text:span text:style-name="T96">ἐδ</text:span></text:span><text:span text:style-name="Προεπιλεγμένη_20_γραμματοσειρά"><text:span text:style-name="T97">ῶ</text:span></text:span><text:span text:style-name="Προεπιλεγμένη_20_γραμματοσειρά"><text:span text:style-name="T96"> </text:span></text:span><text:span text:style-name="Προεπιλεγμένη_20_γραμματοσειρά"><text:span text:style-name="T129">|</text:span></text:span><text:span text:style-name="Προεπιλεγμένη_20_γραμματοσειρά"><text:span text:style-name="T96">)</text:span></text:span><text:span text:style-name="Προεπιλεγμένη_20_γραμματοσειρά"><text:span text:style-name="T101">:<text:line-break/></text:span></text:span><text:span text:style-name="Προεπιλεγμένη_20_γραμματοσειρά"><text:span text:style-name="T52">𝁖𝁖𝁕𝁑</text:span></text:span><text:span text:style-name="Προεπιλεγμένη_20_γραμματοσειρά"><text:span text:style-name="T57"> </text:span></text:span><text:span text:style-name="Προεπιλεγμένη_20_γραμματοσειρά"><text:span text:style-name="T145">→</text:span></text:span><text:span text:style-name="Προεπιλεγμένη_20_γραμματοσειρά"><text:span text:style-name="T57"> </text:span></text:span><text:span text:style-name="Προεπιλεγμένη_20_γραμματοσειρά"><text:span text:style-name="T59">𝁖𝁖𝁕𝁑</text:span></text:span><text:span text:style-name="Προεπιλεγμένη_20_γραμματοσειρά"><text:span text:style-name="T61"><text:tab/></text:span></text:span><text:span text:style-name="Προεπιλεγμένη_20_γραμματοσειρά"><text:span text:style-name="T85">ἀλλὰ</text:span></text:span><text:span text:style-name="Προεπιλεγμένη_20_γραμματοσειρά"><text:span text:style-name="T91">:</text:span></text:span><text:span text:style-name="Προεπιλεγμένη_20_γραμματοσειρά"><text:span text:style-name="T61"><text:tab/></text:span></text:span><text:span text:style-name="Προεπιλεγμένη_20_γραμματοσειρά"><text:span text:style-name="T52">𝁖𝁖</text:span></text:span><text:span text:style-name="Προεπιλεγμένη_20_γραμματοσειρά"><text:span text:style-name="T127">|</text:span></text:span><text:span text:style-name="Προεπιλεγμένη_20_γραμματοσειρά"><text:span text:style-name="T52">𝁕𝁑</text:span></text:span><text:span text:style-name="Προεπιλεγμένη_20_γραμματοσειρά"><text:span text:style-name="T57"> </text:span></text:span><text:span text:style-name="Προεπιλεγμένη_20_γραμματοσειρά"><text:span text:style-name="T38">→</text:span></text:span><text:span text:style-name="Προεπιλεγμένη_20_γραμματοσειρά"><text:span text:style-name="T57"> </text:span></text:span><text:span text:style-name="Προεπιλεγμένη_20_γραμματοσειρά"><text:span text:style-name="T59">𝁖𝁖</text:span></text:span><text:span text:style-name="Προεπιλεγμένη_20_γραμματοσειρά"><text:span text:style-name="T60">​</text:span></text:span><text:span text:style-name="Προεπιλεγμένη_20_γραμματοσειρά"><text:span text:style-name="T59">𝁕𝁑</text:span></text:span></text:p>
      <text:p text:style-name="P187"><text:span text:style-name="Προεπιλεγμένη_20_γραμματοσειρά"><text:span text:style-name="T98">Τὰ ἀρχιγράμματα εἰσάγονται μὲ τὴν </text:span></text:span><text:span text:style-name="Προεπιλεγμένη_20_γραμματοσειρά"><text:span text:style-name="T99">ἐπιλογὴ </text:span></text:span><text:span text:style-name="Προεπιλεγμένη_20_γραμματοσειρά"><text:span text:style-name="T110">swsh</text:span></text:span><text:span text:style-name="Προεπιλεγμένη_20_γραμματοσειρά"><text:span text:style-name="T99"> τῆς </text:span></text:span><text:span text:style-name="Προεπιλεγμένη_20_γραμματοσειρά"><text:span text:style-name="T111">OpenType</text:span></text:span><text:span text:style-name="Προεπιλεγμένη_20_γραμματοσειρά"><text:span text:style-name="T101">:</text:span></text:span><text:span text:style-name="Προεπιλεγμένη_20_γραμματοσειρά"><text:span text:style-name="T43"><text:line-break/></text:span></text:span><text:span text:style-name="Προεπιλεγμένη_20_γραμματοσειρά"><text:span text:style-name="T44">Α </text:span></text:span><text:span text:style-name="Προεπιλεγμένη_20_γραμματοσειρά"><text:span text:style-name="T145">→</text:span></text:span><text:span text:style-name="Προεπιλεγμένη_20_γραμματοσειρά"><text:span text:style-name="T44"> </text:span></text:span><text:span text:style-name="Προεπιλεγμένη_20_γραμματοσειρά"><text:span text:style-name="T62">Α</text:span></text:span></text:p>
      <text:p text:style-name="P187"><text:span text:style-name="Προεπιλεγμένη_20_γραμματοσειρά"><text:span text:style-name="T98">Τὰ </text:span></text:span><text:span text:style-name="Προεπιλεγμένη_20_γραμματοσειρά"><text:span text:style-name="T99">ἰσοκρατήματα</text:span></text:span><text:span text:style-name="Προεπιλεγμένη_20_γραμματοσειρά"><text:span text:style-name="T102"> εἰσάγονται, αὐτόματα, μὲ τὴν πληκτρολόγιση τῶν ἐπιμέρους </text:span></text:span><text:span text:style-name="Υπερ-σύνδεση"><text:span text:style-name="T103">σημαδοφώνων</text:span></text:span><text:span text:style-name="Προεπιλεγμένη_20_γραμματοσειρά"><text:span text:style-name="T101">:</text:span></text:span><text:span text:style-name="Προεπιλεγμένη_20_γραμματοσειρά"><text:span text:style-name="T43"><text:line-break/></text:span></text:span><text:span text:style-name="Προεπιλεγμένη_20_γραμματοσειρά"><text:span text:style-name="T53">𝁇𝃪 𝁆0</text:span></text:span><text:span text:style-name="Προεπιλεγμένη_20_γραμματοσειρά"><text:span text:style-name="T41"> </text:span></text:span><text:span text:style-name="Προεπιλεγμένη_20_γραμματοσειρά"><text:span text:style-name="T145">→</text:span></text:span><text:span text:style-name="Προεπιλεγμένη_20_γραμματοσειρά"><text:span text:style-name="T44"> 𝁇𝃪 𝁆0</text:span></text:span></text:p>
      <text:p text:style-name="P188"><text:span text:style-name="T166">Οἱ μαρτυρίες τῆς ὀκταήχου </text:span><text:span text:style-name="Προεπιλεγμένη_20_γραμματοσειρά"><text:span text:style-name="T98">εἰσάγονται μὲ τὴν </text:span></text:span><text:span text:style-name="Προεπιλεγμένη_20_γραμματοσειρά"><text:span text:style-name="T92">ἐπιλογὴ </text:span></text:span><text:span text:style-name="Προεπιλεγμένη_20_γραμματοσειρά"><text:span text:style-name="T106">aalt=1, 2, 3...</text:span></text:span><text:span text:style-name="Προεπιλεγμένη_20_γραμματοσειρά"><text:span text:style-name="T92"> τῆς </text:span></text:span><text:span text:style-name="Προεπιλεγμένη_20_γραμματοσειρά"><text:span text:style-name="T111">OpenType</text:span></text:span><text:span text:style-name="Προεπιλεγμένη_20_γραμματοσειρά"><text:span text:style-name="T101">:</text:span></text:span><text:span text:style-name="Προεπιλεγμένη_20_γραμματοσειρά"><text:span text:style-name="T43"><text:line-break/></text:span></text:span><text:span text:style-name="Προεπιλεγμένη_20_γραμματοσειρά"><text:span text:style-name="T42">𝂫</text:span></text:span><text:span text:style-name="Προεπιλεγμένη_20_γραμματοσειρά"><text:span text:style-name="T40">,</text:span></text:span><text:span text:style-name="Προεπιλεγμένη_20_γραμματοσειρά"><text:span text:style-name="T42"> 𝂫</text:span></text:span><text:span text:style-name="Προεπιλεγμένη_20_γραμματοσειρά"><text:span text:style-name="T40">,</text:span></text:span><text:span text:style-name="Προεπιλεγμένη_20_γραμματοσειρά"><text:span text:style-name="T42"> 𝂫</text:span></text:span><text:span text:style-name="Προεπιλεγμένη_20_γραμματοσειρά"><text:span text:style-name="T40"> </text:span></text:span><text:span text:style-name="Προεπιλεγμένη_20_γραμματοσειρά"><text:span text:style-name="T145">→</text:span></text:span><text:span text:style-name="Προεπιλεγμένη_20_γραμματοσειρά"><text:span text:style-name="T42"> </text:span></text:span><text:span text:style-name="Προεπιλεγμένη_20_γραμματοσειρά"><text:span text:style-name="T47">𝂫</text:span></text:span><text:span text:style-name="Προεπιλεγμένη_20_γραμματοσειρά"><text:span text:style-name="T48">,</text:span></text:span><text:span text:style-name="Προεπιλεγμένη_20_γραμματοσειρά"><text:span text:style-name="T47"> </text:span></text:span><text:span text:style-name="Προεπιλεγμένη_20_γραμματοσειρά"><text:span text:style-name="T63">𝂫</text:span></text:span><text:span text:style-name="Προεπιλεγμένη_20_γραμματοσειρά"><text:span text:style-name="T64">,</text:span></text:span><text:span text:style-name="Προεπιλεγμένη_20_γραμματοσειρά"><text:span text:style-name="T47"> </text:span></text:span><text:span text:style-name="Προεπιλεγμένη_20_γραμματοσειρά"><text:span text:style-name="T50">𝂫</text:span></text:span></text:p>
      <text:p text:style-name="P188"><text:span text:style-name="Προεπιλεγμένη_20_γραμματοσειρά"><text:span text:style-name="T100">Οἱ μαρτυρίες φθόγγων</text:span></text:span><text:span text:style-name="Προεπιλεγμένη_20_γραμματοσειρά"><text:span text:style-name="T104"> </text:span></text:span><text:span text:style-name="Προεπιλεγμένη_20_γραμματοσειρά"><text:span text:style-name="T102">εἰσάγονται, αὐτόματα, μὲ τὴν πληκτρολόγιση τῶν </text:span></text:span><text:span text:style-name="Προεπιλεγμένη_20_γραμματοσειρά"><text:span text:style-name="T104">μερῶν τους, ἴσως</text:span></text:span><text:span text:style-name="Προεπιλεγμένη_20_γραμματοσειρά"><text:span text:style-name="T105"> </text:span></text:span><text:span text:style-name="Προεπιλεγμένη_20_γραμματοσειρά"><text:span text:style-name="T104">καὶ</text:span></text:span><text:span text:style-name="Προεπιλεγμένη_20_γραμματοσειρά"><text:span text:style-name="T105"> </text:span></text:span><text:span text:style-name="Προεπιλεγμένη_20_γραμματοσειρά"><text:span text:style-name="T106">aalt</text:span></text:span><text:span text:style-name="Προεπιλεγμένη_20_γραμματοσειρά"><text:span text:style-name="T101">:</text:span></text:span><text:span text:style-name="Προεπιλεγμένη_20_γραμματοσειρά"><text:span text:style-name="T43"><text:line-break/></text:span></text:span><text:span text:style-name="Προεπιλεγμένη_20_γραμματοσειρά"><text:span text:style-name="T14">𝃪𝂥</text:span></text:span><text:span text:style-name="Προεπιλεγμένη_20_γραμματοσειρά"><text:span text:style-name="T15">, </text:span></text:span><text:span text:style-name="Προεπιλεγμένη_20_γραμματοσειρά"><text:span text:style-name="T14">𝃬𝂨</text:span></text:span><text:span text:style-name="Προεπιλεγμένη_20_γραμματοσειρά"><text:span text:style-name="T15">, </text:span></text:span><text:span text:style-name="Προεπιλεγμένη_20_γραμματοσειρά"><text:span text:style-name="T14">𝃬𝂨</text:span></text:span><text:span text:style-name="Προεπιλεγμένη_20_γραμματοσειρά"><text:span text:style-name="T15">, </text:span></text:span><text:span text:style-name="Προεπιλεγμένη_20_γραμματοσειρά"><text:span text:style-name="T14">𝃬𝂨</text:span></text:span><text:span text:style-name="Προεπιλεγμένη_20_γραμματοσειρά"><text:span text:style-name="T40"> </text:span></text:span><text:span text:style-name="Προεπιλεγμένη_20_γραμματοσειρά"><text:span text:style-name="T145">→</text:span></text:span><text:span text:style-name="Προεπιλεγμένη_20_γραμματοσειρά"><text:span text:style-name="T42"> </text:span></text:span><text:span text:style-name="Προεπιλεγμένη_20_γραμματοσειρά"><text:span text:style-name="T11">𝃪𝂥</text:span></text:span><text:span text:style-name="Προεπιλεγμένη_20_γραμματοσειρά"><text:span text:style-name="T13">, </text:span></text:span><text:span text:style-name="Προεπιλεγμένη_20_γραμματοσειρά"><text:span text:style-name="T11">𝃬𝂨</text:span></text:span><text:span text:style-name="Προεπιλεγμένη_20_γραμματοσειρά"><text:span text:style-name="T13">, </text:span></text:span><text:span text:style-name="Προεπιλεγμένη_20_γραμματοσειρά"><text:span text:style-name="T17">𝃬𝂨</text:span></text:span><text:span text:style-name="Προεπιλεγμένη_20_γραμματοσειρά"><text:span text:style-name="T13">, </text:span></text:span><text:span text:style-name="Προεπιλεγμένη_20_γραμματοσειρά"><text:span text:style-name="T16">𝃬𝂨</text:span></text:span></text:p>
      <text:p text:style-name="P180"/>
      <text:p text:style-name="P1"><text:span text:style-name="Προεπιλεγμένη_20_γραμματοσειρά"><text:span text:style-name="T172">τὸ πληκτρολόγιο:</text:span></text:span></text:p>
      <text:p text:style-name="P113"/>
      <table:table table:name="Πίνακας19" table:style-name="Πίνακας19">
        <table:table-column table:style-name="Πίνακας19.A"/>
        <table:table-column table:style-name="Πίνακας19.B" table:number-columns-repeated="12"/>
        <table:table-column table:style-name="Πίνακας19.N"/>
        <table:table-row table:style-name="Πίνακας19.1">
          <table:table-cell table:style-name="Πίνακας19.A1" office:value-type="string">
            <text:p text:style-name="P85">𝃌</text:p>
          </table:table-cell>
          <table:table-cell table:style-name="Πίνακας19.A1" office:value-type="string">
            <text:p text:style-name="P85">𝃊</text:p>
          </table:table-cell>
          <table:table-cell table:style-name="Πίνακας19.A1" office:value-type="string">
            <text:p text:style-name="P85">𝂹</text:p>
          </table:table-cell>
          <table:table-cell table:style-name="Πίνακας19.A1" office:value-type="string">
            <text:p text:style-name="P85">𝃈</text:p>
          </table:table-cell>
          <table:table-cell table:style-name="Πίνακας19.A1" office:value-type="string">
            <text:p text:style-name="P85">𝃁</text:p>
          </table:table-cell>
          <table:table-cell table:style-name="Πίνακας19.A1" office:value-type="string">
            <text:p text:style-name="P85">𝃎</text:p>
          </table:table-cell>
          <table:table-cell table:style-name="Πίνακας19.A1" office:value-type="string">
            <text:p text:style-name="P85">𝃒</text:p>
          </table:table-cell>
          <table:table-cell table:style-name="Πίνακας19.A1" office:value-type="string">
            <text:p text:style-name="P85">𝃓</text:p>
          </table:table-cell>
          <table:table-cell table:style-name="Πίνακας19.A1" office:value-type="string">
            <text:p text:style-name="P85">𝂼</text:p>
          </table:table-cell>
          <table:table-cell table:style-name="Πίνακας19.A1" office:value-type="string">
            <text:p text:style-name="P85">𝂻</text:p>
          </table:table-cell>
          <table:table-cell table:style-name="Πίνακας19.A1" office:value-type="string">
            <text:p text:style-name="P85">𝂾</text:p>
          </table:table-cell>
          <table:table-cell table:style-name="Πίνακας19.A1" office:value-type="string">
            <text:p text:style-name="P85">𝃆</text:p>
          </table:table-cell>
          <table:table-cell table:style-name="Πίνακας19.M1" office:value-type="string">
            <text:p text:style-name="P85">𝃏</text:p>
          </table:table-cell>
          <table:table-cell table:style-name="Πίνακας19.N1" office:value-type="string">
            <text:p text:style-name="P105">Alt Gr</text:p>
          </table:table-cell>
        </table:table-row>
        <table:table-row table:style-name="Πίνακας19.1">
          <table:table-cell table:style-name="Πίνακας19.A2" office:value-type="string">
            <text:p text:style-name="P88">𝂺</text:p>
          </table:table-cell>
          <table:table-cell table:style-name="Πίνακας19.A2" office:value-type="string">
            <text:p text:style-name="P88">𝃃</text:p>
          </table:table-cell>
          <table:table-cell table:style-name="Πίνακας19.A2" office:value-type="string">
            <text:p text:style-name="P85">𝃅</text:p>
          </table:table-cell>
          <table:table-cell table:style-name="Πίνακας19.A2" office:value-type="string">
            <text:p text:style-name="P88">𝃄</text:p>
          </table:table-cell>
          <table:table-cell table:style-name="Πίνακας19.A2" office:value-type="string">
            <text:p text:style-name="P91">𝃂</text:p>
          </table:table-cell>
          <table:table-cell table:style-name="Πίνακας19.A2" office:value-type="string">
            <text:p text:style-name="P91">𝃍</text:p>
          </table:table-cell>
          <table:table-cell table:style-name="Πίνακας19.A2" office:value-type="string">
            <text:p text:style-name="P91">𝃖</text:p>
          </table:table-cell>
          <table:table-cell table:style-name="Πίνακας19.A2" office:value-type="string">
            <text:p text:style-name="P91">𝃗</text:p>
          </table:table-cell>
          <table:table-cell table:style-name="Πίνακας19.A2" office:value-type="string">
            <text:p text:style-name="P88">𝃔</text:p>
          </table:table-cell>
          <table:table-cell table:style-name="Πίνακας19.A2" office:value-type="string">
            <text:p text:style-name="P91">𝂽</text:p>
          </table:table-cell>
          <table:table-cell table:style-name="Πίνακας19.A2" office:value-type="string">
            <text:p text:style-name="P91">𝃕</text:p>
          </table:table-cell>
          <table:table-cell table:style-name="Πίνακας19.A2" office:value-type="string">
            <text:p text:style-name="P91">𝃙</text:p>
          </table:table-cell>
          <table:table-cell table:style-name="Πίνακας19.M2" office:value-type="string">
            <text:p text:style-name="P85">𝃉</text:p>
          </table:table-cell>
          <table:table-cell table:style-name="Πίνακας19.N1" office:value-type="string">
            <text:p text:style-name="P105">Shift</text:p>
          </table:table-cell>
        </table:table-row>
        <table:table-row table:style-name="Πίνακας19.1">
          <table:table-cell table:style-name="Πίνακας19.A2" office:value-type="string">
            <text:p text:style-name="P95">𝂿</text:p>
          </table:table-cell>
          <table:table-cell table:style-name="Πίνακας19.A2" office:value-type="string">
            <text:p text:style-name="P91">𝃩</text:p>
          </table:table-cell>
          <table:table-cell table:style-name="Πίνακας19.A2" office:value-type="string">
            <text:p text:style-name="P91">𝃪</text:p>
          </table:table-cell>
          <table:table-cell table:style-name="Πίνακας19.A2" office:value-type="string">
            <text:p text:style-name="P91">𝃫</text:p>
          </table:table-cell>
          <table:table-cell table:style-name="Πίνακας19.A2" office:value-type="string">
            <text:p text:style-name="P91">𝃬</text:p>
          </table:table-cell>
          <table:table-cell table:style-name="Πίνακας19.A2" office:value-type="string">
            <text:p text:style-name="P91">𝃭</text:p>
          </table:table-cell>
          <table:table-cell table:style-name="Πίνακας19.A2" office:value-type="string">
            <text:p text:style-name="P91">𝃮</text:p>
          </table:table-cell>
          <table:table-cell table:style-name="Πίνακας19.A2" office:value-type="string">
            <text:p text:style-name="P91">𝃯</text:p>
          </table:table-cell>
          <table:table-cell table:style-name="Πίνακας19.A2" office:value-type="string">
            <text:p text:style-name="P88">𝃐</text:p>
          </table:table-cell>
          <table:table-cell table:style-name="Πίνακας19.A2" office:value-type="string">
            <text:p text:style-name="P88">𝃇</text:p>
          </table:table-cell>
          <table:table-cell table:style-name="Πίνακας19.A2" office:value-type="string">
            <text:p text:style-name="P88">𝃑</text:p>
          </table:table-cell>
          <table:table-cell table:style-name="Πίνακας19.A2" office:value-type="string">
            <text:p text:style-name="P91">𝃘</text:p>
          </table:table-cell>
          <table:table-cell table:style-name="Πίνακας19.M2" office:value-type="string">
            <text:p text:style-name="P133">𝃋</text:p>
          </table:table-cell>
          <table:table-cell table:style-name="Πίνακας19.N1" office:value-type="string">
            <text:p text:style-name="P135">key</text:p>
          </table:table-cell>
        </table:table-row>
        <table:table-row table:style-name="Πίνακας19.1">
          <table:table-cell table:style-name="Πίνακας19.A4" office:value-type="string">
            <text:p text:style-name="P109">`</text:p>
          </table:table-cell>
          <table:table-cell table:style-name="Πίνακας19.A4" office:value-type="string">
            <text:p text:style-name="P109">1</text:p>
          </table:table-cell>
          <table:table-cell table:style-name="Πίνακας19.A4" office:value-type="string">
            <text:p text:style-name="P109">2</text:p>
          </table:table-cell>
          <table:table-cell table:style-name="Πίνακας19.A4" office:value-type="string">
            <text:p text:style-name="P109">3</text:p>
          </table:table-cell>
          <table:table-cell table:style-name="Πίνακας19.A4" office:value-type="string">
            <text:p text:style-name="P109">4</text:p>
          </table:table-cell>
          <table:table-cell table:style-name="Πίνακας19.A4" office:value-type="string">
            <text:p text:style-name="P109">5</text:p>
          </table:table-cell>
          <table:table-cell table:style-name="Πίνακας19.A4" office:value-type="string">
            <text:p text:style-name="P109">6</text:p>
          </table:table-cell>
          <table:table-cell table:style-name="Πίνακας19.A4" office:value-type="string">
            <text:p text:style-name="P109">7</text:p>
          </table:table-cell>
          <table:table-cell table:style-name="Πίνακας19.A4" office:value-type="string">
            <text:p text:style-name="P108">8</text:p>
          </table:table-cell>
          <table:table-cell table:style-name="Πίνακας19.A4" office:value-type="string">
            <text:p text:style-name="P108">9</text:p>
          </table:table-cell>
          <table:table-cell table:style-name="Πίνακας19.A4" office:value-type="string">
            <text:p text:style-name="P108">0</text:p>
          </table:table-cell>
          <table:table-cell table:style-name="Πίνακας19.A4" office:value-type="string">
            <text:p text:style-name="P109">−</text:p>
          </table:table-cell>
          <table:table-cell table:style-name="Πίνακας19.A4" office:value-type="string">
            <text:p text:style-name="P132">=</text:p>
          </table:table-cell>
          <table:table-cell table:style-name="Πίνακας19.N1" office:value-type="string">
            <text:p text:style-name="P132"/>
          </table:table-cell>
        </table:table-row>
      </table:table>
      <text:p text:style-name="P83"/>
      <table:table table:name="Πίνακας24" table:style-name="Πίνακας24">
        <table:table-column table:style-name="Πίνακας24.A"/>
        <table:table-column table:style-name="Πίνακας24.B" table:number-columns-repeated="3"/>
        <table:table-column table:style-name="Πίνακας24.E"/>
        <table:table-column table:style-name="Πίνακας24.B" table:number-columns-repeated="4"/>
        <table:table-column table:style-name="Πίνακας24.E"/>
        <table:table-column table:style-name="Πίνακας24.B" table:number-columns-repeated="3"/>
        <table:table-column table:style-name="Πίνακας24.N"/>
        <table:table-row table:style-name="Πίνακας24.1">
          <table:table-cell table:style-name="Πίνακας24.A1" office:value-type="string">
            <text:p text:style-name="P104"/>
          </table:table-cell>
          <table:table-cell table:style-name="Πίνακας24.B1" office:value-type="string">
            <text:p text:style-name="P93">𝁍</text:p>
          </table:table-cell>
          <table:table-cell table:style-name="Πίνακας24.B1" office:value-type="string">
            <text:p text:style-name="P93">𝁙</text:p>
          </table:table-cell>
          <table:table-cell table:style-name="Πίνακας24.B1" office:value-type="string">
            <text:p text:style-name="P93">𝁞</text:p>
          </table:table-cell>
          <table:table-cell table:style-name="Πίνακας24.E1" office:value-type="string">
            <text:p text:style-name="P93">𝁟</text:p>
          </table:table-cell>
          <table:table-cell table:style-name="Πίνακας24.F1" office:value-type="string">
            <text:p text:style-name="P93">𝁣</text:p>
          </table:table-cell>
          <table:table-cell table:style-name="Πίνακας24.G1" office:value-type="string">
            <text:p text:style-name="P93">𝁥</text:p>
          </table:table-cell>
          <table:table-cell table:style-name="Πίνακας24.H1" office:value-type="string">
            <text:p text:style-name="P93">𝁧</text:p>
          </table:table-cell>
          <table:table-cell table:style-name="Πίνακας24.I1" office:value-type="string">
            <text:p text:style-name="P85">𝁳</text:p>
          </table:table-cell>
          <table:table-cell table:style-name="Πίνακας24.B1" office:value-type="string">
            <text:p text:style-name="P93">𝁴</text:p>
          </table:table-cell>
          <table:table-cell table:style-name="Πίνακας24.K1" office:value-type="string">
            <text:p text:style-name="P85">𝂁</text:p>
          </table:table-cell>
          <table:table-cell table:style-name="Πίνακας24.B1" office:value-type="string">
            <text:p text:style-name="P94">𝂂</text:p>
          </table:table-cell>
          <table:table-cell table:style-name="Πίνακας24.M1" office:value-type="string">
            <text:p text:style-name="P86">𝂃</text:p>
          </table:table-cell>
          <table:table-cell table:style-name="Πίνακας24.N1" office:value-type="string">
            <text:p text:style-name="P105">Alt Gr</text:p>
          </table:table-cell>
        </table:table-row>
        <table:table-row table:style-name="Πίνακας24.1">
          <table:table-cell table:style-name="Πίνακας24.A1" office:value-type="string">
            <text:p text:style-name="P104"/>
          </table:table-cell>
          <table:table-cell table:style-name="Πίνακας24.B2" office:value-type="string">
            <text:p text:style-name="P88">𝁿</text:p>
          </table:table-cell>
          <table:table-cell table:style-name="Πίνακας24.B2" office:value-type="string">
            <text:p text:style-name="P85">𝃴</text:p>
          </table:table-cell>
          <table:table-cell table:style-name="Πίνακας24.B2" office:value-type="string">
            <text:p text:style-name="P88">𝁘</text:p>
          </table:table-cell>
          <table:table-cell table:style-name="Πίνακας24.B2" office:value-type="string">
            <text:p text:style-name="P88">𝁛</text:p>
          </table:table-cell>
          <table:table-cell table:style-name="Πίνακας24.B2" office:value-type="string">
            <text:p text:style-name="P89">𝁜</text:p>
          </table:table-cell>
          <table:table-cell table:style-name="Πίνακας24.B2" office:value-type="string">
            <text:p text:style-name="P88">𝁚</text:p>
          </table:table-cell>
          <table:table-cell table:style-name="Πίνακας24.B2" office:value-type="string">
            <text:p text:style-name="P88">𝁠</text:p>
          </table:table-cell>
          <table:table-cell table:style-name="Πίνακας24.B2" office:value-type="string">
            <text:p text:style-name="P88">𝁻</text:p>
          </table:table-cell>
          <table:table-cell table:style-name="Πίνακας24.B2" office:value-type="string">
            <text:p text:style-name="P88">𝁾</text:p>
          </table:table-cell>
          <table:table-cell table:style-name="Πίνακας24.B2" office:value-type="string">
            <text:p text:style-name="P88">𝁒</text:p>
          </table:table-cell>
          <table:table-cell table:style-name="Πίνακας24.B2" office:value-type="string">
            <text:p text:style-name="P134">𝁎</text:p>
          </table:table-cell>
          <table:table-cell table:style-name="Πίνακας24.M2" office:value-type="string">
            <text:p text:style-name="P86">𝁏</text:p>
          </table:table-cell>
          <table:table-cell table:style-name="Πίνακας24.N1" office:value-type="string">
            <text:p text:style-name="P105">Shift</text:p>
          </table:table-cell>
        </table:table-row>
        <table:table-row table:style-name="Πίνακας24.1">
          <table:table-cell table:style-name="Πίνακας24.A1" office:value-type="string">
            <text:p text:style-name="P104"/>
          </table:table-cell>
          <table:table-cell table:style-name="Πίνακας24.B2" office:value-type="string">
            <text:p text:style-name="P86">𝁆</text:p>
          </table:table-cell>
          <table:table-cell table:style-name="Πίνακας24.B2" office:value-type="string">
            <text:p text:style-name="P89">𝁇</text:p>
          </table:table-cell>
          <table:table-cell table:style-name="Πίνακας24.B2" office:value-type="string">
            <text:p text:style-name="P89">𝁉</text:p>
          </table:table-cell>
          <table:table-cell table:style-name="Πίνακας24.B2" office:value-type="string">
            <text:p text:style-name="P89">𝃰</text:p>
          </table:table-cell>
          <table:table-cell table:style-name="Πίνακας24.B2" office:value-type="string">
            <text:p text:style-name="P89">𝃱</text:p>
          </table:table-cell>
          <table:table-cell table:style-name="Πίνακας24.B2" office:value-type="string">
            <text:p text:style-name="P89">𝁐</text:p>
          </table:table-cell>
          <table:table-cell table:style-name="Πίνακας24.B2" office:value-type="string">
            <text:p text:style-name="P89">𝁕</text:p>
          </table:table-cell>
          <table:table-cell table:style-name="Πίνακας24.B2" office:value-type="string">
            <text:p text:style-name="P89">𝁖</text:p>
          </table:table-cell>
          <table:table-cell table:style-name="Πίνακας24.B2" office:value-type="string">
            <text:p text:style-name="P89">𝁓</text:p>
          </table:table-cell>
          <table:table-cell table:style-name="Πίνακας24.B2" office:value-type="string">
            <text:p text:style-name="P89">𝁑</text:p>
          </table:table-cell>
          <table:table-cell table:style-name="Πίνακας24.B2" office:value-type="string">
            <text:p text:style-name="P134">𝃲</text:p>
          </table:table-cell>
          <table:table-cell table:style-name="Πίνακας24.M2" office:value-type="string">
            <text:p text:style-name="P86">𝃳</text:p>
          </table:table-cell>
          <table:table-cell table:style-name="Πίνακας24.N1" office:value-type="string">
            <text:p text:style-name="P135">key</text:p>
          </table:table-cell>
        </table:table-row>
        <table:table-row table:style-name="Πίνακας24.1">
          <table:table-cell table:style-name="Πίνακας24.N1" office:value-type="string">
            <text:p text:style-name="P108"/>
          </table:table-cell>
          <table:table-cell table:style-name="Πίνακας24.B4" office:value-type="string">
            <text:p text:style-name="P107">Q</text:p>
          </table:table-cell>
          <table:table-cell table:style-name="Πίνακας24.B4" office:value-type="string">
            <text:p text:style-name="P107">W</text:p>
          </table:table-cell>
          <table:table-cell table:style-name="Πίνακας24.B4" office:value-type="string">
            <text:p text:style-name="P107">E</text:p>
          </table:table-cell>
          <table:table-cell table:style-name="Πίνακας24.B4" office:value-type="string">
            <text:p text:style-name="P107">R</text:p>
          </table:table-cell>
          <table:table-cell table:style-name="Πίνακας24.B4" office:value-type="string">
            <text:p text:style-name="P107">T</text:p>
          </table:table-cell>
          <table:table-cell table:style-name="Πίνακας24.B4" office:value-type="string">
            <text:p text:style-name="P107">Y</text:p>
          </table:table-cell>
          <table:table-cell table:style-name="Πίνακας24.B4" office:value-type="string">
            <text:p text:style-name="P107">U</text:p>
          </table:table-cell>
          <table:table-cell table:style-name="Πίνακας24.B4" office:value-type="string">
            <text:p text:style-name="P107">I</text:p>
          </table:table-cell>
          <table:table-cell table:style-name="Πίνακας24.B4" office:value-type="string">
            <text:p text:style-name="P107">O</text:p>
          </table:table-cell>
          <table:table-cell table:style-name="Πίνακας24.B4" office:value-type="string">
            <text:p text:style-name="P132">P</text:p>
          </table:table-cell>
          <table:table-cell table:style-name="Πίνακας24.B4" office:value-type="string">
            <text:p text:style-name="P132">[</text:p>
          </table:table-cell>
          <table:table-cell table:style-name="Πίνακας24.B4" office:value-type="string">
            <text:p text:style-name="P107">]</text:p>
          </table:table-cell>
          <table:table-cell table:style-name="Πίνακας24.N1" office:value-type="string">
            <text:p text:style-name="P107"/>
          </table:table-cell>
        </table:table-row>
      </table:table>
      <text:p text:style-name="P84"/>
      <table:table table:name="Πίνακας29" table:style-name="Πίνακας29">
        <table:table-column table:style-name="Πίνακας29.A"/>
        <table:table-column table:style-name="Πίνακας29.B"/>
        <table:table-column table:style-name="Πίνακας29.C"/>
        <table:table-column table:style-name="Πίνακας29.B" table:number-columns-repeated="2"/>
        <table:table-column table:style-name="Πίνακας29.C"/>
        <table:table-column table:style-name="Πίνακας29.B"/>
        <table:table-column table:style-name="Πίνακας29.C"/>
        <table:table-column table:style-name="Πίνακας29.B"/>
        <table:table-column table:style-name="Πίνακας29.C"/>
        <table:table-column table:style-name="Πίνακας29.B"/>
        <table:table-column table:style-name="Πίνακας29.C"/>
        <table:table-column table:style-name="Πίνακας29.M"/>
        <table:table-row table:style-name="Πίνακας29.1">
          <table:table-cell table:style-name="Πίνακας29.A1" office:value-type="string">
            <text:p text:style-name="P106">Alt Gr</text:p>
          </table:table-cell>
          <table:table-cell table:style-name="Πίνακας29.B1" office:value-type="string">
            <text:p text:style-name="P90">𝂷</text:p>
          </table:table-cell>
          <table:table-cell table:style-name="Πίνακας29.B1" office:value-type="string">
            <text:p text:style-name="P90">𝂸</text:p>
          </table:table-cell>
          <table:table-cell table:style-name="Πίνακας29.B1" office:value-type="string">
            <text:p text:style-name="P85">𝁶</text:p>
          </table:table-cell>
          <table:table-cell table:style-name="Πίνακας29.B1" office:value-type="string">
            <text:p text:style-name="P90">𝂮</text:p>
          </table:table-cell>
          <table:table-cell table:style-name="Πίνακας29.B1" office:value-type="string">
            <text:p text:style-name="P93">𝁺</text:p>
          </table:table-cell>
          <table:table-cell table:style-name="Πίνακας29.B1" office:value-type="string">
            <text:p text:style-name="P93">𝁵</text:p>
          </table:table-cell>
          <table:table-cell table:style-name="Πίνακας29.B1" office:value-type="string">
            <text:p text:style-name="P90">𝂰</text:p>
          </table:table-cell>
          <table:table-cell table:style-name="Πίνακας29.B1" office:value-type="string">
            <text:p text:style-name="P90">𝂬</text:p>
          </table:table-cell>
          <table:table-cell table:style-name="Πίνακας29.B1" office:value-type="string">
            <text:p text:style-name="P90">𝂭</text:p>
          </table:table-cell>
          <table:table-cell table:style-name="Πίνακας29.B1" office:value-type="string">
            <text:p text:style-name="P90">𝃜</text:p>
          </table:table-cell>
          <table:table-cell table:style-name="Πίνακας29.B1" office:value-type="string">
            <text:p text:style-name="P90">𝃝</text:p>
          </table:table-cell>
          <table:table-cell table:style-name="Πίνακας29.M1" office:value-type="string">
            <text:p text:style-name="P93">𝃚</text:p>
          </table:table-cell>
        </table:table-row>
        <table:table-row table:style-name="Πίνακας29.1">
          <table:table-cell table:style-name="Πίνακας29.A1" office:value-type="string">
            <text:p text:style-name="P106">Shift</text:p>
          </table:table-cell>
          <table:table-cell table:style-name="Πίνακας29.B2" office:value-type="string">
            <text:p text:style-name="P85">𝂫</text:p>
          </table:table-cell>
          <table:table-cell table:style-name="Πίνακας29.B2" office:value-type="string">
            <text:p text:style-name="P85">𝂥</text:p>
          </table:table-cell>
          <table:table-cell table:style-name="Πίνακας29.B2" office:value-type="string">
            <text:p text:style-name="P85">𝂱</text:p>
          </table:table-cell>
          <table:table-cell table:style-name="Πίνακας29.B2" office:value-type="string">
            <text:p text:style-name="P85">𝂳</text:p>
          </table:table-cell>
          <table:table-cell table:style-name="Πίνακας29.B2" office:value-type="string">
            <text:p text:style-name="P91">𝂲</text:p>
          </table:table-cell>
          <table:table-cell table:style-name="Πίνακας29.B2" office:value-type="string">
            <text:p text:style-name="P91">𝂪</text:p>
          </table:table-cell>
          <table:table-cell table:style-name="Πίνακας29.B2" office:value-type="string">
            <text:p text:style-name="P87">𝂧</text:p>
          </table:table-cell>
          <table:table-cell table:style-name="Πίνακας29.B2" office:value-type="string">
            <text:p text:style-name="P88">𝂜</text:p>
          </table:table-cell>
          <table:table-cell table:style-name="Πίνακας29.B2" office:value-type="string">
            <text:p text:style-name="P88">𝂛</text:p>
          </table:table-cell>
          <table:table-cell table:style-name="Πίνακας29.B2" office:value-type="string">
            <text:p text:style-name="P88">𝂚</text:p>
          </table:table-cell>
          <table:table-cell table:style-name="Πίνακας29.B2" office:value-type="string">
            <text:p text:style-name="P88">𝂞</text:p>
          </table:table-cell>
          <table:table-cell table:style-name="Πίνακας29.M2" office:value-type="string">
            <text:p text:style-name="P88">𝃛</text:p>
          </table:table-cell>
        </table:table-row>
        <table:table-row table:style-name="Πίνακας29.1">
          <table:table-cell table:style-name="Πίνακας29.A1" office:value-type="string">
            <text:p text:style-name="P136">key</text:p>
          </table:table-cell>
          <table:table-cell table:style-name="Πίνακας29.B2" office:value-type="string">
            <text:p text:style-name="P85">𝂣</text:p>
          </table:table-cell>
          <table:table-cell table:style-name="Πίνακας29.B2" office:value-type="string">
            <text:p text:style-name="P85">𝂤</text:p>
          </table:table-cell>
          <table:table-cell table:style-name="Πίνακας29.B2" office:value-type="string">
            <text:p text:style-name="P85">𝂦</text:p>
          </table:table-cell>
          <table:table-cell table:style-name="Πίνακας29.B2" office:value-type="string">
            <text:p text:style-name="P85">𝂨</text:p>
          </table:table-cell>
          <table:table-cell table:style-name="Πίνακας29.B2" office:value-type="string">
            <text:p text:style-name="P88">𝂢</text:p>
          </table:table-cell>
          <table:table-cell table:style-name="Πίνακας29.B2" office:value-type="string">
            <text:p text:style-name="P88">𝂩</text:p>
          </table:table-cell>
          <table:table-cell table:style-name="Πίνακας29.B2" office:value-type="string">
            <text:p text:style-name="P88">𝂯</text:p>
          </table:table-cell>
          <table:table-cell table:style-name="Πίνακας29.B2" office:value-type="string">
            <text:p text:style-name="P88">𝂟</text:p>
          </table:table-cell>
          <table:table-cell table:style-name="Πίνακας29.B2" office:value-type="string">
            <text:p text:style-name="P88">𝂠</text:p>
          </table:table-cell>
          <table:table-cell table:style-name="Πίνακας29.B2" office:value-type="string">
            <text:p text:style-name="P88">𝂡</text:p>
          </table:table-cell>
          <table:table-cell table:style-name="Πίνακας29.B2" office:value-type="string">
            <text:p text:style-name="P88">𝂝</text:p>
          </table:table-cell>
          <table:table-cell table:style-name="Πίνακας29.M2" office:value-type="string">
            <text:p text:style-name="P92">𝂎</text:p>
          </table:table-cell>
        </table:table-row>
        <table:table-row table:style-name="Πίνακας29.1">
          <table:table-cell table:style-name="Πίνακας29.A4" office:value-type="string">
            <text:p text:style-name="P108"/>
          </table:table-cell>
          <table:table-cell table:style-name="Πίνακας29.B4" office:value-type="string">
            <text:p text:style-name="P108">A</text:p>
          </table:table-cell>
          <table:table-cell table:style-name="Πίνακας29.B4" office:value-type="string">
            <text:p text:style-name="P108">S</text:p>
          </table:table-cell>
          <table:table-cell table:style-name="Πίνακας29.B4" office:value-type="string">
            <text:p text:style-name="P108">D</text:p>
          </table:table-cell>
          <table:table-cell table:style-name="Πίνακας29.B4" office:value-type="string">
            <text:p text:style-name="P108">F</text:p>
          </table:table-cell>
          <table:table-cell table:style-name="Πίνακας29.B4" office:value-type="string">
            <text:p text:style-name="P108">G</text:p>
          </table:table-cell>
          <table:table-cell table:style-name="Πίνακας29.B4" office:value-type="string">
            <text:p text:style-name="P108">H</text:p>
          </table:table-cell>
          <table:table-cell table:style-name="Πίνακας29.B4" office:value-type="string">
            <text:p text:style-name="P109">J</text:p>
          </table:table-cell>
          <table:table-cell table:style-name="Πίνακας29.B4" office:value-type="string">
            <text:p text:style-name="P108">K</text:p>
          </table:table-cell>
          <table:table-cell table:style-name="Πίνακας29.B4" office:value-type="string">
            <text:p text:style-name="P108">L</text:p>
          </table:table-cell>
          <table:table-cell table:style-name="Πίνακας29.B4" office:value-type="string">
            <text:p text:style-name="P108">;</text:p>
          </table:table-cell>
          <table:table-cell table:style-name="Πίνακας29.B4" office:value-type="string">
            <text:p text:style-name="P108">'</text:p>
          </table:table-cell>
          <table:table-cell table:style-name="Πίνακας29.B4" office:value-type="string">
            <text:p text:style-name="P108">\</text:p>
          </table:table-cell>
        </table:table-row>
      </table:table>
      <text:p text:style-name="P83"/>
      <table:table table:name="Πίνακας30" table:style-name="Πίνακας30">
        <table:table-column table:style-name="Πίνακας30.A"/>
        <table:table-column table:style-name="Πίνακας30.B" table:number-columns-repeated="2"/>
        <table:table-column table:style-name="Πίνακας30.D"/>
        <table:table-column table:style-name="Πίνακας30.B" table:number-columns-repeated="8"/>
        <table:table-column table:style-name="Πίνακας30.M"/>
        <table:table-row table:style-name="Πίνακας30.1">
          <table:table-cell table:style-name="Πίνακας30.A1" office:value-type="string">
            <text:p text:style-name="P104"/>
          </table:table-cell>
          <table:table-cell table:style-name="Πίνακας30.B1" office:value-type="string">
            <text:p text:style-name="P104"/>
          </table:table-cell>
          <table:table-cell table:style-name="Πίνακας30.C1" office:value-type="string">
            <text:p text:style-name="P93">𝂴</text:p>
          </table:table-cell>
          <table:table-cell table:style-name="Πίνακας30.D1" office:value-type="string">
            <text:p text:style-name="P93">𝂵</text:p>
          </table:table-cell>
          <table:table-cell table:style-name="Πίνακας30.E1" office:value-type="string">
            <text:p text:style-name="P93">𝃦</text:p>
          </table:table-cell>
          <table:table-cell table:style-name="Πίνακας30.F1" office:value-type="string">
            <text:p text:style-name="P93">𝃧</text:p>
          </table:table-cell>
          <table:table-cell table:style-name="Πίνακας30.G1" office:value-type="string">
            <text:p text:style-name="P93">𝃨</text:p>
          </table:table-cell>
          <table:table-cell table:style-name="Πίνακας30.B1" office:value-type="string">
            <text:p text:style-name="P85">𝂉</text:p>
          </table:table-cell>
          <table:table-cell table:style-name="Πίνακας30.B1" office:value-type="string">
            <text:p text:style-name="P85">𝂶</text:p>
          </table:table-cell>
          <table:table-cell table:style-name="Πίνακας30.B1" office:value-type="string">
            <text:p text:style-name="P85">𝃀</text:p>
          </table:table-cell>
          <table:table-cell table:style-name="Πίνακας30.B1" office:value-type="string">
            <text:p text:style-name="P90">𝂀</text:p>
          </table:table-cell>
          <table:table-cell table:style-name="Πίνακας30.L1" office:value-type="string">
            <text:p text:style-name="P93">𝂄</text:p>
          </table:table-cell>
          <table:table-cell table:style-name="Πίνακας30.M1" office:value-type="string">
            <text:p text:style-name="P105">Alt Gr</text:p>
          </table:table-cell>
        </table:table-row>
        <table:table-row table:style-name="Πίνακας30.1">
          <table:table-cell table:style-name="Πίνακας30.A1" office:value-type="string">
            <text:p text:style-name="P104"/>
          </table:table-cell>
          <table:table-cell table:style-name="Πίνακας30.B2" office:value-type="string">
            <text:p text:style-name="P104"/>
          </table:table-cell>
          <table:table-cell table:style-name="Πίνακας30.B2" office:value-type="string">
            <text:p text:style-name="P91">𝂔</text:p>
          </table:table-cell>
          <table:table-cell table:style-name="Πίνακας30.B2" office:value-type="string">
            <text:p text:style-name="P88">𝂗</text:p>
          </table:table-cell>
          <table:table-cell table:style-name="Πίνακας30.B2" office:value-type="string">
            <text:p text:style-name="P88">𝂘</text:p>
          </table:table-cell>
          <table:table-cell table:style-name="Πίνακας30.B2" office:value-type="string">
            <text:p text:style-name="P88">𝂙</text:p>
          </table:table-cell>
          <table:table-cell table:style-name="Πίνακας30.B2" office:value-type="string">
            <text:p text:style-name="P88">𝂐</text:p>
          </table:table-cell>
          <table:table-cell table:style-name="Πίνακας30.B2" office:value-type="string">
            <text:p text:style-name="P88">𝂓</text:p>
          </table:table-cell>
          <table:table-cell table:style-name="Πίνακας30.B2" office:value-type="string">
            <text:p text:style-name="P91">𝂋</text:p>
          </table:table-cell>
          <table:table-cell table:style-name="Πίνακας30.B2" office:value-type="string">
            <text:p text:style-name="P91">𝂍</text:p>
          </table:table-cell>
          <table:table-cell table:style-name="Πίνακας30.B2" office:value-type="string">
            <text:p text:style-name="P88">𝂆</text:p>
          </table:table-cell>
          <table:table-cell table:style-name="Πίνακας30.L2" office:value-type="string">
            <text:p text:style-name="P91">𝂈</text:p>
          </table:table-cell>
          <table:table-cell table:style-name="Πίνακας30.M1" office:value-type="string">
            <text:p text:style-name="P105">Shift</text:p>
          </table:table-cell>
        </table:table-row>
        <table:table-row table:style-name="Πίνακας30.1">
          <table:table-cell table:style-name="Πίνακας30.A1" office:value-type="string">
            <text:p text:style-name="P104"/>
          </table:table-cell>
          <table:table-cell table:style-name="Πίνακας30.B2" office:value-type="string">
            <text:p text:style-name="P104"/>
          </table:table-cell>
          <table:table-cell table:style-name="Πίνακας30.B2" office:value-type="string">
            <text:p text:style-name="P88">𝃵</text:p>
          </table:table-cell>
          <table:table-cell table:style-name="Πίνακας30.B2" office:value-type="string">
            <text:p text:style-name="P88">𝂏</text:p>
          </table:table-cell>
          <table:table-cell table:style-name="Πίνακας30.B2" office:value-type="string">
            <text:p text:style-name="P134">𝂒</text:p>
          </table:table-cell>
          <table:table-cell table:style-name="Πίνακας30.B2" office:value-type="string">
            <text:p text:style-name="P89">𝂖</text:p>
          </table:table-cell>
          <table:table-cell table:style-name="Πίνακας30.B2" office:value-type="string">
            <text:p text:style-name="P89">𝂑</text:p>
          </table:table-cell>
          <table:table-cell table:style-name="Πίνακας30.B2" office:value-type="string">
            <text:p text:style-name="P89">𝂕</text:p>
          </table:table-cell>
          <table:table-cell table:style-name="Πίνακας30.B2" office:value-type="string">
            <text:p text:style-name="P89">𝂊</text:p>
          </table:table-cell>
          <table:table-cell table:style-name="Πίνακας30.B2" office:value-type="string">
            <text:p text:style-name="P92">𝂌</text:p>
          </table:table-cell>
          <table:table-cell table:style-name="Πίνακας30.B2" office:value-type="string">
            <text:p text:style-name="P89">𝂅</text:p>
          </table:table-cell>
          <table:table-cell table:style-name="Πίνακας30.L2" office:value-type="string">
            <text:p text:style-name="P89">𝂇</text:p>
          </table:table-cell>
          <table:table-cell table:style-name="Πίνακας30.M1" office:value-type="string">
            <text:p text:style-name="P135">key</text:p>
          </table:table-cell>
        </table:table-row>
        <table:table-row table:style-name="Πίνακας30.1">
          <table:table-cell table:style-name="Πίνακας30.M1" office:value-type="string">
            <text:p text:style-name="P108"/>
          </table:table-cell>
          <table:table-cell table:style-name="Πίνακας30.B4" office:value-type="string">
            <text:p text:style-name="P108">\</text:p>
          </table:table-cell>
          <table:table-cell table:style-name="Πίνακας30.B4" office:value-type="string">
            <text:p text:style-name="P108">Z</text:p>
          </table:table-cell>
          <table:table-cell table:style-name="Πίνακας30.B4" office:value-type="string">
            <text:p text:style-name="P132">X</text:p>
          </table:table-cell>
          <table:table-cell table:style-name="Πίνακας30.B4" office:value-type="string">
            <text:p text:style-name="P107">C</text:p>
          </table:table-cell>
          <table:table-cell table:style-name="Πίνακας30.B4" office:value-type="string">
            <text:p text:style-name="P107">V</text:p>
          </table:table-cell>
          <table:table-cell table:style-name="Πίνακας30.B4" office:value-type="string">
            <text:p text:style-name="P107">B</text:p>
          </table:table-cell>
          <table:table-cell table:style-name="Πίνακας30.B4" office:value-type="string">
            <text:p text:style-name="P110">N</text:p>
          </table:table-cell>
          <table:table-cell table:style-name="Πίνακας30.B4" office:value-type="string">
            <text:p text:style-name="P107">M</text:p>
          </table:table-cell>
          <table:table-cell table:style-name="Πίνακας30.B4" office:value-type="string">
            <text:p text:style-name="P110">,</text:p>
          </table:table-cell>
          <table:table-cell table:style-name="Πίνακας30.B4" office:value-type="string">
            <text:p text:style-name="P107">.</text:p>
          </table:table-cell>
          <table:table-cell table:style-name="Πίνακας30.B4" office:value-type="string">
            <text:p text:style-name="P107">/</text:p>
          </table:table-cell>
          <table:table-cell table:style-name="Πίνακας30.M1" office:value-type="string">
            <text:p text:style-name="P111"/>
          </table:table-cell>
        </table:table-row>
      </table:table>
      <text:p text:style-name="P83"/>
      <table:table table:name="Πίνακας31" table:style-name="Πίνακας31">
        <table:table-column table:style-name="Πίνακας31.A"/>
        <table:table-column table:style-name="Πίνακας31.B"/>
        <table:table-row table:style-name="Πίνακας31.1">
          <table:table-cell table:style-name="Πίνακας31.A1" office:value-type="string">
            <text:p text:style-name="P98">​</text:p>
          </table:table-cell>
          <table:table-cell table:style-name="Πίνακας31.B1" office:value-type="string">
            <text:p text:style-name="P117">󲀋</text:p>
          </table:table-cell>
        </table:table-row>
      </table:table>
      <text:p text:style-name="P115"/>
      <text:p text:style-name="P116"><text:span text:style-name="Προεπιλεγμένη_20_γραμματοσειρά"><text:span text:style-name="T173">πηγές</text:span></text:span><text:span text:style-name="Προεπιλεγμένη_20_γραμματοσειρά"><text:span text:style-name="T172">:</text:span></text:span></text:p>
      <text:p text:style-name="P192"><text:span text:style-name="Προεπιλεγμένη_20_γραμματοσειρά"><text:span text:style-name="T114">Πέτρος Λαμπαδάριος καὶ Ἰωάννης Πρωτοψάλτης, </text:span></text:span><text:span text:style-name="Προεπιλεγμένη_20_γραμματοσειρά"><text:span text:style-name="T121">«</text:span></text:span><text:span text:style-name="Προεπιλεγμένη_20_γραμματοσειρά"><text:span text:style-name="T114">Ἀναστασιματάριον</text:span></text:span><text:span text:style-name="Προεπιλεγμένη_20_γραμματοσειρά"><text:span text:style-name="T121">»</text:span></text:span><text:span text:style-name="Προεπιλεγμένη_20_γραμματοσειρά"><text:span text:style-name="T114">, ἔκδοσις </text:span></text:span><text:span text:style-name="Προεπιλεγμένη_20_γραμματοσειρά"><text:span text:style-name="T115">ιβʹ</text:span></text:span><text:span text:style-name="Προεπιλεγμένη_20_γραμματοσειρά"><text:span text:style-name="T114">, ΖΩΗ, 1995<text:line-break/></text:span></text:span><text:span text:style-name="Προεπιλεγμένη_20_γραμματοσειρά"><text:span text:style-name="T116">κα</text:span></text:span><text:span text:style-name="Προεπιλεγμένη_20_γραμματοσειρά"><text:span text:style-name="T117">ὶ</text:span></text:span><text:span text:style-name="Προεπιλεγμένη_20_γραμματοσειρά"><text:span text:style-name="T116"> </text:span></text:span><text:span text:style-name="Προεπιλεγμένη_20_γραμματοσειρά"><text:span text:style-name="T121">«</text:span></text:span><text:span text:style-name="Προεπιλεγμένη_20_γραμματοσειρά"><text:span text:style-name="T116">Ἀ</text:span></text:span><text:span text:style-name="Προεπιλεγμένη_20_γραμματοσειρά"><text:span text:style-name="T122">ναστασιματάριον </text:span></text:span><text:span text:style-name="Προεπιλεγμένη_20_γραμματοσειρά"><text:span text:style-name="T116">Ἰ</text:span></text:span><text:span text:style-name="Προεπιλεγμένη_20_γραμματοσειρά"><text:span text:style-name="T122">ωάννου </text:span></text:span><text:span text:style-name="Προεπιλεγμένη_20_γραμματοσειρά"><text:span text:style-name="T116">Πρωτοψάλτου</text:span></text:span><text:span text:style-name="Προεπιλεγμένη_20_γραμματοσειρά"><text:span text:style-name="T121">»</text:span></text:span><text:span text:style-name="Προεπιλεγμένη_20_γραμματοσειρά"><text:span text:style-name="T116">, ἐπιμέλεια </text:span></text:span><text:span text:style-name="Προεπιλεγμένη_20_γραμματοσειρά"><text:span text:style-name="T121">Βασίλειο</text:span></text:span><text:span text:style-name="Προεπιλεγμένη_20_γραμματοσειρά"><text:span text:style-name="T116">υ</text:span></text:span><text:span text:style-name="Προεπιλεγμένη_20_γραμματοσειρά"><text:span text:style-name="T121"> </text:span></text:span><text:span text:style-name="Προεπιλεγμένη_20_γραμματοσειρά"><text:span text:style-name="T114">Κιαμηλίδη</text:span></text:span><text:span text:style-name="Προεπιλεγμένη_20_γραμματοσειρά"><text:span text:style-name="T116">, Διαδικτυακὴ</text:span></text:span><text:span text:style-name="Προεπιλεγμένη_20_γραμματοσειρά"><text:span text:style-name="T122"> Βιβλιοθήκη</text:span></text:span><text:span text:style-name="Προεπιλεγμένη_20_γραμματοσειρά"><text:span text:style-name="T117"> </text:span></text:span><text:span text:style-name="Προεπιλεγμένη_20_γραμματοσειρά"><text:span text:style-name="T73">Μελωδοῦ</text:span></text:span></text:p>
      <text:p text:style-name="P191"><text:span text:style-name="Προεπιλεγμένη_20_γραμματοσειρά"><text:span text:style-name="T114">St. Anthony’s Greek Orthodox Monastery</text:span></text:span><text:span text:style-name="Προεπιλεγμένη_20_γραμματοσειρά"><text:span text:style-name="T118">, </text:span></text:span><text:span text:style-name="Προεπιλεγμένη_20_γραμματοσειρά"><text:span text:style-name="T119">“</text:span></text:span><text:span text:style-name="Προεπιλεγμένη_20_γραμματοσειρά"><text:span text:style-name="T114">Byzantine Music Formulae</text:span></text:span><text:span text:style-name="Προεπιλεγμένη_20_γραμματοσειρά"><text:span text:style-name="T119">”, </text:span></text:span><text:span text:style-name="Προεπιλεγμένη_20_γραμματοσειρά"><text:span text:style-name="T125">version 2.</text:span></text:span><text:span text:style-name="Προεπιλεγμένη_20_γραμματοσειρά"><text:span text:style-name="T126">0</text:span></text:span><text:span text:style-name="Προεπιλεγμένη_20_γραμματοσειρά"><text:span text:style-name="T121">, </text:span></text:span><text:span text:style-name="Προεπιλεγμένη_20_γραμματοσειρά"><text:span text:style-name="T74">2010</text:span></text:span></text:p>
      <text:p text:style-name="P191"><text:span text:style-name="Προεπιλεγμένη_20_γραμματοσειρά"><text:span text:style-name="T120">Ἰωάννης Α. Βαμβακᾶς καὶ Παναγιώτης Κοτοπούλης, «Μιὰ πρώτη προσπάθεια στοιχειοθέτησης κειμένου τῆς ἑλληνικῆς ἐκκλησιαστικῆς μουσικῆς (ΕΕΜ) μὲ τὸ LaTeX», Εὔτυπον, </text:span></text:span><text:span text:style-name="Υπερ-σύνδεση"><text:span text:style-name="T123">2005</text:span></text:span></text:p>
      <text:p text:style-name="P193"><text:span text:style-name="Προεπιλεγμένη_20_γραμματοσειρά"><text:span text:style-name="T120">Ἰωάννης Α. Βαμβακᾶς, «Μιὰ βελτιωμένη ἔκδοση σημαδοφώνων τῆς ἑλληνικῆς ἐκκλησιαστικῆς μουσικῆς», Εὔτυπον, </text:span></text:span><text:span text:style-name="Υπερ-σύνδεση"><text:span text:style-name="T123">2010</text:span></text:span></text:p>
      <text:p text:style-name="P191"><text:span text:style-name="Προεπιλεγμένη_20_γραμματοσειρά"><text:span text:style-name="T114">Nick Nicholas, Byzantine Musical Notation, Unicode Technical Note 20, version 1.1, </text:span></text:span><text:span text:style-name="Υπερ-σύνδεση"><text:span text:style-name="T124">2006</text:span></text:span><text:span text:style-name="Υπερ-σύνδεση"><text:span text:style-name="T117">.</text:span></text:span></text:p>
      <text:p text:style-name="P43"><text:soft-page-break/><text:span text:style-name="T140">Η</text:span>ΧΟΣ ΠΛΑΓΙΟΣ Β<text:span text:style-name="T2">ʹ</text:span><text:span text:style-name="T3"><text:tab/></text:span><text:span text:style-name="T133">«</text:span><text:span text:style-name="T135">Ἀνα</text:span><text:span text:style-name="T136">στ</text:span><text:span text:style-name="T135">ασιματάριον</text:span><text:span text:style-name="T133">»</text:span><text:span text:style-name="T135">, σ. </text:span><text:span text:style-name="T137">249</text:span><text:span text:style-name="T134">−</text:span><text:span text:style-name="T138">25</text:span><text:span text:style-name="T139">1</text:span></text:p>
      <text:p text:style-name="P45"/>
      <text:p text:style-name="P185"><text:span text:style-name="T34">Τῷ Σαββάτῳ ἑσπέρας.</text:span><text:span text:style-name="T1"><text:tab/></text:span><text:span text:style-name="T45">𝂥</text:span></text:p>
      <text:p text:style-name="P61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/>
        <table:table-column table:style-name="Πίνακας3.B"/>
        <table:table-column table:style-name="Πίνακας3.F" table:number-columns-repeated="3"/>
        <table:table-column table:style-name="Πίνακας3.B"/>
        <table:table-column table:style-name="Πίνακας3.J"/>
        <table:table-column table:style-name="Πίνακας3.K"/>
        <table:table-column table:style-name="Πίνακας3.F"/>
        <table:table-column table:style-name="Πίνακας3.M"/>
        <table:table-column table:style-name="Πίνακας3.F"/>
        <table:table-column table:style-name="Πίνακας3.B"/>
        <table:table-column table:style-name="Πίνακας3.P"/>
        <table:table-column table:style-name="Πίνακας3.Q"/>
        <table:table-column table:style-name="Πίνακας3.B"/>
        <table:table-column table:style-name="Πίνακας3.S"/>
        <table:table-column table:style-name="Πίνακας3.B"/>
        <table:table-column table:style-name="Πίνακας3.D"/>
        <table:table-row>
          <table:table-cell table:style-name="Πίνακας3.A1" table:number-rows-spanned="2" office:value-type="string">
            <text:p text:style-name="P65">Ν</text:p>
          </table:table-cell>
          <table:table-cell table:style-name="Πίνακας3.B1" office:value-type="string">
            <text:p text:style-name="P7">𝁆𝂆</text:p>
          </table:table-cell>
          <table:table-cell table:style-name="Πίνακας3.C1" office:value-type="string">
            <text:p text:style-name="P7">𝃰</text:p>
          </table:table-cell>
          <table:table-cell table:style-name="Πίνακας3.D1" office:value-type="string">
            <text:p text:style-name="P76">𝃛</text:p>
          </table:table-cell>
          <table:table-cell table:style-name="Πίνακας3.E1" office:value-type="string">
            <text:p text:style-name="P119">𝁇𝁎𝁚</text:p>
          </table:table-cell>
          <table:table-cell table:style-name="Πίνακας3.F1" office:value-type="string">
            <text:p text:style-name="P8">𝁑</text:p>
          </table:table-cell>
          <table:table-cell table:style-name="Πίνακας3.G1" office:value-type="string">
            <text:p text:style-name="P8">𝁑</text:p>
          </table:table-cell>
          <table:table-cell table:style-name="Πίνακας3.H1" office:value-type="string">
            <text:p text:style-name="P8">𝁑</text:p>
          </table:table-cell>
          <table:table-cell table:style-name="Πίνακας3.I1" office:value-type="string">
            <text:p text:style-name="P8">𝁆</text:p>
          </table:table-cell>
          <table:table-cell table:style-name="Πίνακας3.J1" office:value-type="string">
            <text:p text:style-name="P118">𝁉𝁐𝃴</text:p>
          </table:table-cell>
          <table:table-cell table:style-name="Πίνακας3.K1" office:value-type="string">
            <text:p text:style-name="P8">𝁑</text:p>
          </table:table-cell>
          <table:table-cell table:style-name="Πίνακας3.L1" office:value-type="string">
            <text:p text:style-name="P8">𝁑</text:p>
          </table:table-cell>
          <table:table-cell table:style-name="Πίνακας3.M1" office:value-type="string">
            <text:p text:style-name="P8">𝁘𝁆</text:p>
          </table:table-cell>
          <table:table-cell table:style-name="Πίνακας3.N1" office:value-type="string">
            <text:p text:style-name="P120">𝁑𝂏𝂅</text:p>
          </table:table-cell>
          <table:table-cell table:style-name="Πίνακας3.O1" office:value-type="string">
            <text:p text:style-name="P123">𝁇𝂏𝁎</text:p>
          </table:table-cell>
          <table:table-cell table:style-name="Πίνακας3.P1" office:value-type="string">
            <text:p text:style-name="P8">𝁑</text:p>
          </table:table-cell>
          <table:table-cell table:style-name="Πίνακας3.Q1" office:value-type="string">
            <text:p text:style-name="P76">𝃛</text:p>
          </table:table-cell>
          <table:table-cell table:style-name="Πίνακας3.R1" office:value-type="string">
            <text:p text:style-name="P8">𝁇𝂆</text:p>
          </table:table-cell>
          <table:table-cell table:style-name="Πίνακας3.A1" table:number-rows-spanned="2" office:value-type="string">
            <text:p text:style-name="P52">𝃬𝃇</text:p>
          </table:table-cell>
          <table:table-cell table:style-name="Πίνακας3.T1" office:value-type="string">
            <text:p text:style-name="P9">𝁆</text:p>
          </table:table-cell>
          <table:table-cell table:style-name="Πίνακας3.U1" office:value-type="string">
            <text:p text:style-name="P76">𝃛</text:p>
          </table:table-cell>
        </table:table-row>
        <table:table-row>
          <table:covered-table-cell/>
          <table:table-cell table:style-name="Πίνακας3.B2" office:value-type="string">
            <text:p text:style-name="P4">ε</text:p>
          </table:table-cell>
          <table:table-cell table:style-name="Πίνακας3.C2" office:value-type="string">
            <text:p text:style-name="P4">ε</text:p>
          </table:table-cell>
          <table:table-cell table:style-name="Πίνακας3.D2" office:value-type="string">
            <text:p text:style-name="P4"/>
          </table:table-cell>
          <table:table-cell table:style-name="Πίνακας3.E2" office:value-type="string">
            <text:p text:style-name="P4">Κυ</text:p>
          </table:table-cell>
          <table:table-cell table:style-name="Πίνακας3.F2" office:value-type="string">
            <text:p text:style-name="P4">ρι</text:p>
          </table:table-cell>
          <table:table-cell table:style-name="Πίνακας3.G2" office:value-type="string">
            <text:p text:style-name="P4">ι</text:p>
          </table:table-cell>
          <table:table-cell table:style-name="Πίνακας3.H2" office:value-type="string">
            <text:p text:style-name="P4">ε</text:p>
          </table:table-cell>
          <table:table-cell table:style-name="Πίνακας3.I2" office:value-type="string">
            <text:p text:style-name="P4">ε</text:p>
          </table:table-cell>
          <table:table-cell table:style-name="Πίνακας3.J2" office:value-type="string">
            <text:p text:style-name="P4">κε</text:p>
          </table:table-cell>
          <table:table-cell table:style-name="Πίνακας3.K2" office:value-type="string">
            <text:p text:style-name="P4">κρα</text:p>
          </table:table-cell>
          <table:table-cell table:style-name="Πίνακας3.L2" office:value-type="string">
            <text:p text:style-name="P4">α</text:p>
          </table:table-cell>
          <table:table-cell table:style-name="Πίνακας3.M2" office:value-type="string">
            <text:p text:style-name="P4">ξα</text:p>
          </table:table-cell>
          <table:table-cell table:style-name="Πίνακας3.N2" office:value-type="string">
            <text:p text:style-name="P4">α</text:p>
          </table:table-cell>
          <table:table-cell table:style-name="Πίνακας3.O2" office:value-type="string">
            <text:p text:style-name="P4">προ</text:p>
          </table:table-cell>
          <table:table-cell table:style-name="Πίνακας3.P2" office:value-type="string">
            <text:p text:style-name="P4">ος</text:p>
          </table:table-cell>
          <table:table-cell table:style-name="Πίνακας3.Q2" office:value-type="string">
            <text:p text:style-name="P4"/>
          </table:table-cell>
          <table:table-cell table:style-name="Πίνακας3.R2" office:value-type="string">
            <text:p text:style-name="P4">σε</text:p>
          </table:table-cell>
          <table:covered-table-cell/>
          <table:table-cell table:style-name="Πίνακας3.T2" office:value-type="string">
            <text:p text:style-name="P4">ει</text:p>
          </table:table-cell>
          <table:table-cell table:style-name="Πίνακας3.U2" office:value-type="string">
            <text:p text:style-name="P42"/>
          </table:table-cell>
        </table:table-row>
      </table:table>
      <text:p text:style-name="P40"/>
      <table:table table:name="Πίνακας4" table:style-name="Πίνακας4">
        <table:table-column table:style-name="Πίνακας4.A"/>
        <table:table-column table:style-name="Πίνακας4.B" table:number-columns-repeated="2"/>
        <table:table-column table:style-name="Πίνακας4.D"/>
        <table:table-column table:style-name="Πίνακας4.B"/>
        <table:table-column table:style-name="Πίνακας4.F"/>
        <table:table-column table:style-name="Πίνακας4.G"/>
        <table:table-column table:style-name="Πίνακας4.H"/>
        <table:table-column table:style-name="Πίνακας4.F"/>
        <table:table-column table:style-name="Πίνακας4.J"/>
        <table:table-column table:style-name="Πίνακας4.F"/>
        <table:table-column table:style-name="Πίνακας4.H"/>
        <table:table-column table:style-name="Πίνακας4.F"/>
        <table:table-column table:style-name="Πίνακας4.N" table:number-columns-repeated="2"/>
        <table:table-column table:style-name="Πίνακας4.B"/>
        <table:table-column table:style-name="Πίνακας4.G"/>
        <table:table-column table:style-name="Πίνακας4.R"/>
        <table:table-column table:style-name="Πίνακας4.F"/>
        <table:table-row>
          <table:table-cell table:style-name="Πίνακας4.A1" office:value-type="string">
            <text:p text:style-name="P119">𝁇𝁎𝁚</text:p>
          </table:table-cell>
          <table:table-cell table:style-name="Πίνακας4.A1" office:value-type="string">
            <text:p text:style-name="P9">𝁑</text:p>
          </table:table-cell>
          <table:table-cell table:style-name="Πίνακας4.A1" office:value-type="string">
            <text:p text:style-name="P9">𝁑</text:p>
          </table:table-cell>
          <table:table-cell table:style-name="Πίνακας4.A1" office:value-type="string">
            <text:p text:style-name="P9">𝁘𝁑</text:p>
          </table:table-cell>
          <table:table-cell table:style-name="Πίνακας4.A1" office:value-type="string">
            <text:p text:style-name="P9">𝁑</text:p>
          </table:table-cell>
          <table:table-cell table:style-name="Πίνακας4.A1" office:value-type="string">
            <text:p text:style-name="P122">𝁇𝁏𝁜𝂅</text:p>
          </table:table-cell>
          <table:table-cell table:style-name="Πίνακας4.A1" office:value-type="string">
            <text:p text:style-name="P9">𝁑𝂏</text:p>
          </table:table-cell>
          <table:table-cell table:style-name="Πίνακας4.A1" office:value-type="string">
            <text:p text:style-name="P76">𝃛</text:p>
          </table:table-cell>
          <table:table-cell table:style-name="Πίνακας4.A1" office:value-type="string">
            <text:p text:style-name="P9">𝁆𝁿</text:p>
          </table:table-cell>
          <table:table-cell table:style-name="Πίνακας4.J1" table:number-rows-spanned="2" office:value-type="string">
            <text:p text:style-name="P52">𝃬𝃇</text:p>
          </table:table-cell>
          <table:table-cell table:style-name="Πίνακας4.A1" office:value-type="string">
            <text:p text:style-name="P9">𝁆</text:p>
          </table:table-cell>
          <table:table-cell table:style-name="Πίνακας4.A1" office:value-type="string">
            <text:p text:style-name="P76">𝃛</text:p>
          </table:table-cell>
          <table:table-cell table:style-name="Πίνακας4.A1" office:value-type="string">
            <text:p text:style-name="P9">𝁇𝁉</text:p>
          </table:table-cell>
          <table:table-cell table:style-name="Πίνακας4.A1" office:value-type="string">
            <text:p text:style-name="P9">𝁕</text:p>
          </table:table-cell>
          <table:table-cell table:style-name="Πίνακας4.A1" office:value-type="string">
            <text:p text:style-name="P9">𝁉</text:p>
          </table:table-cell>
          <table:table-cell table:style-name="Πίνακας4.A1" office:value-type="string">
            <text:p text:style-name="P9">𝁑</text:p>
          </table:table-cell>
          <table:table-cell table:style-name="Πίνακας4.A1" office:value-type="string">
            <text:p text:style-name="P9">𝁑𝂏</text:p>
          </table:table-cell>
          <table:table-cell table:style-name="Πίνακας4.A1" office:value-type="string">
            <text:p text:style-name="P122">𝁇𝁆𝁎</text:p>
          </table:table-cell>
          <table:table-cell table:style-name="Πίνακας4.A1" office:value-type="string">
            <text:p text:style-name="P121">𝁇𝁑𝂏𝁎</text:p>
          </table:table-cell>
        </table:table-row>
        <table:table-row>
          <table:table-cell table:style-name="Πίνακας4.A1" office:value-type="string">
            <text:p text:style-name="P4">σα</text:p>
          </table:table-cell>
          <table:table-cell table:style-name="Πίνακας4.A1" office:value-type="string">
            <text:p text:style-name="P4">α</text:p>
          </table:table-cell>
          <table:table-cell table:style-name="Πίνακας4.A1" office:value-type="string">
            <text:p text:style-name="P4">α</text:p>
          </table:table-cell>
          <table:table-cell table:style-name="Πίνακας4.A1" office:value-type="string">
            <text:p text:style-name="P4">κȣ</text:p>
          </table:table-cell>
          <table:table-cell table:style-name="Πίνακας4.A1" office:value-type="string">
            <text:p text:style-name="P4">ȣ</text:p>
          </table:table-cell>
          <table:table-cell table:style-name="Πίνακας4.A1" office:value-type="string">
            <text:p text:style-name="P4">σο</text:p>
          </table:table-cell>
          <table:table-cell table:style-name="Πίνακας4.A1" office:value-type="string">
            <text:p text:style-name="P4">ον</text:p>
          </table:table-cell>
          <table:table-cell table:style-name="Πίνακας4.A1" office:value-type="string">
            <text:p text:style-name="P4"/>
          </table:table-cell>
          <table:table-cell table:style-name="Πίνακας4.A1" office:value-type="string">
            <text:p text:style-name="P4">μȣ</text:p>
          </table:table-cell>
          <table:covered-table-cell/>
          <table:table-cell table:style-name="Πίνακας4.A1" office:value-type="string">
            <text:p text:style-name="P4">ει</text:p>
          </table:table-cell>
          <table:table-cell table:style-name="Πίνακας4.A1" office:value-type="string">
            <text:p text:style-name="P4"/>
          </table:table-cell>
          <table:table-cell table:style-name="Πίνακας4.A1" office:value-type="string">
            <text:p text:style-name="P4">σα</text:p>
          </table:table-cell>
          <table:table-cell table:style-name="Πίνακας4.A1" office:value-type="string">
            <text:p text:style-name="P4">κȣ</text:p>
          </table:table-cell>
          <table:table-cell table:style-name="Πίνακας4.A1" office:value-type="string">
            <text:p text:style-name="P4">σο</text:p>
          </table:table-cell>
          <table:table-cell table:style-name="Πίνακας4.A1" office:value-type="string">
            <text:p text:style-name="P4">ο</text:p>
          </table:table-cell>
          <table:table-cell table:style-name="Πίνακας4.A1" office:value-type="string">
            <text:p text:style-name="P4">ον</text:p>
          </table:table-cell>
          <table:table-cell table:style-name="Πίνακας4.A1" office:value-type="string">
            <text:p text:style-name="P4">μȣ</text:p>
          </table:table-cell>
          <table:table-cell table:style-name="Πίνακας4.A1" office:value-type="string">
            <text:p text:style-name="P4">Κυ</text:p>
          </table:table-cell>
        </table:table-row>
      </table:table>
      <text:p text:style-name="P40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A"/>
        <table:table-column table:style-name="Πίνακας5.E"/>
        <table:table-column table:style-name="Πίνακας5.F"/>
        <table:table-column table:style-name="Πίνακας5.E"/>
        <table:table-column table:style-name="Πίνακας5.A" table:number-columns-repeated="2"/>
        <table:table-column table:style-name="Πίνακας5.C"/>
        <table:table-column table:style-name="Πίνακας5.K"/>
        <table:table-column table:style-name="Πίνακας5.L"/>
        <table:table-column table:style-name="Πίνακας5.M"/>
        <table:table-column table:style-name="Πίνακας5.C" table:number-columns-repeated="2"/>
        <table:table-column table:style-name="Πίνακας5.P"/>
        <table:table-column table:style-name="Πίνακας5.Q"/>
        <table:table-column table:style-name="Πίνακας5.E"/>
        <table:table-row>
          <table:table-cell table:style-name="Πίνακας5.A1" office:value-type="string">
            <text:p text:style-name="P10">𝁑</text:p>
          </table:table-cell>
          <table:table-cell table:style-name="Πίνακας5.A1" office:value-type="string">
            <text:p text:style-name="P10">𝁑𝁕</text:p>
          </table:table-cell>
          <table:table-cell table:style-name="Πίνακας5.A1" office:value-type="string">
            <text:p text:style-name="P10">𝁇𝂏𝁜</text:p>
          </table:table-cell>
          <table:table-cell table:style-name="Πίνακας5.A1" office:value-type="string">
            <text:p text:style-name="P10">𝁑</text:p>
          </table:table-cell>
          <table:table-cell table:style-name="Πίνακας5.A1" office:value-type="string">
            <text:p text:style-name="P10">𝁆𝁿</text:p>
          </table:table-cell>
          <table:table-cell table:style-name="Πίνακας5.F1" table:number-rows-spanned="2" office:value-type="string">
            <text:p text:style-name="P52">𝃩𝂥</text:p>
          </table:table-cell>
          <table:table-cell table:style-name="Πίνακας5.A1" office:value-type="string">
            <text:p text:style-name="P56">𝁇𝁐𝁚</text:p>
          </table:table-cell>
          <table:table-cell table:style-name="Πίνακας5.A1" office:value-type="string">
            <text:p text:style-name="P10">𝁑</text:p>
          </table:table-cell>
          <table:table-cell table:style-name="Πίνακας5.A1" office:value-type="string">
            <text:p text:style-name="P10">𝁑</text:p>
          </table:table-cell>
          <table:table-cell table:style-name="Πίνακας5.A1" office:value-type="string">
            <text:p text:style-name="P10">𝁇</text:p>
          </table:table-cell>
          <table:table-cell table:style-name="Πίνακας5.A1" office:value-type="string">
            <text:p text:style-name="P10">𝁉𝃴</text:p>
          </table:table-cell>
          <table:table-cell table:style-name="Πίνακας5.A1" office:value-type="string">
            <text:p text:style-name="P10">𝁑</text:p>
          </table:table-cell>
          <table:table-cell table:style-name="Πίνακας5.A1" office:value-type="string">
            <text:p text:style-name="P10">𝁓𝂏</text:p>
          </table:table-cell>
          <table:table-cell table:style-name="Πίνακας5.A1" office:value-type="string">
            <text:p text:style-name="P10">𝁇𝁿</text:p>
          </table:table-cell>
          <table:table-cell table:style-name="Πίνακας5.A1" office:value-type="string">
            <text:p text:style-name="P10">𝁇𝂏𝁎</text:p>
          </table:table-cell>
          <table:table-cell table:style-name="Πίνακας5.A1" office:value-type="string">
            <text:p text:style-name="P10">𝁑</text:p>
          </table:table-cell>
          <table:table-cell table:style-name="Πίνακας5.A1" office:value-type="string">
            <text:p text:style-name="P76">𝃛</text:p>
          </table:table-cell>
          <table:table-cell table:style-name="Πίνακας5.A1" office:value-type="string">
            <text:p text:style-name="P10">𝁇𝂏𝁎</text:p>
          </table:table-cell>
        </table:table-row>
        <table:table-row>
          <table:table-cell table:style-name="Πίνακας5.A1" office:value-type="string">
            <text:p text:style-name="P42">υ</text:p>
          </table:table-cell>
          <table:table-cell table:style-name="Πίνακας5.A1" office:value-type="string">
            <text:p text:style-name="P42">ρι</text:p>
          </table:table-cell>
          <table:table-cell table:style-name="Πίνακας5.A1" office:value-type="string">
            <text:p text:style-name="P42">ι</text:p>
          </table:table-cell>
          <table:table-cell table:style-name="Πίνακας5.A1" office:value-type="string">
            <text:p text:style-name="P42">ι</text:p>
          </table:table-cell>
          <table:table-cell table:style-name="Πίνακας5.A1" office:value-type="string">
            <text:p text:style-name="P42">ε</text:p>
          </table:table-cell>
          <table:covered-table-cell/>
          <table:table-cell table:style-name="Πίνακας5.A1" office:value-type="string">
            <text:p text:style-name="P42">Κυ</text:p>
          </table:table-cell>
          <table:table-cell table:style-name="Πίνακας5.A1" office:value-type="string">
            <text:p text:style-name="P42">ρι</text:p>
          </table:table-cell>
          <table:table-cell table:style-name="Πίνακας5.A1" office:value-type="string">
            <text:p text:style-name="P42">ε</text:p>
          </table:table-cell>
          <table:table-cell table:style-name="Πίνακας5.A1" office:value-type="string">
            <text:p text:style-name="P42">ε</text:p>
          </table:table-cell>
          <table:table-cell table:style-name="Πίνακας5.A1" office:value-type="string">
            <text:p text:style-name="P42">κε</text:p>
          </table:table-cell>
          <table:table-cell table:style-name="Πίνακας5.A1" office:value-type="string">
            <text:p text:style-name="P42">κρα</text:p>
          </table:table-cell>
          <table:table-cell table:style-name="Πίνακας5.A1" office:value-type="string">
            <text:p text:style-name="P42">α</text:p>
          </table:table-cell>
          <table:table-cell table:style-name="Πίνακας5.A1" office:value-type="string">
            <text:p text:style-name="P42">ξα</text:p>
          </table:table-cell>
          <table:table-cell table:style-name="Πίνακας5.A1" office:value-type="string">
            <text:p text:style-name="P42">προ</text:p>
          </table:table-cell>
          <table:table-cell table:style-name="Πίνακας5.A1" office:value-type="string">
            <text:p text:style-name="P42">ος</text:p>
          </table:table-cell>
          <table:table-cell table:style-name="Πίνακας5.A1" office:value-type="string">
            <text:p text:style-name="P42"/>
          </table:table-cell>
          <table:table-cell table:style-name="Πίνακας5.A1" office:value-type="string">
            <text:p text:style-name="P42">σε</text:p>
          </table:table-cell>
        </table:table-row>
      </table:table>
      <text:p text:style-name="P40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/>
        <table:table-column table:style-name="Πίνακας6.B"/>
        <table:table-column table:style-name="Πίνακας6.D"/>
        <table:table-column table:style-name="Πίνακας6.E"/>
        <table:table-column table:style-name="Πίνακας6.D"/>
        <table:table-column table:style-name="Πίνακας6.J"/>
        <table:table-column table:style-name="Πίνακας6.D"/>
        <table:table-column table:style-name="Πίνακας6.L"/>
        <table:table-column table:style-name="Πίνακας6.M"/>
        <table:table-column table:style-name="Πίνακας6.N"/>
        <table:table-column table:style-name="Πίνακας6.L" table:number-columns-repeated="2"/>
        <table:table-column table:style-name="Πίνακας6.B" table:number-columns-repeated="3"/>
        <table:table-column table:style-name="Πίνακας6.T"/>
        <table:table-row>
          <table:table-cell table:style-name="Πίνακας6.A1" office:value-type="string">
            <text:p text:style-name="P11">𝁑𝁿</text:p>
          </table:table-cell>
          <table:table-cell table:style-name="Πίνακας6.A1" office:value-type="string">
            <text:p text:style-name="P11">𝁑</text:p>
          </table:table-cell>
          <table:table-cell table:style-name="Πίνακας6.A1" office:value-type="string">
            <text:p text:style-name="P76">𝃛</text:p>
          </table:table-cell>
          <table:table-cell table:style-name="Πίνακας6.A1" office:value-type="string">
            <text:p text:style-name="P119">𝁇𝁎𝁚</text:p>
          </table:table-cell>
          <table:table-cell table:style-name="Πίνακας6.A1" office:value-type="string">
            <text:p text:style-name="P11">𝁑</text:p>
          </table:table-cell>
          <table:table-cell table:style-name="Πίνακας6.A1" office:value-type="string">
            <text:p text:style-name="P11">𝁑</text:p>
          </table:table-cell>
          <table:table-cell table:style-name="Πίνακας6.A1" office:value-type="string">
            <text:p text:style-name="P11">𝁑𝁜𝂅</text:p>
          </table:table-cell>
          <table:table-cell table:style-name="Πίνακας6.A1" office:value-type="string">
            <text:p text:style-name="P11">𝁑𝂏</text:p>
          </table:table-cell>
          <table:table-cell table:style-name="Πίνακας6.A1" office:value-type="string">
            <text:p text:style-name="P13">𝁇𝁏𝁜𝂅</text:p>
          </table:table-cell>
          <table:table-cell table:style-name="Πίνακας6.A1" office:value-type="string">
            <text:p text:style-name="P11">𝁑𝂏</text:p>
          </table:table-cell>
          <table:table-cell table:style-name="Πίνακας6.A1" office:value-type="string">
            <text:p text:style-name="P12">𝁆𝁿</text:p>
          </table:table-cell>
          <table:table-cell table:style-name="Πίνακας6.A1" office:value-type="string">
            <text:p text:style-name="P80">𝁇𝃳𝁚</text:p>
          </table:table-cell>
          <table:table-cell table:style-name="Πίνακας6.A1" office:value-type="string">
            <text:p text:style-name="P14">𝁑</text:p>
          </table:table-cell>
          <table:table-cell table:style-name="Πίνακας6.A1" office:value-type="string">
            <text:p text:style-name="P14">𝁑</text:p>
          </table:table-cell>
          <table:table-cell table:style-name="Πίνακας6.A1" office:value-type="string">
            <text:p text:style-name="P14">𝁆</text:p>
          </table:table-cell>
          <table:table-cell table:style-name="Πίνακας6.A1" office:value-type="string">
            <text:p text:style-name="P14">𝁇𝁚</text:p>
          </table:table-cell>
          <table:table-cell table:style-name="Πίνακας6.A1" office:value-type="string">
            <text:p text:style-name="P14">𝁑</text:p>
          </table:table-cell>
          <table:table-cell table:style-name="Πίνακας6.A1" office:value-type="string">
            <text:p text:style-name="P14">𝁑</text:p>
          </table:table-cell>
          <table:table-cell table:style-name="Πίνακας6.A1" office:value-type="string">
            <text:p text:style-name="P14">𝁑</text:p>
          </table:table-cell>
          <table:table-cell table:style-name="Πίνακας6.A1" office:value-type="string">
            <text:p text:style-name="P14">𝁑𝁿</text:p>
          </table:table-cell>
        </table:table-row>
        <table:table-row>
          <table:table-cell table:style-name="Πίνακας6.A1" office:value-type="string">
            <text:p text:style-name="P4">ε</text:p>
          </table:table-cell>
          <table:table-cell table:style-name="Πίνακας6.A1" office:value-type="string">
            <text:p text:style-name="P4">ει</text:p>
          </table:table-cell>
          <table:table-cell table:style-name="Πίνακας6.A1" office:value-type="string">
            <text:p text:style-name="P4"/>
          </table:table-cell>
          <table:table-cell table:style-name="Πίνακας6.A1" office:value-type="string">
            <text:p text:style-name="P4">σα</text:p>
          </table:table-cell>
          <table:table-cell table:style-name="Πίνακας6.A1" office:value-type="string">
            <text:p text:style-name="P4">α</text:p>
          </table:table-cell>
          <table:table-cell table:style-name="Πίνακας6.A1" office:value-type="string">
            <text:p text:style-name="P4">α</text:p>
          </table:table-cell>
          <table:table-cell table:style-name="Πίνακας6.A1" office:value-type="string">
            <text:p text:style-name="P4">κȣ</text:p>
          </table:table-cell>
          <table:table-cell table:style-name="Πίνακας6.A1" office:value-type="string">
            <text:p text:style-name="P4">ȣ</text:p>
          </table:table-cell>
          <table:table-cell table:style-name="Πίνακας6.A1" office:value-type="string">
            <text:p text:style-name="P4">σο</text:p>
          </table:table-cell>
          <table:table-cell table:style-name="Πίνακας6.A1" office:value-type="string">
            <text:p text:style-name="P4">ον</text:p>
          </table:table-cell>
          <table:table-cell table:style-name="Πίνακας6.A1" office:value-type="string">
            <text:p text:style-name="P4">μȣ</text:p>
          </table:table-cell>
          <table:table-cell table:style-name="Πίνακας6.A1" office:value-type="string">
            <text:p text:style-name="P4">προ</text:p>
          </table:table-cell>
          <table:table-cell table:style-name="Πίνακας6.A1" office:value-type="string">
            <text:p text:style-name="P4">σχες</text:p>
          </table:table-cell>
          <table:table-cell table:style-name="Πίνακας6.A1" office:value-type="string">
            <text:p text:style-name="P4">τη</text:p>
          </table:table-cell>
          <table:table-cell table:style-name="Πίνακας6.A1" office:value-type="string">
            <text:p text:style-name="P4">φω</text:p>
          </table:table-cell>
          <table:table-cell table:style-name="Πίνακας6.A1" office:value-type="string">
            <text:p text:style-name="P4">νη</text:p>
          </table:table-cell>
          <table:table-cell table:style-name="Πίνακας6.A1" office:value-type="string">
            <text:p text:style-name="P4">η</text:p>
          </table:table-cell>
          <table:table-cell table:style-name="Πίνακας6.A1" office:value-type="string">
            <text:p text:style-name="P4">η</text:p>
          </table:table-cell>
          <table:table-cell table:style-name="Πίνακας6.A1" office:value-type="string">
            <text:p text:style-name="P4">η</text:p>
          </table:table-cell>
          <table:table-cell table:style-name="Πίνακας6.A1" office:value-type="string">
            <text:p text:style-name="P4">τη</text:p>
          </table:table-cell>
        </table:table-row>
      </table:table>
      <text:p text:style-name="P40"/>
      <table:table table:name="Πίνακας8" table:style-name="Πίνακας8">
        <table:table-column table:style-name="Πίνακας8.A" table:number-columns-repeated="2"/>
        <table:table-column table:style-name="Πίνακας8.C"/>
        <table:table-column table:style-name="Πίνακας8.D"/>
        <table:table-column table:style-name="Πίνακας8.C"/>
        <table:table-column table:style-name="Πίνακας8.F"/>
        <table:table-column table:style-name="Πίνακας8.G"/>
        <table:table-column table:style-name="Πίνακας8.C"/>
        <table:table-column table:style-name="Πίνακας8.I"/>
        <table:table-column table:style-name="Πίνακας8.C"/>
        <table:table-column table:style-name="Πίνακας8.K"/>
        <table:table-column table:style-name="Πίνακας8.C"/>
        <table:table-column table:style-name="Πίνακας8.A" table:number-columns-repeated="2"/>
        <table:table-column table:style-name="Πίνακας8.C"/>
        <table:table-column table:style-name="Πίνακας8.P"/>
        <table:table-column table:style-name="Πίνακας8.Q"/>
        <table:table-column table:style-name="Πίνακας8.R"/>
        <table:table-column table:style-name="Πίνακας8.S"/>
        <table:table-row>
          <table:table-cell table:style-name="Πίνακας8.A1" office:value-type="string">
            <text:p text:style-name="P15">𝁇𝂏𝃲</text:p>
          </table:table-cell>
          <table:table-cell table:style-name="Πίνακας8.A1" office:value-type="string">
            <text:p text:style-name="P15">𝁆</text:p>
          </table:table-cell>
          <table:table-cell table:style-name="Πίνακας8.A1" office:value-type="string">
            <text:p text:style-name="P15">𝁇𝃳𝁚</text:p>
          </table:table-cell>
          <table:table-cell table:style-name="Πίνακας8.A1" office:value-type="string">
            <text:p text:style-name="P15">𝁑</text:p>
          </table:table-cell>
          <table:table-cell table:style-name="Πίνακας8.A1" office:value-type="string">
            <text:p text:style-name="P15">𝁇𝁑𝁎</text:p>
          </table:table-cell>
          <table:table-cell table:style-name="Πίνακας8.A1" office:value-type="string">
            <text:p text:style-name="P15">𝁘​𝁑𝁿</text:p>
          </table:table-cell>
          <table:table-cell table:style-name="Πίνακας8.A1" office:value-type="string">
            <text:p text:style-name="P15">𝁓𝂏</text:p>
          </table:table-cell>
          <table:table-cell table:style-name="Πίνακας8.A1" office:value-type="string">
            <text:p text:style-name="P15">𝁇𝂏𝁜</text:p>
          </table:table-cell>
          <table:table-cell table:style-name="Πίνακας8.A1" office:value-type="string">
            <text:p text:style-name="P15">𝁑</text:p>
          </table:table-cell>
          <table:table-cell table:style-name="Πίνακας8.A1" office:value-type="string">
            <text:p text:style-name="P15">𝁆𝁿</text:p>
          </table:table-cell>
          <table:table-cell table:style-name="Πίνακας8.K1" table:number-rows-spanned="2" office:value-type="string">
            <text:p text:style-name="P52">𝃩𝂥</text:p>
          </table:table-cell>
          <table:table-cell table:style-name="Πίνακας8.A1" office:value-type="string">
            <text:p text:style-name="P68">𝁇𝁐</text:p>
          </table:table-cell>
          <table:table-cell table:style-name="Πίνακας8.A1" office:value-type="string">
            <text:p text:style-name="P15">𝁆</text:p>
          </table:table-cell>
          <table:table-cell table:style-name="Πίνακας8.A1" office:value-type="string">
            <text:p text:style-name="P15">𝁆</text:p>
          </table:table-cell>
          <table:table-cell table:style-name="Πίνακας8.A1" office:value-type="string">
            <text:p text:style-name="P15">𝁆</text:p>
          </table:table-cell>
          <table:table-cell table:style-name="Πίνακας8.A1" office:value-type="string">
            <text:p text:style-name="P15">𝁉𝃴</text:p>
          </table:table-cell>
          <table:table-cell table:style-name="Πίνακας8.A1" office:value-type="string">
            <text:p text:style-name="P15">𝁑</text:p>
          </table:table-cell>
          <table:table-cell table:style-name="Πίνακας8.A1" office:value-type="string">
            <text:p text:style-name="P15">𝁑</text:p>
          </table:table-cell>
          <table:table-cell table:style-name="Πίνακας8.A1" office:value-type="string">
            <text:p text:style-name="P15">𝁑𝁿</text:p>
          </table:table-cell>
        </table:table-row>
        <table:table-row>
          <table:table-cell table:style-name="Πίνακας8.A1" office:value-type="string">
            <text:p text:style-name="P4">ης</text:p>
          </table:table-cell>
          <table:table-cell table:style-name="Πίνακας8.A1" office:value-type="string">
            <text:p text:style-name="P4">δε</text:p>
          </table:table-cell>
          <table:table-cell table:style-name="Πίνακας8.A1" office:value-type="string">
            <text:p text:style-name="P4">η</text:p>
          </table:table-cell>
          <table:table-cell table:style-name="Πίνακας8.A1" office:value-type="string">
            <text:p text:style-name="P4">η</text:p>
          </table:table-cell>
          <table:table-cell table:style-name="Πίνακας8.A1" office:value-type="string">
            <text:p text:style-name="P4">σε</text:p>
          </table:table-cell>
          <table:table-cell table:style-name="Πίνακας8.A1" office:value-type="string">
            <text:p text:style-name="P4">ω</text:p>
          </table:table-cell>
          <table:table-cell table:style-name="Πίνακας8.A1" office:value-type="string">
            <text:p text:style-name="P4">ω</text:p>
          </table:table-cell>
          <table:table-cell table:style-name="Πίνακας8.A1" office:value-type="string">
            <text:p text:style-name="P4">ω</text:p>
          </table:table-cell>
          <table:table-cell table:style-name="Πίνακας8.A1" office:value-type="string">
            <text:p text:style-name="P4">ως</text:p>
          </table:table-cell>
          <table:table-cell table:style-name="Πίνακας8.A1" office:value-type="string">
            <text:p text:style-name="P4">μȣ</text:p>
          </table:table-cell>
          <table:covered-table-cell/>
          <table:table-cell table:style-name="Πίνακας8.A1" office:value-type="string">
            <text:p text:style-name="P4">εν</text:p>
          </table:table-cell>
          <table:table-cell table:style-name="Πίνακας8.A1" office:value-type="string">
            <text:p text:style-name="P4">τω</text:p>
          </table:table-cell>
          <table:table-cell table:style-name="Πίνακας8.A1" office:value-type="string">
            <text:p text:style-name="P4">κε</text:p>
          </table:table-cell>
          <table:table-cell table:style-name="Πίνακας8.A1" office:value-type="string">
            <text:p text:style-name="P4">κρα</text:p>
          </table:table-cell>
          <table:table-cell table:style-name="Πίνακας8.A1" office:value-type="string">
            <text:p text:style-name="P4">γε</text:p>
          </table:table-cell>
          <table:table-cell table:style-name="Πίνακας8.A1" office:value-type="string">
            <text:p text:style-name="P4">ναι</text:p>
          </table:table-cell>
          <table:table-cell table:style-name="Πίνακας8.A1" office:value-type="string">
            <text:p text:style-name="P4">αι</text:p>
          </table:table-cell>
          <table:table-cell table:style-name="Πίνακας8.A1" office:value-type="string">
            <text:p text:style-name="P4">με</text:p>
          </table:table-cell>
        </table:table-row>
      </table:table>
      <text:p text:style-name="P40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/>
        <table:table-column table:style-name="Πίνακας9.E"/>
        <table:table-column table:style-name="Πίνακας9.F"/>
        <table:table-column table:style-name="Πίνακας9.G"/>
        <table:table-column table:style-name="Πίνακας9.C"/>
        <table:table-column table:style-name="Πίνακας9.D"/>
        <table:table-column table:style-name="Πίνακας9.J"/>
        <table:table-column table:style-name="Πίνακας9.K"/>
        <table:table-column table:style-name="Πίνακας9.L"/>
        <table:table-column table:style-name="Πίνακας9.M"/>
        <table:table-column table:style-name="Πίνακας9.N"/>
        <table:table-column table:style-name="Πίνακας9.O"/>
        <table:table-column table:style-name="Πίνακας9.D"/>
        <table:table-column table:style-name="Πίνακας9.A"/>
        <table:table-column table:style-name="Πίνακας9.R"/>
        <table:table-column table:style-name="Πίνακας9.A"/>
        <table:table-column table:style-name="Πίνακας9.G"/>
        <table:table-column table:style-name="Πίνακας9.C"/>
        <table:table-column table:style-name="Πίνακας9.D"/>
        <table:table-row>
          <table:table-cell table:style-name="Πίνακας9.A1" office:value-type="string">
            <text:p text:style-name="P16">𝁇𝂏𝁎</text:p>
          </table:table-cell>
          <table:table-cell table:style-name="Πίνακας9.A1" office:value-type="string">
            <text:p text:style-name="P16">𝁑</text:p>
          </table:table-cell>
          <table:table-cell table:style-name="Πίνακας9.A1" office:value-type="string">
            <text:p text:style-name="P76">𝃛</text:p>
          </table:table-cell>
          <table:table-cell table:style-name="Πίνακας9.A1" office:value-type="string">
            <text:p text:style-name="P16">𝁇𝂏𝁎</text:p>
          </table:table-cell>
          <table:table-cell table:style-name="Πίνακας9.A1" office:value-type="string">
            <text:p text:style-name="P16">𝁑𝁿</text:p>
          </table:table-cell>
          <table:table-cell table:style-name="Πίνακας9.F1" table:number-rows-spanned="2" office:value-type="string">
            <text:p text:style-name="P52">𝃩𝂥</text:p>
          </table:table-cell>
          <table:table-cell table:style-name="Πίνακας9.A1" office:value-type="string">
            <text:p text:style-name="P16">𝁑</text:p>
          </table:table-cell>
          <table:table-cell table:style-name="Πίνακας9.A1" office:value-type="string">
            <text:p text:style-name="P76">𝃛</text:p>
          </table:table-cell>
          <table:table-cell table:style-name="Πίνακας9.A1" office:value-type="string">
            <text:p text:style-name="P16">𝁇𝃳𝁚</text:p>
          </table:table-cell>
          <table:table-cell table:style-name="Πίνακας9.A1" office:value-type="string">
            <text:p text:style-name="P16">𝁑</text:p>
          </table:table-cell>
          <table:table-cell table:style-name="Πίνακας9.A1" office:value-type="string">
            <text:p text:style-name="P16">𝁑𝁿</text:p>
          </table:table-cell>
          <table:table-cell table:style-name="Πίνακας9.A1" office:value-type="string">
            <text:p text:style-name="P16">𝁓𝂏</text:p>
          </table:table-cell>
          <table:table-cell table:style-name="Πίνακας9.A1" office:value-type="string">
            <text:p text:style-name="P16">𝁑</text:p>
          </table:table-cell>
          <table:table-cell table:style-name="Πίνακας9.A1" office:value-type="string">
            <text:p text:style-name="P16">𝁘𝁆</text:p>
          </table:table-cell>
          <table:table-cell table:style-name="Πίνακας9.A1" office:value-type="string">
            <text:p text:style-name="P79"><text:span text:style-name="T143">𝃐</text:span>𝁑𝂏𝂅</text:p>
          </table:table-cell>
          <table:table-cell table:style-name="Πίνακας9.A1" office:value-type="string">
            <text:p text:style-name="P16">𝁇𝂏𝃲</text:p>
          </table:table-cell>
          <table:table-cell table:style-name="Πίνακας9.A1" office:value-type="string">
            <text:p text:style-name="P16">𝁇𝃳</text:p>
          </table:table-cell>
          <table:table-cell table:style-name="Πίνακας9.A1" office:value-type="string">
            <text:p text:style-name="P15">𝁘​𝁑𝁿</text:p>
          </table:table-cell>
          <table:table-cell table:style-name="Πίνακας9.A1" office:value-type="string">
            <text:p text:style-name="P16">𝁇𝂏𝁜</text:p>
          </table:table-cell>
          <table:table-cell table:style-name="Πίνακας9.A1" office:value-type="string">
            <text:p text:style-name="P16">𝁑</text:p>
          </table:table-cell>
          <table:table-cell table:style-name="Πίνακας9.A1" office:value-type="string">
            <text:p text:style-name="P76">𝃛</text:p>
          </table:table-cell>
          <table:table-cell table:style-name="Πίνακας9.A1" office:value-type="string">
            <text:p text:style-name="P16">𝁆𝂆</text:p>
          </table:table-cell>
        </table:table-row>
        <table:table-row>
          <table:table-cell table:style-name="Πίνακας9.A1" office:value-type="string">
            <text:p text:style-name="P4">προ</text:p>
          </table:table-cell>
          <table:table-cell table:style-name="Πίνακας9.A1" office:value-type="string">
            <text:p text:style-name="P4">ος</text:p>
          </table:table-cell>
          <table:table-cell table:style-name="Πίνακας9.A1" office:value-type="string">
            <text:p text:style-name="P4"/>
          </table:table-cell>
          <table:table-cell table:style-name="Πίνακας9.A1" office:value-type="string">
            <text:p text:style-name="P4">σε</text:p>
          </table:table-cell>
          <table:table-cell table:style-name="Πίνακας9.A1" office:value-type="string">
            <text:p text:style-name="P4">ε</text:p>
          </table:table-cell>
          <table:covered-table-cell/>
          <table:table-cell table:style-name="Πίνακας9.A1" office:value-type="string">
            <text:p text:style-name="P4">ει</text:p>
          </table:table-cell>
          <table:table-cell table:style-name="Πίνακας9.A1" office:value-type="string">
            <text:p text:style-name="P4"/>
          </table:table-cell>
          <table:table-cell table:style-name="Πίνακας9.A1" office:value-type="string">
            <text:p text:style-name="P4">σα</text:p>
          </table:table-cell>
          <table:table-cell table:style-name="Πίνακας9.A1" office:value-type="string">
            <text:p text:style-name="P4">κȣ</text:p>
          </table:table-cell>
          <table:table-cell table:style-name="Πίνακας9.A1" office:value-type="string">
            <text:p text:style-name="P4">σο</text:p>
          </table:table-cell>
          <table:table-cell table:style-name="Πίνακας9.A1" office:value-type="string">
            <text:p text:style-name="P4">ον</text:p>
          </table:table-cell>
          <table:table-cell table:style-name="Πίνακας9.A1" office:value-type="string">
            <text:p text:style-name="P4">μȣ</text:p>
          </table:table-cell>
          <table:table-cell table:style-name="Πίνακας9.A1" office:value-type="string">
            <text:p text:style-name="P4">Κυ</text:p>
          </table:table-cell>
          <table:table-cell table:style-name="Πίνακας9.A1" office:value-type="string">
            <text:p text:style-name="P4">υ</text:p>
          </table:table-cell>
          <table:table-cell table:style-name="Πίνακας9.A1" office:value-type="string">
            <text:p text:style-name="P4">υ</text:p>
          </table:table-cell>
          <table:table-cell table:style-name="Πίνακας9.A1" office:value-type="string">
            <text:p text:style-name="P4">υ</text:p>
          </table:table-cell>
          <table:table-cell table:style-name="Πίνακας9.A1" office:value-type="string">
            <text:p text:style-name="P4">ρι</text:p>
          </table:table-cell>
          <table:table-cell table:style-name="Πίνακας9.A1" office:value-type="string">
            <text:p text:style-name="P4">ι</text:p>
          </table:table-cell>
          <table:table-cell table:style-name="Πίνακας9.A1" office:value-type="string">
            <text:p text:style-name="P4">ι</text:p>
          </table:table-cell>
          <table:table-cell table:style-name="Πίνακας9.A1" office:value-type="string">
            <text:p text:style-name="P4"/>
          </table:table-cell>
          <table:table-cell table:style-name="Πίνακας9.A1" office:value-type="string">
            <text:p text:style-name="P4">ε</text:p>
          </table:table-cell>
        </table:table-row>
      </table:table>
      <text:p text:style-name="P126"><text:span text:style-name="T35"><text:tab/></text:span><text:span text:style-name="T12">𝃩𝂥</text:span></text:p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/>
        <table:table-column table:style-name="Πίνακας11.B" table:number-columns-repeated="2"/>
        <table:table-column table:style-name="Πίνακας11.G"/>
        <table:table-column table:style-name="Πίνακας11.H" table:number-columns-repeated="2"/>
        <table:table-column table:style-name="Πίνακας11.B" table:number-columns-repeated="2"/>
        <table:table-column table:style-name="Πίνακας11.H" table:number-columns-repeated="2"/>
        <table:table-column table:style-name="Πίνακας11.B"/>
        <table:table-column table:style-name="Πίνακας11.O"/>
        <table:table-column table:style-name="Πίνακας11.B"/>
        <table:table-column table:style-name="Πίνακας11.H"/>
        <table:table-column table:style-name="Πίνακας11.B"/>
        <table:table-column table:style-name="Πίνακας11.S"/>
        <table:table-column table:style-name="Πίνακας11.B"/>
        <table:table-row>
          <table:table-cell table:style-name="Πίνακας11.A1" table:number-rows-spanned="2" office:value-type="string">
            <text:p text:style-name="P66">Κ</text:p>
          </table:table-cell>
          <table:table-cell table:style-name="Πίνακας11.A1" office:value-type="string">
            <text:p text:style-name="P17">𝁇𝁏</text:p>
          </table:table-cell>
          <table:table-cell table:style-name="Πίνακας11.A1" office:value-type="string">
            <text:p text:style-name="P76">𝃛</text:p>
          </table:table-cell>
          <table:table-cell table:style-name="Πίνακας11.A1" office:value-type="string">
            <text:p text:style-name="P17">𝁆</text:p>
          </table:table-cell>
          <table:table-cell table:style-name="Πίνακας11.A1" office:value-type="string">
            <text:p text:style-name="P17">𝁇</text:p>
          </table:table-cell>
          <table:table-cell table:style-name="Πίνακας11.A1" office:value-type="string">
            <text:p text:style-name="P17">𝁇𝁿𝁚</text:p>
          </table:table-cell>
          <table:table-cell table:style-name="Πίνακας11.A1" office:value-type="string">
            <text:p text:style-name="P17">𝁑𝁿𝁘</text:p>
          </table:table-cell>
          <table:table-cell table:style-name="Πίνακας11.A1" office:value-type="string">
            <text:p text:style-name="P17">𝁑</text:p>
          </table:table-cell>
          <table:table-cell table:style-name="Πίνακας11.A1" office:value-type="string">
            <text:p text:style-name="P17">𝁑𝂏</text:p>
          </table:table-cell>
          <table:table-cell table:style-name="Πίνακας11.A1" office:value-type="string">
            <text:p text:style-name="P17">𝁇</text:p>
          </table:table-cell>
          <table:table-cell table:style-name="Πίνακας11.A1" office:value-type="string">
            <text:p text:style-name="P17">𝁇𝁎𝁚</text:p>
          </table:table-cell>
          <table:table-cell table:style-name="Πίνακας11.A1" office:value-type="string">
            <text:p text:style-name="P17">𝁑</text:p>
          </table:table-cell>
          <table:table-cell table:style-name="Πίνακας11.A1" office:value-type="string">
            <text:p text:style-name="P17">𝁑</text:p>
          </table:table-cell>
          <table:table-cell table:style-name="Πίνακας11.A1" office:value-type="string">
            <text:p text:style-name="P17">𝁑𝁜𝂅</text:p>
          </table:table-cell>
          <table:table-cell table:style-name="Πίνακας11.A1" office:value-type="string">
            <text:p text:style-name="P17">𝁑𝂏</text:p>
          </table:table-cell>
          <table:table-cell table:style-name="Πίνακας11.A1" office:value-type="string">
            <text:p text:style-name="P17">𝁇𝁏𝁜𝂅</text:p>
          </table:table-cell>
          <table:table-cell table:style-name="Πίνακας11.A1" office:value-type="string">
            <text:p text:style-name="P17">𝁑𝂏</text:p>
          </table:table-cell>
          <table:table-cell table:style-name="Πίνακας11.A1" office:value-type="string">
            <text:p text:style-name="P17">𝁆𝁿</text:p>
          </table:table-cell>
          <table:table-cell table:style-name="Πίνακας11.S1" table:number-rows-spanned="2" office:value-type="string">
            <text:p text:style-name="P52">𝃬𝃇</text:p>
          </table:table-cell>
          <table:table-cell table:style-name="Πίνακας11.A1" office:value-type="string">
            <text:p text:style-name="P18">𝁆</text:p>
          </table:table-cell>
        </table:table-row>
        <table:table-row>
          <table:covered-table-cell/>
          <table:table-cell table:style-name="Πίνακας11.A1" office:value-type="string">
            <text:p text:style-name="P4">α</text:p>
          </table:table-cell>
          <table:table-cell table:style-name="Πίνακας11.A1" office:value-type="string">
            <text:p text:style-name="P4"/>
          </table:table-cell>
          <table:table-cell table:style-name="Πίνακας11.A1" office:value-type="string">
            <text:p text:style-name="P4">τευ</text:p>
          </table:table-cell>
          <table:table-cell table:style-name="Πίνακας11.A1" office:value-type="string">
            <text:p text:style-name="P4">θυν</text:p>
          </table:table-cell>
          <table:table-cell table:style-name="Πίνακας11.A1" office:value-type="string">
            <text:p text:style-name="P4">θη</text:p>
          </table:table-cell>
          <table:table-cell table:style-name="Πίνακας11.A1" office:value-type="string">
            <text:p text:style-name="P4">τω</text:p>
          </table:table-cell>
          <table:table-cell table:style-name="Πίνακας11.A1" office:value-type="string">
            <text:p text:style-name="P4">η</text:p>
          </table:table-cell>
          <table:table-cell table:style-name="Πίνακας11.A1" office:value-type="string">
            <text:p text:style-name="P4">η</text:p>
          </table:table-cell>
          <table:table-cell table:style-name="Πίνακας11.A1" office:value-type="string">
            <text:p text:style-name="P4">η</text:p>
          </table:table-cell>
          <table:table-cell table:style-name="Πίνακας11.A1" office:value-type="string">
            <text:p text:style-name="P4">προ</text:p>
          </table:table-cell>
          <table:table-cell table:style-name="Πίνακας11.A1" office:value-type="string">
            <text:p text:style-name="P4">ο</text:p>
          </table:table-cell>
          <table:table-cell table:style-name="Πίνακας11.A1" office:value-type="string">
            <text:p text:style-name="P4">ο</text:p>
          </table:table-cell>
          <table:table-cell table:style-name="Πίνακας11.A1" office:value-type="string">
            <text:p text:style-name="P4">σε</text:p>
          </table:table-cell>
          <table:table-cell table:style-name="Πίνακας11.A1" office:value-type="string">
            <text:p text:style-name="P4">ευ</text:p>
          </table:table-cell>
          <table:table-cell table:style-name="Πίνακας11.A1" office:value-type="string">
            <text:p text:style-name="P4">χη</text:p>
          </table:table-cell>
          <table:table-cell table:style-name="Πίνακας11.A1" office:value-type="string">
            <text:p text:style-name="P4">η</text:p>
          </table:table-cell>
          <table:table-cell table:style-name="Πίνακας11.A1" office:value-type="string">
            <text:p text:style-name="P4">μȣ</text:p>
          </table:table-cell>
          <table:covered-table-cell/>
          <table:table-cell table:style-name="Πίνακας11.A1" office:value-type="string">
            <text:p text:style-name="P4">ως</text:p>
          </table:table-cell>
        </table:table-row>
      </table:table>
      <text:p text:style-name="P40"/>
      <table:table table:name="Πίνακας12" table:style-name="Πίνακας12">
        <table:table-column table:style-name="Πίνακας12.A" table:number-columns-repeated="2"/>
        <table:table-column table:style-name="Πίνακας12.C"/>
        <table:table-column table:style-name="Πίνακας12.D"/>
        <table:table-column table:style-name="Πίνακας12.C"/>
        <table:table-column table:style-name="Πίνακας12.F"/>
        <table:table-column table:style-name="Πίνακας12.A" table:number-columns-repeated="2"/>
        <table:table-column table:style-name="Πίνακας12.I"/>
        <table:table-column table:style-name="Πίνακας12.D"/>
        <table:table-column table:style-name="Πίνακας12.C"/>
        <table:table-column table:style-name="Πίνακας12.L"/>
        <table:table-column table:style-name="Πίνακας12.M"/>
        <table:table-column table:style-name="Πίνακας12.N"/>
        <table:table-column table:style-name="Πίνακας12.A"/>
        <table:table-column table:style-name="Πίνακας12.P"/>
        <table:table-column table:style-name="Πίνακας12.A"/>
        <table:table-column table:style-name="Πίνακας12.R"/>
        <table:table-column table:style-name="Πίνακας12.S"/>
        <table:table-row>
          <table:table-cell table:style-name="Πίνακας12.A1" office:value-type="string">
            <text:p text:style-name="P19">𝁆</text:p>
          </table:table-cell>
          <table:table-cell table:style-name="Πίνακας12.A1" office:value-type="string">
            <text:p text:style-name="P19">𝁇𝁚</text:p>
          </table:table-cell>
          <table:table-cell table:style-name="Πίνακας12.A1" office:value-type="string">
            <text:p text:style-name="P19">𝁑</text:p>
          </table:table-cell>
          <table:table-cell table:style-name="Πίνακας12.A1" office:value-type="string">
            <text:p text:style-name="P19">𝁑</text:p>
          </table:table-cell>
          <table:table-cell table:style-name="Πίνακας12.A1" office:value-type="string">
            <text:p text:style-name="P19">𝁑</text:p>
          </table:table-cell>
          <table:table-cell table:style-name="Πίνακας12.A1" office:value-type="string">
            <text:p text:style-name="P19">𝁑𝁿</text:p>
          </table:table-cell>
          <table:table-cell table:style-name="Πίνακας12.A1" office:value-type="string">
            <text:p text:style-name="P19">𝁇𝂏𝃲</text:p>
          </table:table-cell>
          <table:table-cell table:style-name="Πίνακας12.A1" office:value-type="string">
            <text:p text:style-name="P19">𝁇</text:p>
          </table:table-cell>
          <table:table-cell table:style-name="Πίνακας12.A1" office:value-type="string">
            <text:p text:style-name="P19">𝁉</text:p>
          </table:table-cell>
          <table:table-cell table:style-name="Πίνακας12.A1" office:value-type="string">
            <text:p text:style-name="P19">𝁑</text:p>
          </table:table-cell>
          <table:table-cell table:style-name="Πίνακας12.A1" office:value-type="string">
            <text:p text:style-name="P19">𝁑𝂏</text:p>
          </table:table-cell>
          <table:table-cell table:style-name="Πίνακας12.A1" office:value-type="string">
            <text:p text:style-name="P20">𝁇𝁆𝁎</text:p>
          </table:table-cell>
          <table:table-cell table:style-name="Πίνακας12.A1" office:value-type="string">
            <text:p text:style-name="P20">𝁘​𝁑𝁿</text:p>
          </table:table-cell>
          <table:table-cell table:style-name="Πίνακας12.A1" office:value-type="string">
            <text:p text:style-name="P20">𝁓𝂏</text:p>
          </table:table-cell>
          <table:table-cell table:style-name="Πίνακας12.A1" office:value-type="string">
            <text:p text:style-name="P20">𝁇𝂏𝁜</text:p>
          </table:table-cell>
          <table:table-cell table:style-name="Πίνακας12.A1" office:value-type="string">
            <text:p text:style-name="P20">𝁑</text:p>
          </table:table-cell>
          <table:table-cell table:style-name="Πίνακας12.A1" office:value-type="string">
            <text:p text:style-name="P20">𝁆𝁿</text:p>
          </table:table-cell>
          <table:table-cell table:style-name="Πίνακας12.R1" table:number-rows-spanned="2" office:value-type="string">
            <text:p text:style-name="P52">𝃩𝂥</text:p>
          </table:table-cell>
          <table:table-cell table:style-name="Πίνακας12.A1" office:value-type="string">
            <text:p text:style-name="P20">𝁇𝁏𝁐𝁚</text:p>
          </table:table-cell>
        </table:table-row>
        <table:table-row>
          <table:table-cell table:style-name="Πίνακας12.A1" office:value-type="string">
            <text:p text:style-name="P4">θυ</text:p>
          </table:table-cell>
          <table:table-cell table:style-name="Πίνακας12.A1" office:value-type="string">
            <text:p text:style-name="P4">μι</text:p>
          </table:table-cell>
          <table:table-cell table:style-name="Πίνακας12.A1" office:value-type="string">
            <text:p text:style-name="P4">ι</text:p>
          </table:table-cell>
          <table:table-cell table:style-name="Πίνακας12.A1" office:value-type="string">
            <text:p text:style-name="P4">α</text:p>
          </table:table-cell>
          <table:table-cell table:style-name="Πίνακας12.A1" office:value-type="string">
            <text:p text:style-name="P4">α</text:p>
          </table:table-cell>
          <table:table-cell table:style-name="Πίνακας12.A1" office:value-type="string">
            <text:p text:style-name="P4">μα</text:p>
          </table:table-cell>
          <table:table-cell table:style-name="Πίνακας12.A1" office:value-type="string">
            <text:p text:style-name="P4">α</text:p>
          </table:table-cell>
          <table:table-cell table:style-name="Πίνακας12.A1" office:value-type="string">
            <text:p text:style-name="P4">ε</text:p>
          </table:table-cell>
          <table:table-cell table:style-name="Πίνακας12.A1" office:value-type="string">
            <text:p text:style-name="P4">νω</text:p>
          </table:table-cell>
          <table:table-cell table:style-name="Πίνακας12.A1" office:value-type="string">
            <text:p text:style-name="P4">ω</text:p>
          </table:table-cell>
          <table:table-cell table:style-name="Πίνακας12.A1" office:value-type="string">
            <text:p text:style-name="P4">ω</text:p>
          </table:table-cell>
          <table:table-cell table:style-name="Πίνακας12.A1" office:value-type="string">
            <text:p text:style-name="P4">πι</text:p>
          </table:table-cell>
          <table:table-cell table:style-name="Πίνακας12.A1" office:value-type="string">
            <text:p text:style-name="P4">ο</text:p>
          </table:table-cell>
          <table:table-cell table:style-name="Πίνακας12.A1" office:value-type="string">
            <text:p text:style-name="P4">ο</text:p>
          </table:table-cell>
          <table:table-cell table:style-name="Πίνακας12.A1" office:value-type="string">
            <text:p text:style-name="P4">ο</text:p>
          </table:table-cell>
          <table:table-cell table:style-name="Πίνακας12.A1" office:value-type="string">
            <text:p text:style-name="P4">ον</text:p>
          </table:table-cell>
          <table:table-cell table:style-name="Πίνακας12.A1" office:value-type="string">
            <text:p text:style-name="P4">σȣ</text:p>
          </table:table-cell>
          <table:covered-table-cell/>
          <table:table-cell table:style-name="Πίνακας12.A1" office:value-type="string">
            <text:p text:style-name="P4">ε</text:p>
          </table:table-cell>
        </table:table-row>
      </table:table>
      <text:p text:style-name="P40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/>
        <table:table-column table:style-name="Πίνακας10.C"/>
        <table:table-column table:style-name="Πίνακας10.F" table:number-columns-repeated="2"/>
        <table:table-column table:style-name="Πίνακας10.H"/>
        <table:table-column table:style-name="Πίνακας10.I"/>
        <table:table-column table:style-name="Πίνακας10.J"/>
        <table:table-column table:style-name="Πίνακας10.C"/>
        <table:table-column table:style-name="Πίνακας10.F"/>
        <table:table-column table:style-name="Πίνακας10.M"/>
        <table:table-column table:style-name="Πίνακας10.N"/>
        <table:table-column table:style-name="Πίνακας10.F"/>
        <table:table-column table:style-name="Πίνακας10.A"/>
        <table:table-column table:style-name="Πίνακας10.H"/>
        <table:table-column table:style-name="Πίνακας10.R"/>
        <table:table-column table:style-name="Πίνακας10.A"/>
        <table:table-column table:style-name="Πίνακας10.C"/>
        <table:table-row>
          <table:table-cell table:style-name="Πίνακας10.A1" office:value-type="string">
            <text:p text:style-name="P21">𝁑</text:p>
          </table:table-cell>
          <table:table-cell table:style-name="Πίνακας10.A1" office:value-type="string">
            <text:p text:style-name="P21">𝁑𝁿𝁘</text:p>
          </table:table-cell>
          <table:table-cell table:style-name="Πίνακας10.A1" office:value-type="string">
            <text:p text:style-name="P21">𝁆</text:p>
          </table:table-cell>
          <table:table-cell table:style-name="Πίνακας10.A1" office:value-type="string">
            <text:p text:style-name="P21">𝃐𝁑𝂏𝂅</text:p>
          </table:table-cell>
          <table:table-cell table:style-name="Πίνακας10.A1" office:value-type="string">
            <text:p text:style-name="P21">𝁇𝁿</text:p>
          </table:table-cell>
          <table:table-cell table:style-name="Πίνακας10.A1" office:value-type="string">
            <text:p text:style-name="P21">𝁇𝁿</text:p>
          </table:table-cell>
          <table:table-cell table:style-name="Πίνακας10.A1" office:value-type="string">
            <text:p text:style-name="P21">𝁇𝁎𝁚</text:p>
          </table:table-cell>
          <table:table-cell table:style-name="Πίνακας10.A1" office:value-type="string">
            <text:p text:style-name="P21">𝁑</text:p>
          </table:table-cell>
          <table:table-cell table:style-name="Πίνακας10.A1" office:value-type="string">
            <text:p text:style-name="P21">𝁑</text:p>
          </table:table-cell>
          <table:table-cell table:style-name="Πίνακας10.A1" office:value-type="string">
            <text:p text:style-name="P21">𝁑</text:p>
          </table:table-cell>
          <table:table-cell table:style-name="Πίνακας10.A1" office:value-type="string">
            <text:p text:style-name="P21">𝁆</text:p>
          </table:table-cell>
          <table:table-cell table:style-name="Πίνακας10.A1" office:value-type="string">
            <text:p text:style-name="P21">𝁇𝁎</text:p>
          </table:table-cell>
          <table:table-cell table:style-name="Πίνακας10.A1" office:value-type="string">
            <text:p text:style-name="P21">𝁕𝁿</text:p>
          </table:table-cell>
          <table:table-cell table:style-name="Πίνακας10.A1" office:value-type="string">
            <text:p text:style-name="P21">𝁑𝁿</text:p>
          </table:table-cell>
          <table:table-cell table:style-name="Πίνακας10.A1" office:value-type="string">
            <text:p text:style-name="P21">𝁇𝂏𝁜</text:p>
          </table:table-cell>
          <table:table-cell table:style-name="Πίνακας10.A1" office:value-type="string">
            <text:p text:style-name="P21">𝁑</text:p>
          </table:table-cell>
          <table:table-cell table:style-name="Πίνακας10.A1" office:value-type="string">
            <text:p text:style-name="P21">𝁑</text:p>
          </table:table-cell>
          <table:table-cell table:style-name="Πίνακας10.A1" office:value-type="string">
            <text:p text:style-name="P21">𝁘​𝁑</text:p>
          </table:table-cell>
          <table:table-cell table:style-name="Πίνακας10.A1" office:value-type="string">
            <text:p text:style-name="P21">𝁑𝂏</text:p>
          </table:table-cell>
          <table:table-cell table:style-name="Πίνακας10.A1" office:value-type="string">
            <text:p text:style-name="P22">𝁇</text:p>
          </table:table-cell>
        </table:table-row>
        <table:table-row>
          <table:table-cell table:style-name="Πίνακας10.A1" office:value-type="string">
            <text:p text:style-name="P4">ε</text:p>
          </table:table-cell>
          <table:table-cell table:style-name="Πίνακας10.A1" office:value-type="string">
            <text:p text:style-name="P4">παρ</text:p>
          </table:table-cell>
          <table:table-cell table:style-name="Πίνακας10.A1" office:value-type="string">
            <text:p text:style-name="P4">σι</text:p>
          </table:table-cell>
          <table:table-cell table:style-name="Πίνακας10.A1" office:value-type="string">
            <text:p text:style-name="P4">ις</text:p>
          </table:table-cell>
          <table:table-cell table:style-name="Πίνακας10.A1" office:value-type="string">
            <text:p text:style-name="P4">των</text:p>
          </table:table-cell>
          <table:table-cell table:style-name="Πίνακας10.A1" office:value-type="string">
            <text:p text:style-name="P4">χει</text:p>
          </table:table-cell>
          <table:table-cell table:style-name="Πίνακας10.A1" office:value-type="string">
            <text:p text:style-name="P4">ρω</text:p>
          </table:table-cell>
          <table:table-cell table:style-name="Πίνακας10.A1" office:value-type="string">
            <text:p text:style-name="P4">ω</text:p>
          </table:table-cell>
          <table:table-cell table:style-name="Πίνακας10.A1" office:value-type="string">
            <text:p text:style-name="P4">ων</text:p>
          </table:table-cell>
          <table:table-cell table:style-name="Πίνακας10.A1" office:value-type="string">
            <text:p text:style-name="P4">μȣ</text:p>
          </table:table-cell>
          <table:table-cell table:style-name="Πίνακας10.A1" office:value-type="string">
            <text:p text:style-name="P4">θυ</text:p>
          </table:table-cell>
          <table:table-cell table:style-name="Πίνακας10.A1" office:value-type="string">
            <text:p text:style-name="P4">σι</text:p>
          </table:table-cell>
          <table:table-cell table:style-name="Πίνακας10.A1" office:value-type="string">
            <text:p text:style-name="P4">α</text:p>
          </table:table-cell>
          <table:table-cell table:style-name="Πίνακας10.A1" office:value-type="string">
            <text:p text:style-name="P4">ε</text:p>
          </table:table-cell>
          <table:table-cell table:style-name="Πίνακας10.A1" office:value-type="string">
            <text:p text:style-name="P4">ε</text:p>
          </table:table-cell>
          <table:table-cell table:style-name="Πίνακας10.A1" office:value-type="string">
            <text:p text:style-name="P4">ε</text:p>
          </table:table-cell>
          <table:table-cell table:style-name="Πίνακας10.A1" office:value-type="string">
            <text:p text:style-name="P4">ε</text:p>
          </table:table-cell>
          <table:table-cell table:style-name="Πίνακας10.A1" office:value-type="string">
            <text:p text:style-name="P4">σπε</text:p>
          </table:table-cell>
          <table:table-cell table:style-name="Πίνακας10.A1" office:value-type="string">
            <text:p text:style-name="P4">ε</text:p>
          </table:table-cell>
          <table:table-cell table:style-name="Πίνακας10.A1" office:value-type="string">
            <text:p text:style-name="P4">ε</text:p>
          </table:table-cell>
        </table:table-row>
      </table:table>
      <text:p text:style-name="P40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/>
        <table:table-column table:style-name="Πίνακας13.C"/>
        <table:table-column table:style-name="Πίνακας13.F"/>
        <table:table-column table:style-name="Πίνακας13.A"/>
        <table:table-column table:style-name="Πίνακας13.C"/>
        <table:table-column table:style-name="Πίνακας13.I"/>
        <table:table-column table:style-name="Πίνακας13.J"/>
        <table:table-column table:style-name="Πίνακας13.K"/>
        <table:table-column table:style-name="Πίνακας13.L"/>
        <table:table-column table:style-name="Πίνακας13.C"/>
        <table:table-column table:style-name="Πίνακας13.N"/>
        <table:table-column table:style-name="Πίνακας13.A"/>
        <table:table-column table:style-name="Πίνακας13.P"/>
        <table:table-column table:style-name="Πίνακας13.Q"/>
        <table:table-column table:style-name="Πίνακας13.A"/>
        <table:table-column table:style-name="Πίνακας13.S"/>
        <table:table-column table:style-name="Πίνακας13.T"/>
        <table:table-column table:style-name="Πίνακας13.C"/>
        <table:table-row>
          <table:table-cell table:style-name="Πίνακας13.A1" office:value-type="string">
            <text:p text:style-name="P22">𝁇𝂏𝁎</text:p>
          </table:table-cell>
          <table:table-cell table:style-name="Πίνακας13.A1" office:value-type="string">
            <text:p text:style-name="P22">𝁑</text:p>
          </table:table-cell>
          <table:table-cell table:style-name="Πίνακας13.A1" office:value-type="string">
            <text:p text:style-name="P22">𝁆</text:p>
          </table:table-cell>
          <table:table-cell table:style-name="Πίνακας13.A1" office:value-type="string">
            <text:p text:style-name="P22">𝃰</text:p>
          </table:table-cell>
          <table:table-cell table:style-name="Πίνακας13.A1" office:value-type="string">
            <text:p text:style-name="P22">𝁆</text:p>
          </table:table-cell>
          <table:table-cell table:style-name="Πίνακας13.F1" table:number-rows-spanned="2" office:value-type="string">
            <text:p text:style-name="P52">𝃬𝃇</text:p>
          </table:table-cell>
          <table:table-cell table:style-name="Πίνακας13.A1" office:value-type="string">
            <text:p text:style-name="P22">𝁆</text:p>
          </table:table-cell>
          <table:table-cell table:style-name="Πίνακας13.A1" office:value-type="string">
            <text:p text:style-name="P22">𝁇𝃳𝁚</text:p>
          </table:table-cell>
          <table:table-cell table:style-name="Πίνακας13.A1" office:value-type="string">
            <text:p text:style-name="P22">𝁑</text:p>
          </table:table-cell>
          <table:table-cell table:style-name="Πίνακας13.A1" office:value-type="string">
            <text:p text:style-name="P22">𝁑𝁿</text:p>
          </table:table-cell>
          <table:table-cell table:style-name="Πίνακας13.A1" office:value-type="string">
            <text:p text:style-name="P22">𝃱𝂏</text:p>
          </table:table-cell>
          <table:table-cell table:style-name="Πίνακας13.A1" office:value-type="string">
            <text:p text:style-name="P22">𝁑𝁘</text:p>
          </table:table-cell>
          <table:table-cell table:style-name="Πίνακας13.A1" office:value-type="string">
            <text:p text:style-name="P22">𝁆</text:p>
          </table:table-cell>
          <table:table-cell table:style-name="Πίνακας13.A1" office:value-type="string">
            <text:p text:style-name="P22">𝃐𝁑𝂏</text:p>
          </table:table-cell>
          <table:table-cell table:style-name="Πίνακας13.A1" office:value-type="string">
            <text:p text:style-name="P22">𝁇𝂏𝃲</text:p>
          </table:table-cell>
          <table:table-cell table:style-name="Πίνακας13.A1" office:value-type="string">
            <text:p text:style-name="P22">𝁇𝃳𝁘</text:p>
          </table:table-cell>
          <table:table-cell table:style-name="Πίνακας13.A1" office:value-type="string">
            <text:p text:style-name="P22">𝁑𝁿𝁓𝂏</text:p>
          </table:table-cell>
          <table:table-cell table:style-name="Πίνακας13.A1" office:value-type="string">
            <text:p text:style-name="P22">𝁇𝂏𝁜</text:p>
          </table:table-cell>
          <table:table-cell table:style-name="Πίνακας13.A1" office:value-type="string">
            <text:p text:style-name="P26">𝁑</text:p>
          </table:table-cell>
          <table:table-cell table:style-name="Πίνακας13.A1" office:value-type="string">
            <text:p text:style-name="P76">𝃛</text:p>
          </table:table-cell>
          <table:table-cell table:style-name="Πίνακας13.A1" office:value-type="string">
            <text:p text:style-name="P22">𝁆𝂆</text:p>
          </table:table-cell>
        </table:table-row>
        <table:table-row>
          <table:table-cell table:style-name="Πίνακας13.A1" office:value-type="string">
            <text:p text:style-name="P4">ρι</text:p>
          </table:table-cell>
          <table:table-cell table:style-name="Πίνακας13.A1" office:value-type="string">
            <text:p text:style-name="P4">ι</text:p>
          </table:table-cell>
          <table:table-cell table:style-name="Πίνακας13.A1" office:value-type="string">
            <text:p text:style-name="P4">νη</text:p>
          </table:table-cell>
          <table:table-cell table:style-name="Πίνακας13.A1" office:value-type="string">
            <text:p text:style-name="P4">η</text:p>
          </table:table-cell>
          <table:table-cell table:style-name="Πίνακας13.A1" office:value-type="string">
            <text:p text:style-name="P4">η</text:p>
          </table:table-cell>
          <table:covered-table-cell/>
          <table:table-cell table:style-name="Πίνακας13.A1" office:value-type="string">
            <text:p text:style-name="P4">ει</text:p>
          </table:table-cell>
          <table:table-cell table:style-name="Πίνακας13.A1" office:value-type="string">
            <text:p text:style-name="P4">σα</text:p>
          </table:table-cell>
          <table:table-cell table:style-name="Πίνακας13.A1" office:value-type="string">
            <text:p text:style-name="P4">κȣ</text:p>
          </table:table-cell>
          <table:table-cell table:style-name="Πίνακας13.A1" office:value-type="string">
            <text:p text:style-name="P4">σο</text:p>
          </table:table-cell>
          <table:table-cell table:style-name="Πίνακας13.A1" office:value-type="string">
            <text:p text:style-name="P4">ον</text:p>
          </table:table-cell>
          <table:table-cell table:style-name="Πίνακας13.A1" office:value-type="string">
            <text:p text:style-name="P4">μȣ</text:p>
          </table:table-cell>
          <table:table-cell table:style-name="Πίνακας13.A1" office:value-type="string">
            <text:p text:style-name="P4">Κυ</text:p>
          </table:table-cell>
          <table:table-cell table:style-name="Πίνακας13.A1" office:value-type="string">
            <text:p text:style-name="P4">υ</text:p>
          </table:table-cell>
          <table:table-cell table:style-name="Πίνακας13.A1" office:value-type="string">
            <text:p text:style-name="P4">υ</text:p>
          </table:table-cell>
          <table:table-cell table:style-name="Πίνακας13.A1" office:value-type="string">
            <text:p text:style-name="P4">υ</text:p>
          </table:table-cell>
          <table:table-cell table:style-name="Πίνακας13.A1" office:value-type="string">
            <text:p text:style-name="P4">ρι</text:p>
          </table:table-cell>
          <table:table-cell table:style-name="Πίνακας13.A1" office:value-type="string">
            <text:p text:style-name="P4">ι</text:p>
          </table:table-cell>
          <table:table-cell table:style-name="Πίνακας13.A1" office:value-type="string">
            <text:p text:style-name="P4">ι</text:p>
          </table:table-cell>
          <table:table-cell table:style-name="Πίνακας13.A1" office:value-type="string">
            <text:p text:style-name="P4"/>
          </table:table-cell>
          <table:table-cell table:style-name="Πίνακας13.A1" office:value-type="string">
            <text:p text:style-name="P4">ε</text:p>
          </table:table-cell>
        </table:table-row>
      </table:table>
      <text:p text:style-name="P124"/>
      <text:p text:style-name="P186"><text:span text:style-name="T33">Στιχολογία ὑπὸ Μανουήλ Πρωτοψάλτου.</text:span><text:span text:style-name="T30"><text:tab/></text:span><text:span text:style-name="T10">𝃩𝂥</text:span><text:span text:style-name="T4"> </text:span><text:span text:style-name="T7">𝂟</text:span></text:p>
      <text:p text:style-name="P40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 table:number-columns-repeated="2"/>
        <table:table-column table:style-name="Πίνακας14.B"/>
        <table:table-column table:style-name="Πίνακας14.G"/>
        <table:table-column table:style-name="Πίνακας14.B"/>
        <table:table-column table:style-name="Πίνακας14.G"/>
        <table:table-column table:style-name="Πίνακας14.J"/>
        <table:table-column table:style-name="Πίνακας14.K"/>
        <table:table-column table:style-name="Πίνακας14.G"/>
        <table:table-column table:style-name="Πίνακας14.A"/>
        <table:table-column table:style-name="Πίνακας14.N"/>
        <table:table-column table:style-name="Πίνακας14.G"/>
        <table:table-row>
          <table:table-cell table:style-name="Πίνακας14.A1" table:number-rows-spanned="2" office:value-type="string">
            <text:p text:style-name="P64">Θ</text:p>
          </table:table-cell>
          <table:table-cell table:style-name="Πίνακας14.A1" office:value-type="string">
            <text:p text:style-name="P23">𝁇𝁿𝁐</text:p>
          </table:table-cell>
          <table:table-cell table:style-name="Πίνακας14.A1" office:value-type="string">
            <text:p text:style-name="P23">𝁇𝁆𝁎𝁚</text:p>
          </table:table-cell>
          <table:table-cell table:style-name="Πίνακας14.A1" office:value-type="string">
            <text:p text:style-name="P23">𝁑</text:p>
          </table:table-cell>
          <table:table-cell table:style-name="Πίνακας14.A1" office:value-type="string">
            <text:p text:style-name="P23">𝁑</text:p>
          </table:table-cell>
          <table:table-cell table:style-name="Πίνακας14.A1" office:value-type="string">
            <text:p text:style-name="P23">𝁆</text:p>
          </table:table-cell>
          <table:table-cell table:style-name="Πίνακας14.A1" office:value-type="string">
            <text:p text:style-name="P23">𝁇</text:p>
          </table:table-cell>
          <table:table-cell table:style-name="Πίνακας14.A1" office:value-type="string">
            <text:p text:style-name="P23">𝁇</text:p>
          </table:table-cell>
          <table:table-cell table:style-name="Πίνακας14.A1" office:value-type="string">
            <text:p text:style-name="P23">𝁆</text:p>
          </table:table-cell>
          <table:table-cell table:style-name="Πίνακας14.A1" office:value-type="string">
            <text:p text:style-name="P23">𝁑</text:p>
          </table:table-cell>
          <table:table-cell table:style-name="Πίνακας14.A1" office:value-type="string">
            <text:p text:style-name="P23">𝁑</text:p>
          </table:table-cell>
          <table:table-cell table:style-name="Πίνακας14.A1" office:value-type="string">
            <text:p text:style-name="P23">𝁇𝂏𝁎</text:p>
          </table:table-cell>
          <table:table-cell table:style-name="Πίνακας14.A1" office:value-type="string">
            <text:p text:style-name="P23">𝁑</text:p>
          </table:table-cell>
          <table:table-cell table:style-name="Πίνακας14.A1" office:value-type="string">
            <text:p text:style-name="P23">𝁑</text:p>
          </table:table-cell>
          <table:table-cell table:style-name="Πίνακας14.A1" office:value-type="string">
            <text:p text:style-name="P74">𝁇𝂿</text:p>
          </table:table-cell>
        </table:table-row>
        <table:table-row>
          <table:covered-table-cell/>
          <table:table-cell table:style-name="Πίνακας14.A1" office:value-type="string">
            <text:p text:style-name="P2">ου</text:p>
          </table:table-cell>
          <table:table-cell table:style-name="Πίνακας14.A1" office:value-type="string">
            <text:p text:style-name="P4">Κυ</text:p>
          </table:table-cell>
          <table:table-cell table:style-name="Πίνακας14.A1" office:value-type="string">
            <text:p text:style-name="P4">ρι</text:p>
          </table:table-cell>
          <table:table-cell table:style-name="Πίνακας14.A1" office:value-type="string">
            <text:p text:style-name="P4">ε</text:p>
          </table:table-cell>
          <table:table-cell table:style-name="Πίνακας14.A1" office:value-type="string">
            <text:p text:style-name="P4">φυ</text:p>
          </table:table-cell>
          <table:table-cell table:style-name="Πίνακας14.A1" office:value-type="string">
            <text:p text:style-name="P4">λα</text:p>
          </table:table-cell>
          <table:table-cell table:style-name="Πίνακας14.A1" office:value-type="string">
            <text:p text:style-name="P4">κην</text:p>
          </table:table-cell>
          <table:table-cell table:style-name="Πίνακας14.A1" office:value-type="string">
            <text:p text:style-name="P4">τω</text:p>
          </table:table-cell>
          <table:table-cell table:style-name="Πίνακας14.A1" office:value-type="string">
            <text:p text:style-name="P4">στο</text:p>
          </table:table-cell>
          <table:table-cell table:style-name="Πίνακας14.A1" office:value-type="string">
            <text:p text:style-name="P4">μα</text:p>
          </table:table-cell>
          <table:table-cell table:style-name="Πίνακας14.A1" office:value-type="string">
            <text:p text:style-name="P4">τι</text:p>
          </table:table-cell>
          <table:table-cell table:style-name="Πίνακας14.A1" office:value-type="string">
            <text:p text:style-name="P4">ι</text:p>
          </table:table-cell>
          <table:table-cell table:style-name="Πίνακας14.A1" office:value-type="string">
            <text:p text:style-name="P4">μȣ</text:p>
          </table:table-cell>
          <table:table-cell table:style-name="Πίνακας14.A1" office:value-type="string">
            <text:p text:style-name="P4">και</text:p>
          </table:table-cell>
        </table:table-row>
      </table:table>
      <text:p text:style-name="P40"/>
      <table:table table:name="Πίνακας56" table:style-name="Πίνακας56">
        <table:table-column table:style-name="Πίνακας56.A"/>
        <table:table-column table:style-name="Πίνακας56.B"/>
        <table:table-column table:style-name="Πίνακας56.C"/>
        <table:table-column table:style-name="Πίνακας56.D"/>
        <table:table-column table:style-name="Πίνακας56.A"/>
        <table:table-column table:style-name="Πίνακας56.B"/>
        <table:table-column table:style-name="Πίνακας56.A"/>
        <table:table-column table:style-name="Πίνακας56.D"/>
        <table:table-column table:style-name="Πίνακας56.B"/>
        <table:table-column table:style-name="Πίνακας56.J"/>
        <table:table-column table:style-name="Πίνακας56.A"/>
        <table:table-column table:style-name="Πίνακας56.L"/>
        <table:table-column table:style-name="Πίνακας56.M"/>
        <table:table-column table:style-name="Πίνακας56.N"/>
        <table:table-row>
          <table:table-cell table:style-name="Πίνακας56.A1" office:value-type="string">
            <text:p text:style-name="P23">𝁇𝃳𝁚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57">𝁑𝃇</text:p>
          </table:table-cell>
          <table:table-cell table:style-name="Πίνακας56.A1" office:value-type="string">
            <text:p text:style-name="P23">𝁆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23">𝁇𝁚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23">𝁇𝃳𝁚</text:p>
          </table:table-cell>
          <table:table-cell table:style-name="Πίνακας56.A1" office:value-type="string">
            <text:p text:style-name="P23">𝁑</text:p>
          </table:table-cell>
          <table:table-cell table:style-name="Πίνακας56.A1" office:value-type="string">
            <text:p text:style-name="P76">𝃛</text:p>
          </table:table-cell>
          <table:table-cell table:style-name="Πίνακας56.A1" office:value-type="string">
            <text:p text:style-name="P23">𝁑𝂆</text:p>
          </table:table-cell>
        </table:table-row>
        <table:table-row>
          <table:table-cell table:style-name="Πίνακας56.A1" office:value-type="string">
            <text:p text:style-name="P4">θυ</text:p>
          </table:table-cell>
          <table:table-cell table:style-name="Πίνακας56.A1" office:value-type="string">
            <text:p text:style-name="P4">υ</text:p>
          </table:table-cell>
          <table:table-cell table:style-name="Πίνακας56.A1" office:value-type="string">
            <text:p text:style-name="P4">ραν</text:p>
          </table:table-cell>
          <table:table-cell table:style-name="Πίνακας56.A1" office:value-type="string">
            <text:p text:style-name="P4">πε</text:p>
          </table:table-cell>
          <table:table-cell table:style-name="Πίνακας56.A1" office:value-type="string">
            <text:p text:style-name="P4">ρι</text:p>
          </table:table-cell>
          <table:table-cell table:style-name="Πίνακας56.A1" office:value-type="string">
            <text:p text:style-name="P4">ο</text:p>
          </table:table-cell>
          <table:table-cell table:style-name="Πίνακας56.A1" office:value-type="string">
            <text:p text:style-name="P4">χης</text:p>
          </table:table-cell>
          <table:table-cell table:style-name="Πίνακας56.A1" office:value-type="string">
            <text:p text:style-name="P4">πε</text:p>
          </table:table-cell>
          <table:table-cell table:style-name="Πίνακας56.A1" office:value-type="string">
            <text:p text:style-name="P4">ρι</text:p>
          </table:table-cell>
          <table:table-cell table:style-name="Πίνακας56.A1" office:value-type="string">
            <text:p text:style-name="P4">τα</text:p>
          </table:table-cell>
          <table:table-cell table:style-name="Πίνακας56.A1" office:value-type="string">
            <text:p text:style-name="P4">χει</text:p>
          </table:table-cell>
          <table:table-cell table:style-name="Πίνακας56.A1" office:value-type="string">
            <text:p text:style-name="P4">λη</text:p>
          </table:table-cell>
          <table:table-cell table:style-name="Πίνακας56.A1" office:value-type="string">
            <text:p text:style-name="P4"/>
          </table:table-cell>
          <table:table-cell table:style-name="Πίνακας56.A1" office:value-type="string">
            <text:p text:style-name="P4">μȣ</text:p>
          </table:table-cell>
        </table:table-row>
      </table:table>
      <text:p text:style-name="P125"><text:tab/><text:span text:style-name="T12">𝃩𝂥</text:span></text:p>
      <table:table table:name="Πίνακας15" table:style-name="Πίνακας15">
        <table:table-column table:style-name="Πίνακας15.A"/>
        <table:table-column table:style-name="Πίνακας15.B" table:number-columns-repeated="2"/>
        <table:table-column table:style-name="Πίνακας15.D"/>
        <table:table-column table:style-name="Πίνακας15.E"/>
        <table:table-column table:style-name="Πίνακας15.B" table:number-columns-repeated="7"/>
        <table:table-column table:style-name="Πίνακας15.M"/>
        <table:table-column table:style-name="Πίνακας15.N"/>
        <table:table-column table:style-name="Πίνακας15.E"/>
        <table:table-column table:style-name="Πίνακας15.B"/>
        <table:table-row table:style-name="Πίνακας15.1">
          <table:table-cell table:style-name="Πίνακας15.A1" table:number-rows-spanned="2" office:value-type="string">
            <text:p text:style-name="P62">Μ</text:p>
          </table:table-cell>
          <table:table-cell table:style-name="Πίνακας15.A1" office:value-type="string">
            <text:p text:style-name="P69">𝁇𝁐</text:p>
          </table:table-cell>
          <table:table-cell table:style-name="Πίνακας15.A1" office:value-type="string">
            <text:p text:style-name="P24">𝁆</text:p>
          </table:table-cell>
          <table:table-cell table:style-name="Πίνακας15.A1" office:value-type="string">
            <text:p text:style-name="P24">𝁑</text:p>
          </table:table-cell>
          <table:table-cell table:style-name="Πίνακας15.A1" office:value-type="string">
            <text:p text:style-name="P24">𝁑𝁕</text:p>
          </table:table-cell>
          <table:table-cell table:style-name="Πίνακας15.A1" office:value-type="string">
            <text:p text:style-name="P24">𝁇</text:p>
          </table:table-cell>
          <table:table-cell table:style-name="Πίνακας15.A1" office:value-type="string">
            <text:p text:style-name="P24">𝁇</text:p>
          </table:table-cell>
          <table:table-cell table:style-name="Πίνακας15.A1" office:value-type="string">
            <text:p text:style-name="P24">𝁇</text:p>
          </table:table-cell>
          <table:table-cell table:style-name="Πίνακας15.A1" office:value-type="string">
            <text:p text:style-name="P24">𝁆</text:p>
          </table:table-cell>
          <table:table-cell table:style-name="Πίνακας15.A1" office:value-type="string">
            <text:p text:style-name="P75">𝁆𝂿</text:p>
          </table:table-cell>
          <table:table-cell table:style-name="Πίνακας15.A1" office:value-type="string">
            <text:p text:style-name="P24">𝁇</text:p>
          </table:table-cell>
          <table:table-cell table:style-name="Πίνακας15.A1" office:value-type="string">
            <text:p text:style-name="P24">𝁇</text:p>
          </table:table-cell>
          <table:table-cell table:style-name="Πίνακας15.A1" office:value-type="string">
            <text:p text:style-name="P24">𝁆</text:p>
          </table:table-cell>
          <table:table-cell table:style-name="Πίνακας15.A1" office:value-type="string">
            <text:p text:style-name="P24">𝁑</text:p>
          </table:table-cell>
          <table:table-cell table:style-name="Πίνακας15.A1" office:value-type="string">
            <text:p text:style-name="P24">𝁑𝁕</text:p>
          </table:table-cell>
          <table:table-cell table:style-name="Πίνακας15.A1" office:value-type="string">
            <text:p text:style-name="P24">𝁇𝂏𝁎</text:p>
          </table:table-cell>
        </table:table-row>
        <table:table-row table:style-name="Πίνακας15.1">
          <table:covered-table-cell/>
          <table:table-cell table:style-name="Πίνακας15.A1" office:value-type="string">
            <text:p text:style-name="P2">η</text:p>
          </table:table-cell>
          <table:table-cell table:style-name="Πίνακας15.A1" office:value-type="string">
            <text:p text:style-name="P4">εκ</text:p>
          </table:table-cell>
          <table:table-cell table:style-name="Πίνακας15.A1" office:value-type="string">
            <text:p text:style-name="P4">κλι</text:p>
          </table:table-cell>
          <table:table-cell table:style-name="Πίνακας15.A1" office:value-type="string">
            <text:p text:style-name="P4">νης</text:p>
          </table:table-cell>
          <table:table-cell table:style-name="Πίνακας15.A1" office:value-type="string">
            <text:p text:style-name="P4">την</text:p>
          </table:table-cell>
          <table:table-cell table:style-name="Πίνακας15.A1" office:value-type="string">
            <text:p text:style-name="P4">καρ</text:p>
          </table:table-cell>
          <table:table-cell table:style-name="Πίνακας15.A1" office:value-type="string">
            <text:p text:style-name="P4">δι</text:p>
          </table:table-cell>
          <table:table-cell table:style-name="Πίνακας15.A1" office:value-type="string">
            <text:p text:style-name="P4">αν</text:p>
          </table:table-cell>
          <table:table-cell table:style-name="Πίνακας15.A1" office:value-type="string">
            <text:p text:style-name="P4">μȣ</text:p>
          </table:table-cell>
          <table:table-cell table:style-name="Πίνακας15.A1" office:value-type="string">
            <text:p text:style-name="P4">εις</text:p>
          </table:table-cell>
          <table:table-cell table:style-name="Πίνακας15.A1" office:value-type="string">
            <text:p text:style-name="P4">λο</text:p>
          </table:table-cell>
          <table:table-cell table:style-name="Πίνακας15.A1" office:value-type="string">
            <text:p text:style-name="P4">γȣς</text:p>
          </table:table-cell>
          <table:table-cell table:style-name="Πίνακας15.A1" office:value-type="string">
            <text:p text:style-name="P4">πο</text:p>
          </table:table-cell>
          <table:table-cell table:style-name="Πίνακας15.A1" office:value-type="string">
            <text:p text:style-name="P4">νη</text:p>
          </table:table-cell>
          <table:table-cell table:style-name="Πίνακας15.A1" office:value-type="string">
            <text:p text:style-name="P4">ρι</text:p>
          </table:table-cell>
        </table:table-row>
      </table:table>
      <text:p text:style-name="P40"/>
      <table:table table:name="Πίνακας58" table:style-name="Πίνακας58">
        <table:table-column table:style-name="Πίνακας58.A"/>
        <table:table-column table:style-name="Πίνακας58.B"/>
        <table:table-column table:style-name="Πίνακας58.C"/>
        <table:table-column table:style-name="Πίνακας58.D"/>
        <table:table-column table:style-name="Πίνακας58.E"/>
        <table:table-column table:style-name="Πίνακας58.D"/>
        <table:table-column table:style-name="Πίνακας58.G"/>
        <table:table-column table:style-name="Πίνακας58.H"/>
        <table:table-column table:style-name="Πίνακας58.E"/>
        <table:table-column table:style-name="Πίνακας58.J"/>
        <table:table-column table:style-name="Πίνακας58.K"/>
        <table:table-column table:style-name="Πίνακας58.L"/>
        <table:table-column table:style-name="Πίνακας58.A"/>
        <table:table-column table:style-name="Πίνακας58.N"/>
        <table:table-column table:style-name="Πίνακας58.E"/>
        <table:table-column table:style-name="Πίνακας58.A"/>
        <table:table-column table:style-name="Πίνακας58.Q"/>
        <table:table-column table:style-name="Πίνακας58.R"/>
        <text:soft-page-break/>
        <table:table-row>
          <table:table-cell table:style-name="Πίνακας58.A1" office:value-type="string">
            <text:p text:style-name="P24">𝁑</text:p>
          </table:table-cell>
          <table:table-cell table:style-name="Πίνακας58.A1" office:value-type="string">
            <text:p text:style-name="P57">𝁑𝃇</text:p>
          </table:table-cell>
          <table:table-cell table:style-name="Πίνακας58.A1" office:value-type="string">
            <text:p text:style-name="P24">𝁑</text:p>
          </table:table-cell>
          <table:table-cell table:style-name="Πίνακας58.A1" office:value-type="string">
            <text:p text:style-name="P24">𝁇</text:p>
          </table:table-cell>
          <table:table-cell table:style-name="Πίνακας58.A1" office:value-type="string">
            <text:p text:style-name="P24">𝁇</text:p>
          </table:table-cell>
          <table:table-cell table:style-name="Πίνακας58.A1" office:value-type="string">
            <text:p text:style-name="P24">𝁇𝁚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25">𝁆</text:p>
          </table:table-cell>
          <table:table-cell table:style-name="Πίνακας58.A1" office:value-type="string">
            <text:p text:style-name="P25">𝁉𝃴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25">𝁇𝂏𝁎</text:p>
          </table:table-cell>
          <table:table-cell table:style-name="Πίνακας58.A1" office:value-type="string">
            <text:p text:style-name="P25">𝁑</text:p>
          </table:table-cell>
          <table:table-cell table:style-name="Πίνακας58.A1" office:value-type="string">
            <text:p text:style-name="P76">𝃛</text:p>
          </table:table-cell>
          <table:table-cell table:style-name="Πίνακας58.A1" office:value-type="string">
            <text:p text:style-name="P25">𝁑𝂆</text:p>
          </table:table-cell>
        </table:table-row>
        <table:table-row>
          <table:table-cell table:style-name="Πίνακας58.A1" office:value-type="string">
            <text:p text:style-name="P4">ι</text:p>
          </table:table-cell>
          <table:table-cell table:style-name="Πίνακας58.A1" office:value-type="string">
            <text:p text:style-name="P4">ας</text:p>
          </table:table-cell>
          <table:table-cell table:style-name="Πίνακας58.A1" office:value-type="string">
            <text:p text:style-name="P4">του</text:p>
          </table:table-cell>
          <table:table-cell table:style-name="Πίνακας58.A1" office:value-type="string">
            <text:p text:style-name="P4">προ</text:p>
          </table:table-cell>
          <table:table-cell table:style-name="Πίνακας58.A1" office:value-type="string">
            <text:p text:style-name="P4">φα</text:p>
          </table:table-cell>
          <table:table-cell table:style-name="Πίνακας58.A1" office:value-type="string">
            <text:p text:style-name="P4">σι</text:p>
          </table:table-cell>
          <table:table-cell table:style-name="Πίνακας58.A1" office:value-type="string">
            <text:p text:style-name="P4">ζε</text:p>
          </table:table-cell>
          <table:table-cell table:style-name="Πίνακας58.A1" office:value-type="string">
            <text:p text:style-name="P4">σθαι</text:p>
          </table:table-cell>
          <table:table-cell table:style-name="Πίνακας58.A1" office:value-type="string">
            <text:p text:style-name="P4">προ</text:p>
          </table:table-cell>
          <table:table-cell table:style-name="Πίνακας58.A1" office:value-type="string">
            <text:p text:style-name="P4">φα</text:p>
          </table:table-cell>
          <table:table-cell table:style-name="Πίνακας58.A1" office:value-type="string">
            <text:p text:style-name="P4">σεις</text:p>
          </table:table-cell>
          <table:table-cell table:style-name="Πίνακας58.A1" office:value-type="string">
            <text:p text:style-name="P4">εν</text:p>
          </table:table-cell>
          <table:table-cell table:style-name="Πίνακας58.A1" office:value-type="string">
            <text:p text:style-name="P4">α</text:p>
          </table:table-cell>
          <table:table-cell table:style-name="Πίνακας58.A1" office:value-type="string">
            <text:p text:style-name="P4">μαρ</text:p>
          </table:table-cell>
          <table:table-cell table:style-name="Πίνακας58.A1" office:value-type="string">
            <text:p text:style-name="P4">τι</text:p>
          </table:table-cell>
          <table:table-cell table:style-name="Πίνακας58.A1" office:value-type="string">
            <text:p text:style-name="P4">ι</text:p>
          </table:table-cell>
          <table:table-cell table:style-name="Πίνακας58.A1" office:value-type="string">
            <text:p text:style-name="P4"/>
          </table:table-cell>
          <table:table-cell table:style-name="Πίνακας58.A1" office:value-type="string">
            <text:p text:style-name="P4">αις</text:p>
          </table:table-cell>
        </table:table-row>
      </table:table>
      <text:p text:style-name="P152"><text:span text:style-name="T36"><text:tab/></text:span><text:span text:style-name="T12">𝃩𝂥</text:span></text:p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/>
        <table:table-column table:style-name="Πίνακας16.E"/>
        <table:table-column table:style-name="Πίνακας16.F"/>
        <table:table-column table:style-name="Πίνακας16.C"/>
        <table:table-column table:style-name="Πίνακας16.D"/>
        <table:table-column table:style-name="Πίνακας16.I"/>
        <table:table-column table:style-name="Πίνακας16.J"/>
        <table:table-column table:style-name="Πίνακας16.D"/>
        <table:table-column table:style-name="Πίνακας16.L"/>
        <table:table-column table:style-name="Πίνακας16.M"/>
        <table:table-column table:style-name="Πίνακας16.D"/>
        <table:table-column table:style-name="Πίνακας16.L"/>
        <table:table-column table:style-name="Πίνακας16.P"/>
        <table:table-column table:style-name="Πίνακας16.C"/>
        <table:table-row>
          <table:table-cell table:style-name="Πίνακας16.A1" table:number-rows-spanned="2" office:value-type="string">
            <text:p text:style-name="P62">Σ</text:p>
          </table:table-cell>
          <table:table-cell table:style-name="Πίνακας16.A1" office:value-type="string">
            <text:p text:style-name="P27">𝁇𝃱</text:p>
          </table:table-cell>
          <table:table-cell table:style-name="Πίνακας16.A1" office:value-type="string">
            <text:p text:style-name="P27">𝁇</text:p>
          </table:table-cell>
          <table:table-cell table:style-name="Πίνακας16.A1" office:value-type="string">
            <text:p text:style-name="P27">𝁇𝁎𝁚</text:p>
          </table:table-cell>
          <table:table-cell table:style-name="Πίνακας16.A1" office:value-type="string">
            <text:p text:style-name="P27">𝁑</text:p>
          </table:table-cell>
          <table:table-cell table:style-name="Πίνακας16.A1" office:value-type="string">
            <text:p text:style-name="P27">𝁑</text:p>
          </table:table-cell>
          <table:table-cell table:style-name="Πίνακας16.A1" office:value-type="string">
            <text:p text:style-name="P27">𝁇𝂿</text:p>
          </table:table-cell>
          <table:table-cell table:style-name="Πίνακας16.A1" office:value-type="string">
            <text:p text:style-name="P27">𝁇</text:p>
          </table:table-cell>
          <table:table-cell table:style-name="Πίνακας16.A1" office:value-type="string">
            <text:p text:style-name="P27">𝁉𝃴</text:p>
          </table:table-cell>
          <table:table-cell table:style-name="Πίνακας16.A1" office:value-type="string">
            <text:p text:style-name="P27">𝁑</text:p>
          </table:table-cell>
          <table:table-cell table:style-name="Πίνακας16.A1" office:value-type="string">
            <text:p text:style-name="P27">𝁆</text:p>
          </table:table-cell>
          <table:table-cell table:style-name="Πίνακας16.A1" office:value-type="string">
            <text:p text:style-name="P27">𝁑</text:p>
          </table:table-cell>
          <table:table-cell table:style-name="Πίνακας16.A1" office:value-type="string">
            <text:p text:style-name="P27">𝁑</text:p>
          </table:table-cell>
          <table:table-cell table:style-name="Πίνακας16.A1" office:value-type="string">
            <text:p text:style-name="P27">𝁇𝂏𝁎</text:p>
          </table:table-cell>
          <table:table-cell table:style-name="Πίνακας16.A1" office:value-type="string">
            <text:p text:style-name="P27">𝁑</text:p>
          </table:table-cell>
          <table:table-cell table:style-name="Πίνακας16.A1" office:value-type="string">
            <text:p text:style-name="P27">𝁑𝁿</text:p>
          </table:table-cell>
          <table:table-cell table:style-name="Πίνακας16.A1" office:value-type="string">
            <text:p text:style-name="P27">𝁆</text:p>
          </table:table-cell>
        </table:table-row>
        <table:table-row>
          <table:covered-table-cell/>
          <table:table-cell table:style-name="Πίνακας16.A1" office:value-type="string">
            <text:p text:style-name="P2">υν</text:p>
          </table:table-cell>
          <table:table-cell table:style-name="Πίνακας16.A1" office:value-type="string">
            <text:p text:style-name="P4">αν</text:p>
          </table:table-cell>
          <table:table-cell table:style-name="Πίνακας16.A1" office:value-type="string">
            <text:p text:style-name="P4">θρω</text:p>
          </table:table-cell>
          <table:table-cell table:style-name="Πίνακας16.A1" office:value-type="string">
            <text:p text:style-name="P4">ποις</text:p>
          </table:table-cell>
          <table:table-cell table:style-name="Πίνακας16.A1" office:value-type="string">
            <text:p text:style-name="P4">ερ</text:p>
          </table:table-cell>
          <table:table-cell table:style-name="Πίνακας16.A1" office:value-type="string">
            <text:p text:style-name="P4">γα</text:p>
          </table:table-cell>
          <table:table-cell table:style-name="Πίνακας16.A1" office:value-type="string">
            <text:p text:style-name="P4">ζο</text:p>
          </table:table-cell>
          <table:table-cell table:style-name="Πίνακας16.A1" office:value-type="string">
            <text:p text:style-name="P4">με</text:p>
          </table:table-cell>
          <table:table-cell table:style-name="Πίνακας16.A1" office:value-type="string">
            <text:p text:style-name="P4">νοις</text:p>
          </table:table-cell>
          <table:table-cell table:style-name="Πίνακας16.A1" office:value-type="string">
            <text:p text:style-name="P4">την</text:p>
          </table:table-cell>
          <table:table-cell table:style-name="Πίνακας16.A1" office:value-type="string">
            <text:p text:style-name="P4">α</text:p>
          </table:table-cell>
          <table:table-cell table:style-name="Πίνακας16.A1" office:value-type="string">
            <text:p text:style-name="P4">νο</text:p>
          </table:table-cell>
          <table:table-cell table:style-name="Πίνακας16.A1" office:value-type="string">
            <text:p text:style-name="P4">μι</text:p>
          </table:table-cell>
          <table:table-cell table:style-name="Πίνακας16.A1" office:value-type="string">
            <text:p text:style-name="P4">ι</text:p>
          </table:table-cell>
          <table:table-cell table:style-name="Πίνακας16.A1" office:value-type="string">
            <text:p text:style-name="P4">αν</text:p>
          </table:table-cell>
          <table:table-cell table:style-name="Πίνακας16.A1" office:value-type="string">
            <text:p text:style-name="P4">και</text:p>
          </table:table-cell>
        </table:table-row>
      </table:table>
      <text:p text:style-name="P53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/>
        <table:table-column table:style-name="Πίνακας17.E"/>
        <table:table-column table:style-name="Πίνακας17.B"/>
        <table:table-column table:style-name="Πίνακας17.C"/>
        <table:table-column table:style-name="Πίνακας17.H"/>
        <table:table-column table:style-name="Πίνακας17.I"/>
        <table:table-column table:style-name="Πίνακας17.J"/>
        <table:table-column table:style-name="Πίνακας17.C"/>
        <table:table-column table:style-name="Πίνακας17.L"/>
        <table:table-column table:style-name="Πίνακας17.M"/>
        <table:table-column table:style-name="Πίνακας17.N"/>
        <table:table-column table:style-name="Πίνακας17.O"/>
        <table:table-column table:style-name="Πίνακας17.J"/>
        <table:table-column table:style-name="Πίνακας17.Q"/>
        <table:table-column table:style-name="Πίνακας17.R"/>
        <table:table-row>
          <table:table-cell table:style-name="Πίνακας17.A1" office:value-type="string">
            <text:p text:style-name="P27">𝁇</text:p>
          </table:table-cell>
          <table:table-cell table:style-name="Πίνακας17.A1" office:value-type="string">
            <text:p text:style-name="P27">𝃛</text:p>
          </table:table-cell>
          <table:table-cell table:style-name="Πίνακας17.A1" office:value-type="string">
            <text:p text:style-name="P27">𝁇𝁚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𝃛</text:p>
          </table:table-cell>
          <table:table-cell table:style-name="Πίνακας17.A1" office:value-type="string">
            <text:p text:style-name="P27">𝁇𝂏𝁎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𝁑𝃇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𝁇𝁚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𝁇𝃳𝁚</text:p>
          </table:table-cell>
          <table:table-cell table:style-name="Πίνακας17.A1" office:value-type="string">
            <text:p text:style-name="P27">𝁑</text:p>
          </table:table-cell>
          <table:table-cell table:style-name="Πίνακας17.A1" office:value-type="string">
            <text:p text:style-name="P27">𝃛</text:p>
          </table:table-cell>
          <table:table-cell table:style-name="Πίνακας17.A1" office:value-type="string">
            <text:p text:style-name="P27">𝁑𝂆</text:p>
          </table:table-cell>
        </table:table-row>
        <table:table-row>
          <table:table-cell table:style-name="Πίνακας17.A1" office:value-type="string">
            <text:p text:style-name="P42">ου</text:p>
          </table:table-cell>
          <table:table-cell table:style-name="Πίνακας17.A1" office:value-type="string">
            <text:p text:style-name="P42"/>
          </table:table-cell>
          <table:table-cell table:style-name="Πίνακας17.A1" office:value-type="string">
            <text:p text:style-name="P42">μη</text:p>
          </table:table-cell>
          <table:table-cell table:style-name="Πίνακας17.A1" office:value-type="string">
            <text:p text:style-name="P42">συν</text:p>
          </table:table-cell>
          <table:table-cell table:style-name="Πίνακας17.A1" office:value-type="string">
            <text:p text:style-name="P42">δυ</text:p>
          </table:table-cell>
          <table:table-cell table:style-name="Πίνακας17.A1" office:value-type="string">
            <text:p text:style-name="P42"/>
          </table:table-cell>
          <table:table-cell table:style-name="Πίνακας17.A1" office:value-type="string">
            <text:p text:style-name="P42">α</text:p>
          </table:table-cell>
          <table:table-cell table:style-name="Πίνακας17.A1" office:value-type="string">
            <text:p text:style-name="P42">α</text:p>
          </table:table-cell>
          <table:table-cell table:style-name="Πίνακας17.A1" office:value-type="string">
            <text:p text:style-name="P42">σω</text:p>
          </table:table-cell>
          <table:table-cell table:style-name="Πίνακας17.A1" office:value-type="string">
            <text:p text:style-name="P42">με</text:p>
          </table:table-cell>
          <table:table-cell table:style-name="Πίνακας17.A1" office:value-type="string">
            <text:p text:style-name="P42">τα</text:p>
          </table:table-cell>
          <table:table-cell table:style-name="Πίνακας17.A1" office:value-type="string">
            <text:p text:style-name="P42">των</text:p>
          </table:table-cell>
          <table:table-cell table:style-name="Πίνακας17.A1" office:value-type="string">
            <text:p text:style-name="P42">ε</text:p>
          </table:table-cell>
          <table:table-cell table:style-name="Πίνακας17.A1" office:value-type="string">
            <text:p text:style-name="P42">κλε</text:p>
          </table:table-cell>
          <table:table-cell table:style-name="Πίνακας17.A1" office:value-type="string">
            <text:p text:style-name="P42">κτων</text:p>
          </table:table-cell>
          <table:table-cell table:style-name="Πίνακας17.A1" office:value-type="string">
            <text:p text:style-name="P42">αυ</text:p>
          </table:table-cell>
          <table:table-cell table:style-name="Πίνακας17.A1" office:value-type="string">
            <text:p text:style-name="P42"/>
          </table:table-cell>
          <table:table-cell table:style-name="Πίνακας17.A1" office:value-type="string">
            <text:p text:style-name="P42">των</text:p>
          </table:table-cell>
        </table:table-row>
      </table:table>
      <text:p text:style-name="P152"><text:span text:style-name="T36"><text:tab/></text:span><text:span text:style-name="T12">𝃩𝂥</text:span></text:p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able:table-column table:style-name="Πίνακας18.B"/>
        <table:table-column table:style-name="Πίνακας18.E"/>
        <table:table-column table:style-name="Πίνακας18.B"/>
        <table:table-column table:style-name="Πίνακας18.C"/>
        <table:table-column table:style-name="Πίνακας18.B"/>
        <table:table-column table:style-name="Πίνακας18.I"/>
        <table:table-column table:style-name="Πίνακας18.J"/>
        <table:table-column table:style-name="Πίνακας18.B" table:number-columns-repeated="2"/>
        <table:table-column table:style-name="Πίνακας18.M"/>
        <table:table-column table:style-name="Πίνακας18.B"/>
        <table:table-column table:style-name="Πίνακας18.I"/>
        <table:table-column table:style-name="Πίνακας18.P"/>
        <table:table-column table:style-name="Πίνακας18.M"/>
        <table:table-column table:style-name="Πίνακας18.R"/>
        <table:table-row>
          <table:table-cell table:style-name="Πίνακας18.A1" table:number-rows-spanned="2" office:value-type="string">
            <text:p text:style-name="P62">Π</text:p>
          </table:table-cell>
          <table:table-cell table:style-name="Πίνακας18.A1" office:value-type="string">
            <text:p text:style-name="P28">𝁇𝁏</text:p>
          </table:table-cell>
          <table:table-cell table:style-name="Πίνακας18.A1" office:value-type="string">
            <text:p text:style-name="P28">𝃛</text:p>
          </table:table-cell>
          <table:table-cell table:style-name="Πίνακας18.A1" office:value-type="string">
            <text:p text:style-name="P28">𝁆𝁚</text:p>
          </table:table-cell>
          <table:table-cell table:style-name="Πίνακας18.A1" office:value-type="string">
            <text:p text:style-name="P28">𝁑</text:p>
          </table:table-cell>
          <table:table-cell table:style-name="Πίνακας18.A1" office:value-type="string">
            <text:p text:style-name="P28">𝁇</text:p>
          </table:table-cell>
          <table:table-cell table:style-name="Πίνακας18.A1" office:value-type="string">
            <text:p text:style-name="P28">𝃛</text:p>
          </table:table-cell>
          <table:table-cell table:style-name="Πίνακας18.A1" office:value-type="string">
            <text:p text:style-name="P28">𝁇𝁎𝁚</text:p>
          </table:table-cell>
          <table:table-cell table:style-name="Πίνακας18.A1" office:value-type="string">
            <text:p text:style-name="P28">𝁑</text:p>
          </table:table-cell>
          <table:table-cell table:style-name="Πίνακας18.A1" office:value-type="string">
            <text:p text:style-name="P28">𝁑</text:p>
          </table:table-cell>
          <table:table-cell table:style-name="Πίνακας18.A1" office:value-type="string">
            <text:p text:style-name="P27">𝁇𝂿</text:p>
          </table:table-cell>
          <table:table-cell table:style-name="Πίνακας18.A1" office:value-type="string">
            <text:p text:style-name="P28">𝁇</text:p>
          </table:table-cell>
          <table:table-cell table:style-name="Πίνακας18.A1" office:value-type="string">
            <text:p text:style-name="P28">𝁇</text:p>
          </table:table-cell>
          <table:table-cell table:style-name="Πίνακας18.A1" office:value-type="string">
            <text:p text:style-name="P28">𝁆</text:p>
          </table:table-cell>
          <table:table-cell table:style-name="Πίνακας18.A1" office:value-type="string">
            <text:p text:style-name="P28">𝁑</text:p>
          </table:table-cell>
          <table:table-cell table:style-name="Πίνακας18.A1" office:value-type="string">
            <text:p text:style-name="P28">𝁑𝁕</text:p>
          </table:table-cell>
          <table:table-cell table:style-name="Πίνακας18.A1" office:value-type="string">
            <text:p text:style-name="P28">𝁇𝃳𝁚</text:p>
          </table:table-cell>
          <table:table-cell table:style-name="Πίνακας18.A1" office:value-type="string">
            <text:p text:style-name="P28">𝁑</text:p>
          </table:table-cell>
        </table:table-row>
        <table:table-row>
          <table:covered-table-cell/>
          <table:table-cell table:style-name="Πίνακας18.A1" office:value-type="string">
            <text:p text:style-name="P2">αι</text:p>
          </table:table-cell>
          <table:table-cell table:style-name="Πίνακας18.A1" office:value-type="string">
            <text:p text:style-name="P4"/>
          </table:table-cell>
          <table:table-cell table:style-name="Πίνακας18.A1" office:value-type="string">
            <text:p text:style-name="P4">δευ</text:p>
          </table:table-cell>
          <table:table-cell table:style-name="Πίνακας18.A1" office:value-type="string">
            <text:p text:style-name="P4">σει</text:p>
          </table:table-cell>
          <table:table-cell table:style-name="Πίνακας18.A1" office:value-type="string">
            <text:p text:style-name="P4">με</text:p>
          </table:table-cell>
          <table:table-cell table:style-name="Πίνακας18.A1" office:value-type="string">
            <text:p text:style-name="P4"/>
          </table:table-cell>
          <table:table-cell table:style-name="Πίνακας18.A1" office:value-type="string">
            <text:p text:style-name="P4">δι</text:p>
          </table:table-cell>
          <table:table-cell table:style-name="Πίνακας18.A1" office:value-type="string">
            <text:p text:style-name="P4">και</text:p>
          </table:table-cell>
          <table:table-cell table:style-name="Πίνακας18.A1" office:value-type="string">
            <text:p text:style-name="P4">ος</text:p>
          </table:table-cell>
          <table:table-cell table:style-name="Πίνακας18.A1" office:value-type="string">
            <text:p text:style-name="P4">εν</text:p>
          </table:table-cell>
          <table:table-cell table:style-name="Πίνακας18.A1" office:value-type="string">
            <text:p text:style-name="P4">ε</text:p>
          </table:table-cell>
          <table:table-cell table:style-name="Πίνακας18.A1" office:value-type="string">
            <text:p text:style-name="P4">λε</text:p>
          </table:table-cell>
          <table:table-cell table:style-name="Πίνακας18.A1" office:value-type="string">
            <text:p text:style-name="P4">ει</text:p>
          </table:table-cell>
          <table:table-cell table:style-name="Πίνακας18.A1" office:value-type="string">
            <text:p text:style-name="P4">και</text:p>
          </table:table-cell>
          <table:table-cell table:style-name="Πίνακας18.A1" office:value-type="string">
            <text:p text:style-name="P4">ε</text:p>
          </table:table-cell>
          <table:table-cell table:style-name="Πίνακας18.A1" office:value-type="string">
            <text:p text:style-name="P4">λεγ</text:p>
          </table:table-cell>
          <table:table-cell table:style-name="Πίνακας18.A1" office:value-type="string">
            <text:p text:style-name="P4">ξει</text:p>
          </table:table-cell>
        </table:table-row>
      </table:table>
      <text:p text:style-name="P40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column table:style-name="Πίνακας20.D"/>
        <table:table-column table:style-name="Πίνακας20.E"/>
        <table:table-column table:style-name="Πίνακας20.F"/>
        <table:table-column table:style-name="Πίνακας20.G"/>
        <table:table-column table:style-name="Πίνακας20.H"/>
        <table:table-column table:style-name="Πίνακας20.G"/>
        <table:table-column table:style-name="Πίνακας20.J"/>
        <table:table-column table:style-name="Πίνακας20.G"/>
        <table:table-column table:style-name="Πίνακας20.F"/>
        <table:table-column table:style-name="Πίνακας20.M"/>
        <table:table-column table:style-name="Πίνακας20.J"/>
        <table:table-column table:style-name="Πίνακας20.B"/>
        <table:table-column table:style-name="Πίνακας20.P"/>
        <table:table-column table:style-name="Πίνακας20.Q"/>
        <table:table-column table:style-name="Πίνακας20.R"/>
        <table:table-column table:style-name="Πίνακας20.M"/>
        <table:table-column table:style-name="Πίνακας20.G"/>
        <table:table-column table:style-name="Πίνακας20.U"/>
        <table:table-column table:style-name="Πίνακας20.J"/>
        <table:table-column table:style-name="Πίνακας20.W"/>
        <table:table-row>
          <table:table-cell table:style-name="Πίνακας20.A1" office:value-type="string">
            <text:p text:style-name="P28">𝁑𝁿</text:p>
          </table:table-cell>
          <table:table-cell table:style-name="Πίνακας20.A1" office:value-type="string">
            <text:p text:style-name="P28">𝁉𝃴</text:p>
          </table:table-cell>
          <table:table-cell table:style-name="Πίνακας20.A1" office:value-type="string">
            <text:p text:style-name="P58">𝁑𝃇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𝁇</text:p>
          </table:table-cell>
          <table:table-cell table:style-name="Πίνακας20.A1" office:value-type="string">
            <text:p text:style-name="P28">𝁇</text:p>
          </table:table-cell>
          <table:table-cell table:style-name="Πίνακας20.A1" office:value-type="string">
            <text:p text:style-name="P28">𝁇𝁿</text:p>
          </table:table-cell>
          <table:table-cell table:style-name="Πίνακας20.A1" office:value-type="string">
            <text:p text:style-name="P28">𝃛</text:p>
          </table:table-cell>
          <table:table-cell table:style-name="Πίνακας20.A1" office:value-type="string">
            <text:p text:style-name="P28">𝁇𝃳𝁚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𝃛</text:p>
          </table:table-cell>
          <table:table-cell table:style-name="Πίνακας20.A1" office:value-type="string">
            <text:p text:style-name="P28">𝁉𝃴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𝁇𝂏𝁎</text:p>
          </table:table-cell>
          <table:table-cell table:style-name="Πίνακας20.A1" office:value-type="string">
            <text:p text:style-name="P28">𝁑</text:p>
          </table:table-cell>
          <table:table-cell table:style-name="Πίνακας20.A1" office:value-type="string">
            <text:p text:style-name="P28">𝃛</text:p>
          </table:table-cell>
          <table:table-cell table:style-name="Πίνακας20.A1" office:value-type="string">
            <text:p text:style-name="P28">𝁑𝂆</text:p>
          </table:table-cell>
        </table:table-row>
        <table:table-row>
          <table:table-cell table:style-name="Πίνακας20.A1" office:value-type="string">
            <text:p text:style-name="P4">με</text:p>
          </table:table-cell>
          <table:table-cell table:style-name="Πίνακας20.A1" office:value-type="string">
            <text:p text:style-name="P4">ε</text:p>
          </table:table-cell>
          <table:table-cell table:style-name="Πίνακας20.A1" office:value-type="string">
            <text:p text:style-name="P4">λαι</text:p>
          </table:table-cell>
          <table:table-cell table:style-name="Πίνακας20.A1" office:value-type="string">
            <text:p text:style-name="P4">ον</text:p>
          </table:table-cell>
          <table:table-cell table:style-name="Πίνακας20.A1" office:value-type="string">
            <text:p text:style-name="P4">δε</text:p>
          </table:table-cell>
          <table:table-cell table:style-name="Πίνακας20.A1" office:value-type="string">
            <text:p text:style-name="P4">α</text:p>
          </table:table-cell>
          <table:table-cell table:style-name="Πίνακας20.A1" office:value-type="string">
            <text:p text:style-name="P4">μαρ</text:p>
          </table:table-cell>
          <table:table-cell table:style-name="Πίνακας20.A1" office:value-type="string">
            <text:p text:style-name="P4">τω</text:p>
          </table:table-cell>
          <table:table-cell table:style-name="Πίνακας20.A1" office:value-type="string">
            <text:p text:style-name="P4">λου</text:p>
          </table:table-cell>
          <table:table-cell table:style-name="Πίνακας20.A1" office:value-type="string">
            <text:p text:style-name="P4"/>
          </table:table-cell>
          <table:table-cell table:style-name="Πίνακας20.A1" office:value-type="string">
            <text:p text:style-name="P4">μη</text:p>
          </table:table-cell>
          <table:table-cell table:style-name="Πίνακας20.A1" office:value-type="string">
            <text:p text:style-name="P4">λι</text:p>
          </table:table-cell>
          <table:table-cell table:style-name="Πίνακας20.A1" office:value-type="string">
            <text:p text:style-name="P4">πα</text:p>
          </table:table-cell>
          <table:table-cell table:style-name="Πίνακας20.A1" office:value-type="string">
            <text:p text:style-name="P4"/>
          </table:table-cell>
          <table:table-cell table:style-name="Πίνακας20.A1" office:value-type="string">
            <text:p text:style-name="P4">να</text:p>
          </table:table-cell>
          <table:table-cell table:style-name="Πίνακας20.A1" office:value-type="string">
            <text:p text:style-name="P4">τω</text:p>
          </table:table-cell>
          <table:table-cell table:style-name="Πίνακας20.A1" office:value-type="string">
            <text:p text:style-name="P4">την</text:p>
          </table:table-cell>
          <table:table-cell table:style-name="Πίνακας20.A1" office:value-type="string">
            <text:p text:style-name="P4">κε</text:p>
          </table:table-cell>
          <table:table-cell table:style-name="Πίνακας20.A1" office:value-type="string">
            <text:p text:style-name="P4">φα</text:p>
          </table:table-cell>
          <table:table-cell table:style-name="Πίνακας20.A1" office:value-type="string">
            <text:p text:style-name="P4">λη</text:p>
          </table:table-cell>
          <table:table-cell table:style-name="Πίνακας20.A1" office:value-type="string">
            <text:p text:style-name="P4">ην</text:p>
          </table:table-cell>
          <table:table-cell table:style-name="Πίνακας20.A1" office:value-type="string">
            <text:p text:style-name="P4"/>
          </table:table-cell>
          <table:table-cell table:style-name="Πίνακας20.A1" office:value-type="string">
            <text:p text:style-name="P4">μου</text:p>
          </table:table-cell>
        </table:table-row>
      </table:table>
      <text:p text:style-name="P152"><text:span text:style-name="T36"><text:tab/></text:span><text:span text:style-name="T12">𝃩𝂥</text:span></text:p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column table:style-name="Πίνακας21.D"/>
        <table:table-column table:style-name="Πίνακας21.C"/>
        <table:table-column table:style-name="Πίνακας21.D"/>
        <table:table-column table:style-name="Πίνακας21.G"/>
        <table:table-column table:style-name="Πίνακας21.C"/>
        <table:table-column table:style-name="Πίνακας21.D"/>
        <table:table-column table:style-name="Πίνακας21.C"/>
        <table:table-column table:style-name="Πίνακας21.K"/>
        <table:table-column table:style-name="Πίνακας21.L"/>
        <table:table-column table:style-name="Πίνακας21.M"/>
        <table:table-column table:style-name="Πίνακας21.N"/>
        <table:table-column table:style-name="Πίνακας21.C"/>
        <table:table-column table:style-name="Πίνακας21.P"/>
        <table:table-column table:style-name="Πίνακας21.D"/>
        <table:table-column table:style-name="Πίνακας21.R"/>
        <table:table-column table:style-name="Πίνακας21.C"/>
        <table:table-column table:style-name="Πίνακας21.T"/>
        <table:table-row>
          <table:table-cell table:style-name="Πίνακας21.A1" table:number-rows-spanned="2" office:value-type="string">
            <text:p text:style-name="P66">Ο</text:p>
          </table:table-cell>
          <table:table-cell table:style-name="Πίνακας21.A1" office:value-type="string">
            <text:p text:style-name="P29">𝁇𝃱</text:p>
          </table:table-cell>
          <table:table-cell table:style-name="Πίνακας21.A1" office:value-type="string">
            <text:p text:style-name="P29">𝁇</text:p>
          </table:table-cell>
          <table:table-cell table:style-name="Πίνακας21.A1" office:value-type="string">
            <text:p text:style-name="P29">𝁇</text:p>
          </table:table-cell>
          <table:table-cell table:style-name="Πίνακας21.A1" office:value-type="string">
            <text:p text:style-name="P29">𝁆</text:p>
          </table:table-cell>
          <table:table-cell table:style-name="Πίνακας21.A1" office:value-type="string">
            <text:p text:style-name="P29">𝁆</text:p>
          </table:table-cell>
          <table:table-cell table:style-name="Πίνακας21.A1" office:value-type="string">
            <text:p text:style-name="P29">𝁑</text:p>
          </table:table-cell>
          <table:table-cell table:style-name="Πίνακας21.A1" office:value-type="string">
            <text:p text:style-name="P29">𝁇𝂿</text:p>
          </table:table-cell>
          <table:table-cell table:style-name="Πίνακας21.A1" office:value-type="string">
            <text:p text:style-name="P29">𝁇</text:p>
          </table:table-cell>
          <table:table-cell table:style-name="Πίνακας21.A1" office:value-type="string">
            <text:p text:style-name="P29">𝁇𝁚</text:p>
          </table:table-cell>
          <table:table-cell table:style-name="Πίνακας21.A1" office:value-type="string">
            <text:p text:style-name="P29">𝁑</text:p>
          </table:table-cell>
          <table:table-cell table:style-name="Πίνακας21.A1" office:value-type="string">
            <text:p text:style-name="P29">𝁑</text:p>
          </table:table-cell>
          <table:table-cell table:style-name="Πίνακας21.A1" office:value-type="string">
            <text:p text:style-name="P29">𝁑𝃇</text:p>
          </table:table-cell>
          <table:table-cell table:style-name="Πίνακας21.A1" office:value-type="string">
            <text:p text:style-name="P29">𝁑</text:p>
          </table:table-cell>
          <table:table-cell table:style-name="Πίνακας21.A1" office:value-type="string">
            <text:p text:style-name="P29">𝁇</text:p>
          </table:table-cell>
          <table:table-cell table:style-name="Πίνακας21.A1" office:value-type="string">
            <text:p text:style-name="P29">𝃛</text:p>
          </table:table-cell>
          <table:table-cell table:style-name="Πίνακας21.A1" office:value-type="string">
            <text:p text:style-name="P29">𝁇</text:p>
          </table:table-cell>
          <table:table-cell table:style-name="Πίνακας21.A1" office:value-type="string">
            <text:p text:style-name="P29">𝁕</text:p>
          </table:table-cell>
          <table:table-cell table:style-name="Πίνακας21.A1" office:value-type="string">
            <text:p text:style-name="P29">𝁇</text:p>
          </table:table-cell>
          <table:table-cell table:style-name="Πίνακας21.A1" office:value-type="string">
            <text:p text:style-name="P29">𝃛</text:p>
          </table:table-cell>
        </table:table-row>
        <table:table-row>
          <table:covered-table-cell/>
          <table:table-cell table:style-name="Πίνακας21.A1" office:value-type="string">
            <text:p text:style-name="P4"/>
          </table:table-cell>
          <table:table-cell table:style-name="Πίνακας21.A1" office:value-type="string">
            <text:p text:style-name="P4">τι</text:p>
          </table:table-cell>
          <table:table-cell table:style-name="Πίνακας21.A1" office:value-type="string">
            <text:p text:style-name="P4">ε</text:p>
          </table:table-cell>
          <table:table-cell table:style-name="Πίνακας21.A1" office:value-type="string">
            <text:p text:style-name="P4">τι</text:p>
          </table:table-cell>
          <table:table-cell table:style-name="Πίνακας21.A1" office:value-type="string">
            <text:p text:style-name="P4">και</text:p>
          </table:table-cell>
          <table:table-cell table:style-name="Πίνακας21.A1" office:value-type="string">
            <text:p text:style-name="P4">η</text:p>
          </table:table-cell>
          <table:table-cell table:style-name="Πίνακας21.A1" office:value-type="string">
            <text:p text:style-name="P4">προ</text:p>
          </table:table-cell>
          <table:table-cell table:style-name="Πίνακας21.A1" office:value-type="string">
            <text:p text:style-name="P4">σευ</text:p>
          </table:table-cell>
          <table:table-cell table:style-name="Πίνακας21.A1" office:value-type="string">
            <text:p text:style-name="P4">χη</text:p>
          </table:table-cell>
          <table:table-cell table:style-name="Πίνακας21.A1" office:value-type="string">
            <text:p text:style-name="P4">μ<text:span text:style-name="T5">ȣ</text:span></text:p>
          </table:table-cell>
          <table:table-cell table:style-name="Πίνακας21.A1" office:value-type="string">
            <text:p text:style-name="P4">εν</text:p>
          </table:table-cell>
          <table:table-cell table:style-name="Πίνακας21.A1" office:value-type="string">
            <text:p text:style-name="P4">ταις</text:p>
          </table:table-cell>
          <table:table-cell table:style-name="Πίνακας21.A1" office:value-type="string">
            <text:p text:style-name="P4">ευ</text:p>
          </table:table-cell>
          <table:table-cell table:style-name="Πίνακας21.A1" office:value-type="string">
            <text:p text:style-name="P4">δο</text:p>
          </table:table-cell>
          <table:table-cell table:style-name="Πίνακας21.A1" office:value-type="string">
            <text:p text:style-name="P4"/>
          </table:table-cell>
          <table:table-cell table:style-name="Πίνακας21.A1" office:value-type="string">
            <text:p text:style-name="P4">κι</text:p>
          </table:table-cell>
          <table:table-cell table:style-name="Πίνακας21.A1" office:value-type="string">
            <text:p text:style-name="P4">αις</text:p>
          </table:table-cell>
          <table:table-cell table:style-name="Πίνακας21.A1" office:value-type="string">
            <text:p text:style-name="P4">αυ</text:p>
          </table:table-cell>
          <table:table-cell table:style-name="Πίνακας21.A1" office:value-type="string">
            <text:p text:style-name="P4"/>
          </table:table-cell>
        </table:table-row>
      </table:table>
      <text:p text:style-name="P40"/>
      <table:table table:name="Πίνακας22" table:style-name="Πίνακας22">
        <table:table-column table:style-name="Πίνακας22.A" table:number-columns-repeated="3"/>
        <table:table-column table:style-name="Πίνακας22.D"/>
        <table:table-column table:style-name="Πίνακας22.A"/>
        <table:table-column table:style-name="Πίνακας22.F"/>
        <table:table-column table:style-name="Πίνακας22.G"/>
        <table:table-column table:style-name="Πίνακας22.A"/>
        <table:table-column table:style-name="Πίνακας22.I"/>
        <table:table-column table:style-name="Πίνακας22.J"/>
        <table:table-column table:style-name="Πίνακας22.D"/>
        <table:table-column table:style-name="Πίνακας22.L"/>
        <table:table-column table:style-name="Πίνακας22.M"/>
        <table:table-column table:style-name="Πίνακας22.N"/>
        <table:table-column table:style-name="Πίνακας22.A"/>
        <table:table-column table:style-name="Πίνακας22.P"/>
        <table:table-column table:style-name="Πίνακας22.Q"/>
        <table:table-column table:style-name="Πίνακας22.R"/>
        <table:table-row>
          <table:table-cell table:style-name="Πίνακας22.A1" office:value-type="string">
            <text:p text:style-name="P30">𝁇𝁿</text:p>
          </table:table-cell>
          <table:table-cell table:style-name="Πίνακας22.A1" office:value-type="string">
            <text:p text:style-name="P30">𝁆𝂿</text:p>
          </table:table-cell>
          <table:table-cell table:style-name="Πίνακας22.A1" office:value-type="string">
            <text:p text:style-name="P30">𝁇</text:p>
          </table:table-cell>
          <table:table-cell table:style-name="Πίνακας22.A1" office:value-type="string">
            <text:p text:style-name="P30">𝁇</text:p>
          </table:table-cell>
          <table:table-cell table:style-name="Πίνακας22.A1" office:value-type="string">
            <text:p text:style-name="P30">𝁆</text:p>
          </table:table-cell>
          <table:table-cell table:style-name="Πίνακας22.A1" office:value-type="string">
            <text:p text:style-name="P30">𝁑</text:p>
          </table:table-cell>
          <table:table-cell table:style-name="Πίνακας22.A1" office:value-type="string">
            <text:p text:style-name="P30">𝁑𝁕</text:p>
          </table:table-cell>
          <table:table-cell table:style-name="Πίνακας22.A1" office:value-type="string">
            <text:p text:style-name="P30">𝁇𝃳𝁚</text:p>
          </table:table-cell>
          <table:table-cell table:style-name="Πίνακας22.A1" office:value-type="string">
            <text:p text:style-name="P30">𝁑</text:p>
          </table:table-cell>
          <table:table-cell table:style-name="Πίνακας22.A1" office:value-type="string">
            <text:p text:style-name="P103"/>
          </table:table-cell>
          <table:table-cell table:style-name="Πίνακας22.A1" office:value-type="string">
            <text:p text:style-name="P31">𝁆𝁚</text:p>
          </table:table-cell>
          <table:table-cell table:style-name="Πίνακας22.A1" office:value-type="string">
            <text:p text:style-name="P31">𝁑</text:p>
          </table:table-cell>
          <table:table-cell table:style-name="Πίνακας22.A1" office:value-type="string">
            <text:p text:style-name="P31">𝁑</text:p>
          </table:table-cell>
          <table:table-cell table:style-name="Πίνακας22.A1" office:value-type="string">
            <text:p text:style-name="P31">𝁑</text:p>
          </table:table-cell>
          <table:table-cell table:style-name="Πίνακας22.A1" office:value-type="string">
            <text:p text:style-name="P31">𝁇𝃳𝁚</text:p>
          </table:table-cell>
          <table:table-cell table:style-name="Πίνακας22.A1" office:value-type="string">
            <text:p text:style-name="P31">𝁑</text:p>
          </table:table-cell>
          <table:table-cell table:style-name="Πίνακας22.A1" office:value-type="string">
            <text:p text:style-name="P31">𝃛</text:p>
          </table:table-cell>
          <table:table-cell table:style-name="Πίνακας22.A1" office:value-type="string">
            <text:p text:style-name="P31">𝁑𝂆</text:p>
          </table:table-cell>
        </table:table-row>
        <table:table-row>
          <table:table-cell table:style-name="Πίνακας22.A1" office:value-type="string">
            <text:p text:style-name="P4">των</text:p>
          </table:table-cell>
          <table:table-cell table:style-name="Πίνακας22.A1" office:value-type="string">
            <text:p text:style-name="P4">κα</text:p>
          </table:table-cell>
          <table:table-cell table:style-name="Πίνακας22.A1" office:value-type="string">
            <text:p text:style-name="P4">τε</text:p>
          </table:table-cell>
          <table:table-cell table:style-name="Πίνακας22.A1" office:value-type="string">
            <text:p text:style-name="P4">πο</text:p>
          </table:table-cell>
          <table:table-cell table:style-name="Πίνακας22.A1" office:value-type="string">
            <text:p text:style-name="P4">θη</text:p>
          </table:table-cell>
          <table:table-cell table:style-name="Πίνακας22.A1" office:value-type="string">
            <text:p text:style-name="P4">σαν</text:p>
          </table:table-cell>
          <table:table-cell table:style-name="Πίνακας22.A1" office:value-type="string">
            <text:p text:style-name="P4">ε</text:p>
          </table:table-cell>
          <table:table-cell table:style-name="Πίνακας22.A1" office:value-type="string">
            <text:p text:style-name="P4">χο</text:p>
          </table:table-cell>
          <table:table-cell table:style-name="Πίνακας22.A1" office:value-type="string">
            <text:p text:style-name="P4">με</text:p>
          </table:table-cell>
          <table:table-cell table:style-name="Πίνακας22.A1" office:value-type="string">
            <text:p text:style-name="P4">να</text:p>
          </table:table-cell>
          <table:table-cell table:style-name="Πίνακας22.A1" office:value-type="string">
            <text:p text:style-name="P4">πε</text:p>
          </table:table-cell>
          <table:table-cell table:style-name="Πίνακας22.A1" office:value-type="string">
            <text:p text:style-name="P4">τρας</text:p>
          </table:table-cell>
          <table:table-cell table:style-name="Πίνακας22.A1" office:value-type="string">
            <text:p text:style-name="P4">οι</text:p>
          </table:table-cell>
          <table:table-cell table:style-name="Πίνακας22.A1" office:value-type="string">
            <text:p text:style-name="P4">κρι</text:p>
          </table:table-cell>
          <table:table-cell table:style-name="Πίνακας22.A1" office:value-type="string">
            <text:p text:style-name="P4">ται</text:p>
          </table:table-cell>
          <table:table-cell table:style-name="Πίνακας22.A1" office:value-type="string">
            <text:p text:style-name="P4">αυ</text:p>
          </table:table-cell>
          <table:table-cell table:style-name="Πίνακας22.A1" office:value-type="string">
            <text:p text:style-name="P4"/>
          </table:table-cell>
          <table:table-cell table:style-name="Πίνακας22.A1" office:value-type="string">
            <text:p text:style-name="P4">των</text:p>
          </table:table-cell>
        </table:table-row>
      </table:table>
      <text:p text:style-name="P152"><text:span text:style-name="T36"><text:tab/></text:span><text:span text:style-name="T12">𝃩𝂥</text:span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column table:style-name="Πίνακας23.D"/>
        <table:table-column table:style-name="Πίνακας23.E"/>
        <table:table-column table:style-name="Πίνακας23.F"/>
        <table:table-column table:style-name="Πίνακας23.B"/>
        <table:table-column table:style-name="Πίνακας23.H"/>
        <table:table-column table:style-name="Πίνακας23.B"/>
        <table:table-column table:style-name="Πίνακας23.C"/>
        <table:table-column table:style-name="Πίνακας23.B" table:number-columns-repeated="2"/>
        <table:table-column table:style-name="Πίνακας23.C"/>
        <table:table-column table:style-name="Πίνακας23.B"/>
        <table:table-column table:style-name="Πίνακας23.O"/>
        <table:table-column table:style-name="Πίνακας23.P"/>
        <table:table-column table:style-name="Πίνακας23.C"/>
        <table:table-column table:style-name="Πίνακας23.B"/>
        <table:table-column table:style-name="Πίνακας23.S"/>
        <table:table-row>
          <table:table-cell table:style-name="Πίνακας23.A1" table:number-rows-spanned="2" office:value-type="string">
            <text:p text:style-name="P66">Α</text:p>
          </table:table-cell>
          <table:table-cell table:style-name="Πίνακας23.A1" office:value-type="string">
            <text:p text:style-name="P32">𝁇𝁏</text:p>
          </table:table-cell>
          <table:table-cell table:style-name="Πίνακας23.A1" office:value-type="string">
            <text:p text:style-name="P32">𝃛</text:p>
          </table:table-cell>
          <table:table-cell table:style-name="Πίνακας23.A1" office:value-type="string">
            <text:p text:style-name="P32">𝁉</text:p>
          </table:table-cell>
          <table:table-cell table:style-name="Πίνακας23.A1" office:value-type="string">
            <text:p text:style-name="P32">𝁑</text:p>
          </table:table-cell>
          <table:table-cell table:style-name="Πίνακας23.A1" office:value-type="string">
            <text:p text:style-name="P32">𝁆</text:p>
          </table:table-cell>
          <table:table-cell table:style-name="Πίνακας23.A1" office:value-type="string">
            <text:p text:style-name="P32">𝁆</text:p>
          </table:table-cell>
          <table:table-cell table:style-name="Πίνακας23.A1" office:value-type="string">
            <text:p text:style-name="P32">𝁑</text:p>
          </table:table-cell>
          <table:table-cell table:style-name="Πίνακας23.A1" office:value-type="string">
            <text:p text:style-name="P32">𝁇</text:p>
          </table:table-cell>
          <table:table-cell table:style-name="Πίνακας23.A1" office:value-type="string">
            <text:p text:style-name="P32">𝃛</text:p>
          </table:table-cell>
          <table:table-cell table:style-name="Πίνακας23.A1" office:value-type="string">
            <text:p text:style-name="P32">𝁇𝁿</text:p>
          </table:table-cell>
          <table:table-cell table:style-name="Πίνακας23.A1" office:value-type="string">
            <text:p text:style-name="P32">𝁆𝂿</text:p>
          </table:table-cell>
          <table:table-cell table:style-name="Πίνακας23.A1" office:value-type="string">
            <text:p text:style-name="P32">𝃛</text:p>
          </table:table-cell>
          <table:table-cell table:style-name="Πίνακας23.A1" office:value-type="string">
            <text:p text:style-name="P32">𝁇𝁉</text:p>
          </table:table-cell>
          <table:table-cell table:style-name="Πίνακας23.A1" office:value-type="string">
            <text:p text:style-name="P32">𝁑</text:p>
          </table:table-cell>
          <table:table-cell table:style-name="Πίνακας23.A1" office:value-type="string">
            <text:p text:style-name="P32">𝁑𝁕</text:p>
          </table:table-cell>
          <table:table-cell table:style-name="Πίνακας23.A1" office:value-type="string">
            <text:p text:style-name="P32">𝃛</text:p>
          </table:table-cell>
          <table:table-cell table:style-name="Πίνακας23.A1" office:value-type="string">
            <text:p text:style-name="P30">𝁇𝃳𝁚</text:p>
          </table:table-cell>
          <table:table-cell table:style-name="Πίνακας23.A1" office:value-type="string">
            <text:p text:style-name="P32">𝁑</text:p>
          </table:table-cell>
        </table:table-row>
        <table:table-row>
          <table:covered-table-cell/>
          <table:table-cell table:style-name="Πίνακας23.A1" office:value-type="string">
            <text:p text:style-name="P4"/>
          </table:table-cell>
          <table:table-cell table:style-name="Πίνακας23.A1" office:value-type="string">
            <text:p text:style-name="P4"/>
          </table:table-cell>
          <table:table-cell table:style-name="Πίνακας23.A1" office:value-type="string">
            <text:p text:style-name="P4">κ<text:span text:style-name="T5">ȣ</text:span></text:p>
          </table:table-cell>
          <table:table-cell table:style-name="Πίνακας23.A1" office:value-type="string">
            <text:p text:style-name="P4">σον</text:p>
          </table:table-cell>
          <table:table-cell table:style-name="Πίνακας23.A1" office:value-type="string">
            <text:p text:style-name="P4">ται</text:p>
          </table:table-cell>
          <table:table-cell table:style-name="Πίνακας23.A1" office:value-type="string">
            <text:p text:style-name="P4">τα</text:p>
          </table:table-cell>
          <table:table-cell table:style-name="Πίνακας23.A1" office:value-type="string">
            <text:p text:style-name="P4">ρη</text:p>
          </table:table-cell>
          <table:table-cell table:style-name="Πίνακας23.A1" office:value-type="string">
            <text:p text:style-name="P4">μα</text:p>
          </table:table-cell>
          <table:table-cell table:style-name="Πίνακας23.A1" office:value-type="string">
            <text:p text:style-name="P4"/>
          </table:table-cell>
          <table:table-cell table:style-name="Πίνακας23.A1" office:value-type="string">
            <text:p text:style-name="P4">τα</text:p>
          </table:table-cell>
          <table:table-cell table:style-name="Πίνακας23.A1" office:value-type="string">
            <text:p text:style-name="P4">μ<text:span text:style-name="T5">ȣ</text:span></text:p>
          </table:table-cell>
          <table:table-cell table:style-name="Πίνακας23.A1" office:value-type="string">
            <text:p text:style-name="P4"/>
          </table:table-cell>
          <table:table-cell table:style-name="Πίνακας23.A1" office:value-type="string">
            <text:p text:style-name="P4">ο</text:p>
          </table:table-cell>
          <table:table-cell table:style-name="Πίνακας23.A1" office:value-type="string">
            <text:p text:style-name="P4">τι</text:p>
          </table:table-cell>
          <table:table-cell table:style-name="Πίνακας23.A1" office:value-type="string">
            <text:p text:style-name="P4">η</text:p>
          </table:table-cell>
          <table:table-cell table:style-name="Πίνακας23.A1" office:value-type="string">
            <text:p text:style-name="P4"/>
          </table:table-cell>
          <table:table-cell table:style-name="Πίνακας23.A1" office:value-type="string">
            <text:p text:style-name="P4">δυν</text:p>
          </table:table-cell>
          <table:table-cell table:style-name="Πίνακας23.A1" office:value-type="string">
            <text:p text:style-name="P4">θη</text:p>
          </table:table-cell>
        </table:table-row>
      </table:table>
      <text:p text:style-name="P40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 table:number-columns-repeated="3"/>
        <table:table-column table:style-name="Πίνακας25.A"/>
        <table:table-column table:style-name="Πίνακας25.C"/>
        <table:table-column table:style-name="Πίνακας25.H"/>
        <table:table-column table:style-name="Πίνακας25.I"/>
        <table:table-column table:style-name="Πίνακας25.B"/>
        <table:table-column table:style-name="Πίνακας25.K"/>
        <table:table-column table:style-name="Πίνακας25.L"/>
        <table:table-column table:style-name="Πίνακας25.M"/>
        <table:table-column table:style-name="Πίνακας25.C"/>
        <table:table-column table:style-name="Πίνακας25.B"/>
        <table:table-column table:style-name="Πίνακας25.M"/>
        <table:table-column table:style-name="Πίνακας25.C"/>
        <table:table-column table:style-name="Πίνακας25.R"/>
        <table:table-column table:style-name="Πίνακας25.S"/>
        <table:table-column table:style-name="Πίνακας25.T"/>
        <table:table-row>
          <table:table-cell table:style-name="Πίνακας25.A1" office:value-type="string">
            <text:p text:style-name="P101">𝁑𝁿<text:span text:style-name="T150">𝃇</text:span></text:p>
          </table:table-cell>
          <table:table-cell table:style-name="Πίνακας25.A1" office:value-type="string">
            <text:p text:style-name="P33">𝁑</text:p>
          </table:table-cell>
          <table:table-cell table:style-name="Πίνακας25.A1" office:value-type="string">
            <text:p text:style-name="P33">𝁇</text:p>
          </table:table-cell>
          <table:table-cell table:style-name="Πίνακας25.A1" office:value-type="string">
            <text:p text:style-name="P33">𝁇𝂿</text:p>
          </table:table-cell>
          <table:table-cell table:style-name="Πίνακας25.A1" office:value-type="string">
            <text:p text:style-name="P33">𝁆</text:p>
          </table:table-cell>
          <table:table-cell table:style-name="Πίνακας25.A1" office:value-type="string">
            <text:p text:style-name="P33">𝁉</text:p>
          </table:table-cell>
          <table:table-cell table:style-name="Πίνακας25.A1" office:value-type="string">
            <text:p text:style-name="P33">𝁇𝁉𝃴</text:p>
          </table:table-cell>
          <table:table-cell table:style-name="Πίνακας25.A1" office:value-type="string">
            <text:p text:style-name="P33">𝁑</text:p>
          </table:table-cell>
          <table:table-cell table:style-name="Πίνακας25.A1" office:value-type="string">
            <text:p text:style-name="P33">𝁑</text:p>
          </table:table-cell>
          <table:table-cell table:style-name="Πίνακας25.A1" office:value-type="string">
            <text:p text:style-name="P59">𝁑𝃇</text:p>
          </table:table-cell>
          <table:table-cell table:style-name="Πίνακας25.A1" office:value-type="string">
            <text:p text:style-name="P33">𝁑</text:p>
          </table:table-cell>
          <table:table-cell table:style-name="Πίνακας25.A1" office:value-type="string">
            <text:p text:style-name="P33">𝁑</text:p>
          </table:table-cell>
          <table:table-cell table:style-name="Πίνακας25.A1" office:value-type="string">
            <text:p text:style-name="P33">𝃛</text:p>
          </table:table-cell>
          <table:table-cell table:style-name="Πίνακας25.A1" office:value-type="string">
            <text:p text:style-name="P33">𝁇𝁿</text:p>
          </table:table-cell>
          <table:table-cell table:style-name="Πίνακας25.A1" office:value-type="string">
            <text:p text:style-name="P33">𝁑</text:p>
          </table:table-cell>
          <table:table-cell table:style-name="Πίνακας25.A1" office:value-type="string">
            <text:p text:style-name="P33">𝃛</text:p>
          </table:table-cell>
          <table:table-cell table:style-name="Πίνακας25.A1" office:value-type="string">
            <text:p text:style-name="P33">𝁇</text:p>
          </table:table-cell>
          <table:table-cell table:style-name="Πίνακας25.A1" office:value-type="string">
            <text:p text:style-name="P33">𝁇</text:p>
          </table:table-cell>
          <table:table-cell table:style-name="Πίνακας25.A1" office:value-type="string">
            <text:p text:style-name="P33">𝁇𝁚</text:p>
          </table:table-cell>
          <table:table-cell table:style-name="Πίνακας25.A1" office:value-type="string">
            <text:p text:style-name="P33">𝁑</text:p>
          </table:table-cell>
        </table:table-row>
        <table:table-row>
          <table:table-cell table:style-name="Πίνακας25.A1" office:value-type="string">
            <text:p text:style-name="P4">σαν</text:p>
          </table:table-cell>
          <table:table-cell table:style-name="Πίνακας25.A1" office:value-type="string">
            <text:p text:style-name="P4">ω</text:p>
          </table:table-cell>
          <table:table-cell table:style-name="Πίνακας25.A1" office:value-type="string">
            <text:p text:style-name="P4">σει</text:p>
          </table:table-cell>
          <table:table-cell table:style-name="Πίνακας25.A1" office:value-type="string">
            <text:p text:style-name="P4">πα</text:p>
          </table:table-cell>
          <table:table-cell table:style-name="Πίνακας25.A1" office:value-type="string">
            <text:p text:style-name="P4">χος</text:p>
          </table:table-cell>
          <table:table-cell table:style-name="Πίνακας25.A1" office:value-type="string">
            <text:p text:style-name="P4">γης</text:p>
          </table:table-cell>
          <table:table-cell table:style-name="Πίνακας25.A1" office:value-type="string">
            <text:p text:style-name="P4">ερ</text:p>
          </table:table-cell>
          <table:table-cell table:style-name="Πίνακας25.A1" office:value-type="string">
            <text:p text:style-name="P4">ρα</text:p>
          </table:table-cell>
          <table:table-cell table:style-name="Πίνακας25.A1" office:value-type="string">
            <text:p text:style-name="P4">γη</text:p>
          </table:table-cell>
          <table:table-cell table:style-name="Πίνακας25.A1" office:value-type="string">
            <text:p text:style-name="P4">ε</text:p>
          </table:table-cell>
          <table:table-cell table:style-name="Πίνακας25.A1" office:value-type="string">
            <text:p text:style-name="P4">πι</text:p>
          </table:table-cell>
          <table:table-cell table:style-name="Πίνακας25.A1" office:value-type="string">
            <text:p text:style-name="P4">της</text:p>
          </table:table-cell>
          <table:table-cell table:style-name="Πίνακας25.A1" office:value-type="string">
            <text:p text:style-name="P4"/>
          </table:table-cell>
          <table:table-cell table:style-name="Πίνακας25.A1" office:value-type="string">
            <text:p text:style-name="P4">γης</text:p>
          </table:table-cell>
          <table:table-cell table:style-name="Πίνακας25.A1" office:value-type="string">
            <text:p text:style-name="P4">δι</text:p>
          </table:table-cell>
          <table:table-cell table:style-name="Πίνακας25.A1" office:value-type="string">
            <text:p text:style-name="P4"/>
          </table:table-cell>
          <table:table-cell table:style-name="Πίνακας25.A1" office:value-type="string">
            <text:p text:style-name="P4">ε</text:p>
          </table:table-cell>
          <table:table-cell table:style-name="Πίνακας25.A1" office:value-type="string">
            <text:p text:style-name="P4">σκορ</text:p>
          </table:table-cell>
          <table:table-cell table:style-name="Πίνακας25.A1" office:value-type="string">
            <text:p text:style-name="P4">πι</text:p>
          </table:table-cell>
          <table:table-cell table:style-name="Πίνακας25.A1" office:value-type="string">
            <text:p text:style-name="P4">σθη</text:p>
          </table:table-cell>
        </table:table-row>
      </table:table>
      <text:p text:style-name="P40"/>
      <table:table table:name="Πίνακας26" table:style-name="Πίνακας26">
        <table:table-column table:style-name="Πίνακας26.A"/>
        <table:table-column table:style-name="Πίνακας26.B" table:number-columns-repeated="2"/>
        <table:table-column table:style-name="Πίνακας26.D"/>
        <table:table-column table:style-name="Πίνακας26.E"/>
        <table:table-column table:style-name="Πίνακας26.F"/>
        <table:table-column table:style-name="Πίνακας26.G"/>
        <table:table-column table:style-name="Πίνακας26.H"/>
        <table:table-column table:style-name="Πίνακας26.B"/>
        <table:table-column table:style-name="Πίνακας26.J"/>
        <table:table-column table:style-name="Πίνακας26.K"/>
        <table:table-column table:style-name="Πίνακας26.L"/>
        <table:table-row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𝁆</text:p>
          </table:table-cell>
          <table:table-cell table:style-name="Πίνακας26.A1" office:value-type="string">
            <text:p text:style-name="P33">𝁇𝃳𝁚</text:p>
          </table:table-cell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𝁇𝂏𝁎</text:p>
          </table:table-cell>
          <table:table-cell table:style-name="Πίνακας26.A1" office:value-type="string">
            <text:p text:style-name="P33">𝁑</text:p>
          </table:table-cell>
          <table:table-cell table:style-name="Πίνακας26.A1" office:value-type="string">
            <text:p text:style-name="P33">𝃛</text:p>
          </table:table-cell>
          <table:table-cell table:style-name="Πίνακας26.A1" office:value-type="string">
            <text:p text:style-name="P33">𝁑𝂆</text:p>
          </table:table-cell>
        </table:table-row>
        <table:table-row>
          <table:table-cell table:style-name="Πίνακας26.A1" office:value-type="string">
            <text:p text:style-name="P4">τα</text:p>
          </table:table-cell>
          <table:table-cell table:style-name="Πίνακας26.A1" office:value-type="string">
            <text:p text:style-name="P4">ο</text:p>
          </table:table-cell>
          <table:table-cell table:style-name="Πίνακας26.A1" office:value-type="string">
            <text:p text:style-name="P4">στα</text:p>
          </table:table-cell>
          <table:table-cell table:style-name="Πίνακας26.A1" office:value-type="string">
            <text:p text:style-name="P4">αυ</text:p>
          </table:table-cell>
          <table:table-cell table:style-name="Πίνακας26.A1" office:value-type="string">
            <text:p text:style-name="P4">των</text:p>
          </table:table-cell>
          <table:table-cell table:style-name="Πίνακας26.A1" office:value-type="string">
            <text:p text:style-name="P4">πα</text:p>
          </table:table-cell>
          <table:table-cell table:style-name="Πίνακας26.A1" office:value-type="string">
            <text:p text:style-name="P4">ρα</text:p>
          </table:table-cell>
          <table:table-cell table:style-name="Πίνακας26.A1" office:value-type="string">
            <text:p text:style-name="P4">τον</text:p>
          </table:table-cell>
          <table:table-cell table:style-name="Πίνακας26.A1" office:value-type="string">
            <text:p text:style-name="P77">ᾼ</text:p>
          </table:table-cell>
          <table:table-cell table:style-name="Πίνακας26.A1" office:value-type="string">
            <text:p text:style-name="P4">α</text:p>
          </table:table-cell>
          <table:table-cell table:style-name="Πίνακας26.A1" office:value-type="string">
            <text:p text:style-name="P4"/>
          </table:table-cell>
          <table:table-cell table:style-name="Πίνακας26.A1" office:value-type="string">
            <text:p text:style-name="P4">δην</text:p>
          </table:table-cell>
        </table:table-row>
      </table:table>
      <text:p text:style-name="P178"><text:span text:style-name="T36"><text:tab/></text:span><text:span text:style-name="T12">𝃩𝂥</text:span></text:p>
      <table:table table:name="Πίνακας27" table:style-name="Πίνακας27">
        <table:table-column table:style-name="Πίνακας27.A"/>
        <table:table-column table:style-name="Πίνακας27.B"/>
        <table:table-column table:style-name="Πίνακας27.C"/>
        <table:table-column table:style-name="Πίνακας27.D"/>
        <table:table-column table:style-name="Πίνακας27.E"/>
        <table:table-column table:style-name="Πίνακας27.F"/>
        <table:table-column table:style-name="Πίνακας27.G"/>
        <table:table-column table:style-name="Πίνακας27.C"/>
        <table:table-column table:style-name="Πίνακας27.F"/>
        <table:table-column table:style-name="Πίνακας27.J" table:number-columns-repeated="2"/>
        <table:table-column table:style-name="Πίνακας27.F"/>
        <table:table-column table:style-name="Πίνακας27.J"/>
        <table:table-column table:style-name="Πίνακας27.C"/>
        <table:table-column table:style-name="Πίνακας27.O"/>
        <table:table-column table:style-name="Πίνακας27.F"/>
        <table:table-column table:style-name="Πίνακας27.C"/>
        <table:table-row>
          <table:table-cell table:style-name="Πίνακας27.A1" table:number-rows-spanned="2" office:value-type="string">
            <text:p text:style-name="P67">Ο</text:p>
          </table:table-cell>
          <table:table-cell table:style-name="Πίνακας27.A1" office:value-type="string">
            <text:p text:style-name="P34">𝁉𝁏</text:p>
          </table:table-cell>
          <table:table-cell table:style-name="Πίνακας27.A1" office:value-type="string">
            <text:p text:style-name="P34">𝁑</text:p>
          </table:table-cell>
          <table:table-cell table:style-name="Πίνακας27.A1" office:value-type="string">
            <text:p text:style-name="P34">𝁇</text:p>
          </table:table-cell>
          <table:table-cell table:style-name="Πίνακας27.A1" office:value-type="string">
            <text:p text:style-name="P35">𝃛</text:p>
          </table:table-cell>
          <table:table-cell table:style-name="Πίνακας27.A1" office:value-type="string">
            <text:p text:style-name="P35">𝁇𝁿</text:p>
          </table:table-cell>
          <table:table-cell table:style-name="Πίνακας27.A1" office:value-type="string">
            <text:p text:style-name="P81">𝁇𝁆𝁎</text:p>
          </table:table-cell>
          <table:table-cell table:style-name="Πίνακας27.A1" office:value-type="string">
            <text:p text:style-name="P36">𝁑</text:p>
          </table:table-cell>
          <table:table-cell table:style-name="Πίνακας27.A1" office:value-type="string">
            <text:p text:style-name="P36">𝁆</text:p>
          </table:table-cell>
          <table:table-cell table:style-name="Πίνακας27.A1" office:value-type="string">
            <text:p text:style-name="P36">𝁇</text:p>
          </table:table-cell>
          <table:table-cell table:style-name="Πίνακας27.A1" office:value-type="string">
            <text:p text:style-name="P36">𝁆</text:p>
          </table:table-cell>
          <table:table-cell table:style-name="Πίνακας27.A1" office:value-type="string">
            <text:p text:style-name="P36">𝁆</text:p>
          </table:table-cell>
          <table:table-cell table:style-name="Πίνακας27.A1" office:value-type="string">
            <text:p text:style-name="P36">𝁆</text:p>
          </table:table-cell>
          <table:table-cell table:style-name="Πίνακας27.A1" office:value-type="string">
            <text:p text:style-name="P36">𝁑</text:p>
          </table:table-cell>
          <table:table-cell table:style-name="Πίνακας27.A1" office:value-type="string">
            <text:p text:style-name="P36">𝁑</text:p>
          </table:table-cell>
          <table:table-cell table:style-name="Πίνακας27.A1" office:value-type="string">
            <text:p text:style-name="P36">𝁇𝂏𝁎</text:p>
          </table:table-cell>
          <table:table-cell table:style-name="Πίνακας27.A1" office:value-type="string">
            <text:p text:style-name="P36">𝁑</text:p>
          </table:table-cell>
        </table:table-row>
        <table:table-row>
          <table:covered-table-cell/>
          <table:table-cell table:style-name="Πίνακας27.A1" office:value-type="string">
            <text:p text:style-name="P5"/>
          </table:table-cell>
          <table:table-cell table:style-name="Πίνακας27.A1" office:value-type="string">
            <text:p text:style-name="P5">τι</text:p>
          </table:table-cell>
          <table:table-cell table:style-name="Πίνακας27.A1" office:value-type="string">
            <text:p text:style-name="P5">προς</text:p>
          </table:table-cell>
          <table:table-cell table:style-name="Πίνακας27.A1" office:value-type="string">
            <text:p text:style-name="P5"/>
          </table:table-cell>
          <table:table-cell table:style-name="Πίνακας27.A1" office:value-type="string">
            <text:p text:style-name="P5">σε</text:p>
          </table:table-cell>
          <table:table-cell table:style-name="Πίνακας27.A1" office:value-type="string">
            <text:p text:style-name="P5">Κυ</text:p>
          </table:table-cell>
          <table:table-cell table:style-name="Πίνακας27.A1" office:value-type="string">
            <text:p text:style-name="P5">ρι</text:p>
          </table:table-cell>
          <table:table-cell table:style-name="Πίνακας27.A1" office:value-type="string">
            <text:p text:style-name="P5">ε</text:p>
          </table:table-cell>
          <table:table-cell table:style-name="Πίνακας27.A1" office:value-type="string">
            <text:p text:style-name="P5">Κυ</text:p>
          </table:table-cell>
          <table:table-cell table:style-name="Πίνακας27.A1" office:value-type="string">
            <text:p text:style-name="P5">ρι</text:p>
          </table:table-cell>
          <table:table-cell table:style-name="Πίνακας27.A1" office:value-type="string">
            <text:p text:style-name="P5">ε</text:p>
          </table:table-cell>
          <table:table-cell table:style-name="Πίνακας27.A1" office:value-type="string">
            <text:p text:style-name="P5">οι</text:p>
          </table:table-cell>
          <table:table-cell table:style-name="Πίνακας27.A1" office:value-type="string">
            <text:p text:style-name="P5">ο</text:p>
          </table:table-cell>
          <table:table-cell table:style-name="Πίνακας27.A1" office:value-type="string">
            <text:p text:style-name="P5">φθαλ</text:p>
          </table:table-cell>
          <table:table-cell table:style-name="Πίνακας27.A1" office:value-type="string">
            <text:p text:style-name="P5">μοι</text:p>
          </table:table-cell>
          <table:table-cell table:style-name="Πίνακας27.A1" office:value-type="string">
            <text:p text:style-name="P5">οι</text:p>
          </table:table-cell>
        </table:table-row>
      </table:table>
      <text:p text:style-name="P41"/>
      <table:table table:name="Πίνακας28" table:style-name="Πίνακας28">
        <table:table-column table:style-name="Πίνακας28.A"/>
        <table:table-column table:style-name="Πίνακας28.B" table:number-columns-repeated="2"/>
        <table:table-column table:style-name="Πίνακας28.D"/>
        <table:table-column table:style-name="Πίνακας28.E"/>
        <table:table-column table:style-name="Πίνακας28.F"/>
        <table:table-column table:style-name="Πίνακας28.G"/>
        <table:table-column table:style-name="Πίνακας28.H"/>
        <table:table-column table:style-name="Πίνακας28.I"/>
        <table:table-column table:style-name="Πίνακας28.J"/>
        <table:table-column table:style-name="Πίνακας28.K"/>
        <table:table-column table:style-name="Πίνακας28.L"/>
        <table:table-column table:style-name="Πίνακας28.M"/>
        <table:table-column table:style-name="Πίνακας28.N"/>
        <table:table-column table:style-name="Πίνακας28.K"/>
        <table:table-column table:style-name="Πίνακας28.I"/>
        <table:table-column table:style-name="Πίνακας28.Q"/>
        <table:table-column table:style-name="Πίνακας28.R"/>
        <table:table-row>
          <table:table-cell table:style-name="Πίνακας28.A1" office:value-type="string">
            <text:p text:style-name="P36">𝁑𝁿</text:p>
          </table:table-cell>
          <table:table-cell table:style-name="Πίνακας28.A1" office:value-type="string">
            <text:p text:style-name="P102">𝁆<text:span text:style-name="T151">𝂽</text:span></text:p>
          </table:table-cell>
          <table:table-cell table:style-name="Πίνακας28.A1" office:value-type="string">
            <text:p text:style-name="P36">𝁆</text:p>
          </table:table-cell>
          <table:table-cell table:style-name="Πίνακας28.A1" office:value-type="string">
            <text:p text:style-name="P36">𝁉𝁏𝃴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102">𝁑𝁿<text:span text:style-name="T151">𝃇</text:span></text:p>
          </table:table-cell>
          <table:table-cell table:style-name="Πίνακας28.A1" office:value-type="string">
            <text:p text:style-name="P36">𝁉𝃴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𝁇𝁚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𝁇𝂏𝁎</text:p>
          </table:table-cell>
          <table:table-cell table:style-name="Πίνακας28.A1" office:value-type="string">
            <text:p text:style-name="P36">𝁑</text:p>
          </table:table-cell>
          <table:table-cell table:style-name="Πίνακας28.A1" office:value-type="string">
            <text:p text:style-name="P36">𝃛</text:p>
          </table:table-cell>
          <table:table-cell table:style-name="Πίνακας28.A1" office:value-type="string">
            <text:p text:style-name="P36">𝁑𝂆</text:p>
          </table:table-cell>
        </table:table-row>
        <table:table-row>
          <table:table-cell table:style-name="Πίνακας28.A1" office:value-type="string">
            <text:p text:style-name="P5">μ<text:span text:style-name="T6">ȣ</text:span></text:p>
          </table:table-cell>
          <table:table-cell table:style-name="Πίνακας28.A1" office:value-type="string">
            <text:p text:style-name="P5">ε</text:p>
          </table:table-cell>
          <table:table-cell table:style-name="Πίνακας28.A1" office:value-type="string">
            <text:p text:style-name="P5">πι</text:p>
          </table:table-cell>
          <table:table-cell table:style-name="Πίνακας28.A1" office:value-type="string">
            <text:p text:style-name="P5">σοι</text:p>
          </table:table-cell>
          <table:table-cell table:style-name="Πίνακας28.A1" office:value-type="string">
            <text:p text:style-name="P5">ηλ</text:p>
          </table:table-cell>
          <table:table-cell table:style-name="Πίνακας28.A1" office:value-type="string">
            <text:p text:style-name="P5">πι</text:p>
          </table:table-cell>
          <table:table-cell table:style-name="Πίνακας28.A1" office:value-type="string">
            <text:p text:style-name="P5">σα</text:p>
          </table:table-cell>
          <table:table-cell table:style-name="Πίνακας28.A1" office:value-type="string">
            <text:p text:style-name="P5">μη</text:p>
          </table:table-cell>
          <table:table-cell table:style-name="Πίνακας28.A1" office:value-type="string">
            <text:p text:style-name="P5">αν</text:p>
          </table:table-cell>
          <table:table-cell table:style-name="Πίνακας28.A1" office:value-type="string">
            <text:p text:style-name="P5">τα</text:p>
          </table:table-cell>
          <table:table-cell table:style-name="Πίνακας28.A1" office:value-type="string">
            <text:p text:style-name="P5">νε</text:p>
          </table:table-cell>
          <table:table-cell table:style-name="Πίνακας28.A1" office:value-type="string">
            <text:p text:style-name="P5">λης</text:p>
          </table:table-cell>
          <table:table-cell table:style-name="Πίνακας28.A1" office:value-type="string">
            <text:p text:style-name="P5">την</text:p>
          </table:table-cell>
          <table:table-cell table:style-name="Πίνακας28.A1" office:value-type="string">
            <text:p text:style-name="P5">ψυ</text:p>
          </table:table-cell>
          <table:table-cell table:style-name="Πίνακας28.A1" office:value-type="string">
            <text:p text:style-name="P5">χη</text:p>
          </table:table-cell>
          <table:table-cell table:style-name="Πίνακας28.A1" office:value-type="string">
            <text:p text:style-name="P5">ην</text:p>
          </table:table-cell>
          <table:table-cell table:style-name="Πίνακας28.A1" office:value-type="string">
            <text:p text:style-name="P5"/>
          </table:table-cell>
          <table:table-cell table:style-name="Πίνακας28.A1" office:value-type="string">
            <text:p text:style-name="P5">μου</text:p>
          </table:table-cell>
        </table:table-row>
      </table:table>
      <text:p text:style-name="P153"><text:span text:style-name="T36"><text:tab/></text:span><text:span text:style-name="T12">𝃩𝂥</text:span></text:p>
      <table:table table:name="Πίνακας32" table:style-name="Πίνακας32">
        <table:table-column table:style-name="Πίνακας32.A"/>
        <table:table-column table:style-name="Πίνακας32.B"/>
        <table:table-column table:style-name="Πίνακας32.C"/>
        <table:table-column table:style-name="Πίνακας32.D"/>
        <table:table-column table:style-name="Πίνακας32.E"/>
        <table:table-column table:style-name="Πίνακας32.C"/>
        <table:table-column table:style-name="Πίνακας32.G"/>
        <table:table-column table:style-name="Πίνακας32.H"/>
        <table:table-column table:style-name="Πίνακας32.G"/>
        <table:table-column table:style-name="Πίνακας32.J"/>
        <table:table-column table:style-name="Πίνακας32.G"/>
        <table:table-column table:style-name="Πίνακας32.L"/>
        <table:table-column table:style-name="Πίνακας32.J"/>
        <table:table-column table:style-name="Πίνακας32.B"/>
        <table:table-column table:style-name="Πίνακας32.O"/>
        <table:table-column table:style-name="Πίνακας32.D"/>
        <table:table-column table:style-name="Πίνακας32.Q"/>
        <table:table-column table:style-name="Πίνακας32.D"/>
        <table:table-column table:style-name="Πίνακας32.S"/>
        <table:table-column table:style-name="Πίνακας32.D"/>
        <table:table-row>
          <table:table-cell table:style-name="Πίνακας32.A1" table:number-rows-spanned="2" office:value-type="string">
            <text:p text:style-name="P63">Φ</text:p>
          </table:table-cell>
          <table:table-cell table:style-name="Πίνακας32.A1" office:value-type="string">
            <text:p text:style-name="P60">𝁉𝁐</text:p>
          </table:table-cell>
          <table:table-cell table:style-name="Πίνακας32.A1" office:value-type="string">
            <text:p text:style-name="P37">𝁑</text:p>
          </table:table-cell>
          <table:table-cell table:style-name="Πίνακας32.A1" office:value-type="string">
            <text:p text:style-name="P37">𝁇𝂏𝁎</text:p>
          </table:table-cell>
          <table:table-cell table:style-name="Πίνακας32.A1" office:value-type="string">
            <text:p text:style-name="P37">𝁑</text:p>
          </table:table-cell>
          <table:table-cell table:style-name="Πίνακας32.A1" office:value-type="string">
            <text:p text:style-name="P37">𝁑</text:p>
          </table:table-cell>
          <table:table-cell table:style-name="Πίνακας32.A1" office:value-type="string">
            <text:p text:style-name="P37">𝁆</text:p>
          </table:table-cell>
          <table:table-cell table:style-name="Πίνακας32.A1" office:value-type="string">
            <text:p text:style-name="P37">𝁑</text:p>
          </table:table-cell>
          <table:table-cell table:style-name="Πίνακας32.A1" office:value-type="string">
            <text:p text:style-name="P37">𝁇</text:p>
          </table:table-cell>
          <table:table-cell table:style-name="Πίνακας32.A1" office:value-type="string">
            <text:p text:style-name="P37">𝃛</text:p>
          </table:table-cell>
          <table:table-cell table:style-name="Πίνακας32.A1" office:value-type="string">
            <text:p text:style-name="P37">𝁇𝁎</text:p>
          </table:table-cell>
          <table:table-cell table:style-name="Πίνακας32.A1" office:value-type="string">
            <text:p text:style-name="P37">𝁑</text:p>
          </table:table-cell>
          <table:table-cell table:style-name="Πίνακας32.A1" office:value-type="string">
            <text:p text:style-name="P37">𝃛</text:p>
          </table:table-cell>
          <table:table-cell table:style-name="Πίνακας32.A1" office:value-type="string">
            <text:p text:style-name="P37">𝁉</text:p>
          </table:table-cell>
          <table:table-cell table:style-name="Πίνακας32.A1" office:value-type="string">
            <text:p text:style-name="P37">𝁑</text:p>
          </table:table-cell>
          <table:table-cell table:style-name="Πίνακας32.A1" office:value-type="string">
            <text:p text:style-name="P37">𝁆</text:p>
          </table:table-cell>
          <table:table-cell table:style-name="Πίνακας32.A1" office:value-type="string">
            <text:p text:style-name="P37">𝃛</text:p>
          </table:table-cell>
          <table:table-cell table:style-name="Πίνακας32.A1" office:value-type="string">
            <text:p text:style-name="P37">𝁇</text:p>
          </table:table-cell>
          <table:table-cell table:style-name="Πίνακας32.A1" office:value-type="string">
            <text:p text:style-name="P37">𝁕</text:p>
          </table:table-cell>
          <table:table-cell table:style-name="Πίνακας32.A1" office:value-type="string">
            <text:p text:style-name="P37">𝁇𝁎</text:p>
          </table:table-cell>
        </table:table-row>
        <table:table-row>
          <table:covered-table-cell/>
          <table:table-cell table:style-name="Πίνακας32.A1" office:value-type="string">
            <text:p text:style-name="P3">υ</text:p>
          </table:table-cell>
          <table:table-cell table:style-name="Πίνακας32.A1" office:value-type="string">
            <text:p text:style-name="P5">λα</text:p>
          </table:table-cell>
          <table:table-cell table:style-name="Πίνακας32.A1" office:value-type="string">
            <text:p text:style-name="P5">ξο</text:p>
          </table:table-cell>
          <table:table-cell table:style-name="Πίνακας32.A1" office:value-type="string">
            <text:p text:style-name="P5">ον</text:p>
          </table:table-cell>
          <table:table-cell table:style-name="Πίνακας32.A1" office:value-type="string">
            <text:p text:style-name="P5">με</text:p>
          </table:table-cell>
          <table:table-cell table:style-name="Πίνακας32.A1" office:value-type="string">
            <text:p text:style-name="P5">α</text:p>
          </table:table-cell>
          <table:table-cell table:style-name="Πίνακας32.A1" office:value-type="string">
            <text:p text:style-name="P5">πο</text:p>
          </table:table-cell>
          <table:table-cell table:style-name="Πίνακας32.A1" office:value-type="string">
            <text:p text:style-name="P5">πα</text:p>
          </table:table-cell>
          <table:table-cell table:style-name="Πίνακας32.A1" office:value-type="string">
            <text:p text:style-name="P5"/>
          </table:table-cell>
          <table:table-cell table:style-name="Πίνακας32.A1" office:value-type="string">
            <text:p text:style-name="P5">γι</text:p>
          </table:table-cell>
          <table:table-cell table:style-name="Πίνακας32.A1" office:value-type="string">
            <text:p text:style-name="P5">δος</text:p>
          </table:table-cell>
          <table:table-cell table:style-name="Πίνακας32.A1" office:value-type="string">
            <text:p text:style-name="P5"/>
          </table:table-cell>
          <table:table-cell table:style-name="Πίνακας32.A1" office:value-type="string">
            <text:p text:style-name="P5">ης</text:p>
          </table:table-cell>
          <table:table-cell table:style-name="Πίνακας32.A1" office:value-type="string">
            <text:p text:style-name="P5">συ</text:p>
          </table:table-cell>
          <table:table-cell table:style-name="Πίνακας32.A1" office:value-type="string">
            <text:p text:style-name="P5">νε</text:p>
          </table:table-cell>
          <table:table-cell table:style-name="Πίνακας32.A1" office:value-type="string">
            <text:p text:style-name="P5"/>
          </table:table-cell>
          <table:table-cell table:style-name="Πίνακας32.A1" office:value-type="string">
            <text:p text:style-name="P5">στη</text:p>
          </table:table-cell>
          <table:table-cell table:style-name="Πίνακας32.A1" office:value-type="string">
            <text:p text:style-name="P5">σαν</text:p>
          </table:table-cell>
          <table:table-cell table:style-name="Πίνακας32.A1" office:value-type="string">
            <text:p text:style-name="P5">το</text:p>
          </table:table-cell>
        </table:table-row>
      </table:table>
      <text:p text:style-name="P41"/>
      <table:table table:name="Πίνακας33" table:style-name="Πίνακας33">
        <table:table-column table:style-name="Πίνακας33.A"/>
        <table:table-column table:style-name="Πίνακας33.B"/>
        <table:table-column table:style-name="Πίνακας33.C"/>
        <table:table-column table:style-name="Πίνακας33.D"/>
        <table:table-column table:style-name="Πίνακας33.E"/>
        <table:table-column table:style-name="Πίνακας33.D"/>
        <table:table-column table:style-name="Πίνακας33.B"/>
        <table:table-column table:style-name="Πίνακας33.H"/>
        <table:table-column table:style-name="Πίνακας33.B"/>
        <table:table-column table:style-name="Πίνακας33.J"/>
        <table:table-column table:style-name="Πίνακας33.D"/>
        <table:table-column table:style-name="Πίνακας33.A"/>
        <table:table-column table:style-name="Πίνακας33.M"/>
        <table:table-column table:style-name="Πίνακας33.N"/>
        <table:table-column table:style-name="Πίνακας33.C"/>
        <table:table-column table:style-name="Πίνακας33.P"/>
        <table:table-column table:style-name="Πίνακας33.B"/>
        <table:table-column table:style-name="Πίνακας33.R"/>
        <table:table-column table:style-name="Πίνακας33.S"/>
        <table:table-row>
          <table:table-cell table:style-name="Πίνακας33.A1" office:value-type="string">
            <text:p text:style-name="P38">𝁕𝁿</text:p>
          </table:table-cell>
          <table:table-cell table:style-name="Πίνακας33.A1" office:value-type="string">
            <text:p text:style-name="P38">𝁆𝁉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𝁇</text:p>
          </table:table-cell>
          <table:table-cell table:style-name="Πίνακας33.A1" office:value-type="string">
            <text:p text:style-name="P38">𝁇</text:p>
          </table:table-cell>
          <table:table-cell table:style-name="Πίνακας33.A1" office:value-type="string">
            <text:p text:style-name="P38">𝁇</text:p>
          </table:table-cell>
          <table:table-cell table:style-name="Πίνακας33.A1" office:value-type="string">
            <text:p text:style-name="P38">𝁆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𝁆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𝁆</text:p>
          </table:table-cell>
          <table:table-cell table:style-name="Πίνακας33.A1" office:value-type="string">
            <text:p text:style-name="P38">𝁉𝃴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𝁑</text:p>
          </table:table-cell>
          <table:table-cell table:style-name="Πίνακας33.A1" office:value-type="string">
            <text:p text:style-name="P38">𝁇𝁎</text:p>
          </table:table-cell>
          <table:table-cell table:style-name="Πίνακας33.A1" office:value-type="string">
            <text:p text:style-name="P38">𝃛</text:p>
          </table:table-cell>
          <table:table-cell table:style-name="Πίνακας33.A1" office:value-type="string">
            <text:p text:style-name="P38">𝁕𝂆</text:p>
          </table:table-cell>
        </table:table-row>
        <table:table-row>
          <table:table-cell table:style-name="Πίνακας33.A1" office:value-type="string">
            <text:p text:style-name="P5">μοι</text:p>
          </table:table-cell>
          <table:table-cell table:style-name="Πίνακας33.A1" office:value-type="string">
            <text:p text:style-name="P5">και</text:p>
          </table:table-cell>
          <table:table-cell table:style-name="Πίνακας33.A1" office:value-type="string">
            <text:p text:style-name="P5">α</text:p>
          </table:table-cell>
          <table:table-cell table:style-name="Πίνακας33.A1" office:value-type="string">
            <text:p text:style-name="P5">πο</text:p>
          </table:table-cell>
          <table:table-cell table:style-name="Πίνακας33.A1" office:value-type="string">
            <text:p text:style-name="P5">σκαν</text:p>
          </table:table-cell>
          <table:table-cell table:style-name="Πίνακας33.A1" office:value-type="string">
            <text:p text:style-name="P5">δα</text:p>
          </table:table-cell>
          <table:table-cell table:style-name="Πίνακας33.A1" office:value-type="string">
            <text:p text:style-name="P5">λων</text:p>
          </table:table-cell>
          <table:table-cell table:style-name="Πίνακας33.A1" office:value-type="string">
            <text:p text:style-name="P5">των</text:p>
          </table:table-cell>
          <table:table-cell table:style-name="Πίνακας33.A1" office:value-type="string">
            <text:p text:style-name="P5">ερ</text:p>
          </table:table-cell>
          <table:table-cell table:style-name="Πίνακας33.A1" office:value-type="string">
            <text:p text:style-name="P5">γα</text:p>
          </table:table-cell>
          <table:table-cell table:style-name="Πίνακας33.A1" office:value-type="string">
            <text:p text:style-name="P5">ζο</text:p>
          </table:table-cell>
          <table:table-cell table:style-name="Πίνακας33.A1" office:value-type="string">
            <text:p text:style-name="P5">με</text:p>
          </table:table-cell>
          <table:table-cell table:style-name="Πίνακας33.A1" office:value-type="string">
            <text:p text:style-name="P5">νων</text:p>
          </table:table-cell>
          <table:table-cell table:style-name="Πίνακας33.A1" office:value-type="string">
            <text:p text:style-name="P5">την</text:p>
          </table:table-cell>
          <table:table-cell table:style-name="Πίνακας33.A1" office:value-type="string">
            <text:p text:style-name="P5">α</text:p>
          </table:table-cell>
          <table:table-cell table:style-name="Πίνακας33.A1" office:value-type="string">
            <text:p text:style-name="P5">νο</text:p>
          </table:table-cell>
          <table:table-cell table:style-name="Πίνακας33.A1" office:value-type="string">
            <text:p text:style-name="P5">μι</text:p>
          </table:table-cell>
          <table:table-cell table:style-name="Πίνακας33.A1" office:value-type="string">
            <text:p text:style-name="P5"/>
          </table:table-cell>
          <table:table-cell table:style-name="Πίνακας33.A1" office:value-type="string">
            <text:p text:style-name="P5">αν</text:p>
          </table:table-cell>
        </table:table-row>
      </table:table>
      <text:p text:style-name="P155"><text:span text:style-name="T36"><text:tab/></text:span><text:span text:style-name="T25">𝃩𝂥</text:span></text:p>
      <text:p text:style-name="P154"><text:span text:style-name="Υπερ-σύνδεση"><text:span text:style-name="T27"/></text:span></text:p>
      <text:p text:style-name="P158"><text:soft-page-break/><text:span text:style-name="Προεπιλεγμένη_20_γραμματοσειρά"><text:span text:style-name="T170">ἀρχιγρά</text:span></text:span><text:span text:style-name="Προεπιλεγμένη_20_γραμματοσειρά"><text:span text:style-name="T169">μματ</text:span></text:span><text:span text:style-name="Προεπιλεγμένη_20_γραμματοσειρά"><text:span text:style-name="T170">α</text:span></text:span><text:span text:style-name="Προεπιλεγμένη_20_γραμματοσειρά"><text:span text:style-name="T167">: </text:span></text:span><text:span text:style-name="Προεπιλεγμένη_20_γραμματοσειρά"><text:span text:style-name="T170">s</text:span></text:span><text:span text:style-name="Προεπιλεγμένη_20_γραμματοσειρά"><text:span text:style-name="T178">wsh</text:span></text:span></text:p>
      <text:p text:style-name="P183"/>
      <text:p text:style-name="P184">Α Β Γ Δ Ε Ζ Η Θ Ι Κ Λ Μ Ν Ξ Ο Π Ρ Σ <text:span text:style-name="T130">Τ </text:span>Υ Φ Χ Ψ Ω<text:span text:style-name="T37"> </text:span><text:span text:style-name="T147">→</text:span><text:span text:style-name="T148"> </text:span><text:span text:style-name="T131">Α Β Γ Δ Ε Ζ Η Θ Ι Κ Λ Μ Ν Ξ Ο Π Ρ Σ </text:span><text:span text:style-name="T132">Τ </text:span><text:span text:style-name="T131">Υ Φ Χ Ψ Ω</text:span></text:p>
      <text:p text:style-name="P160"><text:span text:style-name="Προεπιλεγμένη_20_γραμματοσειρά"><text:span text:style-name="T167"/></text:span></text:p>
      <text:p text:style-name="P160"><text:span text:style-name="Προεπιλεγμένη_20_γραμματοσειρά"><text:span text:style-name="T167">ἰσοκρατήματ</text:span></text:span><text:span text:style-name="Προεπιλεγμένη_20_γραμματοσειρά"><text:span text:style-name="T171">α</text:span></text:span><text:span text:style-name="Προεπιλεγμένη_20_γραμματοσειρά"><text:span text:style-name="T167">: </text:span></text:span><text:span text:style-name="Προεπιλεγμένη_20_γραμματοσειρά"><text:span text:style-name="T171">l</text:span></text:span><text:span text:style-name="Προεπιλεγμένη_20_γραμματοσειρά"><text:span text:style-name="T180">iga</text:span></text:span></text:p>
      <text:p text:style-name="P183"/>
      <text:p text:style-name="P39"><text:span text:style-name="T8">𝁆𝃩 𝁆𝃪 𝁆𝃫 𝁆𝃬 𝁆𝃭 𝁆𝃮 𝁆𝃯 </text:span><text:span text:style-name="T9">𝁆0</text:span><text:span text:style-name="T8"> 𝁆2 𝁆3 𝁆4 𝁆5 𝁇𝃩 𝁇𝃪 𝁇𝃫 𝁇𝃬 𝁇𝃭 𝁇𝃮 𝁇𝃯 </text:span><text:span text:style-name="T9">𝁇0</text:span><text:span text:style-name="T8"> 𝁇2 𝁇3 𝁇4 𝁇5 𝁑𝃩 𝁑𝃪 𝁑𝃫 𝁑𝃬 𝁑𝃭 𝁑𝃮 𝁑𝃯 </text:span><text:span text:style-name="T9">𝁑0</text:span><text:span text:style-name="T8"> 𝁑2 𝁑3 𝁑4 𝁑5 𝃰𝃩 𝃰𝃪 𝃰𝃫 𝃰𝃬 𝃰𝃭 𝃰𝃮 𝃰𝃯 </text:span><text:span text:style-name="T9">𝃰0</text:span><text:span text:style-name="T8"> 𝃰2 𝃰3 𝃰4 𝃰5</text:span></text:p>
      <text:p text:style-name="P157"><text:span text:style-name="Προεπιλεγμένη_20_γραμματοσειρά"><text:span text:style-name="T167"/></text:span></text:p>
      <text:p text:style-name="P161"><text:span text:style-name="Προεπιλεγμένη_20_γραμματοσειρά"><text:span text:style-name="T167">ἐναλλακτικοὶ </text:span></text:span><text:span text:style-name="Προεπιλεγμένη_20_γραμματοσειρά"><text:span text:style-name="T168">χαρακτῆρες</text:span></text:span><text:span text:style-name="Προεπιλεγμένη_20_γραμματοσειρά"><text:span text:style-name="T167">: </text:span></text:span><text:span text:style-name="Προεπιλεγμένη_20_γραμματοσειρά"><text:span text:style-name="T181">aalt</text:span></text:span><text:span text:style-name="Προεπιλεγμένη_20_γραμματοσειρά"><text:span text:style-name="T182"><text:tab/></text:span></text:span><text:span text:style-name="T54">𝂚 𝂛 𝂜 𝂝 𝂞 𝂟 𝂠 𝂡 𝂡 𝂡</text:span><text:span text:style-name="T55"> </text:span><text:span text:style-name="T146">→</text:span><text:span text:style-name="T56"> </text:span><text:span text:style-name="T46">𝂚 𝂛 𝂜 𝂝 𝂞 𝂟 𝂠 𝂡 </text:span><text:span text:style-name="T65">𝂡</text:span><text:span text:style-name="T46"> </text:span><text:span text:style-name="T49">𝂡</text:span></text:p>
      <text:p text:style-name="P159"><text:span text:style-name="Προεπιλεγμένη_20_γραμματοσειρά"><text:span text:style-name="T168"/></text:span></text:p>
      <text:p text:style-name="P159"><text:span text:style-name="Προεπιλεγμένη_20_γραμματοσειρά"><text:span text:style-name="T168">μαρτυρίες φθό</text:span></text:span><text:span text:style-name="Προεπιλεγμένη_20_γραμματοσειρά"><text:span text:style-name="T169">γγων</text:span></text:span><text:span text:style-name="Προεπιλεγμένη_20_γραμματοσειρά"><text:span text:style-name="T167">: </text:span></text:span><text:span text:style-name="Προεπιλεγμένη_20_γραμματοσειρά"><text:span text:style-name="T179">liga</text:span></text:span><text:span text:style-name="Προεπιλεγμένη_20_γραμματοσειρά"><text:span text:style-name="T169">, </text:span></text:span><text:span text:style-name="Προεπιλεγμένη_20_γραμματοσειρά"><text:span text:style-name="T39">aa</text:span></text:span><text:span text:style-name="Προεπιλεγμένη_20_γραμματοσειρά"><text:span text:style-name="T184">lt</text:span></text:span></text:p>
      <text:p text:style-name="P182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A"/>
        <table:table-column table:style-name="Πίνακας7.B"/>
        <table:table-column table:style-name="Πίνακας7.A"/>
        <table:table-column table:style-name="Πίνακας7.B"/>
        <table:table-column table:style-name="Πίνακας7.A"/>
        <table:table-column table:style-name="Πίνακας7.B"/>
        <table:table-column table:style-name="Πίνακας7.A"/>
        <table:table-column table:style-name="Πίνακας7.B"/>
        <table:table-column table:style-name="Πίνακας7.A"/>
        <table:table-column table:style-name="Πίνακας7.B"/>
        <table:table-column table:style-name="Πίνακας7.A"/>
        <table:table-column table:style-name="Πίνακας7.B" table:number-columns-repeated="2"/>
        <table:table-row>
          <table:table-cell table:style-name="Πίνακας7.A1" office:value-type="string">
            <text:p text:style-name="P51">𝃪𝂣</text:p>
          </table:table-cell>
          <table:table-cell table:style-name="Πίνακας7.B1" office:value-type="string">
            <text:p text:style-name="P51">𝃪𝂥</text:p>
          </table:table-cell>
          <table:table-cell table:style-name="Πίνακας7.B1" office:value-type="string">
            <text:p text:style-name="P51">𝃪𝂧</text:p>
          </table:table-cell>
          <table:table-cell table:style-name="Πίνακας7.B1" office:value-type="string">
            <text:p text:style-name="P51">𝃪𝂩</text:p>
          </table:table-cell>
          <table:table-cell table:style-name="Πίνακας7.B1" office:value-type="string">
            <text:p text:style-name="P70">𝃪𝂩</text:p>
          </table:table-cell>
          <table:table-cell table:style-name="Πίνακας7.B1" office:value-type="string">
            <text:p text:style-name="P51">𝃪𝃇</text:p>
          </table:table-cell>
          <table:table-cell table:style-name="Πίνακας7.B1" office:value-type="string">
            <text:p text:style-name="P51">𝃪𝃈</text:p>
          </table:table-cell>
          <table:table-cell table:style-name="Πίνακας7.B1" office:value-type="string">
            <text:p text:style-name="P51">𝃫𝂥</text:p>
          </table:table-cell>
          <table:table-cell table:style-name="Πίνακας7.B1" office:value-type="string">
            <text:p text:style-name="P51">𝃫𝂧</text:p>
          </table:table-cell>
          <table:table-cell table:style-name="Πίνακας7.B1" office:value-type="string">
            <text:p text:style-name="P70">𝃫𝂧</text:p>
          </table:table-cell>
          <table:table-cell table:style-name="Πίνακας7.B1" office:value-type="string">
            <text:p text:style-name="P51">𝃫𝂩</text:p>
          </table:table-cell>
          <table:table-cell table:style-name="Πίνακας7.B1" office:value-type="string">
            <text:p text:style-name="P51">𝃫𝃄</text:p>
          </table:table-cell>
          <table:table-cell table:style-name="Πίνακας7.B1" office:value-type="string">
            <text:p text:style-name="P51">𝃬𝂥</text:p>
          </table:table-cell>
          <table:table-cell table:style-name="Πίνακας7.B1" office:value-type="string">
            <text:p text:style-name="P70">𝃬𝂥</text:p>
          </table:table-cell>
          <table:table-cell table:style-name="Πίνακας7.B1" office:value-type="string">
            <text:p text:style-name="P51">𝃬𝂧</text:p>
          </table:table-cell>
        </table:table-row>
        <table:table-row>
          <table:table-cell table:style-name="Πίνακας7.A1" office:value-type="string">
            <text:p text:style-name="P51">𝃬𝂨</text:p>
          </table:table-cell>
          <table:table-cell table:style-name="Πίνακας7.B1" office:value-type="string">
            <text:p text:style-name="P70">𝃬𝂨</text:p>
          </table:table-cell>
          <table:table-cell table:style-name="Πίνακας7.B1" office:value-type="string">
            <text:p text:style-name="P99">𝃬𝂨</text:p>
          </table:table-cell>
          <table:table-cell table:style-name="Πίνακας7.B1" office:value-type="string">
            <text:p text:style-name="P51">𝃬𝃇</text:p>
          </table:table-cell>
          <table:table-cell table:style-name="Πίνακας7.B1" office:value-type="string">
            <text:p text:style-name="P51">𝃬𝃈</text:p>
          </table:table-cell>
          <table:table-cell table:style-name="Πίνακας7.B1" office:value-type="string">
            <text:p text:style-name="P51">𝃮𝂢</text:p>
          </table:table-cell>
          <table:table-cell table:style-name="Πίνακας7.B1" office:value-type="string">
            <text:p text:style-name="P51">𝃮𝂥</text:p>
          </table:table-cell>
          <table:table-cell table:style-name="Πίνακας7.B1" office:value-type="string">
            <text:p text:style-name="P51">𝃮𝂧</text:p>
          </table:table-cell>
          <table:table-cell table:style-name="Πίνακας7.B1" office:value-type="string">
            <text:p text:style-name="P51">𝃮𝂩</text:p>
          </table:table-cell>
          <table:table-cell table:style-name="Πίνακας7.B1" office:value-type="string">
            <text:p text:style-name="P51">𝃮𝃇</text:p>
          </table:table-cell>
          <table:table-cell table:style-name="Πίνακας7.B1" office:value-type="string">
            <text:p text:style-name="P51">𝃭𝂣</text:p>
          </table:table-cell>
          <table:table-cell table:style-name="Πίνακας7.B1" office:value-type="string">
            <text:p text:style-name="P70">𝃭𝂣</text:p>
          </table:table-cell>
          <table:table-cell table:style-name="Πίνακας7.B1" office:value-type="string">
            <text:p text:style-name="P51">𝃭𝂥</text:p>
          </table:table-cell>
          <table:table-cell table:style-name="Πίνακας7.B1" office:value-type="string">
            <text:p text:style-name="P51">𝃭𝃄</text:p>
          </table:table-cell>
          <table:table-cell table:style-name="Πίνακας7.B1" office:value-type="string">
            <text:p text:style-name="P51">𝃯𝂥</text:p>
          </table:table-cell>
        </table:table-row>
        <table:table-row>
          <table:table-cell table:style-name="Πίνακας7.A3" office:value-type="string">
            <text:p text:style-name="P70">𝃯𝂥</text:p>
          </table:table-cell>
          <table:table-cell table:style-name="Πίνακας7.B3" office:value-type="string">
            <text:p text:style-name="P51">𝃯𝂧</text:p>
          </table:table-cell>
          <table:table-cell table:style-name="Πίνακας7.B3" office:value-type="string">
            <text:p text:style-name="P51">𝃯𝂨</text:p>
          </table:table-cell>
          <table:table-cell table:style-name="Πίνακας7.B3" office:value-type="string">
            <text:p text:style-name="P70">𝃯𝂨</text:p>
          </table:table-cell>
          <table:table-cell table:style-name="Πίνακας7.B3" office:value-type="string">
            <text:p text:style-name="P51">𝃯𝃇</text:p>
          </table:table-cell>
          <table:table-cell table:style-name="Πίνακας7.B3" office:value-type="string">
            <text:p text:style-name="P51">𝃯𝃄</text:p>
          </table:table-cell>
          <table:table-cell table:style-name="Πίνακας7.B3" office:value-type="string">
            <text:p text:style-name="P51">𝃩𝂣</text:p>
          </table:table-cell>
          <table:table-cell table:style-name="Πίνακας7.B3" office:value-type="string">
            <text:p text:style-name="P70">𝃩𝂣</text:p>
          </table:table-cell>
          <table:table-cell table:style-name="Πίνακας7.B3" office:value-type="string">
            <text:p text:style-name="P51">𝃩𝂥</text:p>
          </table:table-cell>
          <table:table-cell table:style-name="Πίνακας7.B3" office:value-type="string">
            <text:p text:style-name="P70">𝃩𝂥</text:p>
          </table:table-cell>
          <table:table-cell table:style-name="Πίνακας7.B3" office:value-type="string">
            <text:p text:style-name="P51">𝃩𝂨</text:p>
          </table:table-cell>
          <table:table-cell table:style-name="Πίνακας7.B3" office:value-type="string">
            <text:p text:style-name="P51">𝃩𝃇</text:p>
          </table:table-cell>
          <table:table-cell table:style-name="Πίνακας7.B3" office:value-type="string">
            <text:p text:style-name="P51">𝃩𝃄</text:p>
          </table:table-cell>
          <table:table-cell table:style-name="Πίνακας7.B3" office:value-type="string">
            <text:p text:style-name="P51">𝂣𝃭</text:p>
          </table:table-cell>
          <table:table-cell table:style-name="Πίνακας7.B3" office:value-type="string">
            <text:p text:style-name="P51">𝂨𝃬</text:p>
          </table:table-cell>
        </table:table-row>
      </table:table>
      <text:p text:style-name="P198"/>
      <text:p text:style-name="P197"><text:span text:style-name="T175">μ</text:span><text:span text:style-name="T176">αρτυρίες τῆς ὀκταήχου</text:span><text:span text:style-name="Προεπιλεγμένη_20_γραμματοσειρά"><text:span text:style-name="T174">: </text:span></text:span><text:span text:style-name="Προεπιλεγμένη_20_γραμματοσειρά"><text:span text:style-name="T177">aalt</text:span></text:span></text:p>
      <text:p text:style-name="P114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/>
        <table:table-column table:style-name="Πίνακας2.E"/>
        <table:table-column table:style-name="Πίνακας2.F"/>
        <table:table-column table:style-name="Πίνακας2.G"/>
        <table:table-column table:style-name="Πίνακας2.H"/>
        <table:table-column table:style-name="Πίνακας2.I"/>
        <table:table-row>
          <table:table-cell table:style-name="Πίνακας2.A1" office:value-type="string">
            <text:p text:style-name="P176"/>
          </table:table-cell>
          <table:table-cell table:style-name="Πίνακας2.A1" office:value-type="string">
            <text:p text:style-name="P162"><text:span text:style-name="T142">ἦχος </text:span>α<text:span text:style-name="T141">ʹ</text:span></text:p>
          </table:table-cell>
          <table:table-cell table:style-name="Πίνακας2.A1" office:value-type="string">
            <text:p text:style-name="P137"><text:span text:style-name="T142">ἦχος </text:span>β<text:span text:style-name="T141">ʹ</text:span></text:p>
          </table:table-cell>
          <table:table-cell table:style-name="Πίνακας2.A1" office:value-type="string">
            <text:p text:style-name="P137"><text:span text:style-name="T142">ἦχος </text:span>γ<text:span text:style-name="T141">ʹ</text:span></text:p>
          </table:table-cell>
          <table:table-cell table:style-name="Πίνακας2.A1" office:value-type="string">
            <text:p text:style-name="P137"><text:span text:style-name="T142">ἦχος </text:span>δ<text:span text:style-name="T141">ʹ</text:span></text:p>
          </table:table-cell>
          <table:table-cell table:style-name="Πίνακας2.A1" office:value-type="string">
            <text:p text:style-name="P137"><text:span text:style-name="T142">ἦχος </text:span>πλ<text:span text:style-name="T142">.</text:span> α<text:span text:style-name="T141">ʹ</text:span></text:p>
          </table:table-cell>
          <table:table-cell table:style-name="Πίνακας2.A1" office:value-type="string">
            <text:p text:style-name="P137"><text:span text:style-name="T142">ἦχος </text:span>πλ<text:span text:style-name="T142">.</text:span> β<text:span text:style-name="T141">ʹ</text:span></text:p>
          </table:table-cell>
          <table:table-cell table:style-name="Πίνακας2.A1" office:value-type="string">
            <text:p text:style-name="P137"><text:span text:style-name="T142">ἦχος </text:span>βαρύς</text:p>
          </table:table-cell>
          <table:table-cell table:style-name="Πίνακας2.A1" office:value-type="string">
            <text:p text:style-name="P137"><text:span text:style-name="T142">ἦχος </text:span>πλ<text:span text:style-name="T142">.</text:span> δ<text:span text:style-name="T141">ʹ</text:span></text:p>
          </table:table-cell>
        </table:table-row>
        <table:table-row>
          <table:table-cell table:style-name="Πίνακας2.A1" office:value-type="string">
            <text:p text:style-name="P177"/>
          </table:table-cell>
          <table:table-cell table:style-name="Πίνακας2.B2" office:value-type="string">
            <text:p text:style-name="P200">𝂣</text:p>
          </table:table-cell>
          <table:table-cell table:style-name="Πίνακας2.C2" office:value-type="string">
            <text:p text:style-name="P199">𝂤</text:p>
          </table:table-cell>
          <table:table-cell table:style-name="Πίνακας2.C2" office:value-type="string">
            <text:p text:style-name="P199">𝂦</text:p>
          </table:table-cell>
          <table:table-cell table:style-name="Πίνακας2.C2" office:value-type="string">
            <text:p text:style-name="P199">𝂨</text:p>
          </table:table-cell>
          <table:table-cell table:style-name="Πίνακας2.C2" office:value-type="string">
            <text:p text:style-name="P199">𝂫</text:p>
          </table:table-cell>
          <table:table-cell table:style-name="Πίνακας2.C2" office:value-type="string">
            <text:p text:style-name="P199">𝂥</text:p>
          </table:table-cell>
          <table:table-cell table:style-name="Πίνακας2.C2" office:value-type="string">
            <text:p text:style-name="P199">𝂱</text:p>
          </table:table-cell>
          <table:table-cell table:style-name="Πίνακας2.C2" office:value-type="string">
            <text:p text:style-name="P199">𝂳</text:p>
          </table:table-cell>
        </table:table-row>
        <table:table-row>
          <table:table-cell table:style-name="Πίνακας2.A1" office:value-type="string">
            <text:p text:style-name="P177"><text:s/>aalt<text:span text:style-name="T149"> (=1)</text:span></text:p>
          </table:table-cell>
          <table:table-cell table:style-name="Πίνακας2.B2" office:value-type="string">
            <text:p text:style-name="P163">𝂣</text:p>
          </table:table-cell>
          <table:table-cell table:style-name="Πίνακας2.C2" office:value-type="string">
            <text:p text:style-name="P138">𝂤</text:p>
          </table:table-cell>
          <table:table-cell table:style-name="Πίνακας2.C2" office:value-type="string">
            <text:p text:style-name="P138">𝂦</text:p>
          </table:table-cell>
          <table:table-cell table:style-name="Πίνακας2.C2" office:value-type="string">
            <text:p text:style-name="P138">𝂨</text:p>
          </table:table-cell>
          <table:table-cell table:style-name="Πίνακας2.C2" office:value-type="string">
            <text:p text:style-name="P138">𝂫</text:p>
          </table:table-cell>
          <table:table-cell table:style-name="Πίνακας2.C2" office:value-type="string">
            <text:p text:style-name="P138">𝂥</text:p>
          </table:table-cell>
          <table:table-cell table:style-name="Πίνακας2.C2" office:value-type="string">
            <text:p text:style-name="P138">𝂱</text:p>
          </table:table-cell>
          <table:table-cell table:style-name="Πίνακας2.C2" office:value-type="string">
            <text:p text:style-name="P138">𝂳</text:p>
          </table:table-cell>
        </table:table-row>
        <table:table-row>
          <table:table-cell table:style-name="Πίνακας2.A1" office:value-type="string">
            <text:p text:style-name="P177"><text:s/>aalt = 2</text:p>
          </table:table-cell>
          <table:table-cell table:style-name="Πίνακας2.B2" office:value-type="string">
            <text:p text:style-name="P164">𝂣</text:p>
          </table:table-cell>
          <table:table-cell table:style-name="Πίνακας2.C2" office:value-type="string">
            <text:p text:style-name="P139">𝂤</text:p>
          </table:table-cell>
          <table:table-cell table:style-name="Πίνακας2.C2" office:value-type="string">
            <text:p text:style-name="P139">𝂦</text:p>
          </table:table-cell>
          <table:table-cell table:style-name="Πίνακας2.C2" office:value-type="string">
            <text:p text:style-name="P139">𝂨</text:p>
          </table:table-cell>
          <table:table-cell table:style-name="Πίνακας2.C2" office:value-type="string">
            <text:p text:style-name="P139">𝂫</text:p>
          </table:table-cell>
          <table:table-cell table:style-name="Πίνακας2.C2" office:value-type="string">
            <text:p text:style-name="P139">𝂥</text:p>
          </table:table-cell>
          <table:table-cell table:style-name="Πίνακας2.C2" office:value-type="string">
            <text:p text:style-name="P139">𝂱</text:p>
          </table:table-cell>
          <table:table-cell table:style-name="Πίνακας2.C2" office:value-type="string">
            <text:p text:style-name="P139">𝂳</text:p>
          </table:table-cell>
        </table:table-row>
        <table:table-row>
          <table:table-cell table:style-name="Πίνακας2.A1" office:value-type="string">
            <text:p text:style-name="P177"><text:s/>aalt = 3</text:p>
          </table:table-cell>
          <table:table-cell table:style-name="Πίνακας2.B2" office:value-type="string">
            <text:p text:style-name="P165">𝂣</text:p>
          </table:table-cell>
          <table:table-cell table:style-name="Πίνακας2.C2" office:value-type="string">
            <text:p text:style-name="P140">𝂤</text:p>
          </table:table-cell>
          <table:table-cell table:style-name="Πίνακας2.C2" office:value-type="string">
            <text:p text:style-name="P140">𝂦</text:p>
          </table:table-cell>
          <table:table-cell table:style-name="Πίνακας2.C2" office:value-type="string">
            <text:p text:style-name="P140">𝂨</text:p>
          </table:table-cell>
          <table:table-cell table:style-name="Πίνακας2.C2" office:value-type="string">
            <text:p text:style-name="P140">𝂫</text:p>
          </table:table-cell>
          <table:table-cell table:style-name="Πίνακας2.C2" office:value-type="string">
            <text:p text:style-name="P140">𝂥</text:p>
          </table:table-cell>
          <table:table-cell table:style-name="Πίνακας2.C2" office:value-type="string">
            <text:p text:style-name="P140">𝂱</text:p>
          </table:table-cell>
          <table:table-cell table:style-name="Πίνακας2.C2" office:value-type="string">
            <text:p text:style-name="P140">𝂳</text:p>
          </table:table-cell>
        </table:table-row>
        <table:table-row>
          <table:table-cell table:style-name="Πίνακας2.A1" office:value-type="string">
            <text:p text:style-name="P177"><text:s/>aalt = 4</text:p>
          </table:table-cell>
          <table:table-cell table:style-name="Πίνακας2.B2" office:value-type="string">
            <text:p text:style-name="P166">𝂣</text:p>
          </table:table-cell>
          <table:table-cell table:style-name="Πίνακας2.C2" office:value-type="string">
            <text:p text:style-name="P141">𝂤</text:p>
          </table:table-cell>
          <table:table-cell table:style-name="Πίνακας2.C2" office:value-type="string">
            <text:p text:style-name="P141">𝂦</text:p>
          </table:table-cell>
          <table:table-cell table:style-name="Πίνακας2.C2" office:value-type="string">
            <text:p text:style-name="P141">𝂨</text:p>
          </table:table-cell>
          <table:table-cell table:style-name="Πίνακας2.C2" office:value-type="string">
            <text:p text:style-name="P141">𝂫</text:p>
          </table:table-cell>
          <table:table-cell table:style-name="Πίνακας2.C2" office:value-type="string">
            <text:p text:style-name="P141">𝂥</text:p>
          </table:table-cell>
          <table:table-cell table:style-name="Πίνακας2.C2" office:value-type="string">
            <text:p text:style-name="P141">𝂱</text:p>
          </table:table-cell>
          <table:table-cell table:style-name="Πίνακας2.C2" office:value-type="string">
            <text:p text:style-name="P141">𝂳</text:p>
          </table:table-cell>
        </table:table-row>
        <table:table-row>
          <table:table-cell table:style-name="Πίνακας2.A1" office:value-type="string">
            <text:p text:style-name="P177"><text:s/>aalt = 5</text:p>
          </table:table-cell>
          <table:table-cell table:style-name="Πίνακας2.B2" office:value-type="string">
            <text:p text:style-name="P167">𝂣</text:p>
          </table:table-cell>
          <table:table-cell table:style-name="Πίνακας2.C2" office:value-type="string">
            <text:p text:style-name="P142">𝂤</text:p>
          </table:table-cell>
          <table:table-cell table:style-name="Πίνακας2.C2" office:value-type="string">
            <text:p text:style-name="P142">𝂦</text:p>
          </table:table-cell>
          <table:table-cell table:style-name="Πίνακας2.C2" office:value-type="string">
            <text:p text:style-name="P142">𝂨</text:p>
          </table:table-cell>
          <table:table-cell table:style-name="Πίνακας2.C2" office:value-type="string">
            <text:p text:style-name="P142">𝂫</text:p>
          </table:table-cell>
          <table:table-cell table:style-name="Πίνακας2.C2" office:value-type="string">
            <text:p text:style-name="P142">𝂥</text:p>
          </table:table-cell>
          <table:table-cell table:style-name="Πίνακας2.C2" office:value-type="string">
            <text:p text:style-name="P142">𝂱</text:p>
          </table:table-cell>
          <table:table-cell table:style-name="Πίνακας2.C2" office:value-type="string">
            <text:p text:style-name="P142">𝂳</text:p>
          </table:table-cell>
        </table:table-row>
        <table:table-row>
          <table:table-cell table:style-name="Πίνακας2.A1" office:value-type="string">
            <text:p text:style-name="P177"><text:s/>aalt = 6</text:p>
          </table:table-cell>
          <table:table-cell table:style-name="Πίνακας2.B2" office:value-type="string">
            <text:p text:style-name="P168">𝂣</text:p>
          </table:table-cell>
          <table:table-cell table:style-name="Πίνακας2.C2" office:value-type="string">
            <text:p text:style-name="P143"/>
          </table:table-cell>
          <table:table-cell table:style-name="Πίνακας2.C2" office:value-type="string">
            <text:p text:style-name="P143">𝂦</text:p>
          </table:table-cell>
          <table:table-cell table:style-name="Πίνακας2.C2" office:value-type="string">
            <text:p text:style-name="P143">𝂨</text:p>
          </table:table-cell>
          <table:table-cell table:style-name="Πίνακας2.C2" office:value-type="string">
            <text:p text:style-name="P143">𝂫</text:p>
          </table:table-cell>
          <table:table-cell table:style-name="Πίνακας2.C2" office:value-type="string">
            <text:p text:style-name="P143">𝂥</text:p>
          </table:table-cell>
          <table:table-cell table:style-name="Πίνακας2.C2" office:value-type="string">
            <text:p text:style-name="P143">𝂱</text:p>
          </table:table-cell>
          <table:table-cell table:style-name="Πίνακας2.C2" office:value-type="string">
            <text:p text:style-name="P143">𝂳</text:p>
          </table:table-cell>
        </table:table-row>
        <table:table-row>
          <table:table-cell table:style-name="Πίνακας2.A1" office:value-type="string">
            <text:p text:style-name="P177"><text:s/>aalt = 7</text:p>
          </table:table-cell>
          <table:table-cell table:style-name="Πίνακας2.B2" office:value-type="string">
            <text:p text:style-name="P169">𝂣</text:p>
          </table:table-cell>
          <table:table-cell table:style-name="Πίνακας2.C2" office:value-type="string">
            <text:p text:style-name="P144"/>
          </table:table-cell>
          <table:table-cell table:style-name="Πίνακας2.C2" office:value-type="string">
            <text:p text:style-name="P144"/>
          </table:table-cell>
          <table:table-cell table:style-name="Πίνακας2.C2" office:value-type="string">
            <text:p text:style-name="P144">𝂨</text:p>
          </table:table-cell>
          <table:table-cell table:style-name="Πίνακας2.C2" office:value-type="string">
            <text:p text:style-name="P144">𝂫</text:p>
          </table:table-cell>
          <table:table-cell table:style-name="Πίνακας2.C2" office:value-type="string">
            <text:p text:style-name="P144">𝂥</text:p>
          </table:table-cell>
          <table:table-cell table:style-name="Πίνακας2.C2" office:value-type="string">
            <text:p text:style-name="P144">𝂱</text:p>
          </table:table-cell>
          <table:table-cell table:style-name="Πίνακας2.C2" office:value-type="string">
            <text:p text:style-name="P144">𝂳</text:p>
          </table:table-cell>
        </table:table-row>
        <table:table-row>
          <table:table-cell table:style-name="Πίνακας2.A1" office:value-type="string">
            <text:p text:style-name="P177"><text:s/>aalt = 8</text:p>
          </table:table-cell>
          <table:table-cell table:style-name="Πίνακας2.B2" office:value-type="string">
            <text:p text:style-name="P163">𝂣</text:p>
          </table:table-cell>
          <table:table-cell table:style-name="Πίνακας2.C2" office:value-type="string">
            <text:p text:style-name="P145"/>
          </table:table-cell>
          <table:table-cell table:style-name="Πίνακας2.C2" office:value-type="string">
            <text:p text:style-name="P145"/>
          </table:table-cell>
          <table:table-cell table:style-name="Πίνακας2.C2" office:value-type="string">
            <text:p text:style-name="P145">𝂨</text:p>
          </table:table-cell>
          <table:table-cell table:style-name="Πίνακας2.C2" office:value-type="string">
            <text:p text:style-name="P145">𝂫</text:p>
          </table:table-cell>
          <table:table-cell table:style-name="Πίνακας2.C2" office:value-type="string">
            <text:p text:style-name="P145">𝂥</text:p>
          </table:table-cell>
          <table:table-cell table:style-name="Πίνακας2.C2" office:value-type="string">
            <text:p text:style-name="P145">𝂱</text:p>
          </table:table-cell>
          <table:table-cell table:style-name="Πίνακας2.C2" office:value-type="string">
            <text:p text:style-name="P145">𝂳</text:p>
          </table:table-cell>
        </table:table-row>
        <table:table-row>
          <table:table-cell table:style-name="Πίνακας2.A1" office:value-type="string">
            <text:p text:style-name="P177"><text:s/>aalt = 9</text:p>
          </table:table-cell>
          <table:table-cell table:style-name="Πίνακας2.B2" office:value-type="string">
            <text:p text:style-name="P170">𝂣</text:p>
          </table:table-cell>
          <table:table-cell table:style-name="Πίνακας2.C2" office:value-type="string">
            <text:p text:style-name="P146"/>
          </table:table-cell>
          <table:table-cell table:style-name="Πίνακας2.C2" office:value-type="string">
            <text:p text:style-name="P146"/>
          </table:table-cell>
          <table:table-cell table:style-name="Πίνακας2.C2" office:value-type="string">
            <text:p text:style-name="P146">𝂨</text:p>
          </table:table-cell>
          <table:table-cell table:style-name="Πίνακας2.C2" office:value-type="string">
            <text:p text:style-name="P146"/>
          </table:table-cell>
          <table:table-cell table:style-name="Πίνακας2.C2" office:value-type="string">
            <text:p text:style-name="P146">𝂥</text:p>
          </table:table-cell>
          <table:table-cell table:style-name="Πίνακας2.C2" office:value-type="string">
            <text:p text:style-name="P146">𝂱</text:p>
          </table:table-cell>
          <table:table-cell table:style-name="Πίνακας2.C2" office:value-type="string">
            <text:p text:style-name="P146">𝂳</text:p>
          </table:table-cell>
        </table:table-row>
        <table:table-row>
          <table:table-cell table:style-name="Πίνακας2.A1" office:value-type="string">
            <text:p text:style-name="P177"><text:s/>aalt = 10</text:p>
          </table:table-cell>
          <table:table-cell table:style-name="Πίνακας2.B2" office:value-type="string">
            <text:p text:style-name="P171"/>
          </table:table-cell>
          <table:table-cell table:style-name="Πίνακας2.C2" office:value-type="string">
            <text:p text:style-name="P147"/>
          </table:table-cell>
          <table:table-cell table:style-name="Πίνακας2.C2" office:value-type="string">
            <text:p text:style-name="P147"/>
          </table:table-cell>
          <table:table-cell table:style-name="Πίνακας2.C2" office:value-type="string">
            <text:p text:style-name="P147">𝂨</text:p>
          </table:table-cell>
          <table:table-cell table:style-name="Πίνακας2.C2" office:value-type="string">
            <text:p text:style-name="P147"/>
          </table:table-cell>
          <table:table-cell table:style-name="Πίνακας2.C2" office:value-type="string">
            <text:p text:style-name="P147">𝂥</text:p>
          </table:table-cell>
          <table:table-cell table:style-name="Πίνακας2.C2" office:value-type="string">
            <text:p text:style-name="P147"/>
          </table:table-cell>
          <table:table-cell table:style-name="Πίνακας2.C2" office:value-type="string">
            <text:p text:style-name="P147"/>
          </table:table-cell>
        </table:table-row>
        <table:table-row>
          <table:table-cell table:style-name="Πίνακας2.A1" office:value-type="string">
            <text:p text:style-name="P177"><text:s/>aalt = 11</text:p>
          </table:table-cell>
          <table:table-cell table:style-name="Πίνακας2.B2" office:value-type="string">
            <text:p text:style-name="P172"/>
          </table:table-cell>
          <table:table-cell table:style-name="Πίνακας2.C2" office:value-type="string">
            <text:p text:style-name="P148"/>
          </table:table-cell>
          <table:table-cell table:style-name="Πίνακας2.C2" office:value-type="string">
            <text:p text:style-name="P148"/>
          </table:table-cell>
          <table:table-cell table:style-name="Πίνακας2.C2" office:value-type="string">
            <text:p text:style-name="P148">𝂨</text:p>
          </table:table-cell>
          <table:table-cell table:style-name="Πίνακας2.C2" office:value-type="string">
            <text:p text:style-name="P148"/>
          </table:table-cell>
          <table:table-cell table:style-name="Πίνακας2.C2" office:value-type="string">
            <text:p text:style-name="P148">𝂥</text:p>
          </table:table-cell>
          <table:table-cell table:style-name="Πίνακας2.C2" office:value-type="string">
            <text:p text:style-name="P148"/>
          </table:table-cell>
          <table:table-cell table:style-name="Πίνακας2.C2" office:value-type="string">
            <text:p text:style-name="P148"/>
          </table:table-cell>
        </table:table-row>
        <table:table-row>
          <table:table-cell table:style-name="Πίνακας2.A1" office:value-type="string">
            <text:p text:style-name="P177"><text:s/>aalt = 12</text:p>
          </table:table-cell>
          <table:table-cell table:style-name="Πίνακας2.B2" office:value-type="string">
            <text:p text:style-name="P173"/>
          </table:table-cell>
          <table:table-cell table:style-name="Πίνακας2.C2" office:value-type="string">
            <text:p text:style-name="P149"/>
          </table:table-cell>
          <table:table-cell table:style-name="Πίνακας2.C2" office:value-type="string">
            <text:p text:style-name="P149"/>
          </table:table-cell>
          <table:table-cell table:style-name="Πίνακας2.C2" office:value-type="string">
            <text:p text:style-name="P149">𝂨</text:p>
          </table:table-cell>
          <table:table-cell table:style-name="Πίνακας2.C2" office:value-type="string">
            <text:p text:style-name="P149"/>
          </table:table-cell>
          <table:table-cell table:style-name="Πίνακας2.C2" office:value-type="string">
            <text:p text:style-name="P149">𝂥</text:p>
          </table:table-cell>
          <table:table-cell table:style-name="Πίνακας2.C2" office:value-type="string">
            <text:p text:style-name="P149"/>
          </table:table-cell>
          <table:table-cell table:style-name="Πίνακας2.C2" office:value-type="string">
            <text:p text:style-name="P149"/>
          </table:table-cell>
        </table:table-row>
        <table:table-row>
          <table:table-cell table:style-name="Πίνακας2.A1" office:value-type="string">
            <text:p text:style-name="P177"><text:s/>aalt = 13</text:p>
          </table:table-cell>
          <table:table-cell table:style-name="Πίνακας2.B2" office:value-type="string">
            <text:p text:style-name="P174"/>
          </table:table-cell>
          <table:table-cell table:style-name="Πίνακας2.C2" office:value-type="string">
            <text:p text:style-name="P150"/>
          </table:table-cell>
          <table:table-cell table:style-name="Πίνακας2.C2" office:value-type="string">
            <text:p text:style-name="P150"/>
          </table:table-cell>
          <table:table-cell table:style-name="Πίνακας2.C2" office:value-type="string">
            <text:p text:style-name="P150"/>
          </table:table-cell>
          <table:table-cell table:style-name="Πίνακας2.C2" office:value-type="string">
            <text:p text:style-name="P150"/>
          </table:table-cell>
          <table:table-cell table:style-name="Πίνακας2.C2" office:value-type="string">
            <text:p text:style-name="P150">𝂥</text:p>
          </table:table-cell>
          <table:table-cell table:style-name="Πίνακας2.C2" office:value-type="string">
            <text:p text:style-name="P150"/>
          </table:table-cell>
          <table:table-cell table:style-name="Πίνακας2.C2" office:value-type="string">
            <text:p text:style-name="P150"/>
          </table:table-cell>
        </table:table-row>
        <table:table-row>
          <table:table-cell table:style-name="Πίνακας2.A1" office:value-type="string">
            <text:p text:style-name="P177"><text:s/>aalt = 14</text:p>
          </table:table-cell>
          <table:table-cell table:style-name="Πίνακας2.A1" office:value-type="string">
            <text:p text:style-name="P175"/>
          </table:table-cell>
          <table:table-cell table:style-name="Πίνακας2.C16" office:value-type="string">
            <text:p text:style-name="P151"/>
          </table:table-cell>
          <table:table-cell table:style-name="Πίνακας2.C16" office:value-type="string">
            <text:p text:style-name="P151"/>
          </table:table-cell>
          <table:table-cell table:style-name="Πίνακας2.C16" office:value-type="string">
            <text:p text:style-name="P151"/>
          </table:table-cell>
          <table:table-cell table:style-name="Πίνακας2.C16" office:value-type="string">
            <text:p text:style-name="P151"/>
          </table:table-cell>
          <table:table-cell table:style-name="Πίνακας2.C16" office:value-type="string">
            <text:p text:style-name="P151">𝂥</text:p>
          </table:table-cell>
          <table:table-cell table:style-name="Πίνακας2.C16" office:value-type="string">
            <text:p text:style-name="P151"/>
          </table:table-cell>
          <table:table-cell table:style-name="Πίνακας2.C16" office:value-type="string">
            <text:p text:style-name="P151"/>
          </table:table-cell>
        </table:table-row>
      </table:table>
      <text:p text:style-name="P195"/>
      <text:p text:style-name="P181"><text:span text:style-name="Προεπιλεγμένη_20_γραμματοσειρά"><text:span text:style-name="T167">σύμπλοκα χαρακτήρω</text:span></text:span><text:span text:style-name="Προεπιλεγμένη_20_γραμματοσειρά"><text:span text:style-name="T169">ν</text:span></text:span><text:span text:style-name="Προεπιλεγμένη_20_γραμματοσειρά"><text:span text:style-name="T167">: </text:span></text:span><text:span text:style-name="Προεπιλεγμένη_20_γραμματοσειρά"><text:span text:style-name="T179">liga</text:span></text:span><text:span text:style-name="Προεπιλεγμένη_20_γραμματοσειρά"><text:span text:style-name="T169">, </text:span></text:span><text:span text:style-name="Προεπιλεγμένη_20_γραμματοσειρά"><text:span text:style-name="T39">aa</text:span></text:span><text:span text:style-name="Προεπιλεγμένη_20_γραμματοσειρά"><text:span text:style-name="T184">lt</text:span></text:span></text:p>
      <text:p text:style-name="P194"/>
      <table:table table:name="Πίνακας57" table:style-name="Πίνακας57">
        <table:table-column table:style-name="Πίνακας57.A" table:number-columns-repeated="4"/>
        <table:table-column table:style-name="Πίνακας57.E"/>
        <table:table-column table:style-name="Πίνακας57.F"/>
        <table:table-column table:style-name="Πίνακας57.G"/>
        <table:table-column table:style-name="Πίνακας57.H"/>
        <table:table-column table:style-name="Πίνακας57.I"/>
        <table:table-column table:style-name="Πίνακας57.J"/>
        <table:table-column table:style-name="Πίνακας57.H" table:number-columns-repeated="2"/>
        <table:table-column table:style-name="Πίνακας57.M" table:number-columns-repeated="2"/>
        <table:table-column table:style-name="Πίνακας57.O"/>
        <table:table-column table:style-name="Πίνακας57.P"/>
        <table:table-row>
          <table:table-cell table:style-name="Πίνακας57.A1" office:value-type="string">
            <text:p text:style-name="P96">𝁆𝁇</text:p>
          </table:table-cell>
          <table:table-cell table:style-name="Πίνακας57.B1" office:value-type="string">
            <text:p text:style-name="P96">𝁆𝁉</text:p>
          </table:table-cell>
          <table:table-cell table:style-name="Πίνακας57.B1" office:value-type="string">
            <text:p text:style-name="P96">𝁆𝁉𝁜𝂅</text:p>
          </table:table-cell>
          <table:table-cell table:style-name="Πίνακας57.B1" office:value-type="string">
            <text:p text:style-name="P96">𝁆𝁉𝃴</text:p>
          </table:table-cell>
          <table:table-cell table:style-name="Πίνακας57.B1" office:value-type="string">
            <text:p text:style-name="P96">𝁆𝁉𝃴𝁚</text:p>
          </table:table-cell>
          <table:table-cell table:style-name="Πίνακας57.B1" office:value-type="string">
            <text:p text:style-name="P96">𝁆𝁑</text:p>
          </table:table-cell>
          <table:table-cell table:style-name="Πίνακας57.B1" office:value-type="string">
            <text:p text:style-name="P96">𝁆𝁘𝂅</text:p>
          </table:table-cell>
          <table:table-cell table:style-name="Πίνακας57.B1" office:value-type="string">
            <text:p text:style-name="P96">𝁆𝁚</text:p>
          </table:table-cell>
          <table:table-cell table:style-name="Πίνακας57.B1" office:value-type="string">
            <text:p text:style-name="P96">𝁆𝁛</text:p>
          </table:table-cell>
          <table:table-cell table:style-name="Πίνακας57.B1" office:value-type="string">
            <text:p text:style-name="P71">𝁆𝁛</text:p>
          </table:table-cell>
          <table:table-cell table:style-name="Πίνακας57.B1" office:value-type="string">
            <text:p text:style-name="P96">𝁆𝁜𝂅</text:p>
          </table:table-cell>
          <table:table-cell table:style-name="Πίνακας57.B1" office:value-type="string">
            <text:p text:style-name="P96">𝁆𝁠</text:p>
          </table:table-cell>
          <table:table-cell table:style-name="Πίνακας57.B1" office:value-type="string">
            <text:p text:style-name="P96">𝁆𝁾</text:p>
          </table:table-cell>
          <table:table-cell table:style-name="Πίνακας57.B1" office:value-type="string">
            <text:p text:style-name="P96">𝁆𝁿</text:p>
          </table:table-cell>
          <table:table-cell table:style-name="Πίνακας57.B1" office:value-type="string">
            <text:p text:style-name="P96">𝁆𝁿𝁚</text:p>
          </table:table-cell>
          <table:table-cell table:style-name="Πίνακας57.B1" office:value-type="string">
            <text:p text:style-name="P96">𝁆𝁿𝁛</text:p>
          </table:table-cell>
        </table:table-row>
        <table:table-row>
          <table:table-cell table:style-name="Πίνακας57.A1" office:value-type="string">
            <text:p text:style-name="P96">𝁆𝂆</text:p>
          </table:table-cell>
          <table:table-cell table:style-name="Πίνακας57.B1" office:value-type="string">
            <text:p text:style-name="P96">𝁆𝂆3</text:p>
          </table:table-cell>
          <table:table-cell table:style-name="Πίνακας57.B1" office:value-type="string">
            <text:p text:style-name="P96">𝁆𝂆4</text:p>
          </table:table-cell>
          <table:table-cell table:style-name="Πίνακας57.B1" office:value-type="string">
            <text:p text:style-name="P96">𝁆𝂆𝁠</text:p>
          </table:table-cell>
          <table:table-cell table:style-name="Πίνακας57.B1" office:value-type="string">
            <text:p text:style-name="P96">𝁆𝂇</text:p>
          </table:table-cell>
          <table:table-cell table:style-name="Πίνακας57.B1" office:value-type="string">
            <text:p text:style-name="P96">𝁆𝂇𝁠</text:p>
          </table:table-cell>
          <table:table-cell table:style-name="Πίνακας57.B1" office:value-type="string">
            <text:p text:style-name="P96">𝁆𝂏</text:p>
          </table:table-cell>
          <table:table-cell table:style-name="Πίνακας57.B1" office:value-type="string">
            <text:p text:style-name="P96">𝁆𝂏𝁛</text:p>
          </table:table-cell>
          <table:table-cell table:style-name="Πίνακας57.B1" office:value-type="string">
            <text:p text:style-name="P96">𝁆𝂒</text:p>
          </table:table-cell>
          <table:table-cell table:style-name="Πίνακας57.B1" office:value-type="string">
            <text:p text:style-name="P96">𝁆𝂖</text:p>
          </table:table-cell>
          <table:table-cell table:style-name="Πίνακας57.B1" office:value-type="string">
            <text:p text:style-name="P55">𝁆𝃇𝁉𝃴</text:p>
          </table:table-cell>
          <table:table-cell table:style-name="Πίνακας57.B1" office:value-type="string">
            <text:p text:style-name="P96">𝁆𝃋𝁉</text:p>
          </table:table-cell>
          <table:table-cell table:style-name="Πίνακας57.B1" office:value-type="string">
            <text:p text:style-name="P54">𝁆𝃐</text:p>
          </table:table-cell>
          <table:table-cell table:style-name="Πίνακας57.B1" office:value-type="string">
            <text:p text:style-name="P71">𝁆𝃐</text:p>
          </table:table-cell>
          <table:table-cell table:style-name="Πίνακας57.B1" office:value-type="string">
            <text:p text:style-name="P71">𝁆𝃔</text:p>
          </table:table-cell>
          <table:table-cell table:style-name="Πίνακας57.B1" office:value-type="string">
            <text:p text:style-name="P54">𝁆𝃔</text:p>
          </table:table-cell>
        </table:table-row>
        <table:table-row>
          <table:table-cell table:style-name="Πίνακας57.A1" office:value-type="string">
            <text:p text:style-name="P96">𝁆𝃵</text:p>
          </table:table-cell>
          <table:table-cell table:style-name="Πίνακας57.B1" office:value-type="string">
            <text:p text:style-name="P96">𝁇𝁆𝁎</text:p>
          </table:table-cell>
          <table:table-cell table:style-name="Πίνακας57.B1" office:value-type="string">
            <text:p text:style-name="P96">𝁇𝁆𝁎𝁚</text:p>
          </table:table-cell>
          <table:table-cell table:style-name="Πίνακας57.B1" office:value-type="string">
            <text:p text:style-name="P71">𝁇𝁆𝁎𝁚</text:p>
          </table:table-cell>
          <table:table-cell table:style-name="Πίνακας57.B1" office:value-type="string">
            <text:p text:style-name="P96">𝁇𝁆𝂏𝁎</text:p>
          </table:table-cell>
          <table:table-cell table:style-name="Πίνακας57.B1" office:value-type="string">
            <text:p text:style-name="P96">𝁇𝁆𝂑𝁎</text:p>
          </table:table-cell>
          <table:table-cell table:style-name="Πίνακας57.B1" office:value-type="string">
            <text:p text:style-name="P96">𝁇𝁉</text:p>
          </table:table-cell>
          <table:table-cell table:style-name="Πίνακας57.B1" office:value-type="string">
            <text:p text:style-name="P96">𝁇𝁉𝁜𝂅</text:p>
          </table:table-cell>
          <table:table-cell table:style-name="Πίνακας57.B1" office:value-type="string">
            <text:p text:style-name="P96">𝁇𝁉𝂊</text:p>
          </table:table-cell>
          <table:table-cell table:style-name="Πίνακας57.B1" office:value-type="string">
            <text:p text:style-name="P96">𝁇𝁉𝃴</text:p>
          </table:table-cell>
          <table:table-cell table:style-name="Πίνακας57.B1" office:value-type="string">
            <text:p text:style-name="P96">𝁇𝁎</text:p>
          </table:table-cell>
          <table:table-cell table:style-name="Πίνακας57.B1" office:value-type="string">
            <text:p text:style-name="P96">𝁇𝁎𝁐</text:p>
          </table:table-cell>
          <table:table-cell table:style-name="Πίνακας57.B1" office:value-type="string">
            <text:p text:style-name="P96">𝁇𝁎𝁐𝃃</text:p>
          </table:table-cell>
          <table:table-cell table:style-name="Πίνακας57.B1" office:value-type="string">
            <text:p text:style-name="P96">𝁇𝁎𝁚</text:p>
          </table:table-cell>
          <table:table-cell table:style-name="Πίνακας57.B1" office:value-type="string">
            <text:p text:style-name="P96">𝁇𝁎𝁠</text:p>
          </table:table-cell>
          <table:table-cell table:style-name="Πίνακας57.B1" office:value-type="string">
            <text:p text:style-name="P96">𝁇𝁎𝃃𝁐</text:p>
          </table:table-cell>
        </table:table-row>
        <table:table-row>
          <table:table-cell table:style-name="Πίνακας57.A1" office:value-type="string">
            <text:p text:style-name="P96">𝁇𝁎𝃃𝁐𝁚</text:p>
          </table:table-cell>
          <table:table-cell table:style-name="Πίνακας57.B1" office:value-type="string">
            <text:p text:style-name="P96">𝁇𝁎𝃱</text:p>
          </table:table-cell>
          <table:table-cell table:style-name="Πίνακας57.B1" office:value-type="string">
            <text:p text:style-name="P96">𝁇𝁏</text:p>
          </table:table-cell>
          <table:table-cell table:style-name="Πίνακας57.B1" office:value-type="string">
            <text:p text:style-name="P96">𝁇𝁏𝁎</text:p>
          </table:table-cell>
          <table:table-cell table:style-name="Πίνακας57.B1" office:value-type="string">
            <text:p text:style-name="P96">𝁇𝁏𝁐</text:p>
          </table:table-cell>
          <table:table-cell table:style-name="Πίνακας57.B1" office:value-type="string">
            <text:p text:style-name="P71">𝁇𝁏𝁐</text:p>
          </table:table-cell>
          <table:table-cell table:style-name="Πίνακας57.B1" office:value-type="string">
            <text:p text:style-name="P100">𝁇𝁏𝁐</text:p>
          </table:table-cell>
          <table:table-cell table:style-name="Πίνακας57.B1" office:value-type="string">
            <text:p text:style-name="P96">𝁇𝁏𝁐𝁑</text:p>
          </table:table-cell>
          <table:table-cell table:style-name="Πίνακας57.B1" office:value-type="string">
            <text:p text:style-name="P96">𝁇𝁏𝁐𝃴</text:p>
          </table:table-cell>
          <table:table-cell table:style-name="Πίνακας57.B1" office:value-type="string">
            <text:p text:style-name="P96">𝁇𝁏𝁚</text:p>
          </table:table-cell>
          <table:table-cell table:style-name="Πίνακας57.B1" office:value-type="string">
            <text:p text:style-name="P96">𝁇𝁏𝁜𝂅</text:p>
          </table:table-cell>
          <table:table-cell table:style-name="Πίνακας57.B1" office:value-type="string">
            <text:p text:style-name="P96">𝁇𝁏𝂆</text:p>
          </table:table-cell>
          <table:table-cell table:style-name="Πίνακας57.B1" office:value-type="string">
            <text:p text:style-name="P96">𝁇𝁏𝂏</text:p>
          </table:table-cell>
          <table:table-cell table:style-name="Πίνακας57.B1" office:value-type="string">
            <text:p text:style-name="P96">𝁇𝁏𝃴</text:p>
          </table:table-cell>
          <table:table-cell table:style-name="Πίνακας57.B1" office:value-type="string">
            <text:p text:style-name="P96">𝁇𝁏𝃴𝁚</text:p>
          </table:table-cell>
          <table:table-cell table:style-name="Πίνακας57.B1" office:value-type="string">
            <text:p text:style-name="P96">𝁇𝁐</text:p>
          </table:table-cell>
        </table:table-row>
        <table:table-row>
          <table:table-cell table:style-name="Πίνακας57.A1" office:value-type="string">
            <text:p text:style-name="P71">𝁇𝁐</text:p>
          </table:table-cell>
          <table:table-cell table:style-name="Πίνακας57.B1" office:value-type="string">
            <text:p text:style-name="P100">𝁇𝁐</text:p>
          </table:table-cell>
          <table:table-cell table:style-name="Πίνακας57.B1" office:value-type="string">
            <text:p text:style-name="P96">𝁇𝁐𝁎</text:p>
          </table:table-cell>
          <table:table-cell table:style-name="Πίνακας57.B1" office:value-type="string">
            <text:p text:style-name="P96">𝁇𝁐𝁎𝁐</text:p>
          </table:table-cell>
          <table:table-cell table:style-name="Πίνακας57.B1" office:value-type="string">
            <text:p text:style-name="P96">𝁇𝁐𝁏𝁐</text:p>
          </table:table-cell>
          <table:table-cell table:style-name="Πίνακας57.B1" office:value-type="string">
            <text:p text:style-name="P96">𝁇𝁐𝁐</text:p>
          </table:table-cell>
          <table:table-cell table:style-name="Πίνακας57.B1" office:value-type="string">
            <text:p text:style-name="P96">𝁇𝁐𝁐𝁎𝁐</text:p>
          </table:table-cell>
          <table:table-cell table:style-name="Πίνακας57.B1" office:value-type="string">
            <text:p text:style-name="P96">𝁇𝁐𝁐𝁏</text:p>
          </table:table-cell>
          <table:table-cell table:style-name="Πίνακας57.B1" office:value-type="string">
            <text:p text:style-name="P96">𝁇𝁐𝁐𝁏𝁐</text:p>
          </table:table-cell>
          <table:table-cell table:style-name="Πίνακας57.B1" office:value-type="string">
            <text:p text:style-name="P96">𝁇𝁐𝁐𝁐</text:p>
          </table:table-cell>
          <table:table-cell table:style-name="Πίνακας57.B1" office:value-type="string">
            <text:p text:style-name="P96">𝁇𝁐𝁚</text:p>
          </table:table-cell>
          <table:table-cell table:style-name="Πίνακας57.B1" office:value-type="string">
            <text:p text:style-name="P71">𝁇𝁐𝁚</text:p>
          </table:table-cell>
          <table:table-cell table:style-name="Πίνακας57.B1" office:value-type="string">
            <text:p text:style-name="P96">𝁇𝁐𝁛</text:p>
          </table:table-cell>
          <table:table-cell table:style-name="Πίνακας57.B1" office:value-type="string">
            <text:p text:style-name="P96">𝁇𝁐𝁿</text:p>
          </table:table-cell>
          <table:table-cell table:style-name="Πίνακας57.B1" office:value-type="string">
            <text:p text:style-name="P96">𝁇𝁐𝁿𝁛</text:p>
          </table:table-cell>
          <table:table-cell table:style-name="Πίνακας57.B1" office:value-type="string">
            <text:p text:style-name="P96">𝁇𝁐𝁿𝁠</text:p>
          </table:table-cell>
        </table:table-row>
        <table:table-row>
          <table:table-cell table:style-name="Πίνακας57.A1" office:value-type="string">
            <text:p text:style-name="P96">𝁇𝁐𝃴</text:p>
          </table:table-cell>
          <table:table-cell table:style-name="Πίνακας57.B1" office:value-type="string">
            <text:p text:style-name="P96">𝁇𝁑</text:p>
          </table:table-cell>
          <table:table-cell table:style-name="Πίνακας57.B1" office:value-type="string">
            <text:p text:style-name="P96">𝁇𝁑𝁎</text:p>
          </table:table-cell>
          <table:table-cell table:style-name="Πίνακας57.B1" office:value-type="string">
            <text:p text:style-name="P96">𝁇𝁑𝁎𝁚</text:p>
          </table:table-cell>
          <table:table-cell table:style-name="Πίνακας57.B1" office:value-type="string">
            <text:p text:style-name="P96">𝁇𝁑𝁕</text:p>
          </table:table-cell>
          <table:table-cell table:style-name="Πίνακας57.B1" office:value-type="string">
            <text:p text:style-name="P96">𝁇𝁑𝁕𝁎</text:p>
          </table:table-cell>
          <table:table-cell table:style-name="Πίνακας57.B1" office:value-type="string">
            <text:p text:style-name="P96">𝁇𝁑𝁚</text:p>
          </table:table-cell>
          <table:table-cell table:style-name="Πίνακας57.B1" office:value-type="string">
            <text:p text:style-name="P96">𝁇𝁑𝁿𝁚</text:p>
          </table:table-cell>
          <table:table-cell table:style-name="Πίνακας57.B1" office:value-type="string">
            <text:p text:style-name="P96">𝁇𝁑𝂏𝁎</text:p>
          </table:table-cell>
          <table:table-cell table:style-name="Πίνακας57.B1" office:value-type="string">
            <text:p text:style-name="P96">𝁇𝁑𝂑𝁎</text:p>
          </table:table-cell>
          <table:table-cell table:style-name="Πίνακας57.B1" office:value-type="string">
            <text:p text:style-name="P96">𝁇𝁑𝃴𝁚</text:p>
          </table:table-cell>
          <table:table-cell table:style-name="Πίνακας57.B1" office:value-type="string">
            <text:p text:style-name="P96">𝁇𝁓</text:p>
          </table:table-cell>
          <table:table-cell table:style-name="Πίνακας57.B1" office:value-type="string">
            <text:p text:style-name="P96">𝁇𝁓𝃰</text:p>
          </table:table-cell>
          <table:table-cell table:style-name="Πίνακας57.B1" office:value-type="string">
            <text:p text:style-name="P96">𝁇𝁓𝃴𝁚</text:p>
          </table:table-cell>
          <table:table-cell table:style-name="Πίνακας57.B1" office:value-type="string">
            <text:p text:style-name="P96">𝁇𝁕</text:p>
          </table:table-cell>
          <table:table-cell table:style-name="Πίνακας57.B1" office:value-type="string">
            <text:p text:style-name="P96">𝁇𝁕𝁎</text:p>
          </table:table-cell>
        </table:table-row>
        <table:table-row>
          <table:table-cell table:style-name="Πίνακας57.A1" office:value-type="string">
            <text:p text:style-name="P96">𝁇𝁕𝁎𝂑</text:p>
          </table:table-cell>
          <table:table-cell table:style-name="Πίνακας57.B1" office:value-type="string">
            <text:p text:style-name="P96">𝁇𝁕𝁑</text:p>
          </table:table-cell>
          <table:table-cell table:style-name="Πίνακας57.B1" office:value-type="string">
            <text:p text:style-name="P96">𝁇𝁕𝁑𝁎</text:p>
          </table:table-cell>
          <table:table-cell table:style-name="Πίνακας57.B1" office:value-type="string">
            <text:p text:style-name="P96">𝁇𝁕𝁑𝁚</text:p>
          </table:table-cell>
          <table:table-cell table:style-name="Πίνακας57.B1" office:value-type="string">
            <text:p text:style-name="P96">𝁇𝁕𝁑𝃴𝁚</text:p>
          </table:table-cell>
          <table:table-cell table:style-name="Πίνακας57.B1" office:value-type="string">
            <text:p text:style-name="P96">𝁇𝁕𝁚</text:p>
          </table:table-cell>
          <table:table-cell table:style-name="Πίνακας57.B1" office:value-type="string">
            <text:p text:style-name="P96">𝁇𝁖</text:p>
          </table:table-cell>
          <table:table-cell table:style-name="Πίνακας57.B1" office:value-type="string">
            <text:p text:style-name="P96">𝁇𝁖𝁎</text:p>
          </table:table-cell>
          <table:table-cell table:style-name="Πίνακας57.B1" office:value-type="string">
            <text:p text:style-name="P96">𝁇𝁖𝁚</text:p>
          </table:table-cell>
          <table:table-cell table:style-name="Πίνακας57.B1" office:value-type="string">
            <text:p text:style-name="P96">𝁇𝁚</text:p>
          </table:table-cell>
          <table:table-cell table:style-name="Πίνακας57.B1" office:value-type="string">
            <text:p text:style-name="P96">𝁇𝁛</text:p>
          </table:table-cell>
          <table:table-cell table:style-name="Πίνακας57.B1" office:value-type="string">
            <text:p text:style-name="P96">𝁇𝁜</text:p>
          </table:table-cell>
          <table:table-cell table:style-name="Πίνακας57.B1" office:value-type="string">
            <text:p text:style-name="P96">𝁇𝁜𝂅</text:p>
          </table:table-cell>
          <table:table-cell table:style-name="Πίνακας57.B1" office:value-type="string">
            <text:p text:style-name="P96">𝁇𝁠</text:p>
          </table:table-cell>
          <table:table-cell table:style-name="Πίνακας57.B1" office:value-type="string">
            <text:p text:style-name="P96">𝁇𝁿</text:p>
          </table:table-cell>
          <table:table-cell table:style-name="Πίνακας57.B1" office:value-type="string">
            <text:p text:style-name="P96">𝁇𝁿𝁏</text:p>
          </table:table-cell>
        </table:table-row>
        <table:table-row>
          <table:table-cell table:style-name="Πίνακας57.A1" office:value-type="string">
            <text:p text:style-name="P96">𝁇𝁿𝁏𝁛</text:p>
          </table:table-cell>
          <table:table-cell table:style-name="Πίνακας57.B1" office:value-type="string">
            <text:p text:style-name="P96">𝁇𝁿𝁐</text:p>
          </table:table-cell>
          <table:table-cell table:style-name="Πίνακας57.B1" office:value-type="string">
            <text:p text:style-name="P96">𝁇𝁿𝁐𝁛</text:p>
          </table:table-cell>
          <table:table-cell table:style-name="Πίνακας57.B1" office:value-type="string">
            <text:p text:style-name="P96">𝁇𝁿𝁚</text:p>
          </table:table-cell>
          <table:table-cell table:style-name="Πίνακας57.B1" office:value-type="string">
            <text:p text:style-name="P96">𝁇𝁿𝁛</text:p>
          </table:table-cell>
          <table:table-cell table:style-name="Πίνακας57.B1" office:value-type="string">
            <text:p text:style-name="P96">𝁇𝁿𝁠</text:p>
          </table:table-cell>
          <table:table-cell table:style-name="Πίνακας57.B1" office:value-type="string">
            <text:p text:style-name="P96">𝁇𝁿𝃱</text:p>
          </table:table-cell>
          <table:table-cell table:style-name="Πίνακας57.B1" office:value-type="string">
            <text:p text:style-name="P96">𝁇𝁿𝃲𝁚</text:p>
          </table:table-cell>
          <table:table-cell table:style-name="Πίνακας57.B1" office:value-type="string">
            <text:p text:style-name="P96">𝁇𝁿𝃲𝁛</text:p>
          </table:table-cell>
          <table:table-cell table:style-name="Πίνακας57.B1" office:value-type="string">
            <text:p text:style-name="P96">𝁇𝁿𝃳</text:p>
          </table:table-cell>
          <table:table-cell table:style-name="Πίνακας57.B1" office:value-type="string">
            <text:p text:style-name="P96">𝁇𝁿𝃳𝁚</text:p>
          </table:table-cell>
          <table:table-cell table:style-name="Πίνακας57.B1" office:value-type="string">
            <text:p text:style-name="P96">𝁇𝂅𝁜</text:p>
          </table:table-cell>
          <table:table-cell table:style-name="Πίνακας57.B1" office:value-type="string">
            <text:p text:style-name="P96">𝁇𝂆</text:p>
          </table:table-cell>
          <table:table-cell table:style-name="Πίνακας57.B1" office:value-type="string">
            <text:p text:style-name="P96">𝁇𝂆𝁠</text:p>
          </table:table-cell>
          <table:table-cell table:style-name="Πίνακας57.B1" office:value-type="string">
            <text:p text:style-name="P96">𝁇𝂆𝂥𝃲</text:p>
          </table:table-cell>
          <table:table-cell table:style-name="Πίνακας57.B1" office:value-type="string">
            <text:p text:style-name="P96">𝁇𝂇</text:p>
          </table:table-cell>
        </table:table-row>
        <table:table-row>
          <table:table-cell table:style-name="Πίνακας57.A1" office:value-type="string">
            <text:p text:style-name="P96">𝁇𝂇𝁠</text:p>
          </table:table-cell>
          <table:table-cell table:style-name="Πίνακας57.B1" office:value-type="string">
            <text:p text:style-name="P96">𝁇𝂏</text:p>
          </table:table-cell>
          <table:table-cell table:style-name="Πίνακας57.B1" office:value-type="string">
            <text:p text:style-name="P96">𝁇𝂏𝁎</text:p>
          </table:table-cell>
          <table:table-cell table:style-name="Πίνακας57.B1" office:value-type="string">
            <text:p text:style-name="P96">𝁇𝂏𝁏</text:p>
          </table:table-cell>
          <table:table-cell table:style-name="Πίνακας57.B1" office:value-type="string">
            <text:p text:style-name="P96">𝁇𝂏𝁏𝂏𝁎</text:p>
          </table:table-cell>
          <table:table-cell table:style-name="Πίνακας57.B1" office:value-type="string">
            <text:p text:style-name="P96">𝁇𝂏𝁏𝃴𝁚</text:p>
          </table:table-cell>
          <table:table-cell table:style-name="Πίνακας57.B1" office:value-type="string">
            <text:p text:style-name="P96">𝁇𝂏𝁓𝁎</text:p>
          </table:table-cell>
          <table:table-cell table:style-name="Πίνακας57.B1" office:value-type="string">
            <text:p text:style-name="P96">𝁇𝂏𝁓𝂏𝁎</text:p>
          </table:table-cell>
          <table:table-cell table:style-name="Πίνακας57.B1" office:value-type="string">
            <text:p text:style-name="P96">𝁇𝂏𝁓𝂑𝁎</text:p>
          </table:table-cell>
          <table:table-cell table:style-name="Πίνακας57.B1" office:value-type="string">
            <text:p text:style-name="P96">𝁇𝂏𝁓𝃴𝁚</text:p>
          </table:table-cell>
          <table:table-cell table:style-name="Πίνακας57.B1" office:value-type="string">
            <text:p text:style-name="P96">𝁇𝂏𝁜</text:p>
          </table:table-cell>
          <table:table-cell table:style-name="Πίνακας57.B1" office:value-type="string">
            <text:p text:style-name="P96">𝁇𝂏𝃐𝃲</text:p>
          </table:table-cell>
          <table:table-cell table:style-name="Πίνακας57.B1" office:value-type="string">
            <text:p text:style-name="P96">𝁇𝂏𝃔𝃲𝁚</text:p>
          </table:table-cell>
          <table:table-cell table:style-name="Πίνακας57.B1" office:value-type="string">
            <text:p text:style-name="P96">𝁇𝂏𝃲</text:p>
          </table:table-cell>
          <table:table-cell table:style-name="Πίνακας57.B1" office:value-type="string">
            <text:p text:style-name="P96">𝁇𝂏𝃲𝁚</text:p>
          </table:table-cell>
          <table:table-cell table:style-name="Πίνακας57.B1" office:value-type="string">
            <text:p text:style-name="P96">𝁇𝂏𝃲𝁛</text:p>
          </table:table-cell>
        </table:table-row>
        <table:table-row>
          <table:table-cell table:style-name="Πίνακας57.A1" office:value-type="string">
            <text:p text:style-name="P96">𝁇𝂏𝃲𝁜𝂅</text:p>
          </table:table-cell>
          <table:table-cell table:style-name="Πίνακας57.B1" office:value-type="string">
            <text:p text:style-name="P96">𝁇𝂏𝃳</text:p>
          </table:table-cell>
          <table:table-cell table:style-name="Πίνακας57.B1" office:value-type="string">
            <text:p text:style-name="P96">𝁇𝂏𝃳𝁜</text:p>
          </table:table-cell>
          <table:table-cell table:style-name="Πίνακας57.B1" office:value-type="string">
            <text:p text:style-name="P96">𝁇𝂐𝁓𝁎</text:p>
          </table:table-cell>
          <table:table-cell table:style-name="Πίνακας57.B1" office:value-type="string">
            <text:p text:style-name="P96">𝁇𝂑𝁎</text:p>
          </table:table-cell>
          <table:table-cell table:style-name="Πίνακας57.B1" office:value-type="string">
            <text:p text:style-name="P96">𝁇𝂑𝁎𝃔</text:p>
          </table:table-cell>
          <table:table-cell table:style-name="Πίνακας57.B1" office:value-type="string">
            <text:p text:style-name="P96">𝁇𝂑𝁓𝁎</text:p>
          </table:table-cell>
          <table:table-cell table:style-name="Πίνακας57.B1" office:value-type="string">
            <text:p text:style-name="P96">𝁇𝂒𝁎</text:p>
          </table:table-cell>
          <table:table-cell table:style-name="Πίνακας57.B1" office:value-type="string">
            <text:p text:style-name="P96">𝁇𝂒𝁓𝁎</text:p>
          </table:table-cell>
          <table:table-cell table:style-name="Πίνακας57.B1" office:value-type="string">
            <text:p text:style-name="P96">𝁇𝂒𝃲</text:p>
          </table:table-cell>
          <table:table-cell table:style-name="Πίνακας57.B1" office:value-type="string">
            <text:p text:style-name="P96">𝁇𝂒𝃳</text:p>
          </table:table-cell>
          <table:table-cell table:style-name="Πίνακας57.B1" office:value-type="string">
            <text:p text:style-name="P96">𝁇𝂓𝁎</text:p>
          </table:table-cell>
          <table:table-cell table:style-name="Πίνακας57.B1" office:value-type="string">
            <text:p text:style-name="P96">𝁇𝂓𝁓𝁎</text:p>
          </table:table-cell>
          <table:table-cell table:style-name="Πίνακας57.B1" office:value-type="string">
            <text:p text:style-name="P96">𝁇𝂕𝁓𝁎</text:p>
          </table:table-cell>
          <table:table-cell table:style-name="Πίνακας57.B1" office:value-type="string">
            <text:p text:style-name="P96">𝁇𝂖𝁎</text:p>
          </table:table-cell>
          <table:table-cell table:style-name="Πίνακας57.B1" office:value-type="string">
            <text:p text:style-name="P96">𝁇𝂖𝃲</text:p>
          </table:table-cell>
        </table:table-row>
        <table:table-row>
          <table:table-cell table:style-name="Πίνακας57.A1" office:value-type="string">
            <text:p text:style-name="P96">𝁇𝂖𝃳</text:p>
          </table:table-cell>
          <table:table-cell table:style-name="Πίνακας57.B1" office:value-type="string">
            <text:p text:style-name="P96">𝁇𝂗𝃲</text:p>
          </table:table-cell>
          <table:table-cell table:style-name="Πίνακας57.B1" office:value-type="string">
            <text:p text:style-name="P96">𝁇𝂗𝃲𝁛</text:p>
          </table:table-cell>
          <table:table-cell table:style-name="Πίνακας57.B1" office:value-type="string">
            <text:p text:style-name="P96">𝁇𝂘𝃲</text:p>
          </table:table-cell>
          <table:table-cell table:style-name="Πίνακας57.B1" office:value-type="string">
            <text:p text:style-name="P96">𝁇<text:span text:style-name="T153">𝂖</text:span>𝁓𝁎</text:p>
          </table:table-cell>
          <table:table-cell table:style-name="Πίνακας57.B1" office:value-type="string">
            <text:p text:style-name="P71">𝁇<text:span text:style-name="T153">𝂖</text:span>𝁓𝁎</text:p>
          </table:table-cell>
          <table:table-cell table:style-name="Πίνακας57.B1" office:value-type="string">
            <text:p text:style-name="P100">𝁇<text:span text:style-name="T153">𝂖</text:span>𝁓𝁎</text:p>
          </table:table-cell>
          <table:table-cell table:style-name="Πίνακας57.B1" office:value-type="string">
            <text:p text:style-name="P96">𝁇𝂙𝃲</text:p>
          </table:table-cell>
          <table:table-cell table:style-name="Πίνακας57.B1" office:value-type="string">
            <text:p text:style-name="P54">𝁇𝃐</text:p>
          </table:table-cell>
          <table:table-cell table:style-name="Πίνακας57.B1" office:value-type="string">
            <text:p text:style-name="P71">𝁇𝃐</text:p>
          </table:table-cell>
          <table:table-cell table:style-name="Πίνακας57.B1" office:value-type="string">
            <text:p text:style-name="P71">𝁇𝃔</text:p>
          </table:table-cell>
          <table:table-cell table:style-name="Πίνακας57.B1" office:value-type="string">
            <text:p text:style-name="P54">𝁇𝃔</text:p>
          </table:table-cell>
          <table:table-cell table:style-name="Πίνακας57.B1" office:value-type="string">
            <text:p text:style-name="P96">𝁇𝃔𝁎𝁚</text:p>
          </table:table-cell>
          <table:table-cell table:style-name="Πίνακας57.B1" office:value-type="string">
            <text:p text:style-name="P96">𝁇𝃔𝂏𝃲</text:p>
          </table:table-cell>
          <table:table-cell table:style-name="Πίνακας57.B1" office:value-type="string">
            <text:p text:style-name="P96">𝁇𝃔𝃳𝁚</text:p>
          </table:table-cell>
          <table:table-cell table:style-name="Πίνακας57.B1" office:value-type="string">
            <text:p text:style-name="P96">𝁇𝃱</text:p>
          </table:table-cell>
        </table:table-row>
        <table:table-row>
          <table:table-cell table:style-name="Πίνακας57.A1" office:value-type="string">
            <text:p text:style-name="P96">𝁇𝃱𝁜𝂅</text:p>
          </table:table-cell>
          <table:table-cell table:style-name="Πίνακας57.B1" office:value-type="string">
            <text:p text:style-name="P96">𝁇𝃱𝂆</text:p>
          </table:table-cell>
          <table:table-cell table:style-name="Πίνακας57.B1" office:value-type="string">
            <text:p text:style-name="P96">𝁇𝃱𝃵</text:p>
          </table:table-cell>
          <table:table-cell table:style-name="Πίνακας57.B1" office:value-type="string">
            <text:p text:style-name="P96">𝁇𝃲</text:p>
          </table:table-cell>
          <table:table-cell table:style-name="Πίνακας57.B1" office:value-type="string">
            <text:p text:style-name="P71">𝁇𝃲</text:p>
          </table:table-cell>
          <table:table-cell table:style-name="Πίνακας57.B1" office:value-type="string">
            <text:p text:style-name="P96">𝁇𝃲𝁚</text:p>
          </table:table-cell>
          <table:table-cell table:style-name="Πίνακας57.B1" office:value-type="string">
            <text:p text:style-name="P96">𝁇𝃲𝁜𝂅</text:p>
          </table:table-cell>
          <table:table-cell table:style-name="Πίνακας57.B1" office:value-type="string">
            <text:p text:style-name="P96">𝁇𝃳</text:p>
          </table:table-cell>
          <table:table-cell table:style-name="Πίνακας57.B1" office:value-type="string">
            <text:p text:style-name="P96">𝁇𝃳𝁚</text:p>
          </table:table-cell>
          <table:table-cell table:style-name="Πίνακας57.B1" office:value-type="string">
            <text:p text:style-name="P96">𝁇𝃳𝁛</text:p>
          </table:table-cell>
          <table:table-cell table:style-name="Πίνακας57.B1" office:value-type="string">
            <text:p text:style-name="P96">𝁇𝃳𝁜</text:p>
          </table:table-cell>
          <table:table-cell table:style-name="Πίνακας57.B1" office:value-type="string">
            <text:p text:style-name="P96">𝁇𝃳𝁜𝂅</text:p>
          </table:table-cell>
          <table:table-cell table:style-name="Πίνακας57.B1" office:value-type="string">
            <text:p text:style-name="P96">𝁇𝃵</text:p>
          </table:table-cell>
          <table:table-cell table:style-name="Πίνακας57.B1" office:value-type="string">
            <text:p text:style-name="P96">𝁉3</text:p>
          </table:table-cell>
          <table:table-cell table:style-name="Πίνακας57.B1" office:value-type="string">
            <text:p text:style-name="P96">𝁉𝁎𝁐𝁐</text:p>
          </table:table-cell>
          <table:table-cell table:style-name="Πίνακας57.B1" office:value-type="string">
            <text:p text:style-name="P96">𝁉𝁏</text:p>
          </table:table-cell>
        </table:table-row>
        <table:table-row>
          <table:table-cell table:style-name="Πίνακας57.A1" office:value-type="string">
            <text:p text:style-name="P96">𝁉𝁏𝁐</text:p>
          </table:table-cell>
          <table:table-cell table:style-name="Πίνακας57.B1" office:value-type="string">
            <text:p text:style-name="P100">𝁉𝁏𝁐</text:p>
          </table:table-cell>
          <table:table-cell table:style-name="Πίνακας57.B1" office:value-type="string">
            <text:p text:style-name="P71">𝁉𝁏𝁐</text:p>
          </table:table-cell>
          <table:table-cell table:style-name="Πίνακας57.B1" office:value-type="string">
            <text:p text:style-name="P96">𝁉𝁏𝁐𝃴</text:p>
          </table:table-cell>
          <table:table-cell table:style-name="Πίνακας57.B1" office:value-type="string">
            <text:p text:style-name="P71">𝁉𝁏𝁐𝃴</text:p>
          </table:table-cell>
          <table:table-cell table:style-name="Πίνακας57.B1" office:value-type="string">
            <text:p text:style-name="P96">𝁉𝁏𝁜𝂅</text:p>
          </table:table-cell>
          <table:table-cell table:style-name="Πίνακας57.B1" office:value-type="string">
            <text:p text:style-name="P96">𝁉𝁏𝃴</text:p>
          </table:table-cell>
          <table:table-cell table:style-name="Πίνακας57.B1" office:value-type="string">
            <text:p text:style-name="P96">𝁉𝁏𝃴𝁚</text:p>
          </table:table-cell>
          <table:table-cell table:style-name="Πίνακας57.B1" office:value-type="string">
            <text:p text:style-name="P96">𝁉𝁐</text:p>
          </table:table-cell>
          <table:table-cell table:style-name="Πίνακας57.B1" office:value-type="string">
            <text:p text:style-name="P71">𝁉𝁐</text:p>
          </table:table-cell>
          <table:table-cell table:style-name="Πίνακας57.B1" office:value-type="string">
            <text:p text:style-name="P96">𝁉𝁐𝁏𝁐</text:p>
          </table:table-cell>
          <table:table-cell table:style-name="Πίνακας57.B1" office:value-type="string">
            <text:p text:style-name="P96">𝁉𝁐𝁐</text:p>
          </table:table-cell>
          <table:table-cell table:style-name="Πίνακας57.B1" office:value-type="string">
            <text:p text:style-name="P71">𝁉𝁐𝁐</text:p>
          </table:table-cell>
          <table:table-cell table:style-name="Πίνακας57.B1" office:value-type="string">
            <text:p text:style-name="P96">𝁉𝁐𝁐𝁎𝁐</text:p>
          </table:table-cell>
          <table:table-cell table:style-name="Πίνακας57.B1" office:value-type="string">
            <text:p text:style-name="P96">𝁉𝁐𝁐𝁏</text:p>
          </table:table-cell>
          <table:table-cell table:style-name="Πίνακας57.B1" office:value-type="string">
            <text:p text:style-name="P96">𝁉𝁐𝁐𝁏𝁐</text:p>
          </table:table-cell>
        </table:table-row>
        <table:table-row>
          <table:table-cell table:style-name="Πίνακας57.A1" office:value-type="string">
            <text:p text:style-name="P96">𝁉𝁐𝁐𝁐</text:p>
          </table:table-cell>
          <table:table-cell table:style-name="Πίνακας57.B1" office:value-type="string">
            <text:p text:style-name="P96">𝁉𝁐𝁜𝂅</text:p>
          </table:table-cell>
          <table:table-cell table:style-name="Πίνακας57.B1" office:value-type="string">
            <text:p text:style-name="P96">𝁉𝁐𝃴</text:p>
          </table:table-cell>
          <table:table-cell table:style-name="Πίνακας57.B1" office:value-type="string">
            <text:p text:style-name="P71">𝁉𝁐𝃴</text:p>
          </table:table-cell>
          <table:table-cell table:style-name="Πίνακας57.B1" office:value-type="string">
            <text:p text:style-name="P96">𝁉𝁑</text:p>
          </table:table-cell>
          <table:table-cell table:style-name="Πίνακας57.B1" office:value-type="string">
            <text:p text:style-name="P96">𝁉𝁑𝁜𝂅</text:p>
          </table:table-cell>
          <table:table-cell table:style-name="Πίνακας57.B1" office:value-type="string">
            <text:p text:style-name="P96">𝁉𝁑𝃴</text:p>
          </table:table-cell>
          <table:table-cell table:style-name="Πίνακας57.B1" office:value-type="string">
            <text:p text:style-name="P96">𝁉𝁕</text:p>
          </table:table-cell>
          <table:table-cell table:style-name="Πίνακας57.B1" office:value-type="string">
            <text:p text:style-name="P96">𝁉𝁕𝁑</text:p>
          </table:table-cell>
          <table:table-cell table:style-name="Πίνακας57.B1" office:value-type="string">
            <text:p text:style-name="P96">𝁉𝁕𝃴</text:p>
          </table:table-cell>
          <table:table-cell table:style-name="Πίνακας57.B1" office:value-type="string">
            <text:p text:style-name="P96">𝁉𝁖</text:p>
          </table:table-cell>
          <table:table-cell table:style-name="Πίνακας57.B1" office:value-type="string">
            <text:p text:style-name="P96">𝁉𝁖𝁑</text:p>
          </table:table-cell>
          <table:table-cell table:style-name="Πίνακας57.B1" office:value-type="string">
            <text:p text:style-name="P96">𝁉𝁖𝁑𝁕</text:p>
          </table:table-cell>
          <table:table-cell table:style-name="Πίνακας57.B1" office:value-type="string">
            <text:p text:style-name="P96">𝁉𝁖𝁕</text:p>
          </table:table-cell>
          <table:table-cell table:style-name="Πίνακας57.B1" office:value-type="string">
            <text:p text:style-name="P96">𝁉𝁖𝁖</text:p>
          </table:table-cell>
          <table:table-cell table:style-name="Πίνακας57.B1" office:value-type="string">
            <text:p text:style-name="P96">𝁉𝁖𝁖𝁑</text:p>
          </table:table-cell>
        </table:table-row>
        <table:table-row>
          <table:table-cell table:style-name="Πίνακας57.A1" office:value-type="string">
            <text:p text:style-name="P96">𝁉𝁜𝂅</text:p>
          </table:table-cell>
          <table:table-cell table:style-name="Πίνακας57.B1" office:value-type="string">
            <text:p text:style-name="P96">𝁉𝁠</text:p>
          </table:table-cell>
          <table:table-cell table:style-name="Πίνακας57.B1" office:value-type="string">
            <text:p text:style-name="P96">𝁉𝂏𝁏</text:p>
          </table:table-cell>
          <table:table-cell table:style-name="Πίνακας57.B1" office:value-type="string">
            <text:p text:style-name="P96">𝁉𝂏𝁏𝃴</text:p>
          </table:table-cell>
          <table:table-cell table:style-name="Πίνακας57.B1" office:value-type="string">
            <text:p text:style-name="P54">𝁉𝂏𝁓𝃴</text:p>
          </table:table-cell>
          <table:table-cell table:style-name="Πίνακας57.B1" office:value-type="string">
            <text:p text:style-name="P96">𝁉𝃴</text:p>
          </table:table-cell>
          <table:table-cell table:style-name="Πίνακας57.B1" office:value-type="string">
            <text:p text:style-name="P96">𝁉𝃴𝁚</text:p>
          </table:table-cell>
          <table:table-cell table:style-name="Πίνακας57.B1" office:value-type="string">
            <text:p text:style-name="P96">𝁑𝁕</text:p>
          </table:table-cell>
          <table:table-cell table:style-name="Πίνακας57.B1" office:value-type="string">
            <text:p text:style-name="P96">𝁑𝁕𝁉</text:p>
          </table:table-cell>
          <table:table-cell table:style-name="Πίνακας57.B1" office:value-type="string">
            <text:p text:style-name="P96">𝁑𝁕𝁠</text:p>
          </table:table-cell>
          <table:table-cell table:style-name="Πίνακας57.B1" office:value-type="string">
            <text:p text:style-name="P96">𝁑𝁕𝁿</text:p>
          </table:table-cell>
          <table:table-cell table:style-name="Πίνακας57.B1" office:value-type="string">
            <text:p text:style-name="P78">𝁑𝁕𝃇</text:p>
          </table:table-cell>
          <table:table-cell table:style-name="Πίνακας57.B1" office:value-type="string">
            <text:p text:style-name="P96">𝁑𝁛</text:p>
          </table:table-cell>
          <table:table-cell table:style-name="Πίνακας57.B1" office:value-type="string">
            <text:p text:style-name="P96">𝁑𝁜𝂅</text:p>
          </table:table-cell>
          <table:table-cell table:style-name="Πίνακας57.B1" office:value-type="string">
            <text:p text:style-name="P96">𝁑𝁠</text:p>
          </table:table-cell>
          <table:table-cell table:style-name="Πίνακας57.B1" office:value-type="string">
            <text:p text:style-name="P96">𝁑𝁿</text:p>
          </table:table-cell>
        </table:table-row>
        <table:table-row>
          <table:table-cell table:style-name="Πίνακας57.A1" office:value-type="string">
            <text:p text:style-name="P96">𝁑𝂅</text:p>
          </table:table-cell>
          <table:table-cell table:style-name="Πίνακας57.B1" office:value-type="string">
            <text:p text:style-name="P96">𝁑𝂆</text:p>
          </table:table-cell>
          <table:table-cell table:style-name="Πίνακας57.B1" office:value-type="string">
            <text:p text:style-name="P96">𝁑𝂆𝁠</text:p>
          </table:table-cell>
          <table:table-cell table:style-name="Πίνακας57.B1" office:value-type="string">
            <text:p text:style-name="P96">𝁑𝂇</text:p>
          </table:table-cell>
          <table:table-cell table:style-name="Πίνακας57.B1" office:value-type="string">
            <text:p text:style-name="P96">𝁑𝂇𝁠</text:p>
          </table:table-cell>
          <table:table-cell table:style-name="Πίνακας57.B1" office:value-type="string">
            <text:p text:style-name="P96">𝁑𝂏</text:p>
          </table:table-cell>
          <table:table-cell table:style-name="Πίνακας57.B1" office:value-type="string">
            <text:p text:style-name="P96">𝁑𝂏𝁠</text:p>
          </table:table-cell>
          <table:table-cell table:style-name="Πίνακας57.B1" office:value-type="string">
            <text:p text:style-name="P96">𝁑𝂏𝂅</text:p>
          </table:table-cell>
          <table:table-cell table:style-name="Πίνακας57.B1" office:value-type="string">
            <text:p text:style-name="P96">𝁑𝂏𝂇</text:p>
          </table:table-cell>
          <table:table-cell table:style-name="Πίνακας57.B1" office:value-type="string">
            <text:p text:style-name="P96">𝁑𝂏𝃑</text:p>
          </table:table-cell>
          <table:table-cell table:style-name="Πίνακας57.B1" office:value-type="string">
            <text:p text:style-name="P96">𝁑𝂒</text:p>
          </table:table-cell>
          <table:table-cell table:style-name="Πίνακας57.B1" office:value-type="string">
            <text:p text:style-name="P96">𝁑𝂖</text:p>
          </table:table-cell>
          <table:table-cell table:style-name="Πίνακας57.B1" office:value-type="string">
            <text:p text:style-name="P96">𝁑𝃑</text:p>
          </table:table-cell>
          <table:table-cell table:style-name="Πίνακας57.B1" office:value-type="string">
            <text:p text:style-name="P96">𝁑𝃰</text:p>
          </table:table-cell>
          <table:table-cell table:style-name="Πίνακας57.B1" office:value-type="string">
            <text:p text:style-name="P96">𝁑𝃵</text:p>
          </table:table-cell>
          <table:table-cell table:style-name="Πίνακας57.B1" office:value-type="string">
            <text:p text:style-name="P96">𝁓𝂅</text:p>
          </table:table-cell>
        </table:table-row>
        <table:table-row>
          <table:table-cell table:style-name="Πίνακας57.A1" office:value-type="string">
            <text:p text:style-name="P96">𝁓𝂏</text:p>
          </table:table-cell>
          <table:table-cell table:style-name="Πίνακας57.B1" office:value-type="string">
            <text:p text:style-name="P96">𝁓𝂏𝁜𝂅</text:p>
          </table:table-cell>
          <table:table-cell table:style-name="Πίνακας57.B1" office:value-type="string">
            <text:p text:style-name="P96">𝁓𝂏𝁠</text:p>
          </table:table-cell>
          <table:table-cell table:style-name="Πίνακας57.B1" office:value-type="string">
            <text:p text:style-name="P96">𝁓𝂏𝂅</text:p>
          </table:table-cell>
          <table:table-cell table:style-name="Πίνακας57.B1" office:value-type="string">
            <text:p text:style-name="P96">𝁓𝂏𝂆</text:p>
          </table:table-cell>
          <table:table-cell table:style-name="Πίνακας57.B1" office:value-type="string">
            <text:p text:style-name="P96">𝁓𝂏𝂇</text:p>
          </table:table-cell>
          <table:table-cell table:style-name="Πίνακας57.B1" office:value-type="string">
            <text:p text:style-name="P96">𝁓𝂏𝂇𝁠</text:p>
          </table:table-cell>
          <table:table-cell table:style-name="Πίνακας57.B1" office:value-type="string">
            <text:p text:style-name="P96">𝁓𝂏𝂺</text:p>
          </table:table-cell>
          <table:table-cell table:style-name="Πίνακας57.B1" office:value-type="string">
            <text:p text:style-name="P96">𝁓𝂐</text:p>
          </table:table-cell>
          <table:table-cell table:style-name="Πίνακας57.B1" office:value-type="string">
            <text:p text:style-name="P96">𝁓𝂑</text:p>
          </table:table-cell>
          <table:table-cell table:style-name="Πίνακας57.B1" office:value-type="string">
            <text:p text:style-name="P96">𝁓𝂒</text:p>
          </table:table-cell>
          <table:table-cell table:style-name="Πίνακας57.B1" office:value-type="string">
            <text:p text:style-name="P96">𝁓𝂒𝂅</text:p>
          </table:table-cell>
          <table:table-cell table:style-name="Πίνακας57.B1" office:value-type="string">
            <text:p text:style-name="P96">𝁓𝂓</text:p>
          </table:table-cell>
          <table:table-cell table:style-name="Πίνακας57.B1" office:value-type="string">
            <text:p text:style-name="P96">𝁓𝂖</text:p>
          </table:table-cell>
          <table:table-cell table:style-name="Πίνακας57.B1" office:value-type="string">
            <text:p text:style-name="P71">𝁓𝂖</text:p>
          </table:table-cell>
          <table:table-cell table:style-name="Πίνακας57.B1" office:value-type="string">
            <text:p text:style-name="P100">𝁓𝂖</text:p>
          </table:table-cell>
        </table:table-row>
        <table:table-row>
          <table:table-cell table:style-name="Πίνακας57.A1" office:value-type="string">
            <text:p text:style-name="P97">𝁓𝂏𝃇</text:p>
          </table:table-cell>
          <table:table-cell table:style-name="Πίνακας57.B1" office:value-type="string">
            <text:p text:style-name="P96">𝁓𝃰𝂖</text:p>
          </table:table-cell>
          <table:table-cell table:style-name="Πίνακας57.B1" office:value-type="string">
            <text:p text:style-name="P96">𝁕𝁑</text:p>
          </table:table-cell>
          <table:table-cell table:style-name="Πίνακας57.B1" office:value-type="string">
            <text:p text:style-name="P96">𝁕𝁖𝁖</text:p>
          </table:table-cell>
          <table:table-cell table:style-name="Πίνακας57.B1" office:value-type="string">
            <text:p text:style-name="P96">𝁕𝁛</text:p>
          </table:table-cell>
          <table:table-cell table:style-name="Πίνακας57.B1" office:value-type="string">
            <text:p text:style-name="P96">𝁕𝁜𝂅</text:p>
          </table:table-cell>
          <table:table-cell table:style-name="Πίνακας57.B1" office:value-type="string">
            <text:p text:style-name="P96">𝁕𝁠</text:p>
          </table:table-cell>
          <table:table-cell table:style-name="Πίνακας57.B1" office:value-type="string">
            <text:p text:style-name="P96">𝁕𝁿</text:p>
          </table:table-cell>
          <table:table-cell table:style-name="Πίνακας57.B1" office:value-type="string">
            <text:p text:style-name="P96">𝁕𝁿𝁑</text:p>
          </table:table-cell>
          <table:table-cell table:style-name="Πίνακας57.B1" office:value-type="string">
            <text:p text:style-name="P96">𝁕𝂆</text:p>
          </table:table-cell>
          <table:table-cell table:style-name="Πίνακας57.B1" office:value-type="string">
            <text:p text:style-name="P96">𝁕𝂆𝁠</text:p>
          </table:table-cell>
          <table:table-cell table:style-name="Πίνακας57.B1" office:value-type="string">
            <text:p text:style-name="P96">𝁕𝂏</text:p>
          </table:table-cell>
          <table:table-cell table:style-name="Πίνακας57.B1" office:value-type="string">
            <text:p text:style-name="P96">𝁕𝂏𝁑</text:p>
          </table:table-cell>
          <table:table-cell table:style-name="Πίνακας57.B1" office:value-type="string">
            <text:p text:style-name="P96">𝁕𝂏𝂆</text:p>
          </table:table-cell>
          <table:table-cell table:style-name="Πίνακας57.B1" office:value-type="string">
            <text:p text:style-name="P96">𝁕𝃵</text:p>
          </table:table-cell>
          <table:table-cell table:style-name="Πίνακας57.B1" office:value-type="string">
            <text:p text:style-name="P96">𝁖𝁑</text:p>
          </table:table-cell>
        </table:table-row>
        <table:table-row>
          <table:table-cell table:style-name="Πίνακας57.A1" office:value-type="string">
            <text:p text:style-name="P96">𝁖𝁕</text:p>
          </table:table-cell>
          <table:table-cell table:style-name="Πίνακας57.B1" office:value-type="string">
            <text:p text:style-name="P96">𝁖𝁕𝁑</text:p>
          </table:table-cell>
          <table:table-cell table:style-name="Πίνακας57.B1" office:value-type="string">
            <text:p text:style-name="P96">𝁖𝁖</text:p>
          </table:table-cell>
          <table:table-cell table:style-name="Πίνακας57.B1" office:value-type="string">
            <text:p text:style-name="P96">𝁖𝁖𝁑</text:p>
          </table:table-cell>
          <table:table-cell table:style-name="Πίνακας57.B1" office:value-type="string">
            <text:p text:style-name="P96">𝁖𝁖𝁕𝁑</text:p>
          </table:table-cell>
          <table:table-cell table:style-name="Πίνακας57.B1" office:value-type="string">
            <text:p text:style-name="P96">𝁖𝁖𝁖</text:p>
          </table:table-cell>
          <table:table-cell table:style-name="Πίνακας57.B1" office:value-type="string">
            <text:p text:style-name="P96">𝁖𝁿</text:p>
          </table:table-cell>
          <table:table-cell table:style-name="Πίνακας57.B1" office:value-type="string">
            <text:p text:style-name="P96">𝁖𝂏</text:p>
          </table:table-cell>
          <table:table-cell table:style-name="Πίνακας57.B1" office:value-type="string">
            <text:p text:style-name="P96">𝁖𝂏𝂆</text:p>
          </table:table-cell>
          <table:table-cell table:style-name="Πίνακας57.B1" office:value-type="string">
            <text:p text:style-name="P96">𝁖𝃵</text:p>
          </table:table-cell>
          <table:table-cell table:style-name="Πίνακας57.B1" office:value-type="string">
            <text:p text:style-name="P96">𝁘𝁆</text:p>
          </table:table-cell>
          <table:table-cell table:style-name="Πίνακας57.B1" office:value-type="string">
            <text:p text:style-name="P96">𝁘𝁆𝁉𝁜𝂅</text:p>
          </table:table-cell>
          <table:table-cell table:style-name="Πίνακας57.B1" office:value-type="string">
            <text:p text:style-name="P96">𝁘𝁆𝁜𝂅</text:p>
          </table:table-cell>
          <table:table-cell table:style-name="Πίνακας57.B1" office:value-type="string">
            <text:p text:style-name="P96">𝁘𝁆𝂆𝁠</text:p>
          </table:table-cell>
          <table:table-cell table:style-name="Πίνακας57.B1" office:value-type="string">
            <text:p text:style-name="P96">𝁘𝁇</text:p>
          </table:table-cell>
          <table:table-cell table:style-name="Πίνακας57.B1" office:value-type="string">
            <text:p text:style-name="P96">𝁘𝁇𝁉𝁜𝂅</text:p>
          </table:table-cell>
        </table:table-row>
        <table:table-row>
          <table:table-cell table:style-name="Πίνακας57.A1" office:value-type="string">
            <text:p text:style-name="P96">𝁘𝁉𝁏𝁜𝂅</text:p>
          </table:table-cell>
          <table:table-cell table:style-name="Πίνακας57.B1" office:value-type="string">
            <text:p text:style-name="P96">𝁘𝁉𝁜𝂅</text:p>
          </table:table-cell>
          <table:table-cell table:style-name="Πίνακας57.B1" office:value-type="string">
            <text:p text:style-name="P96">𝁘𝁑</text:p>
          </table:table-cell>
          <table:table-cell table:style-name="Πίνακας57.B1" office:value-type="string">
            <text:p text:style-name="P96">𝁘𝁒</text:p>
          </table:table-cell>
          <table:table-cell table:style-name="Πίνακας57.B1" office:value-type="string">
            <text:p text:style-name="P96">𝁛𝃱</text:p>
          </table:table-cell>
          <table:table-cell table:style-name="Πίνακας57.B1" office:value-type="string">
            <text:p text:style-name="P96">𝂆𝁇𝃵</text:p>
          </table:table-cell>
          <table:table-cell table:style-name="Πίνακας57.B1" office:value-type="string">
            <text:p text:style-name="P96">𝂢𝂯</text:p>
          </table:table-cell>
          <table:table-cell table:style-name="Πίνακας57.B1" office:value-type="string">
            <text:p text:style-name="P96">𝂥𝂆</text:p>
          </table:table-cell>
          <table:table-cell table:style-name="Πίνακας57.B1" office:value-type="string">
            <text:p text:style-name="P96">𝃰𝁠</text:p>
          </table:table-cell>
          <table:table-cell table:style-name="Πίνακας57.B1" office:value-type="string">
            <text:p text:style-name="P96">𝃰𝁼</text:p>
          </table:table-cell>
          <table:table-cell table:style-name="Πίνακας57.B1" office:value-type="string">
            <text:p text:style-name="P96">𝃰𝂏</text:p>
          </table:table-cell>
          <table:table-cell table:style-name="Πίνακας57.B1" office:value-type="string">
            <text:p text:style-name="P96">𝃰𝃵</text:p>
          </table:table-cell>
          <table:table-cell table:style-name="Πίνακας57.B1" office:value-type="string">
            <text:p text:style-name="P96">𝃱𝂏</text:p>
          </table:table-cell>
          <table:table-cell table:style-name="Πίνακας57.B1" office:value-type="string">
            <text:p text:style-name="P96">𝃱𝂏𝂅</text:p>
          </table:table-cell>
          <table:table-cell table:style-name="Πίνακας57.B1" office:value-type="string">
            <text:p text:style-name="P96">𝃱𝂏𝂆</text:p>
          </table:table-cell>
          <table:table-cell table:style-name="Πίνακας57.B1" office:value-type="string">
            <text:p text:style-name="P96">𝃱𝂏𝂆𝁻</text:p>
          </table:table-cell>
        </table:table-row>
        <table:table-row>
          <table:table-cell table:style-name="Πίνακας57.A1" office:value-type="string">
            <text:p text:style-name="P96">𝃱𝂏𝃃</text:p>
          </table:table-cell>
          <table:table-cell table:style-name="Πίνακας57.B1" office:value-type="string">
            <text:p text:style-name="P96">𝃱𝂏𝃐</text:p>
          </table:table-cell>
          <table:table-cell table:style-name="Πίνακας57.B1" office:value-type="string">
            <text:p text:style-name="P96">𝃱𝂏𝃔</text:p>
          </table:table-cell>
          <table:table-cell table:style-name="Πίνακας57.B1" office:value-type="string">
            <text:p text:style-name="P96">𝃱𝂒</text:p>
          </table:table-cell>
          <table:table-cell table:style-name="Πίνακας57.B1" office:value-type="string">
            <text:p text:style-name="P96">𝃱𝂒𝁠</text:p>
          </table:table-cell>
          <table:table-cell table:style-name="Πίνακας57.B1" office:value-type="string">
            <text:p text:style-name="P46">𝃱𝂒𝂅</text:p>
          </table:table-cell>
          <table:table-cell table:style-name="Πίνακας57.B1" office:value-type="string">
            <text:p text:style-name="P48">𝁇𝁏𝁐𝁚</text:p>
          </table:table-cell>
          <table:table-cell table:style-name="Πίνακας57.B1" office:value-type="string">
            <text:p text:style-name="P48">𝁇𝂿</text:p>
          </table:table-cell>
          <table:table-cell table:style-name="Πίνακας57.B1" office:value-type="string">
            <text:p text:style-name="P50">𝁑𝃇</text:p>
          </table:table-cell>
          <table:table-cell table:style-name="Πίνακας57.B1" office:value-type="string">
            <text:p text:style-name="P72">𝁑𝃇</text:p>
          </table:table-cell>
          <table:table-cell table:style-name="Πίνακας57.B1" office:value-type="string">
            <text:p text:style-name="P48">𝁑𝂿</text:p>
          </table:table-cell>
          <table:table-cell table:style-name="Πίνακας57.B1" office:value-type="string">
            <text:p text:style-name="P48">𝁇𝃂</text:p>
          </table:table-cell>
          <table:table-cell table:style-name="Πίνακας57.B1" office:value-type="string">
            <text:p text:style-name="P48">𝁆𝂿</text:p>
          </table:table-cell>
          <table:table-cell table:style-name="Πίνακας57.B1" office:value-type="string">
            <text:p text:style-name="P47">𝁑𝁿𝃇</text:p>
          </table:table-cell>
          <table:table-cell table:style-name="Πίνακας57.B1" office:value-type="string">
            <text:p text:style-name="P47">𝁆𝂽</text:p>
          </table:table-cell>
          <table:table-cell table:style-name="Πίνακας57.B1" office:value-type="string">
            <text:p text:style-name="P49">𝁆𝃇𝁚</text:p>
          </table:table-cell>
        </table:table-row>
        <table:table-row>
          <table:table-cell table:style-name="Πίνακας57.A22" office:value-type="string">
            <text:p text:style-name="P73">𝁑𝁕<text:span text:style-name="T152">𝃇</text:span></text:p>
          </table:table-cell>
          <table:table-cell table:style-name="Πίνακας57.B22" office:value-type="string">
            <text:p text:style-name="P48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96"/>
          </table:table-cell>
          <table:table-cell table:style-name="Πίνακας57.B22" office:value-type="string">
            <text:p text:style-name="P82"/>
          </table:table-cell>
        </table:table-row>
      </table:table>
      <text:p text:style-name="P44"/>
      <text:p text:style-name="P196"><text:span text:style-name="Προεπιλεγμένη_20_γραμματοσειρά"><text:span text:style-name="T18">Th</text:span></text:span><text:span text:style-name="Προεπιλεγμένη_20_γραμματοσειρά"><text:span text:style-name="T19">is document</text:span></text:span><text:span text:style-name="Προεπιλεγμένη_20_γραμματοσειρά"><text:span text:style-name="T18"> w</text:span></text:span><text:span text:style-name="Προεπιλεγμένη_20_γραμματοσειρά"><text:span text:style-name="T19">as</text:span></text:span><text:span text:style-name="Προεπιλεγμένη_20_γραμματοσειρά"><text:span text:style-name="T18"> prepared </text:span></text:span><text:span text:style-name="Προεπιλεγμένη_20_γραμματοσειρά"><text:span text:style-name="T20">in</text:span></text:span><text:span text:style-name="Προεπιλεγμένη_20_γραμματοσειρά"><text:span text:style-name="T18"> </text:span></text:span><text:span text:style-name="Προεπιλεγμένη_20_γραμματοσειρά"><text:span text:style-name="T144">LibreOffice 5.4.2.2</text:span></text:span><text:span text:style-name="Προεπιλεγμένη_20_γραμματοσειρά"><text:span text:style-name="T18"> </text:span></text:span><text:span text:style-name="Προεπιλεγμένη_20_γραμματοσειρά"><text:span text:style-name="T21">of</text:span></text:span><text:span text:style-name="Προεπιλεγμένη_20_γραμματοσειρά"><text:span text:style-name="T18"> </text:span></text:span><text:a xlink:type="simple" xlink:href="https://www.libreoffice.org/" office:target-frame-name="_top" xlink:show="replace" text:style-name="Internet_20_link" text:visited-style-name="Visited_20_Internet_20_Link"><text:span text:style-name="Υπερ-σύνδεση"><text:span text:style-name="T28">The Document Foundation</text:span></text:span></text:a><text:span text:style-name="Υπερ-σύνδεση"><text:span text:style-name="T29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oania" svg:font-family="Aroania"/>
    <style:font-face style:name="EEMusic2" svg:font-family="EEMusic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urier New" svg:font-family="'Courier New'" style:font-family-generic="swiss"/>
    <style:font-face style:name="EEMusic" svg:font-family="EEMusic" style:font-family-generic="swiss"/>
    <style:font-face style:name="Symbola" svg:font-family="Symbola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Gothic" svg:font-family="'MS Gothic'" style:font-pitch="variable"/>
    <style:font-face style:name="Musical Symbols" svg:font-family="'Musical Symbols'" style:font-pitch="variable"/>
    <style:font-face style:name="Tahoma" svg:font-family="Tahoma" style:font-pitch="variable"/>
    <style:font-face style:name="EEMusic:aalt=31" svg:font-family="EEMusic:aalt=3" style:font-family-generic="roman" style:font-pitch="variable"/>
    <style:font-face style:name="Calibri1" svg:font-family="Calibri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EEMusic1" svg:font-family="EEMusic" style:font-family-generic="swiss" style:font-pitch="variable"/>
    <style:font-face style:name="EEMusic:aalt" svg:font-family="EEMusic:aalt" style:font-family-generic="swiss" style:font-pitch="variable"/>
    <style:font-face style:name="EEMusic:aalt=10" svg:font-family="EEMusic:aalt=10" style:font-family-generic="swiss" style:font-pitch="variable"/>
    <style:font-face style:name="EEMusic:aalt=11" svg:font-family="EEMusic:aalt=11" style:font-family-generic="swiss" style:font-pitch="variable"/>
    <style:font-face style:name="EEMusic:aalt=12" svg:font-family="EEMusic:aalt=12" style:font-family-generic="swiss" style:font-pitch="variable"/>
    <style:font-face style:name="EEMusic:aalt=13" svg:font-family="EEMusic:aalt=13" style:font-family-generic="swiss" style:font-pitch="variable"/>
    <style:font-face style:name="EEMusic:aalt=14" svg:font-family="EEMusic:aalt=14" style:font-family-generic="swiss" style:font-pitch="variable"/>
    <style:font-face style:name="EEMusic:aalt=2" svg:font-family="EEMusic:aalt=2" style:font-family-generic="swiss" style:font-pitch="variable"/>
    <style:font-face style:name="EEMusic:aalt=3" svg:font-family="EEMusic:aalt=3" style:font-family-generic="swiss" style:font-pitch="variable"/>
    <style:font-face style:name="EEMusic:aalt=4" svg:font-family="EEMusic:aalt=4" style:font-family-generic="swiss" style:font-pitch="variable"/>
    <style:font-face style:name="EEMusic:aalt=5" svg:font-family="EEMusic:aalt=5" style:font-family-generic="swiss" style:font-pitch="variable"/>
    <style:font-face style:name="EEMusic:aalt=6" svg:font-family="EEMusic:aalt=6" style:font-family-generic="swiss" style:font-pitch="variable"/>
    <style:font-face style:name="EEMusic:aalt=7" svg:font-family="EEMusic:aalt=7" style:font-family-generic="swiss" style:font-pitch="variable"/>
    <style:font-face style:name="EEMusic:aalt=8" svg:font-family="EEMusic:aalt=8" style:font-family-generic="swiss" style:font-pitch="variable"/>
    <style:font-face style:name="EEMusic:aalt=9" svg:font-family="EEMusic:aalt=9" style:font-family-generic="swiss" style:font-pitch="variable"/>
    <style:font-face style:name="EEMusic:liga=0" svg:font-family="EEMusic:liga=0" style:font-family-generic="swiss" style:font-pitch="variable"/>
    <style:font-face style:name="EEMusic:swsh" svg:font-family="EEMusic:swsh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libri Light3" svg:font-family="'Calibri Light'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sical Symbols1" svg:font-family="'Musical Symbols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Sunset" draw:style="linear" draw:start-color="#333366" draw:end-color="#9999cc" draw:start-intensity="100%" draw:end-intensity="100%" draw:angle="225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E38FF1A0FC2F67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swiss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Βασικό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wiss" fo:font-size="10pt" style:font-name-asian="Times New Roman" style:font-family-asian="'Times New Roman'" style:font-family-generic-asian="system" style:font-pitch-asian="variable" style:font-size-asian="10pt" style:language-asian="el" style:country-asian="GR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Προεπιλεγμένη_20_γραμματοσειρά" style:display-name="Προεπιλεγμένη γραμματοσειρά" style:family="text"/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code Fonts for Ancient Scripts</dc:title>
    <dc:subject>UFAS documentation</dc:subject>
    <meta:initial-creator>George Douros</meta:initial-creator>
    <meta:editing-cycles>306</meta:editing-cycles>
    <meta:creation-date>2018-03-28T17:28:00</meta:creation-date>
    <dc:date>2020-03-16T20:33:02.951000000</dc:date>
    <meta:editing-duration>P1DT1H55M34S</meta:editing-duration>
    <meta:generator>LibreOffice/5.4.2.2$Windows_x86 LibreOffice_project/22b09f6418e8c2d508a9eaf86b2399209b0990f4</meta:generator>
    <meta:document-statistic meta:table-count="35" meta:image-count="0" meta:object-count="0" meta:page-count="6" meta:paragraph-count="1668" meta:word-count="2113" meta:character-count="5837" meta:non-whitespace-character-count="5352"/>
    <meta:template xlink:type="simple" xlink:actuate="onRequest" xlink:title="Normal.dotm" xlink:href=""/>
  </office:meta>
</office:document-meta>
</file>